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Constants:</text:p>
          </table:table-cell>
          <table:table-cell office:value-type="string">
            <text:p>Interval(ms)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rt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eak(pertick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 adju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stant strt</text:p>
          </table:table-cell>
          <table:table-cell office:value-type="float" office:value="0">
            <text:p>0</text:p>
          </table:table-cell>
          <table:table-cell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2" table:style-name="ce1" office:value-type="float" office:value="0.9">
            <text:p>0.9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string">
            <text:p>Scale: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01">
            <text:p>0.0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string">
            <text:p>accel</text:p>
          </table:table-cell>
          <table:table-cell table:style-name="ce1" office:value-type="string">
            <text:p>velo</text:p>
          </table:table-cell>
          <table:table-cell table:style-name="ce1" office:value-type="string">
            <text:p>x pos</text:p>
          </table:table-cell>
          <table:table-cell table:style-name="ce1" table:number-columns-repeated="1020"/>
        </table:table-row>
        <table:table-row table:style-name="ro1">
          <table:table-cell table:formula="of:=[.C2]" office:value-type="float" office:value="0">
            <text:p>0</text:p>
          </table:table-cell>
          <table:table-cell office:value-type="float" office:value="0.008">
            <text:p>0.01</text:p>
          </table:table-cell>
          <table:table-cell office:value-type="float" office:value="0">
            <text:p>0</text:p>
          </table:table-cell>
          <table:table-cell table:formula="of:=[.D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9]+[.$C$1]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f:=([.C9]+([.B10]+1)*[.$C$7]*([.$C$1]))*[.$C$6]" office:value-type="float" office:value="9.09">
            <text:p>9.09</text:p>
          </table:table-cell>
          <table:table-cell table:formula="of:=([.D9]+([.C10]+1)*[.$D$7]*([.$C$1]))*[.$D$6]" office:value-type="float" office:value="0.9081">
            <text:p>0.91</text:p>
          </table:table-cell>
          <table:table-cell/>
          <table:table-cell>
            <draw:frame table:end-cell-address="Sheet1.N29" table:end-x="0.0681in" table:end-y="0.1701in" draw:z-index="0" draw:style-name="gr1" draw:text-style-name="P1" svg:width="6.2988in" svg:height="3.5402in" svg:x="0.8815in" svg:y="0.0083in">
              <draw:object draw:notify-on-update-of-ranges="Sheet1.A9:Sheet1.A208 Sheet1.B8:Sheet1.B8 Sheet1.B9:Sheet1.B208 Sheet1.A9:Sheet1.A208 Sheet1.C8:Sheet1.C8 Sheet1.C9:Sheet1.C208 Sheet1.A9:Sheet1.A208 Sheet1.D8:Sheet1.D8 Sheet1.D9:Sheet1.D20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formula="of:=[.A10]+[.$C$1]" office:value-type="float" office:value="20">
            <text:p>20</text:p>
          </table:table-cell>
          <table:table-cell office:value-type="float" office:value="0.0149">
            <text:p>0.01</text:p>
          </table:table-cell>
          <table:table-cell table:formula="of:=([.C10]+([.B11]+1)*[.$C$7]*([.$C$1]))*[.$C$6]" office:value-type="float" office:value="17.3151">
            <text:p>17.32</text:p>
          </table:table-cell>
          <table:table-cell table:formula="of:=([.D10]+([.C11]+1)*[.$D$7]*([.$C$1]))*[.$D$6]" office:value-type="float" office:value="2.465649">
            <text:p>2.47</text:p>
          </table:table-cell>
          <table:table-cell table:number-columns-repeated="1020"/>
        </table:table-row>
        <table:table-row table:style-name="ro1">
          <table:table-cell table:formula="of:=[.A11]+[.$C$1]" office:value-type="float" office:value="30">
            <text:p>30</text:p>
          </table:table-cell>
          <table:table-cell office:value-type="float" office:value="0.0125">
            <text:p>0.01</text:p>
          </table:table-cell>
          <table:table-cell table:formula="of:=([.C11]+([.B12]+1)*[.$C$7]*([.$C$1]))*[.$C$6]" office:value-type="float" office:value="24.69609">
            <text:p>24.7</text:p>
          </table:table-cell>
          <table:table-cell table:formula="of:=([.D11]+([.C12]+1)*[.$D$7]*([.$C$1]))*[.$D$6]" office:value-type="float" office:value="4.5317322">
            <text:p>4.53</text:p>
          </table:table-cell>
          <table:table-cell table:number-columns-repeated="1020"/>
        </table:table-row>
        <table:table-row table:style-name="ro1">
          <table:table-cell table:formula="of:=[.A12]+[.$C$1]" office:value-type="float" office:value="40">
            <text:p>40</text:p>
          </table:table-cell>
          <table:table-cell office:value-type="float" office:value="0.0078">
            <text:p>0.01</text:p>
          </table:table-cell>
          <table:table-cell table:formula="of:=([.C12]+([.B13]+1)*[.$C$7]*([.$C$1]))*[.$C$6]" office:value-type="float" office:value="31.296681">
            <text:p>31.3</text:p>
          </table:table-cell>
          <table:table-cell table:formula="of:=([.D12]+([.C13]+1)*[.$D$7]*([.$C$1]))*[.$D$6]" office:value-type="float" office:value="6.98526027">
            <text:p>6.99</text:p>
          </table:table-cell>
          <table:table-cell table:number-columns-repeated="1020"/>
        </table:table-row>
        <table:table-row table:style-name="ro1">
          <table:table-cell table:formula="of:=[.A13]+[.$C$1]" office:value-type="float" office:value="50">
            <text:p>50</text:p>
          </table:table-cell>
          <table:table-cell office:value-type="float" office:value="0.0084">
            <text:p>0.01</text:p>
          </table:table-cell>
          <table:table-cell table:formula="of:=([.C13]+([.B14]+1)*[.$C$7]*([.$C$1]))*[.$C$6]" office:value-type="float" office:value="37.2426129">
            <text:p>37.24</text:p>
          </table:table-cell>
          <table:table-cell table:formula="of:=([.D13]+([.C14]+1)*[.$D$7]*([.$C$1]))*[.$D$6]" office:value-type="float" office:value="9.728569404">
            <text:p>9.73</text:p>
          </table:table-cell>
          <table:table-cell table:number-columns-repeated="1020"/>
        </table:table-row>
        <table:table-row table:style-name="ro1">
          <table:table-cell table:formula="of:=[.A14]+[.$C$1]" office:value-type="float" office:value="60">
            <text:p>60</text:p>
          </table:table-cell>
          <table:table-cell office:value-type="float" office:value="0.0117">
            <text:p>0.01</text:p>
          </table:table-cell>
          <table:table-cell table:formula="of:=([.C14]+([.B15]+1)*[.$C$7]*([.$C$1]))*[.$C$6]" office:value-type="float" office:value="42.62365161">
            <text:p>42.62</text:p>
          </table:table-cell>
          <table:table-cell table:formula="of:=([.D14]+([.C15]+1)*[.$D$7]*([.$C$1]))*[.$D$6]" office:value-type="float" office:value="12.6818411085">
            <text:p>12.68</text:p>
          </table:table-cell>
          <table:table-cell table:number-columns-repeated="1020"/>
        </table:table-row>
        <table:table-row table:style-name="ro1">
          <table:table-cell table:formula="of:=[.A15]+[.$C$1]" office:value-type="float" office:value="70">
            <text:p>70</text:p>
          </table:table-cell>
          <table:table-cell office:value-type="float" office:value="0.0193">
            <text:p>0.02</text:p>
          </table:table-cell>
          <table:table-cell table:formula="of:=([.C15]+([.B16]+1)*[.$C$7]*([.$C$1]))*[.$C$6]" office:value-type="float" office:value="47.534986449">
            <text:p>47.53</text:p>
          </table:table-cell>
          <table:table-cell table:formula="of:=([.D15]+([.C16]+1)*[.$D$7]*([.$C$1]))*[.$D$6]" office:value-type="float" office:value="15.78180577806">
            <text:p>15.78</text:p>
          </table:table-cell>
          <table:table-cell table:number-columns-repeated="1020"/>
        </table:table-row>
        <table:table-row table:style-name="ro1">
          <table:table-cell table:formula="of:=[.A16]+[.$C$1]" office:value-type="float" office:value="80">
            <text:p>80</text:p>
          </table:table-cell>
          <table:table-cell office:value-type="float" office:value="0.0269">
            <text:p>0.03</text:p>
          </table:table-cell>
          <table:table-cell table:formula="of:=([.C16]+([.B17]+1)*[.$C$7]*([.$C$1]))*[.$C$6]" office:value-type="float" office:value="52.0235878041">
            <text:p>52.02</text:p>
          </table:table-cell>
          <table:table-cell table:formula="of:=([.D16]+([.C17]+1)*[.$D$7]*([.$C$1]))*[.$D$6]" office:value-type="float" office:value="18.975748102623">
            <text:p>18.98</text:p>
          </table:table-cell>
          <table:table-cell table:number-columns-repeated="1020"/>
        </table:table-row>
        <table:table-row table:style-name="ro1">
          <table:table-cell table:formula="of:=[.A17]+[.$C$1]" office:value-type="float" office:value="90">
            <text:p>90</text:p>
          </table:table-cell>
          <table:table-cell office:value-type="float" office:value="0.032">
            <text:p>0.03</text:p>
          </table:table-cell>
          <table:table-cell table:formula="of:=([.C17]+([.B18]+1)*[.$C$7]*([.$C$1]))*[.$C$6]" office:value-type="float" office:value="56.10922902369">
            <text:p>56.11</text:p>
          </table:table-cell>
          <table:table-cell table:formula="of:=([.D17]+([.C18]+1)*[.$D$7]*([.$C$1]))*[.$D$6]" office:value-type="float" office:value="22.2180039044928">
            <text:p>22.22</text:p>
          </table:table-cell>
          <table:table-cell table:number-columns-repeated="1020"/>
        </table:table-row>
        <table:table-row table:style-name="ro1">
          <table:table-cell table:formula="of:=[.A18]+[.$C$1]" office:value-type="float" office:value="100">
            <text:p>100</text:p>
          </table:table-cell>
          <table:table-cell office:value-type="float" office:value="0.0289">
            <text:p>0.03</text:p>
          </table:table-cell>
          <table:table-cell table:formula="of:=([.C18]+([.B19]+1)*[.$C$7]*([.$C$1]))*[.$C$6]" office:value-type="float" office:value="59.758406121321">
            <text:p>59.76</text:p>
          </table:table-cell>
          <table:table-cell table:formula="of:=([.D18]+([.C19]+1)*[.$D$7]*([.$C$1]))*[.$D$6]" office:value-type="float" office:value="25.4644600649624">
            <text:p>25.46</text:p>
          </table:table-cell>
          <table:table-cell table:number-columns-repeated="1020"/>
        </table:table-row>
        <table:table-row table:style-name="ro1">
          <table:table-cell table:formula="of:=[.A19]+[.$C$1]" office:value-type="float" office:value="110">
            <text:p>110</text:p>
          </table:table-cell>
          <table:table-cell office:value-type="float" office:value="0.0353">
            <text:p>0.04</text:p>
          </table:table-cell>
          <table:table-cell table:formula="of:=([.C19]+([.B20]+1)*[.$C$7]*([.$C$1]))*[.$C$6]" office:value-type="float" office:value="63.1002655091889">
            <text:p>63.1</text:p>
          </table:table-cell>
          <table:table-cell table:formula="of:=([.D19]+([.C20]+1)*[.$D$7]*([.$C$1]))*[.$D$6]" office:value-type="float" office:value="28.6870379542932">
            <text:p>28.69</text:p>
          </table:table-cell>
          <table:table-cell table:number-columns-repeated="1020"/>
        </table:table-row>
        <table:table-row table:style-name="ro1">
          <table:table-cell table:formula="of:=[.A20]+[.$C$1]" office:value-type="float" office:value="120">
            <text:p>120</text:p>
          </table:table-cell>
          <table:table-cell office:value-type="float" office:value="0.0358">
            <text:p>0.04</text:p>
          </table:table-cell>
          <table:table-cell table:formula="of:=([.C20]+([.B21]+1)*[.$C$7]*([.$C$1]))*[.$C$6]" office:value-type="float" office:value="66.11243895827">
            <text:p>66.11</text:p>
          </table:table-cell>
          <table:table-cell table:formula="of:=([.D20]+([.C21]+1)*[.$D$7]*([.$C$1]))*[.$D$6]" office:value-type="float" office:value="31.8584536651082">
            <text:p>31.86</text:p>
          </table:table-cell>
          <table:table-cell table:number-columns-repeated="1020"/>
        </table:table-row>
        <table:table-row table:style-name="ro1">
          <table:table-cell table:formula="of:=[.A21]+[.$C$1]" office:value-type="float" office:value="130">
            <text:p>130</text:p>
          </table:table-cell>
          <table:table-cell office:value-type="float" office:value="0.0316">
            <text:p>0.03</text:p>
          </table:table-cell>
          <table:table-cell table:formula="of:=([.C21]+([.B22]+1)*[.$C$7]*([.$C$1]))*[.$C$6]" office:value-type="float" office:value="68.785595062443">
            <text:p>68.79</text:p>
          </table:table-cell>
          <table:table-cell table:formula="of:=([.D21]+([.C22]+1)*[.$D$7]*([.$C$1]))*[.$D$6]" office:value-type="float" office:value="34.9533118542172">
            <text:p>34.95</text:p>
          </table:table-cell>
          <table:table-cell table:number-columns-repeated="1020"/>
        </table:table-row>
        <table:table-row table:style-name="ro1">
          <table:table-cell table:formula="of:=[.A22]+[.$C$1]" office:value-type="float" office:value="140">
            <text:p>140</text:p>
          </table:table-cell>
          <table:table-cell office:value-type="float" office:value="0.0324">
            <text:p>0.03</text:p>
          </table:table-cell>
          <table:table-cell table:formula="of:=([.C22]+([.B23]+1)*[.$C$7]*([.$C$1]))*[.$C$6]" office:value-type="float" office:value="71.1986355561987">
            <text:p>71.2</text:p>
          </table:table-cell>
          <table:table-cell table:formula="of:=([.D22]+([.C23]+1)*[.$D$7]*([.$C$1]))*[.$D$6]" office:value-type="float" office:value="37.9558578688534">
            <text:p>37.96</text:p>
          </table:table-cell>
          <table:table-cell table:number-columns-repeated="1020"/>
        </table:table-row>
        <table:table-row table:style-name="ro1">
          <table:table-cell table:formula="of:=[.A23]+[.$C$1]" office:value-type="float" office:value="150">
            <text:p>150</text:p>
          </table:table-cell>
          <table:table-cell office:value-type="float" office:value="0.0344">
            <text:p>0.03</text:p>
          </table:table-cell>
          <table:table-cell table:formula="of:=([.C23]+([.B24]+1)*[.$C$7]*([.$C$1]))*[.$C$6]" office:value-type="float" office:value="73.3883720005789">
            <text:p>73.39</text:p>
          </table:table-cell>
          <table:table-cell table:formula="of:=([.D23]+([.C24]+1)*[.$D$7]*([.$C$1]))*[.$D$6]" office:value-type="float" office:value="40.8552255620201">
            <text:p>40.86</text:p>
          </table:table-cell>
          <table:table-cell table:number-columns-repeated="1020"/>
        </table:table-row>
        <table:table-row table:style-name="ro1">
          <table:table-cell table:formula="of:=[.A24]+[.$C$1]" office:value-type="float" office:value="160">
            <text:p>160</text:p>
          </table:table-cell>
          <table:table-cell office:value-type="float" office:value="0.0341">
            <text:p>0.03</text:p>
          </table:table-cell>
          <table:table-cell table:formula="of:=([.C24]+([.B25]+1)*[.$C$7]*([.$C$1]))*[.$C$6]" office:value-type="float" office:value="75.356434800521">
            <text:p>75.36</text:p>
          </table:table-cell>
          <table:table-cell table:formula="of:=([.D24]+([.C25]+1)*[.$D$7]*([.$C$1]))*[.$D$6]" office:value-type="float" office:value="43.641782137865">
            <text:p>43.64</text:p>
          </table:table-cell>
          <table:table-cell table:number-columns-repeated="1020"/>
        </table:table-row>
        <table:table-row table:style-name="ro1">
          <table:table-cell table:formula="of:=[.A25]+[.$C$1]" office:value-type="float" office:value="170">
            <text:p>170</text:p>
          </table:table-cell>
          <table:table-cell office:value-type="float" office:value="0.0271">
            <text:p>0.03</text:p>
          </table:table-cell>
          <table:table-cell table:formula="of:=([.C25]+([.B26]+1)*[.$C$7]*([.$C$1]))*[.$C$6]" office:value-type="float" office:value="77.0646913204689">
            <text:p>77.06</text:p>
          </table:table-cell>
          <table:table-cell table:formula="of:=([.D25]+([.C26]+1)*[.$D$7]*([.$C$1]))*[.$D$6]" office:value-type="float" office:value="46.3034261429207">
            <text:p>46.3</text:p>
          </table:table-cell>
          <table:table-cell table:number-columns-repeated="1020"/>
        </table:table-row>
        <table:table-row table:style-name="ro1">
          <table:table-cell table:formula="of:=[.A26]+[.$C$1]" office:value-type="float" office:value="180">
            <text:p>180</text:p>
          </table:table-cell>
          <table:table-cell office:value-type="float" office:value="0.0221">
            <text:p>0.02</text:p>
          </table:table-cell>
          <table:table-cell table:formula="of:=([.C26]+([.B27]+1)*[.$C$7]*([.$C$1]))*[.$C$6]" office:value-type="float" office:value="78.557122188422">
            <text:p>78.56</text:p>
          </table:table-cell>
          <table:table-cell table:formula="of:=([.D26]+([.C27]+1)*[.$D$7]*([.$C$1]))*[.$D$6]" office:value-type="float" office:value="48.8332245255866">
            <text:p>48.83</text:p>
          </table:table-cell>
          <table:table-cell table:number-columns-repeated="1020"/>
        </table:table-row>
        <table:table-row table:style-name="ro1">
          <table:table-cell table:formula="of:=[.A27]+[.$C$1]" office:value-type="float" office:value="190">
            <text:p>190</text:p>
          </table:table-cell>
          <table:table-cell office:value-type="float" office:value="0.0169">
            <text:p>0.02</text:p>
          </table:table-cell>
          <table:table-cell table:formula="of:=([.C27]+([.B28]+1)*[.$C$7]*([.$C$1]))*[.$C$6]" office:value-type="float" office:value="79.8535099695798">
            <text:p>79.85</text:p>
          </table:table-cell>
          <table:table-cell table:formula="of:=([.D27]+([.C28]+1)*[.$D$7]*([.$C$1]))*[.$D$6]" office:value-type="float" office:value="51.2267179702901">
            <text:p>51.23</text:p>
          </table:table-cell>
          <table:table-cell table:number-columns-repeated="1020"/>
        </table:table-row>
        <table:table-row table:style-name="ro1">
          <table:table-cell table:formula="of:=[.A28]+[.$C$1]" office:value-type="float" office:value="200">
            <text:p>200</text:p>
          </table:table-cell>
          <table:table-cell office:value-type="float" office:value="0.0189">
            <text:p>0.02</text:p>
          </table:table-cell>
          <table:table-cell table:formula="of:=([.C28]+([.B29]+1)*[.$C$7]*([.$C$1]))*[.$C$6]" office:value-type="float" office:value="81.0382589726218">
            <text:p>81.04</text:p>
          </table:table-cell>
          <table:table-cell table:formula="of:=([.D28]+([.C29]+1)*[.$D$7]*([.$C$1]))*[.$D$6]" office:value-type="float" office:value="53.4874894807971">
            <text:p>53.49</text:p>
          </table:table-cell>
          <table:table-cell table:number-columns-repeated="1020"/>
        </table:table-row>
        <table:table-row table:style-name="ro1">
          <table:table-cell table:formula="of:=[.A29]+[.$C$1]" office:value-type="float" office:value="210">
            <text:p>210</text:p>
          </table:table-cell>
          <table:table-cell office:value-type="float" office:value="0.0216">
            <text:p>0.02</text:p>
          </table:table-cell>
          <table:table-cell table:formula="of:=([.C29]+([.B30]+1)*[.$C$7]*([.$C$1]))*[.$C$6]" office:value-type="float" office:value="82.1288330753597">
            <text:p>82.13</text:p>
          </table:table-cell>
          <table:table-cell table:formula="of:=([.D29]+([.C30]+1)*[.$D$7]*([.$C$1]))*[.$D$6]" office:value-type="float" office:value="55.6203355094998">
            <text:p>55.62</text:p>
          </table:table-cell>
          <table:table-cell table:number-columns-repeated="1020"/>
        </table:table-row>
        <table:table-row table:style-name="ro1">
          <table:table-cell table:formula="of:=[.A30]+[.$C$1]" office:value-type="float" office:value="220">
            <text:p>220</text:p>
          </table:table-cell>
          <table:table-cell office:value-type="float" office:value="0.0176">
            <text:p>0.02</text:p>
          </table:table-cell>
          <table:table-cell table:formula="of:=([.C30]+([.B31]+1)*[.$C$7]*([.$C$1]))*[.$C$6]" office:value-type="float" office:value="83.0743497678237">
            <text:p>83.07</text:p>
          </table:table-cell>
          <table:table-cell table:formula="of:=([.D30]+([.C31]+1)*[.$D$7]*([.$C$1]))*[.$D$6]" office:value-type="float" office:value="57.6249934376539">
            <text:p>57.62</text:p>
          </table:table-cell>
          <table:table-cell table:number-columns-repeated="1020"/>
        </table:table-row>
        <table:table-row table:style-name="ro1">
          <table:table-cell table:formula="of:=[.A31]+[.$C$1]" office:value-type="float" office:value="230">
            <text:p>230</text:p>
          </table:table-cell>
          <table:table-cell office:value-type="float" office:value="0.0103">
            <text:p>0.01</text:p>
          </table:table-cell>
          <table:table-cell table:formula="of:=([.C31]+([.B32]+1)*[.$C$7]*([.$C$1]))*[.$C$6]" office:value-type="float" office:value="83.8596147910413">
            <text:p>83.86</text:p>
          </table:table-cell>
          <table:table-cell table:formula="of:=([.D31]+([.C32]+1)*[.$D$7]*([.$C$1]))*[.$D$6]" office:value-type="float" office:value="59.4998594250823">
            <text:p>59.5</text:p>
          </table:table-cell>
          <table:table-cell table:number-columns-repeated="1020"/>
        </table:table-row>
        <table:table-row table:style-name="ro1">
          <table:table-cell table:formula="of:=[.A32]+[.$C$1]" office:value-type="float" office:value="240">
            <text:p>240</text:p>
          </table:table-cell>
          <table:table-cell office:value-type="float" office:value="0.0056">
            <text:p>0.01</text:p>
          </table:table-cell>
          <table:table-cell table:formula="of:=([.C32]+([.B33]+1)*[.$C$7]*([.$C$1]))*[.$C$6]" office:value-type="float" office:value="84.5240533119372">
            <text:p>84.52</text:p>
          </table:table-cell>
          <table:table-cell table:formula="of:=([.D32]+([.C33]+1)*[.$D$7]*([.$C$1]))*[.$D$6]" office:value-type="float" office:value="61.2470382806484">
            <text:p>61.25</text:p>
          </table:table-cell>
          <table:table-cell table:number-columns-repeated="1020"/>
        </table:table-row>
        <table:table-row table:style-name="ro1">
          <table:table-cell table:formula="of:=[.A33]+[.$C$1]" office:value-type="float" office:value="250">
            <text:p>250</text:p>
          </table:table-cell>
          <table:table-cell office:value-type="float" office:value="0.0025">
            <text:p>0</text:p>
          </table:table-cell>
          <table:table-cell table:formula="of:=([.C33]+([.B34]+1)*[.$C$7]*([.$C$1]))*[.$C$6]" office:value-type="float" office:value="85.0941479807435">
            <text:p>85.09</text:p>
          </table:table-cell>
          <table:table-cell table:formula="of:=([.D33]+([.C34]+1)*[.$D$7]*([.$C$1]))*[.$D$6]" office:value-type="float" office:value="62.8708077708505">
            <text:p>62.87</text:p>
          </table:table-cell>
          <table:table-cell table:number-columns-repeated="1020"/>
        </table:table-row>
        <table:table-row table:style-name="ro1">
          <table:table-cell table:formula="of:=[.A34]+[.$C$1]" office:value-type="float" office:value="260">
            <text:p>260</text:p>
          </table:table-cell>
          <table:table-cell office:value-type="float" office:value="0.0055">
            <text:p>0.01</text:p>
          </table:table-cell>
          <table:table-cell table:formula="of:=([.C34]+([.B35]+1)*[.$C$7]*([.$C$1]))*[.$C$6]" office:value-type="float" office:value="85.6342331826692">
            <text:p>85.63</text:p>
          </table:table-cell>
          <table:table-cell table:formula="of:=([.D34]+([.C35]+1)*[.$D$7]*([.$C$1]))*[.$D$6]" office:value-type="float" office:value="64.3808079802056">
            <text:p>64.38</text:p>
          </table:table-cell>
          <table:table-cell table:number-columns-repeated="1020"/>
        </table:table-row>
        <table:table-row table:style-name="ro1">
          <table:table-cell table:formula="of:=[.A35]+[.$C$1]" office:value-type="float" office:value="270">
            <text:p>270</text:p>
          </table:table-cell>
          <table:table-cell office:value-type="float" office:value="0.0122">
            <text:p>0.01</text:p>
          </table:table-cell>
          <table:table-cell table:formula="of:=([.C35]+([.B36]+1)*[.$C$7]*([.$C$1]))*[.$C$6]" office:value-type="float" office:value="86.1806098644022">
            <text:p>86.18</text:p>
          </table:table-cell>
          <table:table-cell table:formula="of:=([.D35]+([.C36]+1)*[.$D$7]*([.$C$1]))*[.$D$6]" office:value-type="float" office:value="65.7889820699813">
            <text:p>65.79</text:p>
          </table:table-cell>
          <table:table-cell table:number-columns-repeated="1020"/>
        </table:table-row>
        <table:table-row table:style-name="ro1">
          <table:table-cell table:formula="of:=[.A36]+[.$C$1]" office:value-type="float" office:value="280">
            <text:p>280</text:p>
          </table:table-cell>
          <table:table-cell office:value-type="float" office:value="0.0161">
            <text:p>0.02</text:p>
          </table:table-cell>
          <table:table-cell table:formula="of:=([.C36]+([.B37]+1)*[.$C$7]*([.$C$1]))*[.$C$6]" office:value-type="float" office:value="86.707448877962">
            <text:p>86.71</text:p>
          </table:table-cell>
          <table:table-cell table:formula="of:=([.D36]+([.C37]+1)*[.$D$7]*([.$C$1]))*[.$D$6]" office:value-type="float" office:value="67.1037542619997">
            <text:p>67.1</text:p>
          </table:table-cell>
          <table:table-cell table:number-columns-repeated="1020"/>
        </table:table-row>
        <table:table-row table:style-name="ro1">
          <table:table-cell table:formula="of:=[.A37]+[.$C$1]" office:value-type="float" office:value="290">
            <text:p>290</text:p>
          </table:table-cell>
          <table:table-cell office:value-type="float" office:value="0.017">
            <text:p>0.02</text:p>
          </table:table-cell>
          <table:table-cell table:formula="of:=([.C37]+([.B38]+1)*[.$C$7]*([.$C$1]))*[.$C$6]" office:value-type="float" office:value="87.1897039901658">
            <text:p>87.19</text:p>
          </table:table-cell>
          <table:table-cell table:formula="of:=([.D37]+([.C38]+1)*[.$D$7]*([.$C$1]))*[.$D$6]" office:value-type="float" office:value="68.3304521949147">
            <text:p>68.33</text:p>
          </table:table-cell>
          <table:table-cell table:number-columns-repeated="1020"/>
        </table:table-row>
        <table:table-row table:style-name="ro1">
          <table:table-cell table:formula="of:=[.A38]+[.$C$1]" office:value-type="float" office:value="300">
            <text:p>300</text:p>
          </table:table-cell>
          <table:table-cell office:value-type="float" office:value="0.0134">
            <text:p>0.01</text:p>
          </table:table-cell>
          <table:table-cell table:formula="of:=([.C38]+([.B39]+1)*[.$C$7]*([.$C$1]))*[.$C$6]" office:value-type="float" office:value="87.5913335911493">
            <text:p>87.59</text:p>
          </table:table-cell>
          <table:table-cell table:formula="of:=([.D38]+([.C39]+1)*[.$D$7]*([.$C$1]))*[.$D$6]" office:value-type="float" office:value="69.4706269986266">
            <text:p>69.47</text:p>
          </table:table-cell>
          <table:table-cell table:number-columns-repeated="1020"/>
        </table:table-row>
        <table:table-row table:style-name="ro1">
          <table:table-cell table:formula="of:=[.A39]+[.$C$1]" office:value-type="float" office:value="310">
            <text:p>310</text:p>
          </table:table-cell>
          <table:table-cell office:value-type="float" office:value="0.0115">
            <text:p>0.01</text:p>
          </table:table-cell>
          <table:table-cell table:formula="of:=([.C39]+([.B40]+1)*[.$C$7]*([.$C$1]))*[.$C$6]" office:value-type="float" office:value="87.9357002320343">
            <text:p>87.94</text:p>
          </table:table-cell>
          <table:table-cell table:formula="of:=([.D39]+([.C40]+1)*[.$D$7]*([.$C$1]))*[.$D$6]" office:value-type="float" office:value="70.5277773196471">
            <text:p>70.53</text:p>
          </table:table-cell>
          <table:table-cell table:number-columns-repeated="1020"/>
        </table:table-row>
        <table:table-row table:style-name="ro1">
          <table:table-cell table:formula="of:=[.A40]+[.$C$1]" office:value-type="float" office:value="320">
            <text:p>320</text:p>
          </table:table-cell>
          <table:table-cell office:value-type="float" office:value="0.0137">
            <text:p>0.01</text:p>
          </table:table-cell>
          <table:table-cell table:formula="of:=([.C40]+([.B41]+1)*[.$C$7]*([.$C$1]))*[.$C$6]" office:value-type="float" office:value="88.2654302088309">
            <text:p>88.27</text:p>
          </table:table-cell>
          <table:table-cell table:formula="of:=([.D40]+([.C41]+1)*[.$D$7]*([.$C$1]))*[.$D$6]" office:value-type="float" office:value="71.5088883064771">
            <text:p>71.51</text:p>
          </table:table-cell>
          <table:table-cell table:number-columns-repeated="1020"/>
        </table:table-row>
        <table:table-row table:style-name="ro1">
          <table:table-cell table:formula="of:=[.A41]+[.$C$1]" office:value-type="float" office:value="330">
            <text:p>330</text:p>
          </table:table-cell>
          <table:table-cell office:value-type="float" office:value="0.0297">
            <text:p>0.03</text:p>
          </table:table-cell>
          <table:table-cell table:formula="of:=([.C41]+([.B42]+1)*[.$C$7]*([.$C$1]))*[.$C$6]" office:value-type="float" office:value="88.7061871879478">
            <text:p>88.71</text:p>
          </table:table-cell>
          <table:table-cell table:formula="of:=([.D41]+([.C42]+1)*[.$D$7]*([.$C$1]))*[.$D$6]" office:value-type="float" office:value="72.4315563227447">
            <text:p>72.43</text:p>
          </table:table-cell>
          <table:table-cell table:number-columns-repeated="1020"/>
        </table:table-row>
        <table:table-row table:style-name="ro1">
          <table:table-cell table:formula="of:=[.A42]+[.$C$1]" office:value-type="float" office:value="340">
            <text:p>340</text:p>
          </table:table-cell>
          <table:table-cell office:value-type="float" office:value="0.0319">
            <text:p>0.03</text:p>
          </table:table-cell>
          <table:table-cell table:formula="of:=([.C42]+([.B43]+1)*[.$C$7]*([.$C$1]))*[.$C$6]" office:value-type="float" office:value="89.122668469153">
            <text:p>89.12</text:p>
          </table:table-cell>
          <table:table-cell table:formula="of:=([.D42]+([.C43]+1)*[.$D$7]*([.$C$1]))*[.$D$6]" office:value-type="float" office:value="73.299440852694">
            <text:p>73.3</text:p>
          </table:table-cell>
          <table:table-cell table:number-columns-repeated="1020"/>
        </table:table-row>
        <table:table-row table:style-name="ro1">
          <table:table-cell table:formula="of:=[.A43]+[.$C$1]" office:value-type="float" office:value="350">
            <text:p>350</text:p>
          </table:table-cell>
          <table:table-cell office:value-type="float" office:value="0.0238">
            <text:p>0.02</text:p>
          </table:table-cell>
          <table:table-cell table:formula="of:=([.C43]+([.B44]+1)*[.$C$7]*([.$C$1]))*[.$C$6]" office:value-type="float" office:value="89.4246016222377">
            <text:p>89.42</text:p>
          </table:table-cell>
          <table:table-cell table:formula="of:=([.D43]+([.C44]+1)*[.$D$7]*([.$C$1]))*[.$D$6]" office:value-type="float" office:value="74.107710913426">
            <text:p>74.11</text:p>
          </table:table-cell>
          <table:table-cell table:number-columns-repeated="1020"/>
        </table:table-row>
        <table:table-row table:style-name="ro1">
          <table:table-cell table:formula="of:=[.A44]+[.$C$1]" office:value-type="float" office:value="360">
            <text:p>360</text:p>
          </table:table-cell>
          <table:table-cell office:value-type="float" office:value="0.0158">
            <text:p>0.02</text:p>
          </table:table-cell>
          <table:table-cell table:formula="of:=([.C44]+([.B45]+1)*[.$C$7]*([.$C$1]))*[.$C$6]" office:value-type="float" office:value="89.624341460014">
            <text:p>89.62</text:p>
          </table:table-cell>
          <table:table-cell table:formula="of:=([.D44]+([.C45]+1)*[.$D$7]*([.$C$1]))*[.$D$6]" office:value-type="float" office:value="74.8531305534847">
            <text:p>74.85</text:p>
          </table:table-cell>
          <table:table-cell table:number-columns-repeated="1020"/>
        </table:table-row>
        <table:table-row table:style-name="ro1">
          <table:table-cell table:formula="of:=[.A45]+[.$C$1]" office:value-type="float" office:value="370">
            <text:p>370</text:p>
          </table:table-cell>
          <table:table-cell office:value-type="float" office:value="0.0149">
            <text:p>0.01</text:p>
          </table:table-cell>
          <table:table-cell table:formula="of:=([.C45]+([.B46]+1)*[.$C$7]*([.$C$1]))*[.$C$6]" office:value-type="float" office:value="89.7960073140126">
            <text:p>89.8</text:p>
          </table:table-cell>
          <table:table-cell table:formula="of:=([.D45]+([.C46]+1)*[.$D$7]*([.$C$1]))*[.$D$6]" office:value-type="float" office:value="75.5394581563973">
            <text:p>75.54</text:p>
          </table:table-cell>
          <table:table-cell table:number-columns-repeated="1020"/>
        </table:table-row>
        <table:table-row table:style-name="ro1">
          <table:table-cell table:formula="of:=[.A46]+[.$C$1]" office:value-type="float" office:value="380">
            <text:p>380</text:p>
          </table:table-cell>
          <table:table-cell office:value-type="float" office:value="0.0205">
            <text:p>0.02</text:p>
          </table:table-cell>
          <table:table-cell table:formula="of:=([.C46]+([.B47]+1)*[.$C$7]*([.$C$1]))*[.$C$6]" office:value-type="float" office:value="90.0009065826113">
            <text:p>90</text:p>
          </table:table-cell>
          <table:table-cell table:formula="of:=([.D46]+([.C47]+1)*[.$D$7]*([.$C$1]))*[.$D$6]" office:value-type="float" office:value="76.1755939331926">
            <text:p>76.18</text:p>
          </table:table-cell>
          <table:table-cell table:number-columns-repeated="1020"/>
        </table:table-row>
        <table:table-row table:style-name="ro1">
          <table:table-cell table:formula="of:=[.A47]+[.$C$1]" office:value-type="float" office:value="390">
            <text:p>390</text:p>
          </table:table-cell>
          <table:table-cell office:value-type="float" office:value="0.0282">
            <text:p>0.03</text:p>
          </table:table-cell>
          <table:table-cell table:formula="of:=([.C47]+([.B48]+1)*[.$C$7]*([.$C$1]))*[.$C$6]" office:value-type="float" office:value="90.2546159243502">
            <text:p>90.25</text:p>
          </table:table-cell>
          <table:table-cell table:formula="of:=([.D47]+([.C48]+1)*[.$D$7]*([.$C$1]))*[.$D$6]" office:value-type="float" office:value="76.7709499730649">
            <text:p>76.77</text:p>
          </table:table-cell>
          <table:table-cell table:number-columns-repeated="1020"/>
        </table:table-row>
        <table:table-row table:style-name="ro1">
          <table:table-cell table:formula="of:=[.A48]+[.$C$1]" office:value-type="float" office:value="400">
            <text:p>400</text:p>
          </table:table-cell>
          <table:table-cell office:value-type="float" office:value="0.032">
            <text:p>0.03</text:p>
          </table:table-cell>
          <table:table-cell table:formula="of:=([.C48]+([.B49]+1)*[.$C$7]*([.$C$1]))*[.$C$6]" office:value-type="float" office:value="90.5171543319152">
            <text:p>90.52</text:p>
          </table:table-cell>
          <table:table-cell table:formula="of:=([.D48]+([.C49]+1)*[.$D$7]*([.$C$1]))*[.$D$6]" office:value-type="float" office:value="77.3303988656308">
            <text:p>77.33</text:p>
          </table:table-cell>
          <table:table-cell table:number-columns-repeated="1020"/>
        </table:table-row>
        <table:table-row table:style-name="ro1">
          <table:table-cell table:formula="of:=[.A49]+[.$C$1]" office:value-type="float" office:value="410">
            <text:p>410</text:p>
          </table:table-cell>
          <table:table-cell office:value-type="float" office:value="0.0297">
            <text:p>0.03</text:p>
          </table:table-cell>
          <table:table-cell table:formula="of:=([.C49]+([.B50]+1)*[.$C$7]*([.$C$1]))*[.$C$6]" office:value-type="float" office:value="90.7327388987236">
            <text:p>90.73</text:p>
          </table:table-cell>
          <table:table-cell table:formula="of:=([.D49]+([.C50]+1)*[.$D$7]*([.$C$1]))*[.$D$6]" office:value-type="float" office:value="77.8533054799528">
            <text:p>77.85</text:p>
          </table:table-cell>
          <table:table-cell table:number-columns-repeated="1020"/>
        </table:table-row>
        <table:table-row table:style-name="ro1">
          <table:table-cell table:formula="of:=[.A50]+[.$C$1]" office:value-type="float" office:value="420">
            <text:p>420</text:p>
          </table:table-cell>
          <table:table-cell office:value-type="float" office:value="0.0254">
            <text:p>0.03</text:p>
          </table:table-cell>
          <table:table-cell table:formula="of:=([.C50]+([.B51]+1)*[.$C$7]*([.$C$1]))*[.$C$6]" office:value-type="float" office:value="90.8880650088513">
            <text:p>90.89</text:p>
          </table:table-cell>
          <table:table-cell table:formula="of:=([.D50]+([.C51]+1)*[.$D$7]*([.$C$1]))*[.$D$6]" office:value-type="float" office:value="78.3379007827542">
            <text:p>78.34</text:p>
          </table:table-cell>
          <table:table-cell table:number-columns-repeated="1020"/>
        </table:table-row>
        <table:table-row table:style-name="ro1">
          <table:table-cell table:formula="of:=[.A51]+[.$C$1]" office:value-type="float" office:value="430">
            <text:p>430</text:p>
          </table:table-cell>
          <table:table-cell office:value-type="float" office:value="0.0188">
            <text:p>0.02</text:p>
          </table:table-cell>
          <table:table-cell table:formula="of:=([.C51]+([.B52]+1)*[.$C$7]*([.$C$1]))*[.$C$6]" office:value-type="float" office:value="90.9684585079662">
            <text:p>90.97</text:p>
          </table:table-cell>
          <table:table-cell table:formula="of:=([.D51]+([.C52]+1)*[.$D$7]*([.$C$1]))*[.$D$6]" office:value-type="float" office:value="78.7812719701957">
            <text:p>78.78</text:p>
          </table:table-cell>
          <table:table-cell table:number-columns-repeated="1020"/>
        </table:table-row>
        <table:table-row table:style-name="ro1">
          <table:table-cell table:formula="of:=[.A52]+[.$C$1]" office:value-type="float" office:value="440">
            <text:p>440</text:p>
          </table:table-cell>
          <table:table-cell office:value-type="float" office:value="0.0173">
            <text:p>0.02</text:p>
          </table:table-cell>
          <table:table-cell table:formula="of:=([.C52]+([.B53]+1)*[.$C$7]*([.$C$1]))*[.$C$6]" office:value-type="float" office:value="91.0273126571696">
            <text:p>91.03</text:p>
          </table:table-cell>
          <table:table-cell table:formula="of:=([.D52]+([.C53]+1)*[.$D$7]*([.$C$1]))*[.$D$6]" office:value-type="float" office:value="79.1856029123214">
            <text:p>79.19</text:p>
          </table:table-cell>
          <table:table-cell table:number-columns-repeated="1020"/>
        </table:table-row>
        <table:table-row table:style-name="ro1">
          <table:table-cell table:formula="of:=[.A53]+[.$C$1]" office:value-type="float" office:value="450">
            <text:p>450</text:p>
          </table:table-cell>
          <table:table-cell office:value-type="float" office:value="0.031">
            <text:p>0.03</text:p>
          </table:table-cell>
          <table:table-cell table:formula="of:=([.C53]+([.B54]+1)*[.$C$7]*([.$C$1]))*[.$C$6]" office:value-type="float" office:value="91.2035813914526">
            <text:p>91.2</text:p>
          </table:table-cell>
          <table:table-cell table:formula="of:=([.D53]+([.C54]+1)*[.$D$7]*([.$C$1]))*[.$D$6]" office:value-type="float" office:value="79.56536494632">
            <text:p>79.57</text:p>
          </table:table-cell>
          <table:table-cell table:number-columns-repeated="1020"/>
        </table:table-row>
        <table:table-row table:style-name="ro1">
          <table:table-cell table:formula="of:=[.A54]+[.$C$1]" office:value-type="float" office:value="460">
            <text:p>460</text:p>
          </table:table-cell>
          <table:table-cell office:value-type="float" office:value="0.0027">
            <text:p>0</text:p>
          </table:table-cell>
          <table:table-cell table:formula="of:=([.C54]+([.B55]+1)*[.$C$7]*([.$C$1]))*[.$C$6]" office:value-type="float" office:value="91.1075232523073">
            <text:p>91.11</text:p>
          </table:table-cell>
          <table:table-cell table:formula="of:=([.D54]+([.C55]+1)*[.$D$7]*([.$C$1]))*[.$D$6]" office:value-type="float" office:value="79.8985055443956">
            <text:p>79.9</text:p>
          </table:table-cell>
          <table:table-cell table:number-columns-repeated="1020"/>
        </table:table-row>
        <table:table-row table:style-name="ro1">
          <table:table-cell table:formula="of:=[.A55]+[.$C$1]" office:value-type="float" office:value="470">
            <text:p>470</text:p>
          </table:table-cell>
          <table:table-cell office:value-type="float" office:value="0.0214">
            <text:p>0.02</text:p>
          </table:table-cell>
          <table:table-cell table:formula="of:=([.C55]+([.B56]+1)*[.$C$7]*([.$C$1]))*[.$C$6]" office:value-type="float" office:value="91.1893709270766">
            <text:p>91.19</text:p>
          </table:table-cell>
          <table:table-cell table:formula="of:=([.D55]+([.C56]+1)*[.$D$7]*([.$C$1]))*[.$D$6]" office:value-type="float" office:value="80.205698373393">
            <text:p>80.21</text:p>
          </table:table-cell>
          <table:table-cell table:number-columns-repeated="1020"/>
        </table:table-row>
        <table:table-row table:style-name="ro1">
          <table:table-cell table:formula="of:=[.A56]+[.$C$1]" office:value-type="float" office:value="480">
            <text:p>480</text:p>
          </table:table-cell>
          <table:table-cell office:value-type="float" office:value="0.0235">
            <text:p>0.02</text:p>
          </table:table-cell>
          <table:table-cell table:formula="of:=([.C56]+([.B57]+1)*[.$C$7]*([.$C$1]))*[.$C$6]" office:value-type="float" office:value="91.281933834369">
            <text:p>91.28</text:p>
          </table:table-cell>
          <table:table-cell table:formula="of:=([.D56]+([.C57]+1)*[.$D$7]*([.$C$1]))*[.$D$6]" office:value-type="float" office:value="80.4905025811469">
            <text:p>80.49</text:p>
          </table:table-cell>
          <table:table-cell table:number-columns-repeated="1020"/>
        </table:table-row>
        <table:table-row table:style-name="ro1">
          <table:table-cell table:formula="of:=[.A57]+[.$C$1]" office:value-type="float" office:value="490">
            <text:p>490</text:p>
          </table:table-cell>
          <table:table-cell office:value-type="float" office:value="0.0331">
            <text:p>0.03</text:p>
          </table:table-cell>
          <table:table-cell table:formula="of:=([.C57]+([.B58]+1)*[.$C$7]*([.$C$1]))*[.$C$6]" office:value-type="float" office:value="91.4516404509321">
            <text:p>91.45</text:p>
          </table:table-cell>
          <table:table-cell table:formula="of:=([.D57]+([.C58]+1)*[.$D$7]*([.$C$1]))*[.$D$6]" office:value-type="float" office:value="80.7620999636161">
            <text:p>80.76</text:p>
          </table:table-cell>
          <table:table-cell table:number-columns-repeated="1020"/>
        </table:table-row>
        <table:table-row table:style-name="ro1">
          <table:table-cell table:formula="of:=[.A58]+[.$C$1]" office:value-type="float" office:value="500">
            <text:p>500</text:p>
          </table:table-cell>
          <table:table-cell office:value-type="float" office:value="0.0458">
            <text:p>0.05</text:p>
          </table:table-cell>
          <table:table-cell table:formula="of:=([.C58]+([.B59]+1)*[.$C$7]*([.$C$1]))*[.$C$6]" office:value-type="float" office:value="91.7186764058389">
            <text:p>91.72</text:p>
          </table:table-cell>
          <table:table-cell table:formula="of:=([.D58]+([.C59]+1)*[.$D$7]*([.$C$1]))*[.$D$6]" office:value-type="float" office:value="81.03057084378">
            <text:p>81.03</text:p>
          </table:table-cell>
          <table:table-cell table:number-columns-repeated="1020"/>
        </table:table-row>
        <table:table-row table:style-name="ro1">
          <table:table-cell table:formula="of:=[.A59]+[.$C$1]" office:value-type="float" office:value="510">
            <text:p>510</text:p>
          </table:table-cell>
          <table:table-cell office:value-type="float" office:value="0.0414">
            <text:p>0.04</text:p>
          </table:table-cell>
          <table:table-cell table:formula="of:=([.C59]+([.B60]+1)*[.$C$7]*([.$C$1]))*[.$C$6]" office:value-type="float" office:value="91.919408765255">
            <text:p>91.92</text:p>
          </table:table-cell>
          <table:table-cell table:formula="of:=([.D59]+([.C60]+1)*[.$D$7]*([.$C$1]))*[.$D$6]" office:value-type="float" office:value="81.290260548275">
            <text:p>81.29</text:p>
          </table:table-cell>
          <table:table-cell table:number-columns-repeated="1020"/>
        </table:table-row>
        <table:table-row table:style-name="ro1">
          <table:table-cell table:formula="of:=[.A60]+[.$C$1]" office:value-type="float" office:value="520">
            <text:p>520</text:p>
          </table:table-cell>
          <table:table-cell office:value-type="float" office:value="0.0338">
            <text:p>0.03</text:p>
          </table:table-cell>
          <table:table-cell table:formula="of:=([.C60]+([.B61]+1)*[.$C$7]*([.$C$1]))*[.$C$6]" office:value-type="float" office:value="92.0316678887295">
            <text:p>92.03</text:p>
          </table:table-cell>
          <table:table-cell table:formula="of:=([.D60]+([.C61]+1)*[.$D$7]*([.$C$1]))*[.$D$6]" office:value-type="float" office:value="81.5340846034331">
            <text:p>81.53</text:p>
          </table:table-cell>
          <table:table-cell table:number-columns-repeated="1020"/>
        </table:table-row>
        <table:table-row table:style-name="ro1">
          <table:table-cell table:formula="of:=[.A61]+[.$C$1]" office:value-type="float" office:value="530">
            <text:p>530</text:p>
          </table:table-cell>
          <table:table-cell office:value-type="float" office:value="0.026">
            <text:p>0.03</text:p>
          </table:table-cell>
          <table:table-cell table:formula="of:=([.C61]+([.B62]+1)*[.$C$7]*([.$C$1]))*[.$C$6]" office:value-type="float" office:value="92.0625010998566">
            <text:p>92.06</text:p>
          </table:table-cell>
          <table:table-cell table:formula="of:=([.D61]+([.C62]+1)*[.$D$7]*([.$C$1]))*[.$D$6]" office:value-type="float" office:value="81.7563012420769">
            <text:p>81.76</text:p>
          </table:table-cell>
          <table:table-cell table:number-columns-repeated="1020"/>
        </table:table-row>
        <table:table-row table:style-name="ro1">
          <table:table-cell table:formula="of:=[.A62]+[.$C$1]" office:value-type="float" office:value="540">
            <text:p>540</text:p>
          </table:table-cell>
          <table:table-cell office:value-type="float" office:value="0.0274">
            <text:p>0.03</text:p>
          </table:table-cell>
          <table:table-cell table:formula="of:=([.C62]+([.B63]+1)*[.$C$7]*([.$C$1]))*[.$C$6]" office:value-type="float" office:value="92.1028509898709">
            <text:p>92.1</text:p>
          </table:table-cell>
          <table:table-cell table:formula="of:=([.D62]+([.C63]+1)*[.$D$7]*([.$C$1]))*[.$D$6]" office:value-type="float" office:value="81.9599277069576">
            <text:p>81.96</text:p>
          </table:table-cell>
          <table:table-cell table:number-columns-repeated="1020"/>
        </table:table-row>
        <table:table-row table:style-name="ro1">
          <table:table-cell table:formula="of:=[.A63]+[.$C$1]" office:value-type="float" office:value="550">
            <text:p>550</text:p>
          </table:table-cell>
          <table:table-cell office:value-type="float" office:value="0.0306">
            <text:p>0.03</text:p>
          </table:table-cell>
          <table:table-cell table:formula="of:=([.C63]+([.B64]+1)*[.$C$7]*([.$C$1]))*[.$C$6]" office:value-type="float" office:value="92.1679658908838">
            <text:p>92.17</text:p>
          </table:table-cell>
          <table:table-cell table:formula="of:=([.D63]+([.C64]+1)*[.$D$7]*([.$C$1]))*[.$D$6]" office:value-type="float" office:value="82.1490518664414">
            <text:p>82.15</text:p>
          </table:table-cell>
          <table:table-cell table:number-columns-repeated="1020"/>
        </table:table-row>
        <table:table-row table:style-name="ro1">
          <table:table-cell table:formula="of:=[.A64]+[.$C$1]" office:value-type="float" office:value="560">
            <text:p>560</text:p>
          </table:table-cell>
          <table:table-cell office:value-type="float" office:value="0.0306">
            <text:p>0.03</text:p>
          </table:table-cell>
          <table:table-cell table:formula="of:=([.C64]+([.B65]+1)*[.$C$7]*([.$C$1]))*[.$C$6]" office:value-type="float" office:value="92.2265693017954">
            <text:p>92.23</text:p>
          </table:table-cell>
          <table:table-cell table:formula="of:=([.D64]+([.C65]+1)*[.$D$7]*([.$C$1]))*[.$D$6]" office:value-type="float" office:value="82.3245379169588">
            <text:p>82.32</text:p>
          </table:table-cell>
          <table:table-cell table:number-columns-repeated="1020"/>
        </table:table-row>
        <table:table-row table:style-name="ro1">
          <table:table-cell table:formula="of:=[.A65]+[.$C$1]" office:value-type="float" office:value="570">
            <text:p>570</text:p>
          </table:table-cell>
          <table:table-cell office:value-type="float" office:value="0.0295">
            <text:p>0.03</text:p>
          </table:table-cell>
          <table:table-cell table:formula="of:=([.C65]+([.B66]+1)*[.$C$7]*([.$C$1]))*[.$C$6]" office:value-type="float" office:value="92.2694123716159">
            <text:p>92.27</text:p>
          </table:table-cell>
          <table:table-cell table:formula="of:=([.D65]+([.C66]+1)*[.$D$7]*([.$C$1]))*[.$D$6]" office:value-type="float" office:value="82.4863312387084">
            <text:p>82.49</text:p>
          </table:table-cell>
          <table:table-cell table:number-columns-repeated="1020"/>
        </table:table-row>
        <table:table-row table:style-name="ro1">
          <table:table-cell table:formula="of:=[.A66]+[.$C$1]" office:value-type="float" office:value="580">
            <text:p>580</text:p>
          </table:table-cell>
          <table:table-cell office:value-type="float" office:value="0.0206">
            <text:p>0.02</text:p>
          </table:table-cell>
          <table:table-cell table:formula="of:=([.C66]+([.B67]+1)*[.$C$7]*([.$C$1]))*[.$C$6]" office:value-type="float" office:value="92.2278711344543">
            <text:p>92.23</text:p>
          </table:table-cell>
          <table:table-cell table:formula="of:=([.D66]+([.C67]+1)*[.$D$7]*([.$C$1]))*[.$D$6]" office:value-type="float" office:value="82.6282065169384">
            <text:p>82.63</text:p>
          </table:table-cell>
          <table:table-cell table:number-columns-repeated="1020"/>
        </table:table-row>
        <table:table-row table:style-name="ro1">
          <table:table-cell table:formula="of:=[.A67]+[.$C$1]" office:value-type="float" office:value="590">
            <text:p>590</text:p>
          </table:table-cell>
          <table:table-cell office:value-type="float" office:value="0.0115">
            <text:p>0.01</text:p>
          </table:table-cell>
          <table:table-cell table:formula="of:=([.C67]+([.B68]+1)*[.$C$7]*([.$C$1]))*[.$C$6]" office:value-type="float" office:value="92.1085840210089">
            <text:p>92.11</text:p>
          </table:table-cell>
          <table:table-cell table:formula="of:=([.D67]+([.C68]+1)*[.$D$7]*([.$C$1]))*[.$D$6]" office:value-type="float" office:value="82.7451584271354">
            <text:p>82.75</text:p>
          </table:table-cell>
          <table:table-cell table:number-columns-repeated="1020"/>
        </table:table-row>
        <table:table-row table:style-name="ro1">
          <table:table-cell table:formula="of:=[.A68]+[.$C$1]" office:value-type="float" office:value="600">
            <text:p>600</text:p>
          </table:table-cell>
          <table:table-cell office:value-type="float" office:value="0.0038">
            <text:p>0</text:p>
          </table:table-cell>
          <table:table-cell table:formula="of:=([.C68]+([.B69]+1)*[.$C$7]*([.$C$1]))*[.$C$6]" office:value-type="float" office:value="91.931925618908">
            <text:p>91.93</text:p>
          </table:table-cell>
          <table:table-cell table:formula="of:=([.D68]+([.C69]+1)*[.$D$7]*([.$C$1]))*[.$D$6]" office:value-type="float" office:value="82.8345158901236">
            <text:p>82.83</text:p>
          </table:table-cell>
          <table:table-cell table:number-columns-repeated="1020"/>
        </table:table-row>
        <table:table-row table:style-name="ro1">
          <table:table-cell table:formula="of:=[.A69]+[.$C$1]" office:value-type="float" office:value="610">
            <text:p>610</text:p>
          </table:table-cell>
          <table:table-cell office:value-type="float" office:value="0.005">
            <text:p>0.01</text:p>
          </table:table-cell>
          <table:table-cell table:formula="of:=([.C69]+([.B70]+1)*[.$C$7]*([.$C$1]))*[.$C$6]" office:value-type="float" office:value="91.7837330570172">
            <text:p>91.78</text:p>
          </table:table-cell>
          <table:table-cell table:formula="of:=([.D69]+([.C70]+1)*[.$D$7]*([.$C$1]))*[.$D$6]" office:value-type="float" office:value="82.9016002762428">
            <text:p>82.9</text:p>
          </table:table-cell>
          <table:table-cell table:number-columns-repeated="1020"/>
        </table:table-row>
        <table:table-row table:style-name="ro1">
          <table:table-cell table:formula="of:=[.A70]+[.$C$1]" office:value-type="float" office:value="620">
            <text:p>620</text:p>
          </table:table-cell>
          <table:table-cell office:value-type="float" office:value="0.0054">
            <text:p>0.01</text:p>
          </table:table-cell>
          <table:table-cell table:formula="of:=([.C70]+([.B71]+1)*[.$C$7]*([.$C$1]))*[.$C$6]" office:value-type="float" office:value="91.6539597513155">
            <text:p>91.65</text:p>
          </table:table-cell>
          <table:table-cell table:formula="of:=([.D70]+([.C71]+1)*[.$D$7]*([.$C$1]))*[.$D$6]" office:value-type="float" office:value="82.9502966262369">
            <text:p>82.95</text:p>
          </table:table-cell>
          <table:table-cell table:number-columns-repeated="1020"/>
        </table:table-row>
        <table:table-row table:style-name="ro1">
          <table:table-cell table:formula="of:=[.A71]+[.$C$1]" office:value-type="float" office:value="630">
            <text:p>630</text:p>
          </table:table-cell>
          <table:table-cell office:value-type="float" office:value="0.0077">
            <text:p>0.01</text:p>
          </table:table-cell>
          <table:table-cell table:formula="of:=([.C71]+([.B72]+1)*[.$C$7]*([.$C$1]))*[.$C$6]" office:value-type="float" office:value="91.5578637761839">
            <text:p>91.56</text:p>
          </table:table-cell>
          <table:table-cell table:formula="of:=([.D71]+([.C72]+1)*[.$D$7]*([.$C$1]))*[.$D$6]" office:value-type="float" office:value="82.9854747034698">
            <text:p>82.99</text:p>
          </table:table-cell>
          <table:table-cell table:number-columns-repeated="1020"/>
        </table:table-row>
        <table:table-row table:style-name="ro1">
          <table:table-cell table:formula="of:=[.A72]+[.$C$1]" office:value-type="float" office:value="640">
            <text:p>640</text:p>
          </table:table-cell>
          <table:table-cell office:value-type="float" office:value="0.0084">
            <text:p>0.01</text:p>
          </table:table-cell>
          <table:table-cell table:formula="of:=([.C72]+([.B73]+1)*[.$C$7]*([.$C$1]))*[.$C$6]" office:value-type="float" office:value="91.4776773985655">
            <text:p>91.48</text:p>
          </table:table-cell>
          <table:table-cell table:formula="of:=([.D72]+([.C73]+1)*[.$D$7]*([.$C$1]))*[.$D$6]" office:value-type="float" office:value="83.0099181989937">
            <text:p>83.01</text:p>
          </table:table-cell>
          <table:table-cell table:number-columns-repeated="1020"/>
        </table:table-row>
        <table:table-row table:style-name="ro1">
          <table:table-cell table:formula="of:=[.A73]+[.$C$1]" office:value-type="float" office:value="650">
            <text:p>650</text:p>
          </table:table-cell>
          <table:table-cell office:value-type="float" office:value="0.0086">
            <text:p>0.01</text:p>
          </table:table-cell>
          <table:table-cell table:formula="of:=([.C73]+([.B74]+1)*[.$C$7]*([.$C$1]))*[.$C$6]" office:value-type="float" office:value="91.407309658709">
            <text:p>91.41</text:p>
          </table:table-cell>
          <table:table-cell table:formula="of:=([.D73]+([.C74]+1)*[.$D$7]*([.$C$1]))*[.$D$6]" office:value-type="float" office:value="83.0255842483781">
            <text:p>83.03</text:p>
          </table:table-cell>
          <table:table-cell table:number-columns-repeated="1020"/>
        </table:table-row>
        <table:table-row table:style-name="ro1">
          <table:table-cell table:formula="of:=[.A74]+[.$C$1]" office:value-type="float" office:value="660">
            <text:p>660</text:p>
          </table:table-cell>
          <table:table-cell office:value-type="float" office:value="0.0166">
            <text:p>0.02</text:p>
          </table:table-cell>
          <table:table-cell table:formula="of:=([.C74]+([.B75]+1)*[.$C$7]*([.$C$1]))*[.$C$6]" office:value-type="float" office:value="91.4159786928381">
            <text:p>91.42</text:p>
          </table:table-cell>
          <table:table-cell table:formula="of:=([.D74]+([.C75]+1)*[.$D$7]*([.$C$1]))*[.$D$6]" office:value-type="float" office:value="83.0404639058957">
            <text:p>83.04</text:p>
          </table:table-cell>
          <table:table-cell table:number-columns-repeated="1020"/>
        </table:table-row>
        <table:table-row table:style-name="ro1">
          <table:table-cell table:formula="of:=[.A75]+[.$C$1]" office:value-type="float" office:value="670">
            <text:p>670</text:p>
          </table:table-cell>
          <table:table-cell office:value-type="float" office:value="0.0158">
            <text:p>0.02</text:p>
          </table:table-cell>
          <table:table-cell table:formula="of:=([.C75]+([.B76]+1)*[.$C$7]*([.$C$1]))*[.$C$6]" office:value-type="float" office:value="91.4165808235543">
            <text:p>91.42</text:p>
          </table:table-cell>
          <table:table-cell table:formula="of:=([.D75]+([.C76]+1)*[.$D$7]*([.$C$1]))*[.$D$6]" office:value-type="float" office:value="83.053909789426">
            <text:p>83.05</text:p>
          </table:table-cell>
          <table:table-cell table:number-columns-repeated="1020"/>
        </table:table-row>
        <table:table-row table:style-name="ro1">
          <table:table-cell table:formula="of:=[.A76]+[.$C$1]" office:value-type="float" office:value="680">
            <text:p>680</text:p>
          </table:table-cell>
          <table:table-cell office:value-type="float" office:value="0.0149">
            <text:p>0.01</text:p>
          </table:table-cell>
          <table:table-cell table:formula="of:=([.C76]+([.B77]+1)*[.$C$7]*([.$C$1]))*[.$C$6]" office:value-type="float" office:value="91.4090227411988">
            <text:p>91.41</text:p>
          </table:table-cell>
          <table:table-cell table:formula="of:=([.D76]+([.C77]+1)*[.$D$7]*([.$C$1]))*[.$D$6]" office:value-type="float" office:value="83.0653308571914">
            <text:p>83.07</text:p>
          </table:table-cell>
          <table:table-cell table:number-columns-repeated="1020"/>
        </table:table-row>
        <table:table-row table:style-name="ro1">
          <table:table-cell table:formula="of:=[.A77]+[.$C$1]" office:value-type="float" office:value="690">
            <text:p>690</text:p>
          </table:table-cell>
          <table:table-cell office:value-type="float" office:value="0.0143">
            <text:p>0.01</text:p>
          </table:table-cell>
          <table:table-cell table:formula="of:=([.C77]+([.B78]+1)*[.$C$7]*([.$C$1]))*[.$C$6]" office:value-type="float" office:value="91.396820467079">
            <text:p>91.4</text:p>
          </table:table-cell>
          <table:table-cell table:formula="of:=([.D77]+([.C78]+1)*[.$D$7]*([.$C$1]))*[.$D$6]" office:value-type="float" office:value="83.0745116135093">
            <text:p>83.07</text:p>
          </table:table-cell>
          <table:table-cell table:number-columns-repeated="1020"/>
        </table:table-row>
        <table:table-row table:style-name="ro1">
          <table:table-cell table:formula="of:=[.A78]+[.$C$1]" office:value-type="float" office:value="700">
            <text:p>700</text:p>
          </table:table-cell>
          <table:table-cell office:value-type="float" office:value="0.0132">
            <text:p>0.01</text:p>
          </table:table-cell>
          <table:table-cell table:formula="of:=([.C78]+([.B79]+1)*[.$C$7]*([.$C$1]))*[.$C$6]" office:value-type="float" office:value="91.3759384203711">
            <text:p>91.38</text:p>
          </table:table-cell>
          <table:table-cell table:formula="of:=([.D78]+([.C79]+1)*[.$D$7]*([.$C$1]))*[.$D$6]" office:value-type="float" office:value="83.0808949099918">
            <text:p>83.08</text:p>
          </table:table-cell>
          <table:table-cell table:number-columns-repeated="1020"/>
        </table:table-row>
        <table:table-row table:style-name="ro1">
          <table:table-cell table:formula="of:=[.A79]+[.$C$1]" office:value-type="float" office:value="710">
            <text:p>710</text:p>
          </table:table-cell>
          <table:table-cell office:value-type="float" office:value="0.0177">
            <text:p>0.02</text:p>
          </table:table-cell>
          <table:table-cell table:formula="of:=([.C79]+([.B80]+1)*[.$C$7]*([.$C$1]))*[.$C$6]" office:value-type="float" office:value="91.397644578334">
            <text:p>91.4</text:p>
          </table:table-cell>
          <table:table-cell table:formula="of:=([.D79]+([.C80]+1)*[.$D$7]*([.$C$1]))*[.$D$6]" office:value-type="float" office:value="83.0885934310427">
            <text:p>83.09</text:p>
          </table:table-cell>
          <table:table-cell table:number-columns-repeated="1020"/>
        </table:table-row>
        <table:table-row table:style-name="ro1">
          <table:table-cell table:formula="of:=[.A80]+[.$C$1]" office:value-type="float" office:value="720">
            <text:p>720</text:p>
          </table:table-cell>
          <table:table-cell office:value-type="float" office:value="0.0247">
            <text:p>0.02</text:p>
          </table:table-cell>
          <table:table-cell table:formula="of:=([.C80]+([.B81]+1)*[.$C$7]*([.$C$1]))*[.$C$6]" office:value-type="float" office:value="91.4801801205006">
            <text:p>91.48</text:p>
          </table:table-cell>
          <table:table-cell table:formula="of:=([.D80]+([.C81]+1)*[.$D$7]*([.$C$1]))*[.$D$6]" office:value-type="float" office:value="83.1029502987835">
            <text:p>83.1</text:p>
          </table:table-cell>
          <table:table-cell table:number-columns-repeated="1020"/>
        </table:table-row>
        <table:table-row table:style-name="ro1">
          <table:table-cell table:formula="of:=[.A81]+[.$C$1]" office:value-type="float" office:value="730">
            <text:p>730</text:p>
          </table:table-cell>
          <table:table-cell office:value-type="float" office:value="0.0247">
            <text:p>0.02</text:p>
          </table:table-cell>
          <table:table-cell table:formula="of:=([.C81]+([.B82]+1)*[.$C$7]*([.$C$1]))*[.$C$6]" office:value-type="float" office:value="91.5544621084505">
            <text:p>91.55</text:p>
          </table:table-cell>
          <table:table-cell table:formula="of:=([.D81]+([.C82]+1)*[.$D$7]*([.$C$1]))*[.$D$6]" office:value-type="float" office:value="83.1225568586657">
            <text:p>83.12</text:p>
          </table:table-cell>
          <table:table-cell table:number-columns-repeated="1020"/>
        </table:table-row>
        <table:table-row table:style-name="ro1">
          <table:table-cell table:formula="of:=[.A82]+[.$C$1]" office:value-type="float" office:value="740">
            <text:p>740</text:p>
          </table:table-cell>
          <table:table-cell office:value-type="float" office:value="0.0221">
            <text:p>0.02</text:p>
          </table:table-cell>
          <table:table-cell table:formula="of:=([.C82]+([.B83]+1)*[.$C$7]*([.$C$1]))*[.$C$6]" office:value-type="float" office:value="91.5979158976055">
            <text:p>91.6</text:p>
          </table:table-cell>
          <table:table-cell table:formula="of:=([.D82]+([.C83]+1)*[.$D$7]*([.$C$1]))*[.$D$6]" office:value-type="float" office:value="83.1441136035836">
            <text:p>83.14</text:p>
          </table:table-cell>
          <table:table-cell table:number-columns-repeated="1020"/>
        </table:table-row>
        <table:table-row table:style-name="ro1">
          <table:table-cell table:formula="of:=[.A83]+[.$C$1]" office:value-type="float" office:value="750">
            <text:p>750</text:p>
          </table:table-cell>
          <table:table-cell office:value-type="float" office:value="0.0198">
            <text:p>0.02</text:p>
          </table:table-cell>
          <table:table-cell table:formula="of:=([.C83]+([.B84]+1)*[.$C$7]*([.$C$1]))*[.$C$6]" office:value-type="float" office:value="91.6163243078449">
            <text:p>91.62</text:p>
          </table:table-cell>
          <table:table-cell table:formula="of:=([.D83]+([.C84]+1)*[.$D$7]*([.$C$1]))*[.$D$6]" office:value-type="float" office:value="83.1651714309313">
            <text:p>83.17</text:p>
          </table:table-cell>
          <table:table-cell table:number-columns-repeated="1020"/>
        </table:table-row>
        <table:table-row table:style-name="ro1">
          <table:table-cell table:formula="of:=[.A84]+[.$C$1]" office:value-type="float" office:value="760">
            <text:p>760</text:p>
          </table:table-cell>
          <table:table-cell office:value-type="float" office:value="0.0202">
            <text:p>0.02</text:p>
          </table:table-cell>
          <table:table-cell table:formula="of:=([.C84]+([.B85]+1)*[.$C$7]*([.$C$1]))*[.$C$6]" office:value-type="float" office:value="91.6364918770604">
            <text:p>91.64</text:p>
          </table:table-cell>
          <table:table-cell table:formula="of:=([.D84]+([.C85]+1)*[.$D$7]*([.$C$1]))*[.$D$6]" office:value-type="float" office:value="83.1859385567736">
            <text:p>83.19</text:p>
          </table:table-cell>
          <table:table-cell table:number-columns-repeated="1020"/>
        </table:table-row>
        <table:table-row table:style-name="ro1">
          <table:table-cell table:formula="of:=[.A85]+[.$C$1]" office:value-type="float" office:value="770">
            <text:p>770</text:p>
          </table:table-cell>
          <table:table-cell office:value-type="float" office:value="0.018">
            <text:p>0.02</text:p>
          </table:table-cell>
          <table:table-cell table:formula="of:=([.C85]+([.B86]+1)*[.$C$7]*([.$C$1]))*[.$C$6]" office:value-type="float" office:value="91.6348426893544">
            <text:p>91.63</text:p>
          </table:table-cell>
          <table:table-cell table:formula="of:=([.D85]+([.C86]+1)*[.$D$7]*([.$C$1]))*[.$D$6]" office:value-type="float" office:value="83.2044805431381">
            <text:p>83.2</text:p>
          </table:table-cell>
          <table:table-cell table:number-columns-repeated="1020"/>
        </table:table-row>
        <table:table-row table:style-name="ro1">
          <table:table-cell table:formula="of:=[.A86]+[.$C$1]" office:value-type="float" office:value="780">
            <text:p>780</text:p>
          </table:table-cell>
          <table:table-cell office:value-type="float" office:value="0.0186">
            <text:p>0.02</text:p>
          </table:table-cell>
          <table:table-cell table:formula="of:=([.C86]+([.B87]+1)*[.$C$7]*([.$C$1]))*[.$C$6]" office:value-type="float" office:value="91.6387584204189">
            <text:p>91.64</text:p>
          </table:table-cell>
          <table:table-cell table:formula="of:=([.D86]+([.C87]+1)*[.$D$7]*([.$C$1]))*[.$D$6]" office:value-type="float" office:value="83.221520746662">
            <text:p>83.22</text:p>
          </table:table-cell>
          <table:table-cell table:number-columns-repeated="1020"/>
        </table:table-row>
        <table:table-row table:style-name="ro1">
          <table:table-cell table:formula="of:=[.A87]+[.$C$1]" office:value-type="float" office:value="790">
            <text:p>790</text:p>
          </table:table-cell>
          <table:table-cell office:value-type="float" office:value="0.0176">
            <text:p>0.02</text:p>
          </table:table-cell>
          <table:table-cell table:formula="of:=([.C87]+([.B88]+1)*[.$C$7]*([.$C$1]))*[.$C$6]" office:value-type="float" office:value="91.6332825783771">
            <text:p>91.63</text:p>
          </table:table-cell>
          <table:table-cell table:formula="of:=([.D87]+([.C88]+1)*[.$D$7]*([.$C$1]))*[.$D$6]" office:value-type="float" office:value="83.2363641040498">
            <text:p>83.24</text:p>
          </table:table-cell>
          <table:table-cell table:number-columns-repeated="1020"/>
        </table:table-row>
        <table:table-row table:style-name="ro1">
          <table:table-cell table:formula="of:=[.A88]+[.$C$1]" office:value-type="float" office:value="800">
            <text:p>800</text:p>
          </table:table-cell>
          <table:table-cell office:value-type="float" office:value="0.0214">
            <text:p>0.02</text:p>
          </table:table-cell>
          <table:table-cell table:formula="of:=([.C88]+([.B89]+1)*[.$C$7]*([.$C$1]))*[.$C$6]" office:value-type="float" office:value="91.6625543205393">
            <text:p>91.66</text:p>
          </table:table-cell>
          <table:table-cell table:formula="of:=([.D88]+([.C89]+1)*[.$D$7]*([.$C$1]))*[.$D$6]" office:value-type="float" office:value="83.2523575824933">
            <text:p>83.25</text:p>
          </table:table-cell>
          <table:table-cell table:number-columns-repeated="1020"/>
        </table:table-row>
        <table:table-row table:style-name="ro1">
          <table:table-cell table:formula="of:=[.A89]+[.$C$1]" office:value-type="float" office:value="810">
            <text:p>810</text:p>
          </table:table-cell>
          <table:table-cell office:value-type="float" office:value="0.0256">
            <text:p>0.03</text:p>
          </table:table-cell>
          <table:table-cell table:formula="of:=([.C89]+([.B90]+1)*[.$C$7]*([.$C$1]))*[.$C$6]" office:value-type="float" office:value="91.7266988884854">
            <text:p>91.73</text:p>
          </table:table-cell>
          <table:table-cell table:formula="of:=([.D89]+([.C90]+1)*[.$D$7]*([.$C$1]))*[.$D$6]" office:value-type="float" office:value="83.2725247242077">
            <text:p>83.27</text:p>
          </table:table-cell>
          <table:table-cell table:number-columns-repeated="1020"/>
        </table:table-row>
        <table:table-row table:style-name="ro1">
          <table:table-cell table:formula="of:=[.A90]+[.$C$1]" office:value-type="float" office:value="820">
            <text:p>820</text:p>
          </table:table-cell>
          <table:table-cell office:value-type="float" office:value="0.0275">
            <text:p>0.03</text:p>
          </table:table-cell>
          <table:table-cell table:formula="of:=([.C90]+([.B91]+1)*[.$C$7]*([.$C$1]))*[.$C$6]" office:value-type="float" office:value="91.8015289996369">
            <text:p>91.8</text:p>
          </table:table-cell>
          <table:table-cell table:formula="of:=([.D90]+([.C91]+1)*[.$D$7]*([.$C$1]))*[.$D$6]" office:value-type="float" office:value="83.2974098617542">
            <text:p>83.3</text:p>
          </table:table-cell>
          <table:table-cell table:number-columns-repeated="1020"/>
        </table:table-row>
        <table:table-row table:style-name="ro1">
          <table:table-cell table:formula="of:=[.A91]+[.$C$1]" office:value-type="float" office:value="830">
            <text:p>830</text:p>
          </table:table-cell>
          <table:table-cell office:value-type="float" office:value="0.0272">
            <text:p>0.03</text:p>
          </table:table-cell>
          <table:table-cell table:formula="of:=([.C91]+([.B92]+1)*[.$C$7]*([.$C$1]))*[.$C$6]" office:value-type="float" office:value="91.8661760996732">
            <text:p>91.87</text:p>
          </table:table-cell>
          <table:table-cell table:formula="of:=([.D91]+([.C92]+1)*[.$D$7]*([.$C$1]))*[.$D$6]" office:value-type="float" office:value="83.3256247245494">
            <text:p>83.33</text:p>
          </table:table-cell>
          <table:table-cell table:number-columns-repeated="1020"/>
        </table:table-row>
        <table:table-row table:style-name="ro1">
          <table:table-cell table:formula="of:=[.A92]+[.$C$1]" office:value-type="float" office:value="840">
            <text:p>840</text:p>
          </table:table-cell>
          <table:table-cell office:value-type="float" office:value="0.0239">
            <text:p>0.02</text:p>
          </table:table-cell>
          <table:table-cell table:formula="of:=([.C92]+([.B93]+1)*[.$C$7]*([.$C$1]))*[.$C$6]" office:value-type="float" office:value="91.8946584897059">
            <text:p>91.89</text:p>
          </table:table-cell>
          <table:table-cell table:formula="of:=([.D92]+([.C93]+1)*[.$D$7]*([.$C$1]))*[.$D$6]" office:value-type="float" office:value="83.353581516168">
            <text:p>83.35</text:p>
          </table:table-cell>
          <table:table-cell table:number-columns-repeated="1020"/>
        </table:table-row>
        <table:table-row table:style-name="ro1">
          <table:table-cell table:formula="of:=[.A93]+[.$C$1]" office:value-type="float" office:value="850">
            <text:p>850</text:p>
          </table:table-cell>
          <table:table-cell office:value-type="float" office:value="0.0252">
            <text:p>0.03</text:p>
          </table:table-cell>
          <table:table-cell table:formula="of:=([.C93]+([.B94]+1)*[.$C$7]*([.$C$1]))*[.$C$6]" office:value-type="float" office:value="91.9319926407353">
            <text:p>91.93</text:p>
          </table:table-cell>
          <table:table-cell table:formula="of:=([.D93]+([.C94]+1)*[.$D$7]*([.$C$1]))*[.$D$6]" office:value-type="float" office:value="83.3821027022174">
            <text:p>83.38</text:p>
          </table:table-cell>
          <table:table-cell table:number-columns-repeated="1020"/>
        </table:table-row>
        <table:table-row table:style-name="ro1">
          <table:table-cell table:formula="of:=[.A94]+[.$C$1]" office:value-type="float" office:value="860">
            <text:p>860</text:p>
          </table:table-cell>
          <table:table-cell office:value-type="float" office:value="0.0259">
            <text:p>0.03</text:p>
          </table:table-cell>
          <table:table-cell table:formula="of:=([.C94]+([.B95]+1)*[.$C$7]*([.$C$1]))*[.$C$6]" office:value-type="float" office:value="91.9718933766618">
            <text:p>91.97</text:p>
          </table:table-cell>
          <table:table-cell table:formula="of:=([.D94]+([.C95]+1)*[.$D$7]*([.$C$1]))*[.$D$6]" office:value-type="float" office:value="83.4113628358952">
            <text:p>83.41</text:p>
          </table:table-cell>
          <table:table-cell table:number-columns-repeated="1020"/>
        </table:table-row>
        <table:table-row table:style-name="ro1">
          <table:table-cell table:formula="of:=[.A95]+[.$C$1]" office:value-type="float" office:value="870">
            <text:p>870</text:p>
          </table:table-cell>
          <table:table-cell office:value-type="float" office:value="0.0225">
            <text:p>0.02</text:p>
          </table:table-cell>
          <table:table-cell table:formula="of:=([.C95]+([.B96]+1)*[.$C$7]*([.$C$1]))*[.$C$6]" office:value-type="float" office:value="91.9772040389956">
            <text:p>91.98</text:p>
          </table:table-cell>
          <table:table-cell table:formula="of:=([.D95]+([.C96]+1)*[.$D$7]*([.$C$1]))*[.$D$6]" office:value-type="float" office:value="83.4381749158153">
            <text:p>83.44</text:p>
          </table:table-cell>
          <table:table-cell table:number-columns-repeated="1020"/>
        </table:table-row>
        <table:table-row table:style-name="ro1">
          <table:table-cell table:formula="of:=[.A96]+[.$C$1]" office:value-type="float" office:value="880">
            <text:p>880</text:p>
          </table:table-cell>
          <table:table-cell office:value-type="float" office:value="0.0159">
            <text:p>0.02</text:p>
          </table:table-cell>
          <table:table-cell table:formula="of:=([.C96]+([.B97]+1)*[.$C$7]*([.$C$1]))*[.$C$6]" office:value-type="float" office:value="91.9225836350961">
            <text:p>91.92</text:p>
          </table:table-cell>
          <table:table-cell table:formula="of:=([.D96]+([.C97]+1)*[.$D$7]*([.$C$1]))*[.$D$6]" office:value-type="float" office:value="83.4573899513924">
            <text:p>83.46</text:p>
          </table:table-cell>
          <table:table-cell table:number-columns-repeated="1020"/>
        </table:table-row>
        <table:table-row table:style-name="ro1">
          <table:table-cell table:formula="of:=[.A97]+[.$C$1]" office:value-type="float" office:value="890">
            <text:p>890</text:p>
          </table:table-cell>
          <table:table-cell office:value-type="float" office:value="0.0192">
            <text:p>0.02</text:p>
          </table:table-cell>
          <table:table-cell table:formula="of:=([.C97]+([.B98]+1)*[.$C$7]*([.$C$1]))*[.$C$6]" office:value-type="float" office:value="91.9031252715864">
            <text:p>91.9</text:p>
          </table:table-cell>
          <table:table-cell table:formula="of:=([.D97]+([.C98]+1)*[.$D$7]*([.$C$1]))*[.$D$6]" office:value-type="float" office:value="83.472932230696">
            <text:p>83.47</text:p>
          </table:table-cell>
          <table:table-cell table:number-columns-repeated="1020"/>
        </table:table-row>
        <table:table-row table:style-name="ro1">
          <table:table-cell table:formula="of:=[.A98]+[.$C$1]" office:value-type="float" office:value="900">
            <text:p>900</text:p>
          </table:table-cell>
          <table:table-cell office:value-type="float" office:value="0.022">
            <text:p>0.02</text:p>
          </table:table-cell>
          <table:table-cell table:formula="of:=([.C98]+([.B99]+1)*[.$C$7]*([.$C$1]))*[.$C$6]" office:value-type="float" office:value="91.9108127444278">
            <text:p>91.91</text:p>
          </table:table-cell>
          <table:table-cell table:formula="of:=([.D98]+([.C99]+1)*[.$D$7]*([.$C$1]))*[.$D$6]" office:value-type="float" office:value="83.4876121546249">
            <text:p>83.49</text:p>
          </table:table-cell>
          <table:table-cell table:number-columns-repeated="1020"/>
        </table:table-row>
        <table:table-row table:style-name="ro1">
          <table:table-cell table:formula="of:=[.A99]+[.$C$1]" office:value-type="float" office:value="910">
            <text:p>910</text:p>
          </table:table-cell>
          <table:table-cell office:value-type="float" office:value="0.021">
            <text:p>0.02</text:p>
          </table:table-cell>
          <table:table-cell table:formula="of:=([.C99]+([.B100]+1)*[.$C$7]*([.$C$1]))*[.$C$6]" office:value-type="float" office:value="91.908731469985">
            <text:p>91.91</text:p>
          </table:table-cell>
          <table:table-cell table:formula="of:=([.D99]+([.C100]+1)*[.$D$7]*([.$C$1]))*[.$D$6]" office:value-type="float" office:value="83.500636771461">
            <text:p>83.5</text:p>
          </table:table-cell>
          <table:table-cell table:number-columns-repeated="1020"/>
        </table:table-row>
        <table:table-row table:style-name="ro1">
          <table:table-cell table:formula="of:=[.A100]+[.$C$1]" office:value-type="float" office:value="920">
            <text:p>920</text:p>
          </table:table-cell>
          <table:table-cell office:value-type="float" office:value="0.0193">
            <text:p>0.02</text:p>
          </table:table-cell>
          <table:table-cell table:formula="of:=([.C100]+([.B101]+1)*[.$C$7]*([.$C$1]))*[.$C$6]" office:value-type="float" office:value="91.8915583229865">
            <text:p>91.89</text:p>
          </table:table-cell>
          <table:table-cell table:formula="of:=([.D100]+([.C101]+1)*[.$D$7]*([.$C$1]))*[.$D$6]" office:value-type="float" office:value="83.5108133433837">
            <text:p>83.51</text:p>
          </table:table-cell>
          <table:table-cell table:number-columns-repeated="1020"/>
        </table:table-row>
        <table:table-row table:style-name="ro1">
          <table:table-cell table:formula="of:=[.A101]+[.$C$1]" office:value-type="float" office:value="930">
            <text:p>930</text:p>
          </table:table-cell>
          <table:table-cell office:value-type="float" office:value="0.0141">
            <text:p>0.01</text:p>
          </table:table-cell>
          <table:table-cell table:formula="of:=([.C101]+([.B102]+1)*[.$C$7]*([.$C$1]))*[.$C$6]" office:value-type="float" office:value="91.8293024906879">
            <text:p>91.83</text:p>
          </table:table-cell>
          <table:table-cell table:formula="of:=([.D101]+([.C102]+1)*[.$D$7]*([.$C$1]))*[.$D$6]" office:value-type="float" office:value="83.5143692332072">
            <text:p>83.51</text:p>
          </table:table-cell>
          <table:table-cell table:number-columns-repeated="1020"/>
        </table:table-row>
        <table:table-row table:style-name="ro1">
          <table:table-cell table:formula="of:=[.A102]+[.$C$1]" office:value-type="float" office:value="940">
            <text:p>940</text:p>
          </table:table-cell>
          <table:table-cell office:value-type="float" office:value="0.0131">
            <text:p>0.01</text:p>
          </table:table-cell>
          <table:table-cell table:formula="of:=([.C102]+([.B103]+1)*[.$C$7]*([.$C$1]))*[.$C$6]" office:value-type="float" office:value="91.7642722416191">
            <text:p>91.76</text:p>
          </table:table-cell>
          <table:table-cell table:formula="of:=([.D102]+([.C103]+1)*[.$D$7]*([.$C$1]))*[.$D$6]" office:value-type="float" office:value="83.5117168116322">
            <text:p>83.51</text:p>
          </table:table-cell>
          <table:table-cell table:number-columns-repeated="1020"/>
        </table:table-row>
        <table:table-row table:style-name="ro1">
          <table:table-cell table:formula="of:=[.A103]+[.$C$1]" office:value-type="float" office:value="950">
            <text:p>950</text:p>
          </table:table-cell>
          <table:table-cell office:value-type="float" office:value="0.0138">
            <text:p>0.01</text:p>
          </table:table-cell>
          <table:table-cell table:formula="of:=([.C103]+([.B104]+1)*[.$C$7]*([.$C$1]))*[.$C$6]" office:value-type="float" office:value="91.7120450174572">
            <text:p>91.71</text:p>
          </table:table-cell>
          <table:table-cell table:formula="of:=([.D103]+([.C104]+1)*[.$D$7]*([.$C$1]))*[.$D$6]" office:value-type="float" office:value="83.5046291820402">
            <text:p>83.5</text:p>
          </table:table-cell>
          <table:table-cell table:number-columns-repeated="1020"/>
        </table:table-row>
        <table:table-row table:style-name="ro1">
          <table:table-cell table:formula="of:=[.A104]+[.$C$1]" office:value-type="float" office:value="960">
            <text:p>960</text:p>
          </table:table-cell>
          <table:table-cell office:value-type="float" office:value="0.01">
            <text:p>0.01</text:p>
          </table:table-cell>
          <table:table-cell table:formula="of:=([.C104]+([.B105]+1)*[.$C$7]*([.$C$1]))*[.$C$6]" office:value-type="float" office:value="91.6308405157115">
            <text:p>91.63</text:p>
          </table:table-cell>
          <table:table-cell table:formula="of:=([.D104]+([.C105]+1)*[.$D$7]*([.$C$1]))*[.$D$6]" office:value-type="float" office:value="83.4909419102502">
            <text:p>83.49</text:p>
          </table:table-cell>
          <table:table-cell table:number-columns-repeated="1020"/>
        </table:table-row>
        <table:table-row table:style-name="ro1">
          <table:table-cell table:formula="of:=[.A105]+[.$C$1]" office:value-type="float" office:value="970">
            <text:p>970</text:p>
          </table:table-cell>
          <table:table-cell office:value-type="float" office:value="0.0075">
            <text:p>0.01</text:p>
          </table:table-cell>
          <table:table-cell table:formula="of:=([.C105]+([.B106]+1)*[.$C$7]*([.$C$1]))*[.$C$6]" office:value-type="float" office:value="91.5352564641403">
            <text:p>91.54</text:p>
          </table:table-cell>
          <table:table-cell table:formula="of:=([.D105]+([.C106]+1)*[.$D$7]*([.$C$1]))*[.$D$6]" office:value-type="float" office:value="83.4700208009978">
            <text:p>83.47</text:p>
          </table:table-cell>
          <table:table-cell table:number-columns-repeated="1020"/>
        </table:table-row>
        <table:table-row table:style-name="ro1">
          <table:table-cell table:formula="of:=[.A106]+[.$C$1]" office:value-type="float" office:value="980">
            <text:p>980</text:p>
          </table:table-cell>
          <table:table-cell office:value-type="float" office:value="0.0038">
            <text:p>0</text:p>
          </table:table-cell>
          <table:table-cell table:formula="of:=([.C106]+([.B107]+1)*[.$C$7]*([.$C$1]))*[.$C$6]" office:value-type="float" office:value="91.4159308177263">
            <text:p>91.42</text:p>
          </table:table-cell>
          <table:table-cell table:formula="of:=([.D106]+([.C107]+1)*[.$D$7]*([.$C$1]))*[.$D$6]" office:value-type="float" office:value="83.4404524944934">
            <text:p>83.44</text:p>
          </table:table-cell>
          <table:table-cell table:number-columns-repeated="1020"/>
        </table:table-row>
        <table:table-row table:style-name="ro1">
          <table:table-cell table:formula="of:=[.A107]+[.$C$1]" office:value-type="float" office:value="990">
            <text:p>990</text:p>
          </table:table-cell>
          <table:table-cell office:value-type="float" office:value="-0.0001">
            <text:p>0</text:p>
          </table:table-cell>
          <table:table-cell table:formula="of:=([.C107]+([.B108]+1)*[.$C$7]*([.$C$1]))*[.$C$6]" office:value-type="float" office:value="91.2734377359537">
            <text:p>91.27</text:p>
          </table:table-cell>
          <table:table-cell table:formula="of:=([.D107]+([.C108]+1)*[.$D$7]*([.$C$1]))*[.$D$6]" office:value-type="float" office:value="83.4010166412799">
            <text:p>83.4</text:p>
          </table:table-cell>
          <table:table-cell table:number-columns-repeated="1020"/>
        </table:table-row>
        <table:table-row table:style-name="ro1">
          <table:table-cell table:formula="of:=[.A108]+[.$C$1]" office:value-type="float" office:value="1000">
            <text:p>1000</text:p>
          </table:table-cell>
          <table:table-cell office:value-type="float" office:value="-0.0007">
            <text:p>0</text:p>
          </table:table-cell>
          <table:table-cell table:formula="of:=([.C108]+([.B109]+1)*[.$C$7]*([.$C$1]))*[.$C$6]" office:value-type="float" office:value="91.1397939623583">
            <text:p>91.14</text:p>
          </table:table-cell>
          <table:table-cell table:formula="of:=([.D108]+([.C109]+1)*[.$D$7]*([.$C$1]))*[.$D$6]" office:value-type="float" office:value="83.3534964337641">
            <text:p>83.35</text:p>
          </table:table-cell>
          <table:table-cell table:number-columns-repeated="1020"/>
        </table:table-row>
        <table:table-row table:style-name="ro1">
          <table:table-cell table:formula="of:=[.A109]+[.$C$1]" office:value-type="float" office:value="1010">
            <text:p>1010</text:p>
          </table:table-cell>
          <table:table-cell office:value-type="float" office:value="-0.0017">
            <text:p>0</text:p>
          </table:table-cell>
          <table:table-cell table:formula="of:=([.C109]+([.B110]+1)*[.$C$7]*([.$C$1]))*[.$C$6]" office:value-type="float" office:value="91.0105145661225">
            <text:p>91.01</text:p>
          </table:table-cell>
          <table:table-cell table:formula="of:=([.D109]+([.C110]+1)*[.$D$7]*([.$C$1]))*[.$D$6]" office:value-type="float" office:value="83.2990931013388">
            <text:p>83.3</text:p>
          </table:table-cell>
          <table:table-cell table:number-columns-repeated="1020"/>
        </table:table-row>
        <table:table-row table:style-name="ro1">
          <table:table-cell table:formula="of:=[.A110]+[.$C$1]" office:value-type="float" office:value="1020">
            <text:p>1020</text:p>
          </table:table-cell>
          <table:table-cell office:value-type="float" office:value="-0.0081">
            <text:p>-0.01</text:p>
          </table:table-cell>
          <table:table-cell table:formula="of:=([.C110]+([.B111]+1)*[.$C$7]*([.$C$1]))*[.$C$6]" office:value-type="float" office:value="90.8365631095102">
            <text:p>90.84</text:p>
          </table:table-cell>
          <table:table-cell table:formula="of:=([.D110]+([.C111]+1)*[.$D$7]*([.$C$1]))*[.$D$6]" office:value-type="float" office:value="83.2344744710608">
            <text:p>83.23</text:p>
          </table:table-cell>
          <table:table-cell table:number-columns-repeated="1020"/>
        </table:table-row>
        <table:table-row table:style-name="ro1">
          <table:table-cell table:formula="of:=[.A111]+[.$C$1]" office:value-type="float" office:value="1030">
            <text:p>1030</text:p>
          </table:table-cell>
          <table:table-cell office:value-type="float" office:value="-0.013">
            <text:p>-0.01</text:p>
          </table:table-cell>
          <table:table-cell table:formula="of:=([.C111]+([.B112]+1)*[.$C$7]*([.$C$1]))*[.$C$6]" office:value-type="float" office:value="90.6359067985592">
            <text:p>90.64</text:p>
          </table:table-cell>
          <table:table-cell table:formula="of:=([.D111]+([.C112]+1)*[.$D$7]*([.$C$1]))*[.$D$6]" office:value-type="float" office:value="83.158258635825">
            <text:p>83.16</text:p>
          </table:table-cell>
          <table:table-cell table:number-columns-repeated="1020"/>
        </table:table-row>
        <table:table-row table:style-name="ro1">
          <table:table-cell table:formula="of:=[.A112]+[.$C$1]" office:value-type="float" office:value="1040">
            <text:p>1040</text:p>
          </table:table-cell>
          <table:table-cell office:value-type="float" office:value="-0.0162">
            <text:p>-0.02</text:p>
          </table:table-cell>
          <table:table-cell table:formula="of:=([.C112]+([.B113]+1)*[.$C$7]*([.$C$1]))*[.$C$6]" office:value-type="float" office:value="90.4265161187033">
            <text:p>90.43</text:p>
          </table:table-cell>
          <table:table-cell table:formula="of:=([.D112]+([.C113]+1)*[.$D$7]*([.$C$1]))*[.$D$6]" office:value-type="float" office:value="83.0708192229258">
            <text:p>83.07</text:p>
          </table:table-cell>
          <table:table-cell table:number-columns-repeated="1020"/>
        </table:table-row>
        <table:table-row table:style-name="ro1">
          <table:table-cell table:formula="of:=[.A113]+[.$C$1]" office:value-type="float" office:value="1050">
            <text:p>1050</text:p>
          </table:table-cell>
          <table:table-cell office:value-type="float" office:value="-0.015">
            <text:p>-0.02</text:p>
          </table:table-cell>
          <table:table-cell table:formula="of:=([.C113]+([.B114]+1)*[.$C$7]*([.$C$1]))*[.$C$6]" office:value-type="float" office:value="90.2488645068329">
            <text:p>90.25</text:p>
          </table:table-cell>
          <table:table-cell table:formula="of:=([.D113]+([.C114]+1)*[.$D$7]*([.$C$1]))*[.$D$6]" office:value-type="float" office:value="82.9761351062482">
            <text:p>82.98</text:p>
          </table:table-cell>
          <table:table-cell table:number-columns-repeated="1020"/>
        </table:table-row>
        <table:table-row table:style-name="ro1">
          <table:table-cell table:formula="of:=[.A114]+[.$C$1]" office:value-type="float" office:value="1060">
            <text:p>1060</text:p>
          </table:table-cell>
          <table:table-cell office:value-type="float" office:value="-0.0151">
            <text:p>-0.02</text:p>
          </table:table-cell>
          <table:table-cell table:formula="of:=([.C114]+([.B115]+1)*[.$C$7]*([.$C$1]))*[.$C$6]" office:value-type="float" office:value="90.0880780561497">
            <text:p>90.09</text:p>
          </table:table-cell>
          <table:table-cell table:formula="of:=([.D114]+([.C115]+1)*[.$D$7]*([.$C$1]))*[.$D$6]" office:value-type="float" office:value="82.8764486206769">
            <text:p>82.88</text:p>
          </table:table-cell>
          <table:table-cell table:number-columns-repeated="1020"/>
        </table:table-row>
        <table:table-row table:style-name="ro1">
          <table:table-cell table:formula="of:=[.A115]+[.$C$1]" office:value-type="float" office:value="1070">
            <text:p>1070</text:p>
          </table:table-cell>
          <table:table-cell office:value-type="float" office:value="-0.0233">
            <text:p>-0.02</text:p>
          </table:table-cell>
          <table:table-cell table:formula="of:=([.C115]+([.B116]+1)*[.$C$7]*([.$C$1]))*[.$C$6]" office:value-type="float" office:value="89.8695702505347">
            <text:p>89.87</text:p>
          </table:table-cell>
          <table:table-cell table:formula="of:=([.D115]+([.C116]+1)*[.$D$7]*([.$C$1]))*[.$D$6]" office:value-type="float" office:value="82.7670650811573">
            <text:p>82.77</text:p>
          </table:table-cell>
          <table:table-cell table:number-columns-repeated="1020"/>
        </table:table-row>
        <table:table-row table:style-name="ro1">
          <table:table-cell table:formula="of:=[.A116]+[.$C$1]" office:value-type="float" office:value="1080">
            <text:p>1080</text:p>
          </table:table-cell>
          <table:table-cell office:value-type="float" office:value="-0.0284">
            <text:p>-0.03</text:p>
          </table:table-cell>
          <table:table-cell table:formula="of:=([.C116]+([.B117]+1)*[.$C$7]*([.$C$1]))*[.$C$6]" office:value-type="float" office:value="89.6270132254812">
            <text:p>89.63</text:p>
          </table:table-cell>
          <table:table-cell table:formula="of:=([.D116]+([.C117]+1)*[.$D$7]*([.$C$1]))*[.$D$6]" office:value-type="float" office:value="82.6467897633349">
            <text:p>82.65</text:p>
          </table:table-cell>
          <table:table-cell table:number-columns-repeated="1020"/>
        </table:table-row>
        <table:table-row table:style-name="ro1">
          <table:table-cell table:formula="of:=[.A117]+[.$C$1]" office:value-type="float" office:value="1090">
            <text:p>1090</text:p>
          </table:table-cell>
          <table:table-cell office:value-type="float" office:value="-0.0293">
            <text:p>-0.03</text:p>
          </table:table-cell>
          <table:table-cell table:formula="of:=([.C117]+([.B118]+1)*[.$C$7]*([.$C$1]))*[.$C$6]" office:value-type="float" office:value="89.4006119029331">
            <text:p>89.4</text:p>
          </table:table-cell>
          <table:table-cell table:formula="of:=([.D117]+([.C118]+1)*[.$D$7]*([.$C$1]))*[.$D$6]" office:value-type="float" office:value="82.5181658582654">
            <text:p>82.52</text:p>
          </table:table-cell>
          <table:table-cell table:number-columns-repeated="1020"/>
        </table:table-row>
        <table:table-row table:style-name="ro1">
          <table:table-cell table:formula="of:=[.A118]+[.$C$1]" office:value-type="float" office:value="1100">
            <text:p>1100</text:p>
          </table:table-cell>
          <table:table-cell office:value-type="float" office:value="-0.0361">
            <text:p>-0.04</text:p>
          </table:table-cell>
          <table:table-cell table:formula="of:=([.C118]+([.B119]+1)*[.$C$7]*([.$C$1]))*[.$C$6]" office:value-type="float" office:value="89.1356507126398">
            <text:p>89.14</text:p>
          </table:table-cell>
          <table:table-cell table:formula="of:=([.D118]+([.C119]+1)*[.$D$7]*([.$C$1]))*[.$D$6]" office:value-type="float" office:value="82.3785578365764">
            <text:p>82.38</text:p>
          </table:table-cell>
          <table:table-cell table:number-columns-repeated="1020"/>
        </table:table-row>
        <table:table-row table:style-name="ro1">
          <table:table-cell table:formula="of:=[.A119]+[.$C$1]" office:value-type="float" office:value="1110">
            <text:p>1110</text:p>
          </table:table-cell>
          <table:table-cell office:value-type="float" office:value="-0.0422">
            <text:p>-0.04</text:p>
          </table:table-cell>
          <table:table-cell table:formula="of:=([.C119]+([.B120]+1)*[.$C$7]*([.$C$1]))*[.$C$6]" office:value-type="float" office:value="88.8422856413758">
            <text:p>88.84</text:p>
          </table:table-cell>
          <table:table-cell table:formula="of:=([.D119]+([.C120]+1)*[.$D$7]*([.$C$1]))*[.$D$6]" office:value-type="float" office:value="82.2265077606426">
            <text:p>82.23</text:p>
          </table:table-cell>
          <table:table-cell table:number-columns-repeated="1020"/>
        </table:table-row>
        <table:table-row table:style-name="ro1">
          <table:table-cell table:formula="of:=[.A120]+[.$C$1]" office:value-type="float" office:value="1120">
            <text:p>1120</text:p>
          </table:table-cell>
          <table:table-cell office:value-type="float" office:value="-0.0474">
            <text:p>-0.05</text:p>
          </table:table-cell>
          <table:table-cell table:formula="of:=([.C120]+([.B121]+1)*[.$C$7]*([.$C$1]))*[.$C$6]" office:value-type="float" office:value="88.5314570772382">
            <text:p>88.53</text:p>
          </table:table-cell>
          <table:table-cell table:formula="of:=([.D120]+([.C121]+1)*[.$D$7]*([.$C$1]))*[.$D$6]" office:value-type="float" office:value="82.0616881215298">
            <text:p>82.06</text:p>
          </table:table-cell>
          <table:table-cell table:number-columns-repeated="1020"/>
        </table:table-row>
        <table:table-row table:style-name="ro1">
          <table:table-cell table:formula="of:=[.A121]+[.$C$1]" office:value-type="float" office:value="1130">
            <text:p>1130</text:p>
          </table:table-cell>
          <table:table-cell office:value-type="float" office:value="-0.0549">
            <text:p>-0.05</text:p>
          </table:table-cell>
          <table:table-cell table:formula="of:=([.C121]+([.B122]+1)*[.$C$7]*([.$C$1]))*[.$C$6]" office:value-type="float" office:value="88.1842113695144">
            <text:p>88.18</text:p>
          </table:table-cell>
          <table:table-cell table:formula="of:=([.D121]+([.C122]+1)*[.$D$7]*([.$C$1]))*[.$D$6]" office:value-type="float" office:value="81.8820983326331">
            <text:p>81.88</text:p>
          </table:table-cell>
          <table:table-cell table:number-columns-repeated="1020"/>
        </table:table-row>
        <table:table-row table:style-name="ro1">
          <table:table-cell table:formula="of:=[.A122]+[.$C$1]" office:value-type="float" office:value="1140">
            <text:p>1140</text:p>
          </table:table-cell>
          <table:table-cell office:value-type="float" office:value="-0.079">
            <text:p>-0.08</text:p>
          </table:table-cell>
          <table:table-cell table:formula="of:=([.C122]+([.B123]+1)*[.$C$7]*([.$C$1]))*[.$C$6]" office:value-type="float" office:value="87.654790232563">
            <text:p>87.65</text:p>
          </table:table-cell>
          <table:table-cell table:formula="of:=([.D122]+([.C123]+1)*[.$D$7]*([.$C$1]))*[.$D$6]" office:value-type="float" office:value="81.6728196203005">
            <text:p>81.67</text:p>
          </table:table-cell>
          <table:table-cell table:number-columns-repeated="1020"/>
        </table:table-row>
        <table:table-row table:style-name="ro1">
          <table:table-cell table:formula="of:=[.A123]+[.$C$1]" office:value-type="float" office:value="1150">
            <text:p>1150</text:p>
          </table:table-cell>
          <table:table-cell office:value-type="float" office:value="-0.105">
            <text:p>-0.11</text:p>
          </table:table-cell>
          <table:table-cell table:formula="of:=([.C123]+([.B124]+1)*[.$C$7]*([.$C$1]))*[.$C$6]" office:value-type="float" office:value="86.9443112093067">
            <text:p>86.94</text:p>
          </table:table-cell>
          <table:table-cell table:formula="of:=([.D123]+([.C124]+1)*[.$D$7]*([.$C$1]))*[.$D$6]" office:value-type="float" office:value="81.420525667108">
            <text:p>81.42</text:p>
          </table:table-cell>
          <table:table-cell table:number-columns-repeated="1020"/>
        </table:table-row>
        <table:table-row table:style-name="ro1">
          <table:table-cell table:formula="of:=[.A124]+[.$C$1]" office:value-type="float" office:value="1160">
            <text:p>1160</text:p>
          </table:table-cell>
          <table:table-cell office:value-type="float" office:value="-0.1805">
            <text:p>-0.18</text:p>
          </table:table-cell>
          <table:table-cell table:formula="of:=([.C124]+([.B125]+1)*[.$C$7]*([.$C$1]))*[.$C$6]" office:value-type="float" office:value="85.625380088376">
            <text:p>85.63</text:p>
          </table:table-cell>
          <table:table-cell table:formula="of:=([.D124]+([.C125]+1)*[.$D$7]*([.$C$1]))*[.$D$6]" office:value-type="float" office:value="81.0747573083511">
            <text:p>81.07</text:p>
          </table:table-cell>
          <table:table-cell table:number-columns-repeated="1020"/>
        </table:table-row>
        <table:table-row table:style-name="ro1">
          <table:table-cell table:formula="of:=[.A125]+[.$C$1]" office:value-type="float" office:value="1170">
            <text:p>1170</text:p>
          </table:table-cell>
          <table:table-cell office:value-type="float" office:value="-0.2299">
            <text:p>-0.23</text:p>
          </table:table-cell>
          <table:table-cell table:formula="of:=([.C125]+([.B126]+1)*[.$C$7]*([.$C$1]))*[.$C$6]" office:value-type="float" office:value="83.9937420795384">
            <text:p>83.99</text:p>
          </table:table-cell>
          <table:table-cell table:formula="of:=([.D125]+([.C126]+1)*[.$D$7]*([.$C$1]))*[.$D$6]" office:value-type="float" office:value="80.6167183646744">
            <text:p>80.62</text:p>
          </table:table-cell>
          <table:table-cell table:number-columns-repeated="1020"/>
        </table:table-row>
        <table:table-row table:style-name="ro1">
          <table:table-cell table:formula="of:=[.A126]+[.$C$1]" office:value-type="float" office:value="1180">
            <text:p>1180</text:p>
          </table:table-cell>
          <table:table-cell office:value-type="float" office:value="-0.2923">
            <text:p>-0.29</text:p>
          </table:table-cell>
          <table:table-cell table:formula="of:=([.C126]+([.B127]+1)*[.$C$7]*([.$C$1]))*[.$C$6]" office:value-type="float" office:value="81.9636678715846">
            <text:p>81.96</text:p>
          </table:table-cell>
          <table:table-cell table:formula="of:=([.D126]+([.C127]+1)*[.$D$7]*([.$C$1]))*[.$D$6]" office:value-type="float" office:value="80.0217766366496">
            <text:p>80.02</text:p>
          </table:table-cell>
          <table:table-cell table:number-columns-repeated="1020"/>
        </table:table-row>
        <table:table-row table:style-name="ro1">
          <table:table-cell table:formula="of:=[.A127]+[.$C$1]" office:value-type="float" office:value="1190">
            <text:p>1190</text:p>
          </table:table-cell>
          <table:table-cell office:value-type="float" office:value="-0.3507">
            <text:p>-0.35</text:p>
          </table:table-cell>
          <table:table-cell table:formula="of:=([.C127]+([.B128]+1)*[.$C$7]*([.$C$1]))*[.$C$6]" office:value-type="float" office:value="79.6110010844261">
            <text:p>79.61</text:p>
          </table:table-cell>
          <table:table-cell table:formula="of:=([.D127]+([.C128]+1)*[.$D$7]*([.$C$1]))*[.$D$6]" office:value-type="float" office:value="79.274589070583">
            <text:p>79.27</text:p>
          </table:table-cell>
          <table:table-cell table:number-columns-repeated="1020"/>
        </table:table-row>
        <table:table-row table:style-name="ro1">
          <table:table-cell table:formula="of:=[.A128]+[.$C$1]" office:value-type="float" office:value="1200">
            <text:p>1200</text:p>
          </table:table-cell>
          <table:table-cell office:value-type="float" office:value="-0.3813">
            <text:p>-0.38</text:p>
          </table:table-cell>
          <table:table-cell table:formula="of:=([.C128]+([.B129]+1)*[.$C$7]*([.$C$1]))*[.$C$6]" office:value-type="float" office:value="77.2182009759835">
            <text:p>77.22</text:p>
          </table:table-cell>
          <table:table-cell table:formula="of:=([.D128]+([.C129]+1)*[.$D$7]*([.$C$1]))*[.$D$6]" office:value-type="float" office:value="78.3867682513632">
            <text:p>78.39</text:p>
          </table:table-cell>
          <table:table-cell table:number-columns-repeated="1020"/>
        </table:table-row>
        <table:table-row table:style-name="ro1">
          <table:table-cell table:formula="of:=[.A129]+[.$C$1]" office:value-type="float" office:value="1210">
            <text:p>1210</text:p>
          </table:table-cell>
          <table:table-cell office:value-type="float" office:value="-0.3754">
            <text:p>-0.38</text:p>
          </table:table-cell>
          <table:table-cell table:formula="of:=([.C129]+([.B130]+1)*[.$C$7]*([.$C$1]))*[.$C$6]" office:value-type="float" office:value="75.1177808783852">
            <text:p>75.12</text:p>
          </table:table-cell>
          <table:table-cell table:formula="of:=([.D129]+([.C130]+1)*[.$D$7]*([.$C$1]))*[.$D$6]" office:value-type="float" office:value="77.3986917052816">
            <text:p>77.4</text:p>
          </table:table-cell>
          <table:table-cell table:number-columns-repeated="1020"/>
        </table:table-row>
        <table:table-row table:style-name="ro1">
          <table:table-cell table:formula="of:=[.A130]+[.$C$1]" office:value-type="float" office:value="1220">
            <text:p>1220</text:p>
          </table:table-cell>
          <table:table-cell office:value-type="float" office:value="-0.3635">
            <text:p>-0.36</text:p>
          </table:table-cell>
          <table:table-cell table:formula="of:=([.C130]+([.B131]+1)*[.$C$7]*([.$C$1]))*[.$C$6]" office:value-type="float" office:value="73.3345027905466">
            <text:p>73.33</text:p>
          </table:table-cell>
          <table:table-cell table:formula="of:=([.D130]+([.C131]+1)*[.$D$7]*([.$C$1]))*[.$D$6]" office:value-type="float" office:value="76.3489277859026">
            <text:p>76.35</text:p>
          </table:table-cell>
          <table:table-cell table:number-columns-repeated="1020"/>
        </table:table-row>
        <table:table-row table:style-name="ro1">
          <table:table-cell table:formula="of:=[.A131]+[.$C$1]" office:value-type="float" office:value="1230">
            <text:p>1230</text:p>
          </table:table-cell>
          <table:table-cell office:value-type="float" office:value="-0.3329">
            <text:p>-0.33</text:p>
          </table:table-cell>
          <table:table-cell table:formula="of:=([.C131]+([.B132]+1)*[.$C$7]*([.$C$1]))*[.$C$6]" office:value-type="float" office:value="72.004952511492">
            <text:p>72</text:p>
          </table:table-cell>
          <table:table-cell table:formula="of:=([.D131]+([.C132]+1)*[.$D$7]*([.$C$1]))*[.$D$6]" office:value-type="float" office:value="75.2844807333466">
            <text:p>75.28</text:p>
          </table:table-cell>
          <table:table-cell table:number-columns-repeated="1020"/>
        </table:table-row>
        <table:table-row table:style-name="ro1">
          <table:table-cell table:formula="of:=[.A132]+[.$C$1]" office:value-type="float" office:value="1240">
            <text:p>1240</text:p>
          </table:table-cell>
          <table:table-cell office:value-type="float" office:value="-0.3478">
            <text:p>-0.35</text:p>
          </table:table-cell>
          <table:table-cell table:formula="of:=([.C132]+([.B133]+1)*[.$C$7]*([.$C$1]))*[.$C$6]" office:value-type="float" office:value="70.6742572603428">
            <text:p>70.67</text:p>
          </table:table-cell>
          <table:table-cell table:formula="of:=([.D132]+([.C133]+1)*[.$D$7]*([.$C$1]))*[.$D$6]" office:value-type="float" office:value="74.2067158134428">
            <text:p>74.21</text:p>
          </table:table-cell>
          <table:table-cell table:number-columns-repeated="1020"/>
        </table:table-row>
        <table:table-row table:style-name="ro1">
          <table:table-cell table:formula="of:=[.A133]+[.$C$1]" office:value-type="float" office:value="1250">
            <text:p>1250</text:p>
          </table:table-cell>
          <table:table-cell office:value-type="float" office:value="-0.3693">
            <text:p>-0.37</text:p>
          </table:table-cell>
          <table:table-cell table:formula="of:=([.C133]+([.B134]+1)*[.$C$7]*([.$C$1]))*[.$C$6]" office:value-type="float" office:value="69.2831315343085">
            <text:p>69.28</text:p>
          </table:table-cell>
          <table:table-cell table:formula="of:=([.D133]+([.C134]+1)*[.$D$7]*([.$C$1]))*[.$D$6]" office:value-type="float" office:value="73.1115260701863">
            <text:p>73.11</text:p>
          </table:table-cell>
          <table:table-cell table:number-columns-repeated="1020"/>
        </table:table-row>
        <table:table-row table:style-name="ro1">
          <table:table-cell table:formula="of:=[.A134]+[.$C$1]" office:value-type="float" office:value="1260">
            <text:p>1260</text:p>
          </table:table-cell>
          <table:table-cell office:value-type="float" office:value="-0.372">
            <text:p>-0.37</text:p>
          </table:table-cell>
          <table:table-cell table:formula="of:=([.C134]+([.B135]+1)*[.$C$7]*([.$C$1]))*[.$C$6]" office:value-type="float" office:value="68.0068183808777">
            <text:p>68.01</text:p>
          </table:table-cell>
          <table:table-cell table:formula="of:=([.D134]+([.C135]+1)*[.$D$7]*([.$C$1]))*[.$D$6]" office:value-type="float" office:value="72.0109871174467">
            <text:p>72.01</text:p>
          </table:table-cell>
          <table:table-cell table:number-columns-repeated="1020"/>
        </table:table-row>
        <table:table-row table:style-name="ro1">
          <table:table-cell table:formula="of:=[.A135]+[.$C$1]" office:value-type="float" office:value="1270">
            <text:p>1270</text:p>
          </table:table-cell>
          <table:table-cell office:value-type="float" office:value="-0.3716">
            <text:p>-0.37</text:p>
          </table:table-cell>
          <table:table-cell table:formula="of:=([.C135]+([.B136]+1)*[.$C$7]*([.$C$1]))*[.$C$6]" office:value-type="float" office:value="66.8617365427899">
            <text:p>66.86</text:p>
          </table:table-cell>
          <table:table-cell table:formula="of:=([.D135]+([.C136]+1)*[.$D$7]*([.$C$1]))*[.$D$6]" office:value-type="float" office:value="70.9174446945531">
            <text:p>70.92</text:p>
          </table:table-cell>
          <table:table-cell table:number-columns-repeated="1020"/>
        </table:table-row>
        <table:table-row table:style-name="ro1">
          <table:table-cell table:formula="of:=[.A136]+[.$C$1]" office:value-type="float" office:value="1280">
            <text:p>1280</text:p>
          </table:table-cell>
          <table:table-cell office:value-type="float" office:value="-0.3827">
            <text:p>-0.38</text:p>
          </table:table-cell>
          <table:table-cell table:formula="of:=([.C136]+([.B137]+1)*[.$C$7]*([.$C$1]))*[.$C$6]" office:value-type="float" office:value="65.7312628885109">
            <text:p>65.73</text:p>
          </table:table-cell>
          <table:table-cell table:formula="of:=([.D136]+([.C137]+1)*[.$D$7]*([.$C$1]))*[.$D$6]" office:value-type="float" office:value="69.8315138850638">
            <text:p>69.83</text:p>
          </table:table-cell>
          <table:table-cell table:number-columns-repeated="1020"/>
        </table:table-row>
        <table:table-row table:style-name="ro1">
          <table:table-cell table:formula="of:=[.A137]+[.$C$1]" office:value-type="float" office:value="1290">
            <text:p>1290</text:p>
          </table:table-cell>
          <table:table-cell office:value-type="float" office:value="-0.4233">
            <text:p>-0.42</text:p>
          </table:table-cell>
          <table:table-cell table:formula="of:=([.C137]+([.B138]+1)*[.$C$7]*([.$C$1]))*[.$C$6]" office:value-type="float" office:value="64.3484365996598">
            <text:p>64.35</text:p>
          </table:table-cell>
          <table:table-cell table:formula="of:=([.D137]+([.C138]+1)*[.$D$7]*([.$C$1]))*[.$D$6]" office:value-type="float" office:value="68.7297217905268">
            <text:p>68.73</text:p>
          </table:table-cell>
          <table:table-cell table:number-columns-repeated="1020"/>
        </table:table-row>
        <table:table-row table:style-name="ro1">
          <table:table-cell table:formula="of:=[.A138]+[.$C$1]" office:value-type="float" office:value="1300">
            <text:p>1300</text:p>
          </table:table-cell>
          <table:table-cell office:value-type="float" office:value="-0.4698">
            <text:p>-0.47</text:p>
          </table:table-cell>
          <table:table-cell table:formula="of:=([.C138]+([.B139]+1)*[.$C$7]*([.$C$1]))*[.$C$6]" office:value-type="float" office:value="62.6853929396938">
            <text:p>62.69</text:p>
          </table:table-cell>
          <table:table-cell table:formula="of:=([.D138]+([.C139]+1)*[.$D$7]*([.$C$1]))*[.$D$6]" office:value-type="float" office:value="67.5884349760466">
            <text:p>67.59</text:p>
          </table:table-cell>
          <table:table-cell table:number-columns-repeated="1020"/>
        </table:table-row>
        <table:table-row table:style-name="ro1">
          <table:table-cell table:formula="of:=[.A139]+[.$C$1]" office:value-type="float" office:value="1310">
            <text:p>1310</text:p>
          </table:table-cell>
          <table:table-cell office:value-type="float" office:value="-0.4739">
            <text:p>-0.47</text:p>
          </table:table-cell>
          <table:table-cell table:formula="of:=([.C139]+([.B140]+1)*[.$C$7]*([.$C$1]))*[.$C$6]" office:value-type="float" office:value="61.1517536457245">
            <text:p>61.15</text:p>
          </table:table-cell>
          <table:table-cell table:formula="of:=([.D139]+([.C140]+1)*[.$D$7]*([.$C$1]))*[.$D$6]" office:value-type="float" office:value="66.4232493065571">
            <text:p>66.42</text:p>
          </table:table-cell>
          <table:table-cell table:number-columns-repeated="1020"/>
        </table:table-row>
        <table:table-row table:style-name="ro1">
          <table:table-cell table:formula="of:=[.A140]+[.$C$1]" office:value-type="float" office:value="1320">
            <text:p>1320</text:p>
          </table:table-cell>
          <table:table-cell office:value-type="float" office:value="-0.4472">
            <text:p>-0.45</text:p>
          </table:table-cell>
          <table:table-cell table:formula="of:=([.C140]+([.B141]+1)*[.$C$7]*([.$C$1]))*[.$C$6]" office:value-type="float" office:value="60.011778281152">
            <text:p>60.01</text:p>
          </table:table-cell>
          <table:table-cell table:formula="of:=([.D140]+([.C141]+1)*[.$D$7]*([.$C$1]))*[.$D$6]" office:value-type="float" office:value="65.2719844212051">
            <text:p>65.27</text:p>
          </table:table-cell>
          <table:table-cell table:number-columns-repeated="1020"/>
        </table:table-row>
        <table:table-row table:style-name="ro1">
          <table:table-cell table:formula="of:=[.A141]+[.$C$1]" office:value-type="float" office:value="1330">
            <text:p>1330</text:p>
          </table:table-cell>
          <table:table-cell office:value-type="float" office:value="-0.4144">
            <text:p>-0.41</text:p>
          </table:table-cell>
          <table:table-cell table:formula="of:=([.C141]+([.B142]+1)*[.$C$7]*([.$C$1]))*[.$C$6]" office:value-type="float" office:value="59.2810004530368">
            <text:p>59.28</text:p>
          </table:table-cell>
          <table:table-cell table:formula="of:=([.D141]+([.C142]+1)*[.$D$7]*([.$C$1]))*[.$D$6]" office:value-type="float" office:value="64.1700760198579">
            <text:p>64.17</text:p>
          </table:table-cell>
          <table:table-cell table:number-columns-repeated="1020"/>
        </table:table-row>
        <table:table-row table:style-name="ro1">
          <table:table-cell table:formula="of:=[.A142]+[.$C$1]" office:value-type="float" office:value="1340">
            <text:p>1340</text:p>
          </table:table-cell>
          <table:table-cell office:value-type="float" office:value="-0.422">
            <text:p>-0.42</text:p>
          </table:table-cell>
          <table:table-cell table:formula="of:=([.C142]+([.B143]+1)*[.$C$7]*([.$C$1]))*[.$C$6]" office:value-type="float" office:value="58.5549004077331">
            <text:p>58.55</text:p>
          </table:table-cell>
          <table:table-cell table:formula="of:=([.D142]+([.C143]+1)*[.$D$7]*([.$C$1]))*[.$D$6]" office:value-type="float" office:value="63.1130094545681">
            <text:p>63.11</text:p>
          </table:table-cell>
          <table:table-cell table:number-columns-repeated="1020"/>
        </table:table-row>
        <table:table-row table:style-name="ro1">
          <table:table-cell table:formula="of:=[.A143]+[.$C$1]" office:value-type="float" office:value="1350">
            <text:p>1350</text:p>
          </table:table-cell>
          <table:table-cell office:value-type="float" office:value="-0.4731">
            <text:p>-0.47</text:p>
          </table:table-cell>
          <table:table-cell table:formula="of:=([.C143]+([.B144]+1)*[.$C$7]*([.$C$1]))*[.$C$6]" office:value-type="float" office:value="57.4415103669598">
            <text:p>57.44</text:p>
          </table:table-cell>
          <table:table-cell table:formula="of:=([.D143]+([.C144]+1)*[.$D$7]*([.$C$1]))*[.$D$6]" office:value-type="float" office:value="62.0614444421377">
            <text:p>62.06</text:p>
          </table:table-cell>
          <table:table-cell table:number-columns-repeated="1020"/>
        </table:table-row>
        <table:table-row table:style-name="ro1">
          <table:table-cell table:formula="of:=[.A144]+[.$C$1]" office:value-type="float" office:value="1360">
            <text:p>1360</text:p>
          </table:table-cell>
          <table:table-cell office:value-type="float" office:value="-0.4843">
            <text:p>-0.48</text:p>
          </table:table-cell>
          <table:table-cell table:formula="of:=([.C144]+([.B145]+1)*[.$C$7]*([.$C$1]))*[.$C$6]" office:value-type="float" office:value="56.3386593302638">
            <text:p>56.34</text:p>
          </table:table-cell>
          <table:table-cell table:formula="of:=([.D144]+([.C145]+1)*[.$D$7]*([.$C$1]))*[.$D$6]" office:value-type="float" office:value="61.0157793376476">
            <text:p>61.02</text:p>
          </table:table-cell>
          <table:table-cell table:number-columns-repeated="1020"/>
        </table:table-row>
        <table:table-row table:style-name="ro1">
          <table:table-cell table:formula="of:=[.A145]+[.$C$1]" office:value-type="float" office:value="1370">
            <text:p>1370</text:p>
          </table:table-cell>
          <table:table-cell office:value-type="float" office:value="-0.4863">
            <text:p>-0.49</text:p>
          </table:table-cell>
          <table:table-cell table:formula="of:=([.C145]+([.B146]+1)*[.$C$7]*([.$C$1]))*[.$C$6]" office:value-type="float" office:value="55.3280933972375">
            <text:p>55.33</text:p>
          </table:table-cell>
          <table:table-cell table:formula="of:=([.D145]+([.C146]+1)*[.$D$7]*([.$C$1]))*[.$D$6]" office:value-type="float" office:value="59.9837298096342">
            <text:p>59.98</text:p>
          </table:table-cell>
          <table:table-cell table:number-columns-repeated="1020"/>
        </table:table-row>
        <table:table-row table:style-name="ro1">
          <table:table-cell table:formula="of:=[.A146]+[.$C$1]" office:value-type="float" office:value="1380">
            <text:p>1380</text:p>
          </table:table-cell>
          <table:table-cell office:value-type="float" office:value="-0.4367">
            <text:p>-0.44</text:p>
          </table:table-cell>
          <table:table-cell table:formula="of:=([.C146]+([.B147]+1)*[.$C$7]*([.$C$1]))*[.$C$6]" office:value-type="float" office:value="54.8649840575137">
            <text:p>54.86</text:p>
          </table:table-cell>
          <table:table-cell table:formula="of:=([.D146]+([.C147]+1)*[.$D$7]*([.$C$1]))*[.$D$6]" office:value-type="float" office:value="59.0132053938471">
            <text:p>59.01</text:p>
          </table:table-cell>
          <table:table-cell table:number-columns-repeated="1020"/>
        </table:table-row>
        <table:table-row table:style-name="ro1">
          <table:table-cell table:formula="of:=[.A147]+[.$C$1]" office:value-type="float" office:value="1390">
            <text:p>1390</text:p>
          </table:table-cell>
          <table:table-cell office:value-type="float" office:value="-0.3793">
            <text:p>-0.38</text:p>
          </table:table-cell>
          <table:table-cell table:formula="of:=([.C147]+([.B148]+1)*[.$C$7]*([.$C$1]))*[.$C$6]" office:value-type="float" office:value="54.9647856517623">
            <text:p>54.96</text:p>
          </table:table-cell>
          <table:table-cell table:formula="of:=([.D147]+([.C148]+1)*[.$D$7]*([.$C$1]))*[.$D$6]" office:value-type="float" office:value="58.148715563121">
            <text:p>58.15</text:p>
          </table:table-cell>
          <table:table-cell table:number-columns-repeated="1020"/>
        </table:table-row>
        <table:table-row table:style-name="ro1">
          <table:table-cell table:formula="of:=[.A148]+[.$C$1]" office:value-type="float" office:value="1400">
            <text:p>1400</text:p>
          </table:table-cell>
          <table:table-cell office:value-type="float" office:value="-0.242">
            <text:p>-0.24</text:p>
          </table:table-cell>
          <table:table-cell table:formula="of:=([.C148]+([.B149]+1)*[.$C$7]*([.$C$1]))*[.$C$6]" office:value-type="float" office:value="56.2903070865861">
            <text:p>56.29</text:p>
          </table:table-cell>
          <table:table-cell table:formula="of:=([.D148]+([.C149]+1)*[.$D$7]*([.$C$1]))*[.$D$6]" office:value-type="float" office:value="57.4899716446016">
            <text:p>57.49</text:p>
          </table:table-cell>
          <table:table-cell table:number-columns-repeated="1020"/>
        </table:table-row>
        <table:table-row table:style-name="ro1">
          <table:table-cell table:formula="of:=[.A149]+[.$C$1]" office:value-type="float" office:value="1410">
            <text:p>1410</text:p>
          </table:table-cell>
          <table:table-cell office:value-type="float" office:value="-0.0335">
            <text:p>-0.03</text:p>
          </table:table-cell>
          <table:table-cell table:formula="of:=([.C149]+([.B150]+1)*[.$C$7]*([.$C$1]))*[.$C$6]" office:value-type="float" office:value="59.3597763779275">
            <text:p>59.36</text:p>
          </table:table-cell>
          <table:table-cell table:formula="of:=([.D149]+([.C150]+1)*[.$D$7]*([.$C$1]))*[.$D$6]" office:value-type="float" office:value="57.1733543541549">
            <text:p>57.17</text:p>
          </table:table-cell>
          <table:table-cell table:number-columns-repeated="1020"/>
        </table:table-row>
        <table:table-row table:style-name="ro1">
          <table:table-cell table:formula="of:=[.A150]+[.$C$1]" office:value-type="float" office:value="1420">
            <text:p>1420</text:p>
          </table:table-cell>
          <table:table-cell office:value-type="float" office:value="0.1281">
            <text:p>0.13</text:p>
          </table:table-cell>
          <table:table-cell table:formula="of:=([.C150]+([.B151]+1)*[.$C$7]*([.$C$1]))*[.$C$6]" office:value-type="float" office:value="63.5766987401348">
            <text:p>63.58</text:p>
          </table:table-cell>
          <table:table-cell table:formula="of:=([.D150]+([.C151]+1)*[.$D$7]*([.$C$1]))*[.$D$6]" office:value-type="float" office:value="57.2679218053516">
            <text:p>57.27</text:p>
          </table:table-cell>
          <table:table-cell table:number-columns-repeated="1020"/>
        </table:table-row>
        <table:table-row table:style-name="ro1">
          <table:table-cell table:formula="of:=[.A151]+[.$C$1]" office:value-type="float" office:value="1430">
            <text:p>1430</text:p>
          </table:table-cell>
          <table:table-cell office:value-type="float" office:value="0.1537">
            <text:p>0.15</text:p>
          </table:table-cell>
          <table:table-cell table:formula="of:=([.C151]+([.B152]+1)*[.$C$7]*([.$C$1]))*[.$C$6]" office:value-type="float" office:value="67.6023288661213">
            <text:p>67.6</text:p>
          </table:table-cell>
          <table:table-cell table:formula="of:=([.D151]+([.C152]+1)*[.$D$7]*([.$C$1]))*[.$D$6]" office:value-type="float" office:value="57.7153392227673">
            <text:p>57.72</text:p>
          </table:table-cell>
          <table:table-cell table:number-columns-repeated="1020"/>
        </table:table-row>
        <table:table-row table:style-name="ro1">
          <table:table-cell table:formula="of:=[.A152]+[.$C$1]" office:value-type="float" office:value="1440">
            <text:p>1440</text:p>
          </table:table-cell>
          <table:table-cell office:value-type="float" office:value="0.0926">
            <text:p>0.09</text:p>
          </table:table-cell>
          <table:table-cell table:formula="of:=([.C152]+([.B153]+1)*[.$C$7]*([.$C$1]))*[.$C$6]" office:value-type="float" office:value="70.6754959795092">
            <text:p>70.68</text:p>
          </table:table-cell>
          <table:table-cell table:formula="of:=([.D152]+([.C153]+1)*[.$D$7]*([.$C$1]))*[.$D$6]" office:value-type="float" office:value="58.3945999386464">
            <text:p>58.39</text:p>
          </table:table-cell>
          <table:table-cell table:number-columns-repeated="1020"/>
        </table:table-row>
        <table:table-row table:style-name="ro1">
          <table:table-cell table:formula="of:=[.A153]+[.$C$1]" office:value-type="float" office:value="1450">
            <text:p>1450</text:p>
          </table:table-cell>
          <table:table-cell office:value-type="float" office:value="0.0536">
            <text:p>0.05</text:p>
          </table:table-cell>
          <table:table-cell table:formula="of:=([.C153]+([.B154]+1)*[.$C$7]*([.$C$1]))*[.$C$6]" office:value-type="float" office:value="73.0903463815582">
            <text:p>73.09</text:p>
          </table:table-cell>
          <table:table-cell table:formula="of:=([.D153]+([.C154]+1)*[.$D$7]*([.$C$1]))*[.$D$6]" office:value-type="float" office:value="59.223271119122">
            <text:p>59.22</text:p>
          </table:table-cell>
          <table:table-cell table:number-columns-repeated="1020"/>
        </table:table-row>
        <table:table-row table:style-name="ro1">
          <table:table-cell table:formula="of:=[.A154]+[.$C$1]" office:value-type="float" office:value="1460">
            <text:p>1460</text:p>
          </table:table-cell>
          <table:table-cell office:value-type="float" office:value="-0.0051">
            <text:p>-0.01</text:p>
          </table:table-cell>
          <table:table-cell table:formula="of:=([.C154]+([.B155]+1)*[.$C$7]*([.$C$1]))*[.$C$6]" office:value-type="float" office:value="74.7354117434024">
            <text:p>74.74</text:p>
          </table:table-cell>
          <table:table-cell table:formula="of:=([.D154]+([.C155]+1)*[.$D$7]*([.$C$1]))*[.$D$6]" office:value-type="float" office:value="60.117131064116">
            <text:p>60.12</text:p>
          </table:table-cell>
          <table:table-cell table:number-columns-repeated="1020"/>
        </table:table-row>
        <table:table-row table:style-name="ro1">
          <table:table-cell table:formula="of:=[.A155]+[.$C$1]" office:value-type="float" office:value="1470">
            <text:p>1470</text:p>
          </table:table-cell>
          <table:table-cell office:value-type="float" office:value="0.0359">
            <text:p>0.04</text:p>
          </table:table-cell>
          <table:table-cell table:formula="of:=([.C155]+([.B156]+1)*[.$C$7]*([.$C$1]))*[.$C$6]" office:value-type="float" office:value="76.5849705690622">
            <text:p>76.58</text:p>
          </table:table-cell>
          <table:table-cell table:formula="of:=([.D155]+([.C156]+1)*[.$D$7]*([.$C$1]))*[.$D$6]" office:value-type="float" office:value="61.08806530892">
            <text:p>61.09</text:p>
          </table:table-cell>
          <table:table-cell table:number-columns-repeated="1020"/>
        </table:table-row>
        <table:table-row table:style-name="ro1">
          <table:table-cell table:formula="of:=[.A156]+[.$C$1]" office:value-type="float" office:value="1480">
            <text:p>1480</text:p>
          </table:table-cell>
          <table:table-cell office:value-type="float" office:value="0.0652">
            <text:p>0.07</text:p>
          </table:table-cell>
          <table:table-cell table:formula="of:=([.C156]+([.B157]+1)*[.$C$7]*([.$C$1]))*[.$C$6]" office:value-type="float" office:value="78.513273512156">
            <text:p>78.51</text:p>
          </table:table-cell>
          <table:table-cell table:formula="of:=([.D156]+([.C157]+1)*[.$D$7]*([.$C$1]))*[.$D$6]" office:value-type="float" office:value="62.1354533941221">
            <text:p>62.14</text:p>
          </table:table-cell>
          <table:table-cell table:number-columns-repeated="1020"/>
        </table:table-row>
        <table:table-row table:style-name="ro1">
          <table:table-cell table:formula="of:=[.A157]+[.$C$1]" office:value-type="float" office:value="1490">
            <text:p>1490</text:p>
          </table:table-cell>
          <table:table-cell office:value-type="float" office:value="0.2138">
            <text:p>0.21</text:p>
          </table:table-cell>
          <table:table-cell table:formula="of:=([.C157]+([.B158]+1)*[.$C$7]*([.$C$1]))*[.$C$6]" office:value-type="float" office:value="81.5861461609404">
            <text:p>81.59</text:p>
          </table:table-cell>
          <table:table-cell table:formula="of:=([.D157]+([.C158]+1)*[.$D$7]*([.$C$1]))*[.$D$6]" office:value-type="float" office:value="63.3546612091945">
            <text:p>63.35</text:p>
          </table:table-cell>
          <table:table-cell table:number-columns-repeated="1020"/>
        </table:table-row>
        <table:table-row table:style-name="ro1">
          <table:table-cell table:formula="of:=[.A158]+[.$C$1]" office:value-type="float" office:value="1500">
            <text:p>1500</text:p>
          </table:table-cell>
          <table:table-cell office:value-type="float" office:value="0.3314">
            <text:p>0.33</text:p>
          </table:table-cell>
          <table:table-cell table:formula="of:=([.C158]+([.B159]+1)*[.$C$7]*([.$C$1]))*[.$C$6]" office:value-type="float" office:value="85.4101315448463">
            <text:p>85.41</text:p>
          </table:table-cell>
          <table:table-cell table:formula="of:=([.D158]+([.C159]+1)*[.$D$7]*([.$C$1]))*[.$D$6]" office:value-type="float" office:value="64.7961069273112">
            <text:p>64.8</text:p>
          </table:table-cell>
          <table:table-cell table:number-columns-repeated="1020"/>
        </table:table-row>
        <table:table-row table:style-name="ro1">
          <table:table-cell table:formula="of:=[.A159]+[.$C$1]" office:value-type="float" office:value="1510">
            <text:p>1510</text:p>
          </table:table-cell>
          <table:table-cell office:value-type="float" office:value="0.3335">
            <text:p>0.33</text:p>
          </table:table-cell>
          <table:table-cell table:formula="of:=([.C159]+([.B160]+1)*[.$C$7]*([.$C$1]))*[.$C$6]" office:value-type="float" office:value="88.8706183903617">
            <text:p>88.87</text:p>
          </table:table-cell>
          <table:table-cell table:formula="of:=([.D159]+([.C160]+1)*[.$D$7]*([.$C$1]))*[.$D$6]" office:value-type="float" office:value="66.4048518897127">
            <text:p>66.4</text:p>
          </table:table-cell>
          <table:table-cell table:number-columns-repeated="1020"/>
        </table:table-row>
        <table:table-row table:style-name="ro1">
          <table:table-cell table:formula="of:=[.A160]+[.$C$1]" office:value-type="float" office:value="1520">
            <text:p>1520</text:p>
          </table:table-cell>
          <table:table-cell office:value-type="float" office:value="0.2117">
            <text:p>0.21</text:p>
          </table:table-cell>
          <table:table-cell table:formula="of:=([.C160]+([.B161]+1)*[.$C$7]*([.$C$1]))*[.$C$6]" office:value-type="float" office:value="90.8888565513255">
            <text:p>90.89</text:p>
          </table:table-cell>
          <table:table-cell table:formula="of:=([.D160]+([.C161]+1)*[.$D$7]*([.$C$1]))*[.$D$6]" office:value-type="float" office:value="68.0343637903607">
            <text:p>68.03</text:p>
          </table:table-cell>
          <table:table-cell table:number-columns-repeated="1020"/>
        </table:table-row>
        <table:table-row table:style-name="ro1">
          <table:table-cell table:formula="of:=[.A161]+[.$C$1]" office:value-type="float" office:value="1530">
            <text:p>1530</text:p>
          </table:table-cell>
          <table:table-cell office:value-type="float" office:value="0.0661">
            <text:p>0.07</text:p>
          </table:table-cell>
          <table:table-cell table:formula="of:=([.C161]+([.B162]+1)*[.$C$7]*([.$C$1]))*[.$C$6]" office:value-type="float" office:value="91.394870896193">
            <text:p>91.39</text:p>
          </table:table-cell>
          <table:table-cell table:formula="of:=([.D161]+([.C162]+1)*[.$D$7]*([.$C$1]))*[.$D$6]" office:value-type="float" office:value="69.546465791982">
            <text:p>69.55</text:p>
          </table:table-cell>
          <table:table-cell table:number-columns-repeated="1020"/>
        </table:table-row>
        <table:table-row table:style-name="ro1">
          <table:table-cell table:formula="of:=[.A162]+[.$C$1]" office:value-type="float" office:value="1540">
            <text:p>1540</text:p>
          </table:table-cell>
          <table:table-cell office:value-type="float" office:value="0.0685">
            <text:p>0.07</text:p>
          </table:table-cell>
          <table:table-cell table:formula="of:=([.C162]+([.B163]+1)*[.$C$7]*([.$C$1]))*[.$C$6]" office:value-type="float" office:value="91.8718838065737">
            <text:p>91.87</text:p>
          </table:table-cell>
          <table:table-cell table:formula="of:=([.D162]+([.C163]+1)*[.$D$7]*([.$C$1]))*[.$D$6]" office:value-type="float" office:value="70.9502887553754">
            <text:p>70.95</text:p>
          </table:table-cell>
          <table:table-cell table:number-columns-repeated="1020"/>
        </table:table-row>
        <table:table-row table:style-name="ro1">
          <table:table-cell table:formula="of:=[.A163]+[.$C$1]" office:value-type="float" office:value="1550">
            <text:p>1550</text:p>
          </table:table-cell>
          <table:table-cell office:value-type="float" office:value="0.0441">
            <text:p>0.04</text:p>
          </table:table-cell>
          <table:table-cell table:formula="of:=([.C163]+([.B164]+1)*[.$C$7]*([.$C$1]))*[.$C$6]" office:value-type="float" office:value="92.0815954259163">
            <text:p>92.08</text:p>
          </table:table-cell>
          <table:table-cell table:formula="of:=([.D163]+([.C164]+1)*[.$D$7]*([.$C$1]))*[.$D$6]" office:value-type="float" office:value="72.2326034681704">
            <text:p>72.23</text:p>
          </table:table-cell>
          <table:table-cell table:number-columns-repeated="1020"/>
        </table:table-row>
        <table:table-row table:style-name="ro1">
          <table:table-cell table:formula="of:=[.A164]+[.$C$1]" office:value-type="float" office:value="1560">
            <text:p>1560</text:p>
          </table:table-cell>
          <table:table-cell office:value-type="float" office:value="0.0969">
            <text:p>0.1</text:p>
          </table:table-cell>
          <table:table-cell table:formula="of:=([.C164]+([.B165]+1)*[.$C$7]*([.$C$1]))*[.$C$6]" office:value-type="float" office:value="92.7455358833247">
            <text:p>92.75</text:p>
          </table:table-cell>
          <table:table-cell table:formula="of:=([.D164]+([.C165]+1)*[.$D$7]*([.$C$1]))*[.$D$6]" office:value-type="float" office:value="73.4464413508526">
            <text:p>73.45</text:p>
          </table:table-cell>
          <table:table-cell table:number-columns-repeated="1020"/>
        </table:table-row>
        <table:table-row table:style-name="ro1">
          <table:table-cell table:formula="of:=[.A165]+[.$C$1]" office:value-type="float" office:value="1570">
            <text:p>1570</text:p>
          </table:table-cell>
          <table:table-cell office:value-type="float" office:value="0.2183">
            <text:p>0.22</text:p>
          </table:table-cell>
          <table:table-cell table:formula="of:=([.C165]+([.B166]+1)*[.$C$7]*([.$C$1]))*[.$C$6]" office:value-type="float" office:value="94.4356822949922">
            <text:p>94.44</text:p>
          </table:table-cell>
          <table:table-cell table:formula="of:=([.D165]+([.C166]+1)*[.$D$7]*([.$C$1]))*[.$D$6]" office:value-type="float" office:value="74.6910086223166">
            <text:p>74.69</text:p>
          </table:table-cell>
          <table:table-cell table:number-columns-repeated="1020"/>
        </table:table-row>
        <table:table-row table:style-name="ro1">
          <table:table-cell table:formula="of:=[.A166]+[.$C$1]" office:value-type="float" office:value="1580">
            <text:p>1580</text:p>
          </table:table-cell>
          <table:table-cell office:value-type="float" office:value="0.3144">
            <text:p>0.31</text:p>
          </table:table-cell>
          <table:table-cell table:formula="of:=([.C166]+([.B167]+1)*[.$C$7]*([.$C$1]))*[.$C$6]" office:value-type="float" office:value="96.821714065493">
            <text:p>96.82</text:p>
          </table:table-cell>
          <table:table-cell table:formula="of:=([.D166]+([.C167]+1)*[.$D$7]*([.$C$1]))*[.$D$6]" office:value-type="float" office:value="76.0258620259793">
            <text:p>76.03</text:p>
          </table:table-cell>
          <table:table-cell table:number-columns-repeated="1020"/>
        </table:table-row>
        <table:table-row table:style-name="ro1">
          <table:table-cell table:formula="of:=[.A167]+[.$C$1]" office:value-type="float" office:value="1590">
            <text:p>1590</text:p>
          </table:table-cell>
          <table:table-cell office:value-type="float" office:value="0.3571">
            <text:p>0.36</text:p>
          </table:table-cell>
          <table:table-cell table:formula="of:=([.C167]+([.B168]+1)*[.$C$7]*([.$C$1]))*[.$C$6]" office:value-type="float" office:value="99.3534426589437">
            <text:p>99.35</text:p>
          </table:table-cell>
          <table:table-cell table:formula="of:=([.D167]+([.C168]+1)*[.$D$7]*([.$C$1]))*[.$D$6]" office:value-type="float" office:value="77.4550856626863">
            <text:p>77.46</text:p>
          </table:table-cell>
          <table:table-cell table:number-columns-repeated="1020"/>
        </table:table-row>
        <table:table-row table:style-name="ro1">
          <table:table-cell table:formula="of:=[.A168]+[.$C$1]" office:value-type="float" office:value="1600">
            <text:p>1600</text:p>
          </table:table-cell>
          <table:table-cell office:value-type="float" office:value="0.3365">
            <text:p>0.34</text:p>
          </table:table-cell>
          <table:table-cell table:formula="of:=([.C168]+([.B169]+1)*[.$C$7]*([.$C$1]))*[.$C$6]" office:value-type="float" office:value="101.446598393049">
            <text:p>101.45</text:p>
          </table:table-cell>
          <table:table-cell table:formula="of:=([.D168]+([.C169]+1)*[.$D$7]*([.$C$1]))*[.$D$6]" office:value-type="float" office:value="78.9297709517921">
            <text:p>78.93</text:p>
          </table:table-cell>
          <table:table-cell table:number-columns-repeated="1020"/>
        </table:table-row>
        <table:table-row table:style-name="ro1">
          <table:table-cell table:formula="of:=[.A169]+[.$C$1]" office:value-type="float" office:value="1610">
            <text:p>1610</text:p>
          </table:table-cell>
          <table:table-cell office:value-type="float" office:value="0.3355">
            <text:p>0.34</text:p>
          </table:table-cell>
          <table:table-cell table:formula="of:=([.C169]+([.B170]+1)*[.$C$7]*([.$C$1]))*[.$C$6]" office:value-type="float" office:value="103.321438553744">
            <text:p>103.32</text:p>
          </table:table-cell>
          <table:table-cell table:formula="of:=([.D169]+([.C170]+1)*[.$D$7]*([.$C$1]))*[.$D$6]" office:value-type="float" office:value="80.4257233264499">
            <text:p>80.43</text:p>
          </table:table-cell>
          <table:table-cell table:number-columns-repeated="1020"/>
        </table:table-row>
        <table:table-row table:style-name="ro1">
          <table:table-cell table:formula="of:=[.A170]+[.$C$1]" office:value-type="float" office:value="1620">
            <text:p>1620</text:p>
          </table:table-cell>
          <table:table-cell office:value-type="float" office:value="0.2255">
            <text:p>0.23</text:p>
          </table:table-cell>
          <table:table-cell table:formula="of:=([.C170]+([.B171]+1)*[.$C$7]*([.$C$1]))*[.$C$6]" office:value-type="float" office:value="104.01879469837">
            <text:p>104.02</text:p>
          </table:table-cell>
          <table:table-cell table:formula="of:=([.D170]+([.C171]+1)*[.$D$7]*([.$C$1]))*[.$D$6]" office:value-type="float" office:value="81.8348425166582">
            <text:p>81.83</text:p>
          </table:table-cell>
          <table:table-cell table:number-columns-repeated="1020"/>
        </table:table-row>
        <table:table-row table:style-name="ro1">
          <table:table-cell table:formula="of:=[.A171]+[.$C$1]" office:value-type="float" office:value="1630">
            <text:p>1630</text:p>
          </table:table-cell>
          <table:table-cell office:value-type="float" office:value="0.1328">
            <text:p>0.13</text:p>
          </table:table-cell>
          <table:table-cell table:formula="of:=([.C171]+([.B172]+1)*[.$C$7]*([.$C$1]))*[.$C$6]" office:value-type="float" office:value="103.812115228533">
            <text:p>103.81</text:p>
          </table:table-cell>
          <table:table-cell table:formula="of:=([.D171]+([.C172]+1)*[.$D$7]*([.$C$1]))*[.$D$6]" office:value-type="float" office:value="83.0844486355603">
            <text:p>83.08</text:p>
          </table:table-cell>
          <table:table-cell table:number-columns-repeated="1020"/>
        </table:table-row>
        <table:table-row table:style-name="ro1">
          <table:table-cell table:formula="of:=[.A172]+[.$C$1]" office:value-type="float" office:value="1640">
            <text:p>1640</text:p>
          </table:table-cell>
          <table:table-cell office:value-type="float" office:value="0.1457">
            <text:p>0.15</text:p>
          </table:table-cell>
          <table:table-cell table:formula="of:=([.C172]+([.B173]+1)*[.$C$7]*([.$C$1]))*[.$C$6]" office:value-type="float" office:value="103.74220370568">
            <text:p>103.74</text:p>
          </table:table-cell>
          <table:table-cell table:formula="of:=([.D172]+([.C173]+1)*[.$D$7]*([.$C$1]))*[.$D$6]" office:value-type="float" office:value="84.2028021055155">
            <text:p>84.2</text:p>
          </table:table-cell>
          <table:table-cell table:number-columns-repeated="1020"/>
        </table:table-row>
        <table:table-row table:style-name="ro1">
          <table:table-cell table:formula="of:=[.A173]+[.$C$1]" office:value-type="float" office:value="1650">
            <text:p>1650</text:p>
          </table:table-cell>
          <table:table-cell office:value-type="float" office:value="0.125">
            <text:p>0.13</text:p>
          </table:table-cell>
          <table:table-cell table:formula="of:=([.C173]+([.B174]+1)*[.$C$7]*([.$C$1]))*[.$C$6]" office:value-type="float" office:value="103.492983335112">
            <text:p>103.49</text:p>
          </table:table-cell>
          <table:table-cell table:formula="of:=([.D173]+([.C174]+1)*[.$D$7]*([.$C$1]))*[.$D$6]" office:value-type="float" office:value="85.186890395124">
            <text:p>85.19</text:p>
          </table:table-cell>
          <table:table-cell table:number-columns-repeated="1020"/>
        </table:table-row>
        <table:table-row table:style-name="ro1">
          <table:table-cell table:formula="of:=[.A174]+[.$C$1]" office:value-type="float" office:value="1660">
            <text:p>1660</text:p>
          </table:table-cell>
          <table:table-cell office:value-type="float" office:value="0.1824">
            <text:p>0.18</text:p>
          </table:table-cell>
          <table:table-cell table:formula="of:=([.C174]+([.B175]+1)*[.$C$7]*([.$C$1]))*[.$C$6]" office:value-type="float" office:value="103.785285001601">
            <text:p>103.79</text:p>
          </table:table-cell>
          <table:table-cell table:formula="of:=([.D174]+([.C175]+1)*[.$D$7]*([.$C$1]))*[.$D$6]" office:value-type="float" office:value="86.0988770057556">
            <text:p>86.1</text:p>
          </table:table-cell>
          <table:table-cell table:number-columns-repeated="1020"/>
        </table:table-row>
        <table:table-row table:style-name="ro1">
          <table:table-cell table:formula="of:=[.A175]+[.$C$1]" office:value-type="float" office:value="1670">
            <text:p>1670</text:p>
          </table:table-cell>
          <table:table-cell office:value-type="float" office:value="0.2144">
            <text:p>0.21</text:p>
          </table:table-cell>
          <table:table-cell table:formula="of:=([.C175]+([.B176]+1)*[.$C$7]*([.$C$1]))*[.$C$6]" office:value-type="float" office:value="104.33635650144">
            <text:p>104.34</text:p>
          </table:table-cell>
          <table:table-cell table:formula="of:=([.D175]+([.C176]+1)*[.$D$7]*([.$C$1]))*[.$D$6]" office:value-type="float" office:value="86.9692613903097">
            <text:p>86.97</text:p>
          </table:table-cell>
          <table:table-cell table:number-columns-repeated="1020"/>
        </table:table-row>
        <table:table-row table:style-name="ro1">
          <table:table-cell table:formula="of:=[.A176]+[.$C$1]" office:value-type="float" office:value="1680">
            <text:p>1680</text:p>
          </table:table-cell>
          <table:table-cell office:value-type="float" office:value="0.2757">
            <text:p>0.28</text:p>
          </table:table-cell>
          <table:table-cell table:formula="of:=([.C176]+([.B177]+1)*[.$C$7]*([.$C$1]))*[.$C$6]" office:value-type="float" office:value="105.384020851296">
            <text:p>105.38</text:p>
          </table:table-cell>
          <table:table-cell table:formula="of:=([.D176]+([.C177]+1)*[.$D$7]*([.$C$1]))*[.$D$6]" office:value-type="float" office:value="87.8468971278954">
            <text:p>87.85</text:p>
          </table:table-cell>
          <table:table-cell table:number-columns-repeated="1020"/>
        </table:table-row>
        <table:table-row table:style-name="ro1">
          <table:table-cell table:formula="of:=[.A177]+[.$C$1]" office:value-type="float" office:value="1690">
            <text:p>1690</text:p>
          </table:table-cell>
          <table:table-cell office:value-type="float" office:value="0.3305">
            <text:p>0.33</text:p>
          </table:table-cell>
          <table:table-cell table:formula="of:=([.C177]+([.B178]+1)*[.$C$7]*([.$C$1]))*[.$C$6]" office:value-type="float" office:value="106.820118766167">
            <text:p>106.82</text:p>
          </table:table-cell>
          <table:table-cell table:formula="of:=([.D177]+([.C178]+1)*[.$D$7]*([.$C$1]))*[.$D$6]" office:value-type="float" office:value="88.7660181040609">
            <text:p>88.77</text:p>
          </table:table-cell>
          <table:table-cell table:number-columns-repeated="1020"/>
        </table:table-row>
        <table:table-row table:style-name="ro1">
          <table:table-cell table:formula="of:=[.A178]+[.$C$1]" office:value-type="float" office:value="1700">
            <text:p>1700</text:p>
          </table:table-cell>
          <table:table-cell office:value-type="float" office:value="0.3133">
            <text:p>0.31</text:p>
          </table:table-cell>
          <table:table-cell table:formula="of:=([.C178]+([.B179]+1)*[.$C$7]*([.$C$1]))*[.$C$6]" office:value-type="float" office:value="107.95780688955">
            <text:p>107.96</text:p>
          </table:table-cell>
          <table:table-cell table:formula="of:=([.D178]+([.C179]+1)*[.$D$7]*([.$C$1]))*[.$D$6]" office:value-type="float" office:value="89.6956189137143">
            <text:p>89.7</text:p>
          </table:table-cell>
          <table:table-cell table:number-columns-repeated="1020"/>
        </table:table-row>
        <table:table-row table:style-name="ro1">
          <table:table-cell table:formula="of:=[.A179]+[.$C$1]" office:value-type="float" office:value="1710">
            <text:p>1710</text:p>
          </table:table-cell>
          <table:table-cell office:value-type="float" office:value="0.2319">
            <text:p>0.23</text:p>
          </table:table-cell>
          <table:table-cell table:formula="of:=([.C179]+([.B180]+1)*[.$C$7]*([.$C$1]))*[.$C$6]" office:value-type="float" office:value="108.249126200595">
            <text:p>108.25</text:p>
          </table:table-cell>
          <table:table-cell table:formula="of:=([.D179]+([.C180]+1)*[.$D$7]*([.$C$1]))*[.$D$6]" office:value-type="float" office:value="90.5584783803965">
            <text:p>90.56</text:p>
          </table:table-cell>
          <table:table-cell table:number-columns-repeated="1020"/>
        </table:table-row>
        <table:table-row table:style-name="ro1">
          <table:table-cell table:formula="of:=[.A180]+[.$C$1]" office:value-type="float" office:value="1720">
            <text:p>1720</text:p>
          </table:table-cell>
          <table:table-cell office:value-type="float" office:value="0.2623">
            <text:p>0.26</text:p>
          </table:table-cell>
          <table:table-cell table:formula="of:=([.C180]+([.B181]+1)*[.$C$7]*([.$C$1]))*[.$C$6]" office:value-type="float" office:value="108.784913580536">
            <text:p>108.78</text:p>
          </table:table-cell>
          <table:table-cell table:formula="of:=([.D180]+([.C181]+1)*[.$D$7]*([.$C$1]))*[.$D$6]" office:value-type="float" office:value="91.383272764605">
            <text:p>91.38</text:p>
          </table:table-cell>
          <table:table-cell table:number-columns-repeated="1020"/>
        </table:table-row>
        <table:table-row table:style-name="ro1">
          <table:table-cell table:formula="of:=[.A181]+[.$C$1]" office:value-type="float" office:value="1730">
            <text:p>1730</text:p>
          </table:table-cell>
          <table:table-cell office:value-type="float" office:value="0.3169">
            <text:p>0.32</text:p>
          </table:table-cell>
          <table:table-cell table:formula="of:=([.C181]+([.B182]+1)*[.$C$7]*([.$C$1]))*[.$C$6]" office:value-type="float" office:value="109.758522222482">
            <text:p>109.76</text:p>
          </table:table-cell>
          <table:table-cell table:formula="of:=([.D181]+([.C182]+1)*[.$D$7]*([.$C$1]))*[.$D$6]" office:value-type="float" office:value="92.2132124881679">
            <text:p>92.21</text:p>
          </table:table-cell>
          <table:table-cell table:number-columns-repeated="1020"/>
        </table:table-row>
        <table:table-row table:style-name="ro1">
          <table:table-cell table:formula="of:=[.A182]+[.$C$1]" office:value-type="float" office:value="1740">
            <text:p>1740</text:p>
          </table:table-cell>
          <table:table-cell office:value-type="float" office:value="0.42">
            <text:p>0.42</text:p>
          </table:table-cell>
          <table:table-cell table:formula="of:=([.C182]+([.B183]+1)*[.$C$7]*([.$C$1]))*[.$C$6]" office:value-type="float" office:value="111.562670000234">
            <text:p>111.56</text:p>
          </table:table-cell>
          <table:table-cell table:formula="of:=([.D182]+([.C183]+1)*[.$D$7]*([.$C$1]))*[.$D$6]" office:value-type="float" office:value="93.1225315393722">
            <text:p>93.12</text:p>
          </table:table-cell>
          <table:table-cell table:number-columns-repeated="1020"/>
        </table:table-row>
        <table:table-row table:style-name="ro1">
          <table:table-cell table:formula="of:=[.A183]+[.$C$1]" office:value-type="float" office:value="1750">
            <text:p>1750</text:p>
          </table:table-cell>
          <table:table-cell office:value-type="float" office:value="0.4232">
            <text:p>0.42</text:p>
          </table:table-cell>
          <table:table-cell table:formula="of:=([.C183]+([.B184]+1)*[.$C$7]*([.$C$1]))*[.$C$6]" office:value-type="float" office:value="113.21520300021">
            <text:p>113.22</text:p>
          </table:table-cell>
          <table:table-cell table:formula="of:=([.D183]+([.C184]+1)*[.$D$7]*([.$C$1]))*[.$D$6]" office:value-type="float" office:value="94.0896466554539">
            <text:p>94.09</text:p>
          </table:table-cell>
          <table:table-cell table:number-columns-repeated="1020"/>
        </table:table-row>
        <table:table-row table:style-name="ro1">
          <table:table-cell table:formula="of:=[.A184]+[.$C$1]" office:value-type="float" office:value="1760">
            <text:p>1760</text:p>
          </table:table-cell>
          <table:table-cell office:value-type="float" office:value="0.4282">
            <text:p>0.43</text:p>
          </table:table-cell>
          <table:table-cell table:formula="of:=([.C184]+([.B185]+1)*[.$C$7]*([.$C$1]))*[.$C$6]" office:value-type="float" office:value="114.747482700189">
            <text:p>114.75</text:p>
          </table:table-cell>
          <table:table-cell table:formula="of:=([.D184]+([.C185]+1)*[.$D$7]*([.$C$1]))*[.$D$6]" office:value-type="float" office:value="95.0979554329256">
            <text:p>95.1</text:p>
          </table:table-cell>
          <table:table-cell table:number-columns-repeated="1020"/>
        </table:table-row>
        <table:table-row table:style-name="ro1">
          <table:table-cell table:formula="of:=[.A185]+[.$C$1]" office:value-type="float" office:value="1770">
            <text:p>1770</text:p>
          </table:table-cell>
          <table:table-cell office:value-type="float" office:value="0.4439">
            <text:p>0.44</text:p>
          </table:table-cell>
          <table:table-cell table:formula="of:=([.C185]+([.B186]+1)*[.$C$7]*([.$C$1]))*[.$C$6]" office:value-type="float" office:value="116.26783443017">
            <text:p>116.27</text:p>
          </table:table-cell>
          <table:table-cell table:formula="of:=([.D185]+([.C186]+1)*[.$D$7]*([.$C$1]))*[.$D$6]" office:value-type="float" office:value="96.1422649883484">
            <text:p>96.14</text:p>
          </table:table-cell>
          <table:table-cell table:number-columns-repeated="1020"/>
        </table:table-row>
        <table:table-row table:style-name="ro1">
          <table:table-cell table:formula="of:=[.A186]+[.$C$1]" office:value-type="float" office:value="1780">
            <text:p>1780</text:p>
          </table:table-cell>
          <table:table-cell office:value-type="float" office:value="0.4428">
            <text:p>0.44</text:p>
          </table:table-cell>
          <table:table-cell table:formula="of:=([.C186]+([.B187]+1)*[.$C$7]*([.$C$1]))*[.$C$6]" office:value-type="float" office:value="117.626250987153">
            <text:p>117.63</text:p>
          </table:table-cell>
          <table:table-cell table:formula="of:=([.D186]+([.C187]+1)*[.$D$7]*([.$C$1]))*[.$D$6]" office:value-type="float" office:value="97.2044010783573">
            <text:p>97.2</text:p>
          </table:table-cell>
          <table:table-cell table:number-columns-repeated="1020"/>
        </table:table-row>
        <table:table-row table:style-name="ro1">
          <table:table-cell table:formula="of:=[.A187]+[.$C$1]" office:value-type="float" office:value="1790">
            <text:p>1790</text:p>
          </table:table-cell>
          <table:table-cell office:value-type="float" office:value="0.4669">
            <text:p>0.47</text:p>
          </table:table-cell>
          <table:table-cell table:formula="of:=([.C187]+([.B188]+1)*[.$C$7]*([.$C$1]))*[.$C$6]" office:value-type="float" office:value="119.065725888438">
            <text:p>119.07</text:p>
          </table:table-cell>
          <table:table-cell table:formula="of:=([.D187]+([.C188]+1)*[.$D$7]*([.$C$1]))*[.$D$6]" office:value-type="float" office:value="98.289876300481">
            <text:p>98.29</text:p>
          </table:table-cell>
          <table:table-cell table:number-columns-repeated="1020"/>
        </table:table-row>
        <table:table-row table:style-name="ro1">
          <table:table-cell table:formula="of:=[.A188]+[.$C$1]" office:value-type="float" office:value="1800">
            <text:p>1800</text:p>
          </table:table-cell>
          <table:table-cell office:value-type="float" office:value="0.4196">
            <text:p>0.42</text:p>
          </table:table-cell>
          <table:table-cell table:formula="of:=([.C188]+([.B189]+1)*[.$C$7]*([.$C$1]))*[.$C$6]" office:value-type="float" office:value="119.935553299594">
            <text:p>119.94</text:p>
          </table:table-cell>
          <table:table-cell table:formula="of:=([.D188]+([.C189]+1)*[.$D$7]*([.$C$1]))*[.$D$6]" office:value-type="float" office:value="99.3450884673964">
            <text:p>99.35</text:p>
          </table:table-cell>
          <table:table-cell table:number-columns-repeated="1020"/>
        </table:table-row>
        <table:table-row table:style-name="ro1">
          <table:table-cell table:formula="of:=[.A189]+[.$C$1]" office:value-type="float" office:value="1810">
            <text:p>1810</text:p>
          </table:table-cell>
          <table:table-cell office:value-type="float" office:value="0.3618">
            <text:p>0.36</text:p>
          </table:table-cell>
          <table:table-cell table:formula="of:=([.C189]+([.B190]+1)*[.$C$7]*([.$C$1]))*[.$C$6]" office:value-type="float" office:value="120.198197969635">
            <text:p>120.2</text:p>
          </table:table-cell>
          <table:table-cell table:formula="of:=([.D189]+([.C190]+1)*[.$D$7]*([.$C$1]))*[.$D$6]" office:value-type="float" office:value="100.318417437924">
            <text:p>100.32</text:p>
          </table:table-cell>
          <table:table-cell table:number-columns-repeated="1020"/>
        </table:table-row>
        <table:table-row table:style-name="ro1">
          <table:table-cell table:formula="of:=[.A190]+[.$C$1]" office:value-type="float" office:value="1820">
            <text:p>1820</text:p>
          </table:table-cell>
          <table:table-cell office:value-type="float" office:value="0.3197">
            <text:p>0.32</text:p>
          </table:table-cell>
          <table:table-cell table:formula="of:=([.C190]+([.B191]+1)*[.$C$7]*([.$C$1]))*[.$C$6]" office:value-type="float" office:value="120.055678172671">
            <text:p>120.06</text:p>
          </table:table-cell>
          <table:table-cell table:formula="of:=([.D190]+([.C191]+1)*[.$D$7]*([.$C$1]))*[.$D$6]" office:value-type="float" office:value="101.181586729672">
            <text:p>101.18</text:p>
          </table:table-cell>
          <table:table-cell table:number-columns-repeated="1020"/>
        </table:table-row>
        <table:table-row table:style-name="ro1">
          <table:table-cell table:formula="of:=[.A191]+[.$C$1]" office:value-type="float" office:value="1830">
            <text:p>1830</text:p>
          </table:table-cell>
          <table:table-cell office:value-type="float" office:value="0.2771">
            <text:p>0.28</text:p>
          </table:table-cell>
          <table:table-cell table:formula="of:=([.C191]+([.B192]+1)*[.$C$7]*([.$C$1]))*[.$C$6]" office:value-type="float" office:value="119.544010355404">
            <text:p>119.54</text:p>
          </table:table-cell>
          <table:table-cell table:formula="of:=([.D191]+([.C192]+1)*[.$D$7]*([.$C$1]))*[.$D$6]" office:value-type="float" office:value="101.912388988691">
            <text:p>101.91</text:p>
          </table:table-cell>
          <table:table-cell table:number-columns-repeated="1020"/>
        </table:table-row>
        <table:table-row table:style-name="ro1">
          <table:table-cell table:formula="of:=[.A192]+[.$C$1]" office:value-type="float" office:value="1840">
            <text:p>1840</text:p>
          </table:table-cell>
          <table:table-cell office:value-type="float" office:value="0.2384">
            <text:p>0.24</text:p>
          </table:table-cell>
          <table:table-cell table:formula="of:=([.C192]+([.B193]+1)*[.$C$7]*([.$C$1]))*[.$C$6]" office:value-type="float" office:value="118.735209319864">
            <text:p>118.74</text:p>
          </table:table-cell>
          <table:table-cell table:formula="of:=([.D192]+([.C193]+1)*[.$D$7]*([.$C$1]))*[.$D$6]" office:value-type="float" office:value="102.49731892861">
            <text:p>102.5</text:p>
          </table:table-cell>
          <table:table-cell table:number-columns-repeated="1020"/>
        </table:table-row>
        <table:table-row table:style-name="ro1">
          <table:table-cell table:formula="of:=[.A193]+[.$C$1]" office:value-type="float" office:value="1850">
            <text:p>1850</text:p>
          </table:table-cell>
          <table:table-cell office:value-type="float" office:value="0.2085">
            <text:p>0.21</text:p>
          </table:table-cell>
          <table:table-cell table:formula="of:=([.C193]+([.B194]+1)*[.$C$7]*([.$C$1]))*[.$C$6]" office:value-type="float" office:value="117.738188387877">
            <text:p>117.74</text:p>
          </table:table-cell>
          <table:table-cell table:formula="of:=([.D193]+([.C194]+1)*[.$D$7]*([.$C$1]))*[.$D$6]" office:value-type="float" office:value="102.934023990658">
            <text:p>102.93</text:p>
          </table:table-cell>
          <table:table-cell table:number-columns-repeated="1020"/>
        </table:table-row>
        <table:table-row table:style-name="ro1">
          <table:table-cell table:formula="of:=[.A194]+[.$C$1]" office:value-type="float" office:value="1860">
            <text:p>1860</text:p>
          </table:table-cell>
          <table:table-cell office:value-type="float" office:value="0.1928">
            <text:p>0.19</text:p>
          </table:table-cell>
          <table:table-cell table:formula="of:=([.C194]+([.B195]+1)*[.$C$7]*([.$C$1]))*[.$C$6]" office:value-type="float" office:value="116.69956954909">
            <text:p>116.7</text:p>
          </table:table-cell>
          <table:table-cell table:formula="of:=([.D194]+([.C195]+1)*[.$D$7]*([.$C$1]))*[.$D$6]" office:value-type="float" office:value="103.23358285101">
            <text:p>103.23</text:p>
          </table:table-cell>
          <table:table-cell table:number-columns-repeated="1020"/>
        </table:table-row>
        <table:table-row table:style-name="ro1">
          <table:table-cell table:formula="of:=[.A195]+[.$C$1]" office:value-type="float" office:value="1870">
            <text:p>1870</text:p>
          </table:table-cell>
          <table:table-cell office:value-type="float" office:value="0.1552">
            <text:p>0.16</text:p>
          </table:table-cell>
          <table:table-cell table:formula="of:=([.C195]+([.B196]+1)*[.$C$7]*([.$C$1]))*[.$C$6]" office:value-type="float" office:value="115.426412594181">
            <text:p>115.43</text:p>
          </table:table-cell>
          <table:table-cell table:formula="of:=([.D195]+([.C196]+1)*[.$D$7]*([.$C$1]))*[.$D$6]" office:value-type="float" office:value="103.388601699385">
            <text:p>103.39</text:p>
          </table:table-cell>
          <table:table-cell table:number-columns-repeated="1020"/>
        </table:table-row>
        <table:table-row table:style-name="ro1">
          <table:table-cell table:formula="of:=[.A196]+[.$C$1]" office:value-type="float" office:value="1880">
            <text:p>1880</text:p>
          </table:table-cell>
          <table:table-cell office:value-type="float" office:value="0.1159">
            <text:p>0.12</text:p>
          </table:table-cell>
          <table:table-cell table:formula="of:=([.C196]+([.B197]+1)*[.$C$7]*([.$C$1]))*[.$C$6]" office:value-type="float" office:value="113.926871334763">
            <text:p>113.93</text:p>
          </table:table-cell>
          <table:table-cell table:formula="of:=([.D196]+([.C197]+1)*[.$D$7]*([.$C$1]))*[.$D$6]" office:value-type="float" office:value="103.393159949575">
            <text:p>103.39</text:p>
          </table:table-cell>
          <table:table-cell table:number-columns-repeated="1020"/>
        </table:table-row>
        <table:table-row table:style-name="ro1">
          <table:table-cell table:formula="of:=[.A197]+[.$C$1]" office:value-type="float" office:value="1890">
            <text:p>1890</text:p>
          </table:table-cell>
          <table:table-cell office:value-type="float" office:value="0.1034">
            <text:p>0.1</text:p>
          </table:table-cell>
          <table:table-cell table:formula="of:=([.C197]+([.B198]+1)*[.$C$7]*([.$C$1]))*[.$C$6]" office:value-type="float" office:value="112.464784201286">
            <text:p>112.46</text:p>
          </table:table-cell>
          <table:table-cell table:formula="of:=([.D197]+([.C198]+1)*[.$D$7]*([.$C$1]))*[.$D$6]" office:value-type="float" office:value="103.265674532734">
            <text:p>103.27</text:p>
          </table:table-cell>
          <table:table-cell table:number-columns-repeated="1020"/>
        </table:table-row>
        <table:table-row table:style-name="ro1">
          <table:table-cell table:formula="of:=[.A198]+[.$C$1]" office:value-type="float" office:value="1900">
            <text:p>1900</text:p>
          </table:table-cell>
          <table:table-cell office:value-type="float" office:value="0.1151">
            <text:p>0.12</text:p>
          </table:table-cell>
          <table:table-cell table:formula="of:=([.C198]+([.B199]+1)*[.$C$7]*([.$C$1]))*[.$C$6]" office:value-type="float" office:value="111.254205781158">
            <text:p>111.25</text:p>
          </table:table-cell>
          <table:table-cell table:formula="of:=([.D198]+([.C199]+1)*[.$D$7]*([.$C$1]))*[.$D$6]" office:value-type="float" office:value="103.041985599765">
            <text:p>103.04</text:p>
          </table:table-cell>
          <table:table-cell table:number-columns-repeated="1020"/>
        </table:table-row>
        <table:table-row table:style-name="ro1">
          <table:table-cell table:formula="of:=[.A199]+[.$C$1]" office:value-type="float" office:value="1910">
            <text:p>1910</text:p>
          </table:table-cell>
          <table:table-cell office:value-type="float" office:value="0.102">
            <text:p>0.1</text:p>
          </table:table-cell>
          <table:table-cell table:formula="of:=([.C199]+([.B200]+1)*[.$C$7]*([.$C$1]))*[.$C$6]" office:value-type="float" office:value="110.046785203042">
            <text:p>110.05</text:p>
          </table:table-cell>
          <table:table-cell table:formula="of:=([.D199]+([.C200]+1)*[.$D$7]*([.$C$1]))*[.$D$6]" office:value-type="float" office:value="102.731997708062">
            <text:p>102.73</text:p>
          </table:table-cell>
          <table:table-cell table:number-columns-repeated="1020"/>
        </table:table-row>
        <table:table-row table:style-name="ro1">
          <table:table-cell table:formula="of:=[.A200]+[.$C$1]" office:value-type="float" office:value="1920">
            <text:p>1920</text:p>
          </table:table-cell>
          <table:table-cell office:value-type="float" office:value="0.0705">
            <text:p>0.07</text:p>
          </table:table-cell>
          <table:table-cell table:formula="of:=([.C200]+([.B201]+1)*[.$C$7]*([.$C$1]))*[.$C$6]" office:value-type="float" office:value="108.676606682738">
            <text:p>108.68</text:p>
          </table:table-cell>
          <table:table-cell table:formula="of:=([.D200]+([.C201]+1)*[.$D$7]*([.$C$1]))*[.$D$6]" office:value-type="float" office:value="102.329692538702">
            <text:p>102.33</text:p>
          </table:table-cell>
          <table:table-cell table:number-columns-repeated="1020"/>
        </table:table-row>
        <table:table-row table:style-name="ro1">
          <table:table-cell table:formula="of:=[.A201]+[.$C$1]" office:value-type="float" office:value="1930">
            <text:p>1930</text:p>
          </table:table-cell>
          <table:table-cell office:value-type="float" office:value="0.0513">
            <text:p>0.05</text:p>
          </table:table-cell>
          <table:table-cell table:formula="of:=([.C201]+([.B202]+1)*[.$C$7]*([.$C$1]))*[.$C$6]" office:value-type="float" office:value="107.270646014464">
            <text:p>107.27</text:p>
          </table:table-cell>
          <table:table-cell table:formula="of:=([.D201]+([.C202]+1)*[.$D$7]*([.$C$1]))*[.$D$6]" office:value-type="float" office:value="101.841081426134">
            <text:p>101.84</text:p>
          </table:table-cell>
          <table:table-cell table:number-columns-repeated="1020"/>
        </table:table-row>
        <table:table-row table:style-name="ro1">
          <table:table-cell table:formula="of:=[.A202]+[.$C$1]" office:value-type="float" office:value="1940">
            <text:p>1940</text:p>
          </table:table-cell>
          <table:table-cell office:value-type="float" office:value="0.0364">
            <text:p>0.04</text:p>
          </table:table-cell>
          <table:table-cell table:formula="of:=([.C202]+([.B203]+1)*[.$C$7]*([.$C$1]))*[.$C$6]" office:value-type="float" office:value="105.871181413018">
            <text:p>105.87</text:p>
          </table:table-cell>
          <table:table-cell table:formula="of:=([.D202]+([.C203]+1)*[.$D$7]*([.$C$1]))*[.$D$6]" office:value-type="float" office:value="101.275379610692">
            <text:p>101.28</text:p>
          </table:table-cell>
          <table:table-cell table:number-columns-repeated="1020"/>
        </table:table-row>
        <table:table-row table:style-name="ro1">
          <table:table-cell table:formula="of:=[.A203]+[.$C$1]" office:value-type="float" office:value="1950">
            <text:p>1950</text:p>
          </table:table-cell>
          <table:table-cell office:value-type="float" office:value="0.0075">
            <text:p>0.01</text:p>
          </table:table-cell>
          <table:table-cell table:formula="of:=([.C203]+([.B204]+1)*[.$C$7]*([.$C$1]))*[.$C$6]" office:value-type="float" office:value="104.351563271716">
            <text:p>104.35</text:p>
          </table:table-cell>
          <table:table-cell table:formula="of:=([.D203]+([.C204]+1)*[.$D$7]*([.$C$1]))*[.$D$6]" office:value-type="float" office:value="100.629482344077">
            <text:p>100.63</text:p>
          </table:table-cell>
          <table:table-cell table:number-columns-repeated="1020"/>
        </table:table-row>
        <table:table-row table:style-name="ro1">
          <table:table-cell table:formula="of:=[.A204]+[.$C$1]" office:value-type="float" office:value="1960">
            <text:p>1960</text:p>
          </table:table-cell>
          <table:table-cell office:value-type="float" office:value="-0.0103">
            <text:p>-0.01</text:p>
          </table:table-cell>
          <table:table-cell table:formula="of:=([.C204]+([.B205]+1)*[.$C$7]*([.$C$1]))*[.$C$6]" office:value-type="float" office:value="102.823706944544">
            <text:p>102.82</text:p>
          </table:table-cell>
          <table:table-cell table:formula="of:=([.D204]+([.C205]+1)*[.$D$7]*([.$C$1]))*[.$D$6]" office:value-type="float" office:value="99.9106677346784">
            <text:p>99.91</text:p>
          </table:table-cell>
          <table:table-cell table:number-columns-repeated="1020"/>
        </table:table-row>
        <table:table-row table:style-name="ro1">
          <table:table-cell table:formula="of:=[.A205]+[.$C$1]" office:value-type="float" office:value="1970">
            <text:p>1970</text:p>
          </table:table-cell>
          <table:table-cell office:value-type="float" office:value="0.0182">
            <text:p>0.02</text:p>
          </table:table-cell>
          <table:table-cell table:formula="of:=([.C205]+([.B206]+1)*[.$C$7]*([.$C$1]))*[.$C$6]" office:value-type="float" office:value="101.70513625009">
            <text:p>101.71</text:p>
          </table:table-cell>
          <table:table-cell table:formula="of:=([.D205]+([.C206]+1)*[.$D$7]*([.$C$1]))*[.$D$6]" office:value-type="float" office:value="99.1630632237186">
            <text:p>99.16</text:p>
          </table:table-cell>
          <table:table-cell table:number-columns-repeated="1020"/>
        </table:table-row>
        <table:table-row table:style-name="ro1">
          <table:table-cell table:formula="of:=[.A206]+[.$C$1]" office:value-type="float" office:value="1980">
            <text:p>1980</text:p>
          </table:table-cell>
          <table:table-cell office:value-type="float" office:value="0.0515">
            <text:p>0.05</text:p>
          </table:table-cell>
          <table:table-cell table:formula="of:=([.C206]+([.B207]+1)*[.$C$7]*([.$C$1]))*[.$C$6]" office:value-type="float" office:value="100.998122625081">
            <text:p>101</text:p>
          </table:table-cell>
          <table:table-cell table:formula="of:=([.D206]+([.C207]+1)*[.$D$7]*([.$C$1]))*[.$D$6]" office:value-type="float" office:value="98.426587937604">
            <text:p>98.43</text:p>
          </table:table-cell>
          <table:table-cell table:number-columns-repeated="1020"/>
        </table:table-row>
        <table:table-row table:style-name="ro1">
          <table:table-cell table:formula="of:=[.A207]+[.$C$1]" office:value-type="float" office:value="1990">
            <text:p>1990</text:p>
          </table:table-cell>
          <table:table-cell office:value-type="float" office:value="0.0641">
            <text:p>0.06</text:p>
          </table:table-cell>
          <table:table-cell table:formula="of:=([.C207]+([.B208]+1)*[.$C$7]*([.$C$1]))*[.$C$6]" office:value-type="float" office:value="100.475210362573">
            <text:p>100.48</text:p>
          </table:table-cell>
          <table:table-cell table:formula="of:=([.D207]+([.C208]+1)*[.$D$7]*([.$C$1]))*[.$D$6]" office:value-type="float" office:value="97.7166980764752">
            <text:p>97.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082">
            <text:p>0.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719">
            <text:p>0.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472">
            <text:p>0.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18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205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67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25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54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3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28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67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18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9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211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44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66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62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24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402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8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45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6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54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08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7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41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82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2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4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28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53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8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72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44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3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4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64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222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86">
            <text:p>-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44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93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55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93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42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63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93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14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4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72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83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48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63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22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77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11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35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45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43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15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59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64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6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32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15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0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28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4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417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413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86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46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8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75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3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3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67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86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53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46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73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34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75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94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36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12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22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12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75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53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28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47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9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6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26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52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69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2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8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27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5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7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32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141">
            <text:p>-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7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82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7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17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67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17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92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83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31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49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92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77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37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32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76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32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381">
            <text:p>0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98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97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8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59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72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93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21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18">
            <text:p>0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45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21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-0.0024">
            <text:p>0</text:p>
          </table:table-cell>
          <table:table-cell table:number-columns-repeated="1022"/>
        </table:table-row>
      </table:table>
      <table:table table:name="data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98">
            <text:p>-0.98</text:p>
          </table:table-cell>
          <table:table-cell>
            <draw:frame table:end-cell-address="data.J22" table:end-x="0.5957in" table:end-y="0.1134in" draw:z-index="0" draw:style-name="gr1" draw:text-style-name="P1" svg:width="6.2988in" svg:height="3.5402in" svg:x="0.5201in" svg:y="0.1295in">
              <draw:object draw:notify-on-update-of-ranges="data.A1:data.A755 data.B1:data.B7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.09">
            <text:p>-1.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.13">
            <text:p>-1.1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.27">
            <text:p>-1.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1.27">
            <text:p>-1.2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1.22">
            <text:p>-1.2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75">
            <text:p>-0.7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73">
            <text:p>-0.7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47">
            <text:p>-0.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31">
            <text:p>-0.3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27">
            <text:p>-0.27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09">
            <text:p>-0.0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14">
            <text:p>-0.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42">
            <text:p>-0.4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1.32">
            <text:p>-1.3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1.79">
            <text:p>-1.7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2.21">
            <text:p>-2.21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2.58">
            <text:p>-2.5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2.91">
            <text:p>-2.9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3.05">
            <text:p>-3.05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3.25">
            <text:p>-3.2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3.44">
            <text:p>-3.4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3.6">
            <text:p>-3.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3.61">
            <text:p>-3.6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3.55">
            <text:p>-3.5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3.45">
            <text:p>-3.4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3.33">
            <text:p>-3.3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3.21">
            <text:p>-3.2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3.1">
            <text:p>-3.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2.98">
            <text:p>-2.9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2.87">
            <text:p>-2.8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2.76">
            <text:p>-2.7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2.63">
            <text:p>-2.6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2.51">
            <text:p>-2.5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2.38">
            <text:p>-2.3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2.24">
            <text:p>-2.2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2.1">
            <text:p>-2.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.97">
            <text:p>-1.9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.83">
            <text:p>-1.8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1.69">
            <text:p>-1.6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1.46">
            <text:p>-1.46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1.36">
            <text:p>-1.3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0.11">
            <text:p>-0.1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0.26">
            <text:p>-0.2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0.4">
            <text:p>-0.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0.58">
            <text:p>-0.5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8">
            <text:p>-0.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87">
            <text:p>-0.8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-1.12">
            <text:p>-1.1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0.75">
            <text:p>-0.7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-0.47">
            <text:p>-0.47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0.09">
            <text:p>-0.09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1.48">
            <text:p>-1.4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1.9">
            <text:p>-1.9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2.37">
            <text:p>-2.3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2.78">
            <text:p>-2.7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3.1">
            <text:p>-3.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3.37">
            <text:p>-3.37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3.64">
            <text:p>-3.64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3.79">
            <text:p>-3.7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3.93">
            <text:p>-3.93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3.75">
            <text:p>-3.7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-3.57">
            <text:p>-3.5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-3.57">
            <text:p>-3.57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3.45">
            <text:p>-3.4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-3.16">
            <text:p>-3.1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2.91">
            <text:p>-2.9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2.71">
            <text:p>-2.71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-2.5">
            <text:p>-2.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2.27">
            <text:p>-2.27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2.08">
            <text:p>-2.08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1.92">
            <text:p>-1.9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-1.79">
            <text:p>-1.79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1.63">
            <text:p>-1.63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-1.48">
            <text:p>-1.4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1.38">
            <text:p>-1.3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1.29">
            <text:p>-1.29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-0.01">
            <text:p>-0.01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0.05">
            <text:p>-0.05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-0.08">
            <text:p>-0.08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-0.26">
            <text:p>-0.26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0.32">
            <text:p>-0.32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0.31">
            <text:p>-0.31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-0.07">
            <text:p>-0.07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-1.49">
            <text:p>-1.49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-2.33">
            <text:p>-2.33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-2.99">
            <text:p>-2.99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-3.6">
            <text:p>-3.6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-4.07">
            <text:p>-4.07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-4.33">
            <text:p>-4.33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-4.29">
            <text:p>-4.29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-4.08">
            <text:p>-4.08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.65">
            <text:p>-3.65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3.51">
            <text:p>-3.51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-3.13">
            <text:p>-3.13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-2.76">
            <text:p>-2.76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-2.5">
            <text:p>-2.5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-2.34">
            <text:p>-2.34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-2.22">
            <text:p>-2.22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-2.09">
            <text:p>-2.09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1.96">
            <text:p>-1.96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-1.84">
            <text:p>-1.84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-1.73">
            <text:p>-1.73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-1.62">
            <text:p>-1.62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-1.5">
            <text:p>-1.5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-1.38">
            <text:p>-1.38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-1.19">
            <text:p>-1.19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1.1">
            <text:p>-1.1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0.8">
            <text:p>-0.8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-0.73">
            <text:p>-0.73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-0.32">
            <text:p>-0.32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0.21">
            <text:p>-0.21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-0.58">
            <text:p>-0.58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-1.36">
            <text:p>-1.36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-1.85">
            <text:p>-1.85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2.19">
            <text:p>-2.19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-2.54">
            <text:p>-2.54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-2.89">
            <text:p>-2.89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.18">
            <text:p>-3.18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-3.36">
            <text:p>-3.36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-3.42">
            <text:p>-3.42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-3.41">
            <text:p>-3.41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-3.32">
            <text:p>-3.32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-3.16">
            <text:p>-3.16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-2.96">
            <text:p>-2.96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-2.73">
            <text:p>-2.73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-2.52">
            <text:p>-2.52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-2.31">
            <text:p>-2.31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-2.11">
            <text:p>-2.11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-1.93">
            <text:p>-1.93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1.76">
            <text:p>-1.76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-1.63">
            <text:p>-1.63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-1.51">
            <text:p>-1.51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-1.39">
            <text:p>-1.39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-1.29">
            <text:p>-1.2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1.19">
            <text:p>-1.19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-1.09">
            <text:p>-1.09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-0.67">
            <text:p>-0.67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-0.87">
            <text:p>-0.87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-0.79">
            <text:p>-0.79</text:p>
          </table:table-cell>
          <table:table-cell/>
        </table:table-row>
      </table:table>
      <table:table table:name="data2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-0.0093">
            <text:p>-0.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0.0075">
            <text:p>-0.01</text:p>
          </table:table-cell>
          <table:table-cell>
            <draw:frame table:end-cell-address="data2.K21" table:end-x="0.5622in" table:end-y="0.1618in" draw:z-index="0" draw:style-name="gr1" draw:text-style-name="P1" svg:width="6.2988in" svg:height="3.5398in" svg:x="0.4866in" svg:y="0.0004in">
              <draw:object draw:notify-on-update-of-ranges="data2.A1:data2.A184 data2.B1:data2.B184 data2.A1:data2.A184 data2.C1:data2.C18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0.0086">
            <text:p>-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-0.0088">
            <text:p>-0.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-0.0097">
            <text:p>-0.0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-0.0102">
            <text:p>-0.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0.0086">
            <text:p>-0.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-0.006">
            <text:p>-0.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-0.0082">
            <text:p>-0.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-0.0114">
            <text:p>-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-0.0139">
            <text:p>-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-0.018">
            <text:p>-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0.0152">
            <text:p>-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-0.0082">
            <text:p>-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-0.007">
            <text:p>-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-0.0092">
            <text:p>-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-0.0062">
            <text:p>-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-0.0027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-0.0006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.0008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-0.0009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-0.0006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-0.0027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-0.0028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-0.0026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.0012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.0027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.0063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.0146">
            <text:p>0.0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.0249">
            <text:p>0.0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.0316">
            <text:p>0.0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.0411">
            <text:p>0.0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.0473">
            <text:p>0.0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.055">
            <text:p>0.0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.0618">
            <text:p>0.0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.0765">
            <text:p>0.0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.0943">
            <text:p>0.0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.1171">
            <text:p>0.1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.1365">
            <text:p>0.1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.1852">
            <text:p>0.1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.2254">
            <text:p>0.2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.2753">
            <text:p>0.2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.3114">
            <text:p>0.3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.3444">
            <text:p>0.3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.4211">
            <text:p>0.4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.4942">
            <text:p>0.4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.5347">
            <text:p>0.5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.6073">
            <text:p>0.6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.742">
            <text:p>0.7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.7883">
            <text:p>0.7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.836">
            <text:p>0.8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.8781">
            <text:p>0.8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.9106">
            <text:p>0.9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.9368">
            <text:p>0.9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.9519">
            <text:p>0.9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.9416">
            <text:p>0.9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.9061">
            <text:p>0.9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.8539">
            <text:p>0.8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.7611">
            <text:p>0.7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.6399">
            <text:p>0.6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.4832">
            <text:p>0.4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.3163">
            <text:p>0.3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.1727">
            <text:p>0.1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-0.0004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-0.1666">
            <text:p>-0.1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-0.2817">
            <text:p>-0.2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-0.5434">
            <text:p>-0.54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-0.9278">
            <text:p>-0.9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-1.241">
            <text:p>-1.2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-1.4615">
            <text:p>-1.4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-1.5021">
            <text:p>-1.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-1.3977">
            <text:p>-1.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-1.2821">
            <text:p>-1.2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-1.2132">
            <text:p>-1.2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-1.1787">
            <text:p>-1.1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-1.1262">
            <text:p>-1.1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-0.9192">
            <text:p>-0.9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-0.7923">
            <text:p>-0.7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-0.6544">
            <text:p>-0.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-0.5552">
            <text:p>-0.5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-0.4614">
            <text:p>-0.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-0.4024">
            <text:p>-0.4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-0.3502">
            <text:p>-0.3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-0.3038">
            <text:p>-0.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-0.2783">
            <text:p>-0.2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-0.2786">
            <text:p>-0.2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-0.2723">
            <text:p>-0.27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-0.247">
            <text:p>-0.2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-0.2036">
            <text:p>-0.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-0.1816">
            <text:p>-0.1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-0.1968">
            <text:p>-0.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-0.219">
            <text:p>-0.2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-0.2693">
            <text:p>-0.2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-0.291">
            <text:p>-0.2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-0.2995">
            <text:p>-0.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-0.2574">
            <text:p>-0.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-0.1494">
            <text:p>-0.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.0341">
            <text:p>0.0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.1087">
            <text:p>0.1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.2179">
            <text:p>0.2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.3302">
            <text:p>0.3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.4182">
            <text:p>0.4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0.4863">
            <text:p>0.4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.5885">
            <text:p>0.5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.6345">
            <text:p>0.6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.6909">
            <text:p>0.69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0.7405">
            <text:p>0.74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.7523">
            <text:p>0.7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.7534">
            <text:p>0.7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.747">
            <text:p>0.7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.722">
            <text:p>0.7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0.6879">
            <text:p>0.6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0.6139">
            <text:p>0.6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0.5231">
            <text:p>0.5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0.4469">
            <text:p>0.4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0.3206">
            <text:p>0.3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0.2603">
            <text:p>0.2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.2057">
            <text:p>0.2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0.1617">
            <text:p>0.16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0.1311">
            <text:p>0.1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0.0972">
            <text:p>0.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0.0551">
            <text:p>0.0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-0.0454">
            <text:p>-0.0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-0.0804">
            <text:p>-0.0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-0.0905">
            <text:p>-0.0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-0.0696">
            <text:p>-0.0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-0.0487">
            <text:p>-0.0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-0.0359">
            <text:p>-0.0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-0.0282">
            <text:p>-0.03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-0.0126">
            <text:p>-0.0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-0.0111">
            <text:p>-0.0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-0.0259">
            <text:p>-0.0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-0.0381">
            <text:p>-0.0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-0.0347">
            <text:p>-0.03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-0.0249">
            <text:p>-0.0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-0.0181">
            <text:p>-0.0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-0.0114">
            <text:p>-0.0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-0.005">
            <text:p>-0.0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0.0011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-0.0021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-0.0065">
            <text:p>-0.0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-0.0114">
            <text:p>-0.01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-0.0222">
            <text:p>-0.02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-0.0183">
            <text:p>-0.0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-0.0087">
            <text:p>-0.0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-0.0082">
            <text:p>-0.0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-0.0164">
            <text:p>-0.0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-0.0227">
            <text:p>-0.0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-0.0231">
            <text:p>-0.0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-0.022">
            <text:p>-0.0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-0.0155">
            <text:p>-0.0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-0.0128">
            <text:p>-0.0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-0.0155">
            <text:p>-0.0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-0.0219">
            <text:p>-0.0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-0.0176">
            <text:p>-0.0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-0.0105">
            <text:p>-0.0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-0.0055">
            <text:p>-0.0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-0.0056">
            <text:p>-0.0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-0.0061">
            <text:p>-0.0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-0.0054">
            <text:p>-0.0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-0.0064">
            <text:p>-0.01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-0.0147">
            <text:p>-0.0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-0.0148">
            <text:p>-0.0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-0.0228">
            <text:p>-0.0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-0.0287">
            <text:p>-0.0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-0.0271">
            <text:p>-0.03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-0.0208">
            <text:p>-0.0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-0.0172">
            <text:p>-0.02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134">
            <text:p>0.01</text:p>
          </table:table-cell>
          <table:table-cell office:value-type="float" office:value="669.2905">
            <text:p>669.29</text:p>
          </table:table-cell>
        </table:table-row>
        <table:table-row table:style-name="ro1">
          <table:table-cell office:value-type="float" office:value="0.0117">
            <text:p>0.01</text:p>
          </table:table-cell>
          <table:table-cell office:value-type="float" office:value="668.6793">
            <text:p>668.68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667.5704">
            <text:p>667.57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665.5858">
            <text:p>665.59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663.4323">
            <text:p>663.43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661.8033">
            <text:p>661.8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60.7291">
            <text:p>660.73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660.1029">
            <text:p>660.1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59.5855">
            <text:p>659.59</text:p>
          </table:table-cell>
        </table:table-row>
        <table:table-row table:style-name="ro1">
          <table:table-cell office:value-type="float" office:value="0.0178">
            <text:p>0.02</text:p>
          </table:table-cell>
          <table:table-cell office:value-type="float" office:value="659.0795">
            <text:p>659.08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58.9263">
            <text:p>658.93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59.191">
            <text:p>659.19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659.8542">
            <text:p>659.85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660.8645">
            <text:p>660.86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61.9542">
            <text:p>661.95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662.8705">
            <text:p>662.87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663.0007">
            <text:p>663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661.9034">
            <text:p>661.9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659.8002">
            <text:p>659.8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656.9816">
            <text:p>656.98</text:p>
          </table:table-cell>
        </table:table-row>
        <table:table-row table:style-name="ro1">
          <table:table-cell office:value-type="float" office:value="0.0095">
            <text:p>0.01</text:p>
          </table:table-cell>
          <table:table-cell office:value-type="float" office:value="653.6566">
            <text:p>653.66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650.7635">
            <text:p>650.76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648.5209">
            <text:p>648.52</text:p>
          </table:table-cell>
        </table:table-row>
        <table:table-row table:style-name="ro1">
          <table:table-cell office:value-type="float" office:value="0.0263">
            <text:p>0.03</text:p>
          </table:table-cell>
          <table:table-cell office:value-type="float" office:value="647.2452">
            <text:p>647.25</text:p>
          </table:table-cell>
        </table:table-row>
        <table:table-row table:style-name="ro1">
          <table:table-cell office:value-type="float" office:value="0.0291">
            <text:p>0.03</text:p>
          </table:table-cell>
          <table:table-cell office:value-type="float" office:value="647.0987">
            <text:p>647.1</text:p>
          </table:table-cell>
        </table:table-row>
        <table:table-row table:style-name="ro1">
          <table:table-cell office:value-type="float" office:value="0.0276">
            <text:p>0.03</text:p>
          </table:table-cell>
          <table:table-cell office:value-type="float" office:value="647.8394">
            <text:p>647.84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649.0377">
            <text:p>649.04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50.3266">
            <text:p>650.33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651.4409">
            <text:p>651.44</text:p>
          </table:table-cell>
        </table:table-row>
        <table:table-row table:style-name="ro1">
          <table:table-cell office:value-type="float" office:value="0.0243">
            <text:p>0.02</text:p>
          </table:table-cell>
          <table:table-cell office:value-type="float" office:value="653.0114">
            <text:p>653.01</text:p>
          </table:table-cell>
        </table:table-row>
        <table:table-row table:style-name="ro1">
          <table:table-cell office:value-type="float" office:value="0.0271">
            <text:p>0.03</text:p>
          </table:table-cell>
          <table:table-cell office:value-type="float" office:value="655.243">
            <text:p>655.24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657.8343">
            <text:p>657.83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660.2043">
            <text:p>660.2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661.5428">
            <text:p>661.54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661.9692">
            <text:p>661.97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661.8685">
            <text:p>661.87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661.3145">
            <text:p>661.31</text:p>
          </table:table-cell>
        </table:table-row>
        <table:table-row table:style-name="ro1">
          <table:table-cell office:value-type="float" office:value="0.0116">
            <text:p>0.01</text:p>
          </table:table-cell>
          <table:table-cell office:value-type="float" office:value="660.2095">
            <text:p>660.21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658.533">
            <text:p>658.53</text:p>
          </table:table-cell>
        </table:table-row>
        <table:table-row table:style-name="ro1">
          <table:table-cell office:value-type="float" office:value="0.0105">
            <text:p>0.01</text:p>
          </table:table-cell>
          <table:table-cell office:value-type="float" office:value="656.3228">
            <text:p>656.32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653.6586">
            <text:p>653.66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651.1528">
            <text:p>651.15</text:p>
          </table:table-cell>
        </table:table-row>
        <table:table-row table:style-name="ro1">
          <table:table-cell office:value-type="float" office:value="0.0261">
            <text:p>0.03</text:p>
          </table:table-cell>
          <table:table-cell office:value-type="float" office:value="649.6221">
            <text:p>649.62</text:p>
          </table:table-cell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648.876">
            <text:p>648.88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48.4877">
            <text:p>648.49</text:p>
          </table:table-cell>
        </table:table-row>
        <table:table-row table:style-name="ro1">
          <table:table-cell office:value-type="float" office:value="0.0173">
            <text:p>0.02</text:p>
          </table:table-cell>
          <table:table-cell office:value-type="float" office:value="648.0819">
            <text:p>648.08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646.8685">
            <text:p>646.87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645.3036">
            <text:p>645.3</text:p>
          </table:table-cell>
        </table:table-row>
        <table:table-row table:style-name="ro1">
          <table:table-cell office:value-type="float" office:value="0.0165">
            <text:p>0.02</text:p>
          </table:table-cell>
          <table:table-cell office:value-type="float" office:value="643.7668">
            <text:p>643.77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642.3033">
            <text:p>642.3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640.7113">
            <text:p>640.71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639.1395">
            <text:p>639.14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38.0303">
            <text:p>638.03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637.7046">
            <text:p>637.7</text:p>
          </table:table-cell>
        </table:table-row>
        <table:table-row table:style-name="ro1">
          <table:table-cell office:value-type="float" office:value="0.0254">
            <text:p>0.03</text:p>
          </table:table-cell>
          <table:table-cell office:value-type="float" office:value="638.1089">
            <text:p>638.11</text:p>
          </table:table-cell>
        </table:table-row>
        <table:table-row table:style-name="ro1">
          <table:table-cell office:value-type="float" office:value="0.0237">
            <text:p>0.02</text:p>
          </table:table-cell>
          <table:table-cell office:value-type="float" office:value="639.0169">
            <text:p>639.02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639.9479">
            <text:p>639.95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640.5117">
            <text:p>640.51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640.5448">
            <text:p>640.54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640.0987">
            <text:p>640.1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639.2543">
            <text:p>639.25</text:p>
          </table:table-cell>
        </table:table-row>
        <table:table-row table:style-name="ro1">
          <table:table-cell office:value-type="float" office:value="0.0095">
            <text:p>0.01</text:p>
          </table:table-cell>
          <table:table-cell office:value-type="float" office:value="637.7552">
            <text:p>637.76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635.3828">
            <text:p>635.38</text:p>
          </table:table-cell>
        </table:table-row>
        <table:table-row table:style-name="ro1">
          <table:table-cell office:value-type="float" office:value="0.0036">
            <text:p>0</text:p>
          </table:table-cell>
          <table:table-cell office:value-type="float" office:value="631.9749">
            <text:p>631.97</text:p>
          </table:table-cell>
        </table:table-row>
        <table:table-row table:style-name="ro1">
          <table:table-cell office:value-type="float" office:value="0.0015">
            <text:p>0</text:p>
          </table:table-cell>
          <table:table-cell office:value-type="float" office:value="627.4538">
            <text:p>627.45</text:p>
          </table:table-cell>
        </table:table-row>
        <table:table-row table:style-name="ro1">
          <table:table-cell office:value-type="float" office:value="-0.0041">
            <text:p>0</text:p>
          </table:table-cell>
          <table:table-cell office:value-type="float" office:value="621.4329">
            <text:p>621.43</text:p>
          </table:table-cell>
        </table:table-row>
        <table:table-row table:style-name="ro1">
          <table:table-cell office:value-type="float" office:value="-0.0114">
            <text:p>-0.01</text:p>
          </table:table-cell>
          <table:table-cell office:value-type="float" office:value="613.4127">
            <text:p>613.41</text:p>
          </table:table-cell>
        </table:table-row>
        <table:table-row table:style-name="ro1">
          <table:table-cell office:value-type="float" office:value="-0.0134">
            <text:p>-0.01</text:p>
          </table:table-cell>
          <table:table-cell office:value-type="float" office:value="603.4323">
            <text:p>603.43</text:p>
          </table:table-cell>
        </table:table-row>
        <table:table-row table:style-name="ro1">
          <table:table-cell office:value-type="float" office:value="-0.0174">
            <text:p>-0.02</text:p>
          </table:table-cell>
          <table:table-cell office:value-type="float" office:value="591.3441">
            <text:p>591.34</text:p>
          </table:table-cell>
        </table:table-row>
        <table:table-row table:style-name="ro1">
          <table:table-cell office:value-type="float" office:value="-0.0146">
            <text:p>-0.01</text:p>
          </table:table-cell>
          <table:table-cell office:value-type="float" office:value="577.6373">
            <text:p>577.64</text:p>
          </table:table-cell>
        </table:table-row>
        <table:table-row table:style-name="ro1">
          <table:table-cell office:value-type="float" office:value="-0.0162">
            <text:p>-0.02</text:p>
          </table:table-cell>
          <table:table-cell office:value-type="float" office:value="562.3607">
            <text:p>562.36</text:p>
          </table:table-cell>
        </table:table-row>
        <table:table-row table:style-name="ro1">
          <table:table-cell office:value-type="float" office:value="-0.0168">
            <text:p>-0.02</text:p>
          </table:table-cell>
          <table:table-cell office:value-type="float" office:value="545.6506">
            <text:p>545.65</text:p>
          </table:table-cell>
        </table:table-row>
        <table:table-row table:style-name="ro1">
          <table:table-cell office:value-type="float" office:value="-0.0193">
            <text:p>-0.02</text:p>
          </table:table-cell>
          <table:table-cell office:value-type="float" office:value="527.4684">
            <text:p>527.47</text:p>
          </table:table-cell>
        </table:table-row>
        <table:table-row table:style-name="ro1">
          <table:table-cell office:value-type="float" office:value="-0.0219">
            <text:p>-0.02</text:p>
          </table:table-cell>
          <table:table-cell office:value-type="float" office:value="507.7607">
            <text:p>507.76</text:p>
          </table:table-cell>
        </table:table-row>
        <table:table-row table:style-name="ro1">
          <table:table-cell office:value-type="float" office:value="-0.0262">
            <text:p>-0.03</text:p>
          </table:table-cell>
          <table:table-cell office:value-type="float" office:value="486.3401">
            <text:p>486.34</text:p>
          </table:table-cell>
        </table:table-row>
        <table:table-row table:style-name="ro1">
          <table:table-cell office:value-type="float" office:value="-0.026">
            <text:p>-0.03</text:p>
          </table:table-cell>
          <table:table-cell office:value-type="float" office:value="463.4493">
            <text:p>463.45</text:p>
          </table:table-cell>
        </table:table-row>
        <table:table-row table:style-name="ro1">
          <table:table-cell office:value-type="float" office:value="-0.0323">
            <text:p>-0.03</text:p>
          </table:table-cell>
          <table:table-cell office:value-type="float" office:value="438.7163">
            <text:p>438.72</text:p>
          </table:table-cell>
        </table:table-row>
        <table:table-row table:style-name="ro1">
          <table:table-cell office:value-type="float" office:value="-0.0449">
            <text:p>-0.04</text:p>
          </table:table-cell>
          <table:table-cell office:value-type="float" office:value="411.2485">
            <text:p>411.25</text:p>
          </table:table-cell>
        </table:table-row>
        <table:table-row table:style-name="ro1">
          <table:table-cell office:value-type="float" office:value="-0.0498">
            <text:p>-0.05</text:p>
          </table:table-cell>
          <table:table-cell office:value-type="float" office:value="380.9407">
            <text:p>380.94</text:p>
          </table:table-cell>
        </table:table-row>
        <table:table-row table:style-name="ro1">
          <table:table-cell office:value-type="float" office:value="-0.059">
            <text:p>-0.06</text:p>
          </table:table-cell>
          <table:table-cell office:value-type="float" office:value="347.3088">
            <text:p>347.31</text:p>
          </table:table-cell>
        </table:table-row>
        <table:table-row table:style-name="ro1">
          <table:table-cell office:value-type="float" office:value="-0.0701">
            <text:p>-0.07</text:p>
          </table:table-cell>
          <table:table-cell office:value-type="float" office:value="309.7591">
            <text:p>309.76</text:p>
          </table:table-cell>
        </table:table-row>
        <table:table-row table:style-name="ro1">
          <table:table-cell office:value-type="float" office:value="-0.0846">
            <text:p>-0.08</text:p>
          </table:table-cell>
          <table:table-cell office:value-type="float" office:value="267.4571">
            <text:p>267.46</text:p>
          </table:table-cell>
        </table:table-row>
        <table:table-row table:style-name="ro1">
          <table:table-cell office:value-type="float" office:value="-0.1059">
            <text:p>-0.11</text:p>
          </table:table-cell>
          <table:table-cell office:value-type="float" office:value="219.0562">
            <text:p>219.06</text:p>
          </table:table-cell>
        </table:table-row>
        <table:table-row table:style-name="ro1">
          <table:table-cell office:value-type="float" office:value="-0.1291">
            <text:p>-0.13</text:p>
          </table:table-cell>
          <table:table-cell office:value-type="float" office:value="163.1799">
            <text:p>163.18</text:p>
          </table:table-cell>
        </table:table-row>
        <table:table-row table:style-name="ro1">
          <table:table-cell office:value-type="float" office:value="-0.1589">
            <text:p>-0.16</text:p>
          </table:table-cell>
          <table:table-cell office:value-type="float" office:value="97.9993">
            <text:p>98</text:p>
          </table:table-cell>
        </table:table-row>
        <table:table-row table:style-name="ro1">
          <table:table-cell office:value-type="float" office:value="-0.1946">
            <text:p>-0.19</text:p>
          </table:table-cell>
          <table:table-cell office:value-type="float" office:value="21.3694">
            <text:p>21.37</text:p>
          </table:table-cell>
        </table:table-row>
        <table:table-row table:style-name="ro1">
          <table:table-cell office:value-type="float" office:value="-0.2326">
            <text:p>-0.23</text:p>
          </table:table-cell>
          <table:table-cell office:value-type="float" office:value="-68.8371">
            <text:p>-68.84</text:p>
          </table:table-cell>
        </table:table-row>
        <table:table-row table:style-name="ro1">
          <table:table-cell office:value-type="float" office:value="-0.2656">
            <text:p>-0.27</text:p>
          </table:table-cell>
          <table:table-cell office:value-type="float" office:value="-174.044">
            <text:p>-174.04</text:p>
          </table:table-cell>
        </table:table-row>
        <table:table-row table:style-name="ro1">
          <table:table-cell office:value-type="float" office:value="-0.2786">
            <text:p>-0.28</text:p>
          </table:table-cell>
          <table:table-cell office:value-type="float" office:value="-293.7037">
            <text:p>-293.7</text:p>
          </table:table-cell>
        </table:table-row>
        <table:table-row table:style-name="ro1">
          <table:table-cell office:value-type="float" office:value="-0.2837">
            <text:p>-0.28</text:p>
          </table:table-cell>
          <table:table-cell office:value-type="float" office:value="-426.5704">
            <text:p>-426.57</text:p>
          </table:table-cell>
        </table:table-row>
        <table:table-row table:style-name="ro1">
          <table:table-cell office:value-type="float" office:value="-0.2735">
            <text:p>-0.27</text:p>
          </table:table-cell>
          <table:table-cell office:value-type="float" office:value="-570.0994">
            <text:p>-570.1</text:p>
          </table:table-cell>
        </table:table-row>
        <table:table-row table:style-name="ro1">
          <table:table-cell office:value-type="float" office:value="-0.2553">
            <text:p>-0.26</text:p>
          </table:table-cell>
          <table:table-cell office:value-type="float" office:value="-721.2516">
            <text:p>-721.25</text:p>
          </table:table-cell>
        </table:table-row>
        <table:table-row table:style-name="ro1">
          <table:table-cell office:value-type="float" office:value="-0.2424">
            <text:p>-0.24</text:p>
          </table:table-cell>
          <table:table-cell office:value-type="float" office:value="-877.739">
            <text:p>-877.74</text:p>
          </table:table-cell>
        </table:table-row>
        <table:table-row table:style-name="ro1">
          <table:table-cell office:value-type="float" office:value="-0.2378">
            <text:p>-0.24</text:p>
          </table:table-cell>
          <table:table-cell office:value-type="float" office:value="-1038.2316">
            <text:p>-1038.23</text:p>
          </table:table-cell>
        </table:table-row>
        <table:table-row table:style-name="ro1">
          <table:table-cell office:value-type="float" office:value="-0.2498">
            <text:p>-0.25</text:p>
          </table:table-cell>
          <table:table-cell office:value-type="float" office:value="-1203.0277">
            <text:p>-1203.03</text:p>
          </table:table-cell>
        </table:table-row>
        <table:table-row table:style-name="ro1">
          <table:table-cell office:value-type="float" office:value="-0.2715">
            <text:p>-0.27</text:p>
          </table:table-cell>
          <table:table-cell office:value-type="float" office:value="-1373.2556">
            <text:p>-1373.26</text:p>
          </table:table-cell>
        </table:table-row>
        <table:table-row table:style-name="ro1">
          <table:table-cell office:value-type="float" office:value="-0.2919">
            <text:p>-0.29</text:p>
          </table:table-cell>
          <table:table-cell office:value-type="float" office:value="-1549.799">
            <text:p>-1549.8</text:p>
          </table:table-cell>
        </table:table-row>
        <table:table-row table:style-name="ro1">
          <table:table-cell office:value-type="float" office:value="-0.3297">
            <text:p>-0.33</text:p>
          </table:table-cell>
          <table:table-cell office:value-type="float" office:value="-1735.0138">
            <text:p>-1735.01</text:p>
          </table:table-cell>
        </table:table-row>
        <table:table-row table:style-name="ro1">
          <table:table-cell office:value-type="float" office:value="-0.3659">
            <text:p>-0.37</text:p>
          </table:table-cell>
          <table:table-cell office:value-type="float" office:value="-1930.8508">
            <text:p>-1930.85</text:p>
          </table:table-cell>
        </table:table-row>
        <table:table-row table:style-name="ro1">
          <table:table-cell office:value-type="float" office:value="-0.396">
            <text:p>-0.4</text:p>
          </table:table-cell>
          <table:table-cell office:value-type="float" office:value="-2138.5042">
            <text:p>-2138.5</text:p>
          </table:table-cell>
        </table:table-row>
        <table:table-row table:style-name="ro1">
          <table:table-cell office:value-type="float" office:value="-0.4153">
            <text:p>-0.42</text:p>
          </table:table-cell>
          <table:table-cell office:value-type="float" office:value="-2358.0427">
            <text:p>-2358.04</text:p>
          </table:table-cell>
        </table:table-row>
        <table:table-row table:style-name="ro1">
          <table:table-cell office:value-type="float" office:value="-0.4143">
            <text:p>-0.41</text:p>
          </table:table-cell>
          <table:table-cell office:value-type="float" office:value="-2587.6704">
            <text:p>-2587.67</text:p>
          </table:table-cell>
        </table:table-row>
        <table:table-row table:style-name="ro1">
          <table:table-cell office:value-type="float" office:value="-0.421">
            <text:p>-0.42</text:p>
          </table:table-cell>
          <table:table-cell office:value-type="float" office:value="-2826.4351">
            <text:p>-2826.44</text:p>
          </table:table-cell>
        </table:table-row>
        <table:table-row table:style-name="ro1">
          <table:table-cell office:value-type="float" office:value="-0.381">
            <text:p>-0.38</text:p>
          </table:table-cell>
          <table:table-cell office:value-type="float" office:value="-3069.2375">
            <text:p>-3069.24</text:p>
          </table:table-cell>
        </table:table-row>
        <table:table-row table:style-name="ro1">
          <table:table-cell office:value-type="float" office:value="-0.3606">
            <text:p>-0.36</text:p>
          </table:table-cell>
          <table:table-cell office:value-type="float" office:value="-3313.2383">
            <text:p>-3313.24</text:p>
          </table:table-cell>
        </table:table-row>
        <table:table-row table:style-name="ro1">
          <table:table-cell office:value-type="float" office:value="-0.341">
            <text:p>-0.34</text:p>
          </table:table-cell>
          <table:table-cell office:value-type="float" office:value="-3555.9377">
            <text:p>-3555.94</text:p>
          </table:table-cell>
        </table:table-row>
        <table:table-row table:style-name="ro1">
          <table:table-cell office:value-type="float" office:value="-0.292">
            <text:p>-0.29</text:p>
          </table:table-cell>
          <table:table-cell office:value-type="float" office:value="-3792.4412">
            <text:p>-3792.44</text:p>
          </table:table-cell>
        </table:table-row>
        <table:table-row table:style-name="ro1">
          <table:table-cell office:value-type="float" office:value="-0.2548">
            <text:p>-0.25</text:p>
          </table:table-cell>
          <table:table-cell office:value-type="float" office:value="-4019.4031">
            <text:p>-4019.4</text:p>
          </table:table-cell>
        </table:table-row>
        <table:table-row table:style-name="ro1">
          <table:table-cell office:value-type="float" office:value="-0.2318">
            <text:p>-0.23</text:p>
          </table:table-cell>
          <table:table-cell office:value-type="float" office:value="-4235.105">
            <text:p>-4235.11</text:p>
          </table:table-cell>
        </table:table-row>
        <table:table-row table:style-name="ro1">
          <table:table-cell office:value-type="float" office:value="-0.2232">
            <text:p>-0.22</text:p>
          </table:table-cell>
          <table:table-cell office:value-type="float" office:value="-4439.335">
            <text:p>-4439.34</text:p>
          </table:table-cell>
        </table:table-row>
        <table:table-row table:style-name="ro1">
          <table:table-cell office:value-type="float" office:value="-0.2334">
            <text:p>-0.23</text:p>
          </table:table-cell>
          <table:table-cell office:value-type="float" office:value="-4633.6152">
            <text:p>-4633.62</text:p>
          </table:table-cell>
        </table:table-row>
        <table:table-row table:style-name="ro1">
          <table:table-cell office:value-type="float" office:value="-0.2426">
            <text:p>-0.24</text:p>
          </table:table-cell>
          <table:table-cell office:value-type="float" office:value="-4819.2666">
            <text:p>-4819.27</text:p>
          </table:table-cell>
        </table:table-row>
        <table:table-row table:style-name="ro1">
          <table:table-cell office:value-type="float" office:value="-0.2335">
            <text:p>-0.23</text:p>
          </table:table-cell>
          <table:table-cell office:value-type="float" office:value="-4995.8403">
            <text:p>-4995.84</text:p>
          </table:table-cell>
        </table:table-row>
        <table:table-row table:style-name="ro1">
          <table:table-cell office:value-type="float" office:value="-0.2044">
            <text:p>-0.2</text:p>
          </table:table-cell>
          <table:table-cell office:value-type="float" office:value="-5161.1597">
            <text:p>-5161.16</text:p>
          </table:table-cell>
        </table:table-row>
        <table:table-row table:style-name="ro1">
          <table:table-cell office:value-type="float" office:value="-0.1805">
            <text:p>-0.18</text:p>
          </table:table-cell>
          <table:table-cell office:value-type="float" office:value="-5313.7505">
            <text:p>-5313.75</text:p>
          </table:table-cell>
        </table:table-row>
        <table:table-row table:style-name="ro1">
          <table:table-cell office:value-type="float" office:value="-0.1365">
            <text:p>-0.14</text:p>
          </table:table-cell>
          <table:table-cell office:value-type="float" office:value="-5450.4985">
            <text:p>-5450.5</text:p>
          </table:table-cell>
        </table:table-row>
        <table:table-row table:style-name="ro1">
          <table:table-cell office:value-type="float" office:value="-0.0487">
            <text:p>-0.05</text:p>
          </table:table-cell>
          <table:table-cell office:value-type="float" office:value="-5564.6777">
            <text:p>-5564.68</text:p>
          </table:table-cell>
        </table:table-row>
        <table:table-row table:style-name="ro1">
          <table:table-cell office:value-type="float" office:value="0.0636">
            <text:p>0.06</text:p>
          </table:table-cell>
          <table:table-cell office:value-type="float" office:value="-5648.0742">
            <text:p>-5648.07</text:p>
          </table:table-cell>
        </table:table-row>
        <table:table-row table:style-name="ro1">
          <table:table-cell office:value-type="float" office:value="0.2025">
            <text:p>0.2</text:p>
          </table:table-cell>
          <table:table-cell office:value-type="float" office:value="-5690.9395">
            <text:p>-5690.94</text:p>
          </table:table-cell>
        </table:table-row>
        <table:table-row table:style-name="ro1">
          <table:table-cell office:value-type="float" office:value="0.3399">
            <text:p>0.34</text:p>
          </table:table-cell>
          <table:table-cell office:value-type="float" office:value="-5684.7202">
            <text:p>-5684.72</text:p>
          </table:table-cell>
        </table:table-row>
        <table:table-row table:style-name="ro1">
          <table:table-cell office:value-type="float" office:value="0.3444">
            <text:p>0.34</text:p>
          </table:table-cell>
          <table:table-cell office:value-type="float" office:value="-5633.8105">
            <text:p>-5633.81</text:p>
          </table:table-cell>
        </table:table-row>
        <table:table-row table:style-name="ro1">
          <table:table-cell office:value-type="float" office:value="0.4193">
            <text:p>0.42</text:p>
          </table:table-cell>
          <table:table-cell office:value-type="float" office:value="-5535.9346">
            <text:p>-5535.93</text:p>
          </table:table-cell>
        </table:table-row>
        <table:table-row table:style-name="ro1">
          <table:table-cell office:value-type="float" office:value="0.3564">
            <text:p>0.36</text:p>
          </table:table-cell>
          <table:table-cell office:value-type="float" office:value="-5401.5977">
            <text:p>-5401.6</text:p>
          </table:table-cell>
        </table:table-row>
        <table:table-row table:style-name="ro1">
          <table:table-cell office:value-type="float" office:value="0.2958">
            <text:p>0.3</text:p>
          </table:table-cell>
          <table:table-cell office:value-type="float" office:value="-5240.1626">
            <text:p>-5240.16</text:p>
          </table:table-cell>
        </table:table-row>
        <table:table-row table:style-name="ro1">
          <table:table-cell office:value-type="float" office:value="0.2611">
            <text:p>0.26</text:p>
          </table:table-cell>
          <table:table-cell office:value-type="float" office:value="-5057.8027">
            <text:p>-5057.8</text:p>
          </table:table-cell>
        </table:table-row>
        <table:table-row table:style-name="ro1">
          <table:table-cell office:value-type="float" office:value="0.2549">
            <text:p>0.25</text:p>
          </table:table-cell>
          <table:table-cell office:value-type="float" office:value="-4857.5747">
            <text:p>-4857.57</text:p>
          </table:table-cell>
        </table:table-row>
        <table:table-row table:style-name="ro1">
          <table:table-cell office:value-type="float" office:value="0.2723">
            <text:p>0.27</text:p>
          </table:table-cell>
          <table:table-cell office:value-type="float" office:value="-4640.1475">
            <text:p>-4640.15</text:p>
          </table:table-cell>
        </table:table-row>
        <table:table-row table:style-name="ro1">
          <table:table-cell office:value-type="float" office:value="0.3097">
            <text:p>0.31</text:p>
          </table:table-cell>
          <table:table-cell office:value-type="float" office:value="-4404.3721">
            <text:p>-4404.37</text:p>
          </table:table-cell>
        </table:table-row>
        <table:table-row table:style-name="ro1">
          <table:table-cell office:value-type="float" office:value="0.3461">
            <text:p>0.35</text:p>
          </table:table-cell>
          <table:table-cell office:value-type="float" office:value="-4149.3345">
            <text:p>-4149.33</text:p>
          </table:table-cell>
        </table:table-row>
        <table:table-row table:style-name="ro1">
          <table:table-cell office:value-type="float" office:value="0.403">
            <text:p>0.4</text:p>
          </table:table-cell>
          <table:table-cell office:value-type="float" office:value="-3872.4199">
            <text:p>-3872.42</text:p>
          </table:table-cell>
        </table:table-row>
        <table:table-row table:style-name="ro1">
          <table:table-cell office:value-type="float" office:value="0.4273">
            <text:p>0.43</text:p>
          </table:table-cell>
          <table:table-cell office:value-type="float" office:value="-3574.2622">
            <text:p>-3574.26</text:p>
          </table:table-cell>
        </table:table-row>
        <table:table-row table:style-name="ro1">
          <table:table-cell office:value-type="float" office:value="0.4145">
            <text:p>0.41</text:p>
          </table:table-cell>
          <table:table-cell office:value-type="float" office:value="-3258.8345">
            <text:p>-3258.83</text:p>
          </table:table-cell>
        </table:table-row>
        <table:table-row table:style-name="ro1">
          <table:table-cell office:value-type="float" office:value="0.3619">
            <text:p>0.36</text:p>
          </table:table-cell>
          <table:table-cell office:value-type="float" office:value="-2933.354">
            <text:p>-2933.35</text:p>
          </table:table-cell>
        </table:table-row>
        <table:table-row table:style-name="ro1">
          <table:table-cell office:value-type="float" office:value="0.2788">
            <text:p>0.28</text:p>
          </table:table-cell>
          <table:table-cell office:value-type="float" office:value="-2607.1133">
            <text:p>-2607.11</text:p>
          </table:table-cell>
        </table:table-row>
        <table:table-row table:style-name="ro1">
          <table:table-cell office:value-type="float" office:value="0.2518">
            <text:p>0.25</text:p>
          </table:table-cell>
          <table:table-cell office:value-type="float" office:value="-2283.4353">
            <text:p>-2283.44</text:p>
          </table:table-cell>
        </table:table-row>
        <table:table-row table:style-name="ro1">
          <table:table-cell office:value-type="float" office:value="0.2283">
            <text:p>0.23</text:p>
          </table:table-cell>
          <table:table-cell office:value-type="float" office:value="-1965.0045">
            <text:p>-1965</text:p>
          </table:table-cell>
        </table:table-row>
        <table:table-row table:style-name="ro1">
          <table:table-cell office:value-type="float" office:value="0.211">
            <text:p>0.21</text:p>
          </table:table-cell>
          <table:table-cell office:value-type="float" office:value="-1653.6687">
            <text:p>-1653.67</text:p>
          </table:table-cell>
        </table:table-row>
        <table:table-row table:style-name="ro1">
          <table:table-cell office:value-type="float" office:value="0.2276">
            <text:p>0.23</text:p>
          </table:table-cell>
          <table:table-cell office:value-type="float" office:value="-1348.017">
            <text:p>-1348.02</text:p>
          </table:table-cell>
        </table:table-row>
        <table:table-row table:style-name="ro1">
          <table:table-cell office:value-type="float" office:value="0.2771">
            <text:p>0.28</text:p>
          </table:table-cell>
          <table:table-cell office:value-type="float" office:value="-1043.7891">
            <text:p>-1043.79</text:p>
          </table:table-cell>
        </table:table-row>
        <table:table-row table:style-name="ro1">
          <table:table-cell office:value-type="float" office:value="0.3254">
            <text:p>0.33</text:p>
          </table:table-cell>
          <table:table-cell office:value-type="float" office:value="-737.2465">
            <text:p>-737.25</text:p>
          </table:table-cell>
        </table:table-row>
        <table:table-row table:style-name="ro1">
          <table:table-cell office:value-type="float" office:value="0.355">
            <text:p>0.36</text:p>
          </table:table-cell>
          <table:table-cell office:value-type="float" office:value="-426.7058">
            <text:p>-426.71</text:p>
          </table:table-cell>
        </table:table-row>
        <table:table-row table:style-name="ro1">
          <table:table-cell office:value-type="float" office:value="0.3378">
            <text:p>0.34</text:p>
          </table:table-cell>
          <table:table-cell office:value-type="float" office:value="-114.8857">
            <text:p>-114.89</text:p>
          </table:table-cell>
        </table:table-row>
        <table:table-row table:style-name="ro1">
          <table:table-cell office:value-type="float" office:value="0.2942">
            <text:p>0.29</text:p>
          </table:table-cell>
          <table:table-cell office:value-type="float" office:value="193.3678">
            <text:p>193.37</text:p>
          </table:table-cell>
        </table:table-row>
        <table:table-row table:style-name="ro1">
          <table:table-cell office:value-type="float" office:value="0.2545">
            <text:p>0.25</text:p>
          </table:table-cell>
          <table:table-cell office:value-type="float" office:value="494.0535">
            <text:p>494.05</text:p>
          </table:table-cell>
        </table:table-row>
        <table:table-row table:style-name="ro1">
          <table:table-cell office:value-type="float" office:value="0.2156">
            <text:p>0.22</text:p>
          </table:table-cell>
          <table:table-cell office:value-type="float" office:value="783.645">
            <text:p>783.65</text:p>
          </table:table-cell>
        </table:table-row>
        <table:table-row table:style-name="ro1">
          <table:table-cell office:value-type="float" office:value="0.1801">
            <text:p>0.18</text:p>
          </table:table-cell>
          <table:table-cell office:value-type="float" office:value="1059.2961">
            <text:p>1059.3</text:p>
          </table:table-cell>
        </table:table-row>
        <table:table-row table:style-name="ro1">
          <table:table-cell office:value-type="float" office:value="0.1526">
            <text:p>0.15</text:p>
          </table:table-cell>
          <table:table-cell office:value-type="float" office:value="1319.1996">
            <text:p>1319.2</text:p>
          </table:table-cell>
        </table:table-row>
        <table:table-row table:style-name="ro1">
          <table:table-cell office:value-type="float" office:value="0.1274">
            <text:p>0.13</text:p>
          </table:table-cell>
          <table:table-cell office:value-type="float" office:value="1561.9617">
            <text:p>1561.96</text:p>
          </table:table-cell>
        </table:table-row>
        <table:table-row table:style-name="ro1">
          <table:table-cell office:value-type="float" office:value="0.1219">
            <text:p>0.12</text:p>
          </table:table-cell>
          <table:table-cell office:value-type="float" office:value="1788.1514">
            <text:p>1788.15</text:p>
          </table:table-cell>
        </table:table-row>
        <table:table-row table:style-name="ro1">
          <table:table-cell office:value-type="float" office:value="0.1339">
            <text:p>0.13</text:p>
          </table:table-cell>
          <table:table-cell office:value-type="float" office:value="1999.8979">
            <text:p>1999.9</text:p>
          </table:table-cell>
        </table:table-row>
        <table:table-row table:style-name="ro1">
          <table:table-cell office:value-type="float" office:value="0.1636">
            <text:p>0.16</text:p>
          </table:table-cell>
          <table:table-cell office:value-type="float" office:value="2200.7671">
            <text:p>2200.77</text:p>
          </table:table-cell>
        </table:table-row>
        <table:table-row table:style-name="ro1">
          <table:table-cell office:value-type="float" office:value="0.1829">
            <text:p>0.18</text:p>
          </table:table-cell>
          <table:table-cell office:value-type="float" office:value="2393.0564">
            <text:p>2393.06</text:p>
          </table:table-cell>
        </table:table-row>
        <table:table-row table:style-name="ro1">
          <table:table-cell office:value-type="float" office:value="0.1769">
            <text:p>0.18</text:p>
          </table:table-cell>
          <table:table-cell office:value-type="float" office:value="2576.5825">
            <text:p>2576.58</text:p>
          </table:table-cell>
        </table:table-row>
        <table:table-row table:style-name="ro1">
          <table:table-cell office:value-type="float" office:value="0.1567">
            <text:p>0.16</text:p>
          </table:table-cell>
          <table:table-cell office:value-type="float" office:value="2749.9131">
            <text:p>2749.91</text:p>
          </table:table-cell>
        </table:table-row>
        <table:table-row table:style-name="ro1">
          <table:table-cell office:value-type="float" office:value="0.1186">
            <text:p>0.12</text:p>
          </table:table-cell>
          <table:table-cell office:value-type="float" office:value="2910.1738">
            <text:p>2910.17</text:p>
          </table:table-cell>
        </table:table-row>
        <table:table-row table:style-name="ro1">
          <table:table-cell office:value-type="float" office:value="0.0785">
            <text:p>0.08</text:p>
          </table:table-cell>
          <table:table-cell office:value-type="float" office:value="3054.6157">
            <text:p>3054.62</text:p>
          </table:table-cell>
        </table:table-row>
        <table:table-row table:style-name="ro1">
          <table:table-cell office:value-type="float" office:value="0.0518">
            <text:p>0.05</text:p>
          </table:table-cell>
          <table:table-cell office:value-type="float" office:value="3182.009">
            <text:p>3182.01</text:p>
          </table:table-cell>
        </table:table-row>
        <table:table-row table:style-name="ro1">
          <table:table-cell office:value-type="float" office:value="0.0453">
            <text:p>0.05</text:p>
          </table:table-cell>
          <table:table-cell office:value-type="float" office:value="3293.1135">
            <text:p>3293.11</text:p>
          </table:table-cell>
        </table:table-row>
        <table:table-row table:style-name="ro1">
          <table:table-cell office:value-type="float" office:value="0.0427">
            <text:p>0.04</text:p>
          </table:table-cell>
          <table:table-cell office:value-type="float" office:value="3389.0085">
            <text:p>3389.01</text:p>
          </table:table-cell>
        </table:table-row>
        <table:table-row table:style-name="ro1">
          <table:table-cell office:value-type="float" office:value="0.0468">
            <text:p>0.05</text:p>
          </table:table-cell>
          <table:table-cell office:value-type="float" office:value="3471.3005">
            <text:p>3471.3</text:p>
          </table:table-cell>
        </table:table-row>
        <table:table-row table:style-name="ro1">
          <table:table-cell office:value-type="float" office:value="0.077">
            <text:p>0.08</text:p>
          </table:table-cell>
          <table:table-cell office:value-type="float" office:value="3543.8408">
            <text:p>3543.84</text:p>
          </table:table-cell>
        </table:table-row>
        <table:table-row table:style-name="ro1">
          <table:table-cell office:value-type="float" office:value="0.0836">
            <text:p>0.08</text:p>
          </table:table-cell>
          <table:table-cell office:value-type="float" office:value="3607.9934">
            <text:p>3607.99</text:p>
          </table:table-cell>
        </table:table-row>
        <table:table-row table:style-name="ro1">
          <table:table-cell office:value-type="float" office:value="0.0675">
            <text:p>0.07</text:p>
          </table:table-cell>
          <table:table-cell office:value-type="float" office:value="3662.9624">
            <text:p>3662.96</text:p>
          </table:table-cell>
        </table:table-row>
        <table:table-row table:style-name="ro1">
          <table:table-cell office:value-type="float" office:value="0.0475">
            <text:p>0.05</text:p>
          </table:table-cell>
          <table:table-cell office:value-type="float" office:value="3707.7">
            <text:p>3707.7</text:p>
          </table:table-cell>
        </table:table-row>
        <table:table-row table:style-name="ro1">
          <table:table-cell office:value-type="float" office:value="0.0331">
            <text:p>0.03</text:p>
          </table:table-cell>
          <table:table-cell office:value-type="float" office:value="3741.7925">
            <text:p>3741.79</text:p>
          </table:table-cell>
        </table:table-row>
        <table:table-row table:style-name="ro1">
          <table:table-cell office:value-type="float" office:value="0.0187">
            <text:p>0.02</text:p>
          </table:table-cell>
          <table:table-cell office:value-type="float" office:value="3764.8933">
            <text:p>3764.89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3776.5193">
            <text:p>3776.52</text:p>
          </table:table-cell>
        </table:table-row>
        <table:table-row table:style-name="ro1">
          <table:table-cell office:value-type="float" office:value="-0.005">
            <text:p>-0.01</text:p>
          </table:table-cell>
          <table:table-cell office:value-type="float" office:value="3777.1213">
            <text:p>3777.12</text:p>
          </table:table-cell>
        </table:table-row>
        <table:table-row table:style-name="ro1">
          <table:table-cell office:value-type="float" office:value="-0.01">
            <text:p>-0.01</text:p>
          </table:table-cell>
          <table:table-cell office:value-type="float" office:value="3767.3213">
            <text:p>3767.32</text:p>
          </table:table-cell>
        </table:table-row>
        <table:table-row table:style-name="ro1">
          <table:table-cell office:value-type="float" office:value="-0.0232">
            <text:p>-0.02</text:p>
          </table:table-cell>
          <table:table-cell office:value-type="float" office:value="3746.9688">
            <text:p>3746.97</text:p>
          </table:table-cell>
        </table:table-row>
        <table:table-row table:style-name="ro1">
          <table:table-cell office:value-type="float" office:value="-0.0079">
            <text:p>-0.01</text:p>
          </table:table-cell>
          <table:table-cell office:value-type="float" office:value="3718.5198">
            <text:p>3718.52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3685.1912">
            <text:p>3685.19</text:p>
          </table:table-cell>
        </table:table-row>
        <table:table-row table:style-name="ro1">
          <table:table-cell office:value-type="float" office:value="0.0244">
            <text:p>0.02</text:p>
          </table:table-cell>
          <table:table-cell office:value-type="float" office:value="3648.1035">
            <text:p>3648.1</text:p>
          </table:table-cell>
        </table:table-row>
        <table:table-row table:style-name="ro1">
          <table:table-cell office:value-type="float" office:value="0.0355">
            <text:p>0.04</text:p>
          </table:table-cell>
          <table:table-cell office:value-type="float" office:value="3608.718">
            <text:p>3608.72</text:p>
          </table:table-cell>
        </table:table-row>
        <table:table-row table:style-name="ro1">
          <table:table-cell office:value-type="float" office:value="0.0332">
            <text:p>0.03</text:p>
          </table:table-cell>
          <table:table-cell office:value-type="float" office:value="3567.1482">
            <text:p>3567.15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3521.4207">
            <text:p>3521.42</text:p>
          </table:table-cell>
        </table:table-row>
        <table:table-row table:style-name="ro1">
          <table:table-cell office:value-type="float" office:value="-0.0035">
            <text:p>0</text:p>
          </table:table-cell>
          <table:table-cell office:value-type="float" office:value="3471.031">
            <text:p>3471.03</text:p>
          </table:table-cell>
        </table:table-row>
        <table:table-row table:style-name="ro1">
          <table:table-cell office:value-type="float" office:value="-0.0071">
            <text:p>-0.01</text:p>
          </table:table-cell>
          <table:table-cell office:value-type="float" office:value="3416.2402">
            <text:p>3416.24</text:p>
          </table:table-cell>
        </table:table-row>
        <table:table-row table:style-name="ro1">
          <table:table-cell office:value-type="float" office:value="-0.0113">
            <text:p>-0.01</text:p>
          </table:table-cell>
          <table:table-cell office:value-type="float" office:value="3357.2295">
            <text:p>3357.23</text:p>
          </table:table-cell>
        </table:table-row>
        <table:table-row table:style-name="ro1">
          <table:table-cell office:value-type="float" office:value="-0.0182">
            <text:p>-0.02</text:p>
          </table:table-cell>
          <table:table-cell office:value-type="float" office:value="3293.9409">
            <text:p>3293.94</text:p>
          </table:table-cell>
        </table:table-row>
        <table:table-row table:style-name="ro1">
          <table:table-cell office:value-type="float" office:value="-0.0183">
            <text:p>-0.02</text:p>
          </table:table-cell>
          <table:table-cell office:value-type="float" office:value="3226.939">
            <text:p>3226.94</text:p>
          </table:table-cell>
        </table:table-row>
        <table:table-row table:style-name="ro1">
          <table:table-cell office:value-type="float" office:value="-0.0114">
            <text:p>-0.01</text:p>
          </table:table-cell>
          <table:table-cell office:value-type="float" office:value="3157.3696">
            <text:p>3157.37</text:p>
          </table:table-cell>
        </table:table-row>
        <table:table-row table:style-name="ro1">
          <table:table-cell office:value-type="float" office:value="-0.0102">
            <text:p>-0.01</text:p>
          </table:table-cell>
          <table:table-cell office:value-type="float" office:value="3085.7673">
            <text:p>3085.77</text:p>
          </table:table-cell>
        </table:table-row>
        <table:table-row table:style-name="ro1">
          <table:table-cell office:value-type="float" office:value="0.0042">
            <text:p>0</text:p>
          </table:table-cell>
          <table:table-cell office:value-type="float" office:value="3013.8086">
            <text:p>3013.81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2942.5229">
            <text:p>2942.52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2872.1987">
            <text:p>2872.2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2802.7422">
            <text:p>2802.74</text:p>
          </table:table-cell>
        </table:table-row>
        <table:table-row table:style-name="ro1">
          <table:table-cell office:value-type="float" office:value="0.0165">
            <text:p>0.02</text:p>
          </table:table-cell>
          <table:table-cell office:value-type="float" office:value="2734.5398">
            <text:p>2734.54</text:p>
          </table:table-cell>
        </table:table-row>
        <table:table-row table:style-name="ro1">
          <table:table-cell office:value-type="float" office:value="0.0267">
            <text:p>0.03</text:p>
          </table:table-cell>
          <table:table-cell office:value-type="float" office:value="2668.5645">
            <text:p>2668.56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2604.3894">
            <text:p>2604.39</text:p>
          </table:table-cell>
        </table:table-row>
        <table:table-row table:style-name="ro1">
          <table:table-cell office:value-type="float" office:value="0.0117">
            <text:p>0.01</text:p>
          </table:table-cell>
          <table:table-cell office:value-type="float" office:value="2541.0198">
            <text:p>2541.02</text:p>
          </table:table-cell>
        </table:table-row>
        <table:table-row table:style-name="ro1">
          <table:table-cell office:value-type="float" office:value="0.0054">
            <text:p>0.01</text:p>
          </table:table-cell>
          <table:table-cell office:value-type="float" office:value="2477.9629">
            <text:p>2477.96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2414.9717">
            <text:p>2414.97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2352.6594">
            <text:p>2352.66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2292.1838">
            <text:p>2292.18</text:p>
          </table:table-cell>
        </table:table-row>
        <table:table-row table:style-name="ro1">
          <table:table-cell office:value-type="float" office:value="0.0208">
            <text:p>0.02</text:p>
          </table:table-cell>
          <table:table-cell office:value-type="float" office:value="2233.7485">
            <text:p>2233.75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2177.0801">
            <text:p>2177.08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2121.3662">
            <text:p>2121.37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2066.4661">
            <text:p>2066.47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2013.7258">
            <text:p>2013.73</text:p>
          </table:table-cell>
        </table:table-row>
        <table:table-row table:style-name="ro1">
          <table:table-cell office:value-type="float" office:value="0.0324">
            <text:p>0.03</text:p>
          </table:table-cell>
          <table:table-cell office:value-type="float" office:value="1964.0137">
            <text:p>1964.01</text:p>
          </table:table-cell>
        </table:table-row>
        <table:table-row table:style-name="ro1">
          <table:table-cell office:value-type="float" office:value="0.0225">
            <text:p>0.02</text:p>
          </table:table-cell>
          <table:table-cell office:value-type="float" office:value="1916.2665">
            <text:p>1916.27</text:p>
          </table:table-cell>
        </table:table-row>
        <table:table-row table:style-name="ro1">
          <table:table-cell office:value-type="float" office:value="0.0047">
            <text:p>0</text:p>
          </table:table-cell>
          <table:table-cell office:value-type="float" office:value="1868.8048">
            <text:p>1868.8</text:p>
          </table:table-cell>
        </table:table-row>
        <table:table-row table:style-name="ro1">
          <table:table-cell office:value-type="float" office:value="-0.0085">
            <text:p>-0.01</text:p>
          </table:table-cell>
          <table:table-cell office:value-type="float" office:value="1820.5303">
            <text:p>1820.53</text:p>
          </table:table-cell>
        </table:table-row>
        <table:table-row table:style-name="ro1">
          <table:table-cell office:value-type="float" office:value="-0.0158">
            <text:p>-0.02</text:p>
          </table:table-cell>
          <table:table-cell office:value-type="float" office:value="1770.9822">
            <text:p>1770.98</text:p>
          </table:table-cell>
        </table:table-row>
        <table:table-row table:style-name="ro1">
          <table:table-cell office:value-type="float" office:value="-0.0114">
            <text:p>-0.01</text:p>
          </table:table-cell>
          <table:table-cell office:value-type="float" office:value="1720.8048">
            <text:p>1720.8</text:p>
          </table:table-cell>
        </table:table-row>
        <table:table-row table:style-name="ro1">
          <table:table-cell office:value-type="float" office:value="-0.0061">
            <text:p>-0.01</text:p>
          </table:table-cell>
          <table:table-cell office:value-type="float" office:value="1670.6696">
            <text:p>1670.67</text:p>
          </table:table-cell>
        </table:table-row>
        <table:table-row table:style-name="ro1">
          <table:table-cell office:value-type="float" office:value="0.0003">
            <text:p>0</text:p>
          </table:table-cell>
          <table:table-cell office:value-type="float" office:value="1621.2701">
            <text:p>1621.27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1573.3301">
            <text:p>1573.33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1527.3113">
            <text:p>1527.31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1483.692">
            <text:p>1483.69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1442.6556">
            <text:p>1442.66</text:p>
          </table:table-cell>
        </table:table-row>
        <table:table-row table:style-name="ro1">
          <table:table-cell office:value-type="float" office:value="0.0126">
            <text:p>0.01</text:p>
          </table:table-cell>
          <table:table-cell office:value-type="float" office:value="1403.1503">
            <text:p>1403.15</text:p>
          </table:table-cell>
        </table:table-row>
        <table:table-row table:style-name="ro1">
          <table:table-cell office:value-type="float" office:value="0.008">
            <text:p>0.01</text:p>
          </table:table-cell>
          <table:table-cell office:value-type="float" office:value="1364.7068">
            <text:p>1364.71</text:p>
          </table:table-cell>
        </table:table-row>
        <table:table-row table:style-name="ro1">
          <table:table-cell office:value-type="float" office:value="-0.0019">
            <text:p>0</text:p>
          </table:table-cell>
          <table:table-cell office:value-type="float" office:value="1326.4259">
            <text:p>1326.43</text:p>
          </table:table-cell>
        </table:table-row>
        <table:table-row table:style-name="ro1">
          <table:table-cell office:value-type="float" office:value="-0.013">
            <text:p>-0.01</text:p>
          </table:table-cell>
          <table:table-cell office:value-type="float" office:value="1287.3855">
            <text:p>1287.39</text:p>
          </table:table-cell>
        </table:table-row>
        <table:table-row table:style-name="ro1">
          <table:table-cell office:value-type="float" office:value="-0.0194">
            <text:p>-0.02</text:p>
          </table:table-cell>
          <table:table-cell office:value-type="float" office:value="1247.1848">
            <text:p>1247.18</text:p>
          </table:table-cell>
        </table:table-row>
        <table:table-row table:style-name="ro1">
          <table:table-cell office:value-type="float" office:value="-0.0103">
            <text:p>-0.01</text:p>
          </table:table-cell>
          <table:table-cell office:value-type="float" office:value="1206.8522">
            <text:p>1206.85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1167.9437">
            <text:p>1167.94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1131.6399">
            <text:p>1131.64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1097.6345">
            <text:p>1097.63</text:p>
          </table:table-cell>
        </table:table-row>
        <table:table-row table:style-name="ro1">
          <table:table-cell office:value-type="float" office:value="0.0083">
            <text:p>0.01</text:p>
          </table:table-cell>
          <table:table-cell office:value-type="float" office:value="1064.9517">
            <text:p>1064.95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1033.3237">
            <text:p>1033.32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1003.1565">
            <text:p>1003.16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974.0527">
            <text:p>974.05</text:p>
          </table:table-cell>
        </table:table-row>
        <table:table-row table:style-name="ro1">
          <table:table-cell office:value-type="float" office:value="-0.0028">
            <text:p>0</text:p>
          </table:table-cell>
          <table:table-cell office:value-type="float" office:value="945.1005">
            <text:p>945.1</text:p>
          </table:table-cell>
        </table:table-row>
        <table:table-row table:style-name="ro1">
          <table:table-cell office:value-type="float" office:value="-0.0092">
            <text:p>-0.01</text:p>
          </table:table-cell>
          <table:table-cell office:value-type="float" office:value="915.7739">
            <text:p>915.77</text:p>
          </table:table-cell>
        </table:table-row>
        <table:table-row table:style-name="ro1">
          <table:table-cell office:value-type="float" office:value="-0.0035">
            <text:p>0</text:p>
          </table:table-cell>
          <table:table-cell office:value-type="float" office:value="886.7002">
            <text:p>886.7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859.8213">
            <text:p>859.82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834.66">
            <text:p>834.66</text:p>
          </table:table-cell>
        </table:table-row>
        <table:table-row table:style-name="ro1">
          <table:table-cell office:value-type="float" office:value="0.0065">
            <text:p>0.01</text:p>
          </table:table-cell>
          <table:table-cell office:value-type="float" office:value="810.4513">
            <text:p>810.45</text:p>
          </table:table-cell>
        </table:table-row>
        <table:table-row table:style-name="ro1">
          <table:table-cell office:value-type="float" office:value="0.0017">
            <text:p>0</text:p>
          </table:table-cell>
          <table:table-cell office:value-type="float" office:value="786.7333">
            <text:p>786.73</text:p>
          </table:table-cell>
        </table:table-row>
        <table:table-row table:style-name="ro1">
          <table:table-cell office:value-type="float" office:value="0.0031">
            <text:p>0</text:p>
          </table:table-cell>
          <table:table-cell office:value-type="float" office:value="763.6385">
            <text:p>763.64</text:p>
          </table:table-cell>
        </table:table-row>
        <table:table-row table:style-name="ro1">
          <table:table-cell office:value-type="float" office:value="0.0003">
            <text:p>0</text:p>
          </table:table-cell>
          <table:table-cell office:value-type="float" office:value="740.9108">
            <text:p>740.91</text:p>
          </table:table-cell>
        </table:table-row>
        <table:table-row table:style-name="ro1">
          <table:table-cell office:value-type="float" office:value="-0.0052">
            <text:p>-0.01</text:p>
          </table:table-cell>
          <table:table-cell office:value-type="float" office:value="718.0756">
            <text:p>718.08</text:p>
          </table:table-cell>
        </table:table-row>
        <table:table-row table:style-name="ro1">
          <table:table-cell office:value-type="float" office:value="-0.0073">
            <text:p>-0.01</text:p>
          </table:table-cell>
          <table:table-cell office:value-type="float" office:value="695.0134">
            <text:p>695.01</text:p>
          </table:table-cell>
        </table:table-row>
        <table:table-row table:style-name="ro1">
          <table:table-cell office:value-type="float" office:value="0.0043">
            <text:p>0</text:p>
          </table:table-cell>
          <table:table-cell office:value-type="float" office:value="672.85">
            <text:p>672.85</text:p>
          </table:table-cell>
        </table:table-row>
        <table:table-row table:style-name="ro1">
          <table:table-cell office:value-type="float" office:value="0.0084">
            <text:p>0.01</text:p>
          </table:table-cell>
          <table:table-cell office:value-type="float" office:value="651.9274">
            <text:p>651.93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631.7806">
            <text:p>631.78</text:p>
          </table:table-cell>
        </table:table-row>
        <table:table-row table:style-name="ro1">
          <table:table-cell office:value-type="float" office:value="-0.0022">
            <text:p>0</text:p>
          </table:table-cell>
          <table:table-cell office:value-type="float" office:value="611.8229">
            <text:p>611.82</text:p>
          </table:table-cell>
        </table:table-row>
        <table:table-row table:style-name="ro1">
          <table:table-cell office:value-type="float" office:value="-0.0123">
            <text:p>-0.01</text:p>
          </table:table-cell>
          <table:table-cell office:value-type="float" office:value="591.1718">
            <text:p>591.17</text:p>
          </table:table-cell>
        </table:table-row>
        <table:table-row table:style-name="ro1">
          <table:table-cell office:value-type="float" office:value="-0.0074">
            <text:p>-0.01</text:p>
          </table:table-cell>
          <table:table-cell office:value-type="float" office:value="570.3868">
            <text:p>570.39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550.8325">
            <text:p>550.83</text:p>
          </table:table-cell>
        </table:table-row>
        <table:table-row table:style-name="ro1">
          <table:table-cell office:value-type="float" office:value="0.0156">
            <text:p>0.02</text:p>
          </table:table-cell>
          <table:table-cell office:value-type="float" office:value="533.2192">
            <text:p>533.22</text:p>
          </table:table-cell>
        </table:table-row>
      </table:table>
      <table:table table:name="Sheet5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08">
            <text:p>0.01</text:p>
          </table:table-cell>
          <table:table-cell office:value-type="float" office:value="714.6198">
            <text:p>714.62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714.1087">
            <text:p>714.11</text:p>
          </table:table-cell>
        </table:table-row>
        <table:table-row table:style-name="ro1">
          <table:table-cell office:value-type="float" office:value="0.0149">
            <text:p>0.01</text:p>
          </table:table-cell>
          <table:table-cell office:value-type="float" office:value="713.2078">
            <text:p>713.21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711.7372">
            <text:p>711.74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709.3376">
            <text:p>709.34</text:p>
          </table:table-cell>
        </table:table-row>
        <table:table-row table:style-name="ro1">
          <table:table-cell office:value-type="float" office:value="0.0084">
            <text:p>0.01</text:p>
          </table:table-cell>
          <table:table-cell office:value-type="float" office:value="706.1606">
            <text:p>706.16</text:p>
          </table:table-cell>
        </table:table-row>
        <table:table-row table:style-name="ro1">
          <table:table-cell office:value-type="float" office:value="0.0117">
            <text:p>0.01</text:p>
          </table:table-cell>
          <table:table-cell office:value-type="float" office:value="702.5875">
            <text:p>702.59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699.3482">
            <text:p>699.35</text:p>
          </table:table-cell>
        </table:table-row>
        <table:table-row table:style-name="ro1">
          <table:table-cell office:value-type="float" office:value="0.0269">
            <text:p>0.03</text:p>
          </table:table-cell>
          <table:table-cell office:value-type="float" office:value="697.1011">
            <text:p>697.1</text:p>
          </table:table-cell>
        </table:table-row>
        <table:table-row table:style-name="ro1">
          <table:table-cell office:value-type="float" office:value="0.032">
            <text:p>0.03</text:p>
          </table:table-cell>
          <table:table-cell office:value-type="float" office:value="696.2173">
            <text:p>696.22</text:p>
          </table:table-cell>
        </table:table-row>
        <table:table-row table:style-name="ro1">
          <table:table-cell office:value-type="float" office:value="0.0289">
            <text:p>0.03</text:p>
          </table:table-cell>
          <table:table-cell office:value-type="float" office:value="696.2911">
            <text:p>696.29</text:p>
          </table:table-cell>
        </table:table-row>
        <table:table-row table:style-name="ro1">
          <table:table-cell office:value-type="float" office:value="0.0353">
            <text:p>0.04</text:p>
          </table:table-cell>
          <table:table-cell office:value-type="float" office:value="697.8013">
            <text:p>697.8</text:p>
          </table:table-cell>
        </table:table-row>
        <table:table-row table:style-name="ro1">
          <table:table-cell office:value-type="float" office:value="0.0358">
            <text:p>0.04</text:p>
          </table:table-cell>
          <table:table-cell office:value-type="float" office:value="700.6481">
            <text:p>700.65</text:p>
          </table:table-cell>
        </table:table-row>
        <table:table-row table:style-name="ro1">
          <table:table-cell office:value-type="float" office:value="0.0316">
            <text:p>0.03</text:p>
          </table:table-cell>
          <table:table-cell office:value-type="float" office:value="704.3199">
            <text:p>704.32</text:p>
          </table:table-cell>
        </table:table-row>
        <table:table-row table:style-name="ro1">
          <table:table-cell office:value-type="float" office:value="0.0324">
            <text:p>0.03</text:p>
          </table:table-cell>
          <table:table-cell office:value-type="float" office:value="708.793">
            <text:p>708.79</text:p>
          </table:table-cell>
        </table:table-row>
        <table:table-row table:style-name="ro1">
          <table:table-cell office:value-type="float" office:value="0.0344">
            <text:p>0.03</text:p>
          </table:table-cell>
          <table:table-cell office:value-type="float" office:value="714.1652">
            <text:p>714.17</text:p>
          </table:table-cell>
        </table:table-row>
        <table:table-row table:style-name="ro1">
          <table:table-cell office:value-type="float" office:value="0.0341">
            <text:p>0.03</text:p>
          </table:table-cell>
          <table:table-cell office:value-type="float" office:value="720.3026">
            <text:p>720.3</text:p>
          </table:table-cell>
        </table:table-row>
        <table:table-row table:style-name="ro1">
          <table:table-cell office:value-type="float" office:value="0.0271">
            <text:p>0.03</text:p>
          </table:table-cell>
          <table:table-cell office:value-type="float" office:value="726.4874">
            <text:p>726.49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732.2482">
            <text:p>732.25</text:p>
          </table:table-cell>
        </table:table-row>
        <table:table-row table:style-name="ro1">
          <table:table-cell office:value-type="float" office:value="0.0169">
            <text:p>0.02</text:p>
          </table:table-cell>
          <table:table-cell office:value-type="float" office:value="737.1386">
            <text:p>737.14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741.4183">
            <text:p>741.42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745.3783">
            <text:p>745.38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748.6766">
            <text:p>748.68</text:p>
          </table:table-cell>
        </table:table-row>
        <table:table-row table:style-name="ro1">
          <table:table-cell office:value-type="float" office:value="0.0103">
            <text:p>0.01</text:p>
          </table:table-cell>
          <table:table-cell office:value-type="float" office:value="750.709">
            <text:p>750.71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751.1752">
            <text:p>751.18</text:p>
          </table:table-cell>
        </table:table-row>
        <table:table-row table:style-name="ro1">
          <table:table-cell office:value-type="float" office:value="0.0025">
            <text:p>0</text:p>
          </table:table-cell>
          <table:table-cell office:value-type="float" office:value="749.9406">
            <text:p>749.94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747.4493">
            <text:p>747.45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744.4357">
            <text:p>744.44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741.3105">
            <text:p>741.31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738.1696">
            <text:p>738.17</text:p>
          </table:table-cell>
        </table:table-row>
        <table:table-row table:style-name="ro1">
          <table:table-cell office:value-type="float" office:value="0.0134">
            <text:p>0.01</text:p>
          </table:table-cell>
          <table:table-cell office:value-type="float" office:value="734.703">
            <text:p>734.7</text:p>
          </table:table-cell>
        </table:table-row>
        <table:table-row table:style-name="ro1">
          <table:table-cell office:value-type="float" office:value="0.0115">
            <text:p>0.01</text:p>
          </table:table-cell>
          <table:table-cell office:value-type="float" office:value="730.775">
            <text:p>730.78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726.6385">
            <text:p>726.64</text:p>
          </table:table-cell>
        </table:table-row>
        <table:table-row table:style-name="ro1">
          <table:table-cell office:value-type="float" office:value="0.0297">
            <text:p>0.03</text:p>
          </table:table-cell>
          <table:table-cell office:value-type="float" office:value="723.7666">
            <text:p>723.77</text:p>
          </table:table-cell>
        </table:table-row>
        <table:table-row table:style-name="ro1">
          <table:table-cell office:value-type="float" office:value="0.0319">
            <text:p>0.03</text:p>
          </table:table-cell>
          <table:table-cell office:value-type="float" office:value="722.2415">
            <text:p>722.24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721.2087">
            <text:p>721.21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719.8964">
            <text:p>719.9</text:p>
          </table:table-cell>
        </table:table-row>
        <table:table-row table:style-name="ro1">
          <table:table-cell office:value-type="float" office:value="0.0149">
            <text:p>0.01</text:p>
          </table:table-cell>
          <table:table-cell office:value-type="float" office:value="718.2579">
            <text:p>718.26</text:p>
          </table:table-cell>
        </table:table-row>
        <table:table-row table:style-name="ro1">
          <table:table-cell office:value-type="float" office:value="0.0205">
            <text:p>0.02</text:p>
          </table:table-cell>
          <table:table-cell office:value-type="float" office:value="716.8356">
            <text:p>716.84</text:p>
          </table:table-cell>
        </table:table-row>
        <table:table-row table:style-name="ro1">
          <table:table-cell office:value-type="float" office:value="0.0282">
            <text:p>0.03</text:p>
          </table:table-cell>
          <table:table-cell office:value-type="float" office:value="716.3057">
            <text:p>716.31</text:p>
          </table:table-cell>
        </table:table-row>
        <table:table-row table:style-name="ro1">
          <table:table-cell office:value-type="float" office:value="0.032">
            <text:p>0.03</text:p>
          </table:table-cell>
          <table:table-cell office:value-type="float" office:value="716.9238">
            <text:p>716.92</text:p>
          </table:table-cell>
        </table:table-row>
        <table:table-row table:style-name="ro1">
          <table:table-cell office:value-type="float" office:value="0.0297">
            <text:p>0.03</text:p>
          </table:table-cell>
          <table:table-cell office:value-type="float" office:value="718.3672">
            <text:p>718.37</text:p>
          </table:table-cell>
        </table:table-row>
        <table:table-row table:style-name="ro1">
          <table:table-cell office:value-type="float" office:value="0.0254">
            <text:p>0.03</text:p>
          </table:table-cell>
          <table:table-cell office:value-type="float" office:value="720.1664">
            <text:p>720.17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721.6878">
            <text:p>721.69</text:p>
          </table:table-cell>
        </table:table-row>
        <table:table-row table:style-name="ro1">
          <table:table-cell office:value-type="float" office:value="0.0173">
            <text:p>0.02</text:p>
          </table:table-cell>
          <table:table-cell office:value-type="float" office:value="722.8225">
            <text:p>722.82</text:p>
          </table:table-cell>
        </table:table-row>
        <table:table-row table:style-name="ro1">
          <table:table-cell office:value-type="float" office:value="0.031">
            <text:p>0.03</text:p>
          </table:table-cell>
          <table:table-cell office:value-type="float" office:value="724.8385">
            <text:p>724.84</text:p>
          </table:table-cell>
        </table:table-row>
        <table:table-row table:style-name="ro1">
          <table:table-cell office:value-type="float" office:value="0.0027">
            <text:p>0</text:p>
          </table:table-cell>
          <table:table-cell office:value-type="float" office:value="725.0904">
            <text:p>725.09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725.4342">
            <text:p>725.43</text:p>
          </table:table-cell>
        </table:table-row>
        <table:table-row table:style-name="ro1">
          <table:table-cell office:value-type="float" office:value="0.0235">
            <text:p>0.02</text:p>
          </table:table-cell>
          <table:table-cell office:value-type="float" office:value="726.0473">
            <text:p>726.05</text:p>
          </table:table-cell>
        </table:table-row>
        <table:table-row table:style-name="ro1">
          <table:table-cell office:value-type="float" office:value="0.0331">
            <text:p>0.03</text:p>
          </table:table-cell>
          <table:table-cell office:value-type="float" office:value="727.7717">
            <text:p>727.77</text:p>
          </table:table-cell>
        </table:table-row>
        <table:table-row table:style-name="ro1">
          <table:table-cell office:value-type="float" office:value="0.0458">
            <text:p>0.05</text:p>
          </table:table-cell>
          <table:table-cell office:value-type="float" office:value="731.6397">
            <text:p>731.64</text:p>
          </table:table-cell>
        </table:table-row>
        <table:table-row table:style-name="ro1">
          <table:table-cell office:value-type="float" office:value="0.0414">
            <text:p>0.04</text:p>
          </table:table-cell>
          <table:table-cell office:value-type="float" office:value="737.0365">
            <text:p>737.04</text:p>
          </table:table-cell>
        </table:table-row>
        <table:table-row table:style-name="ro1">
          <table:table-cell office:value-type="float" office:value="0.0338">
            <text:p>0.03</text:p>
          </table:table-cell>
          <table:table-cell office:value-type="float" office:value="743.1168">
            <text:p>743.12</text:p>
          </table:table-cell>
        </table:table-row>
        <table:table-row table:style-name="ro1">
          <table:table-cell office:value-type="float" office:value="0.026">
            <text:p>0.03</text:p>
          </table:table-cell>
          <table:table-cell office:value-type="float" office:value="749.0939">
            <text:p>749.09</text:p>
          </table:table-cell>
        </table:table-row>
        <table:table-row table:style-name="ro1">
          <table:table-cell office:value-type="float" office:value="0.0274">
            <text:p>0.03</text:p>
          </table:table-cell>
          <table:table-cell office:value-type="float" office:value="755.0844">
            <text:p>755.08</text:p>
          </table:table-cell>
        </table:table-row>
        <table:table-row table:style-name="ro1">
          <table:table-cell office:value-type="float" office:value="0.0306">
            <text:p>0.03</text:p>
          </table:table-cell>
          <table:table-cell office:value-type="float" office:value="761.3689">
            <text:p>761.37</text:p>
          </table:table-cell>
        </table:table-row>
        <table:table-row table:style-name="ro1">
          <table:table-cell office:value-type="float" office:value="0.0306">
            <text:p>0.03</text:p>
          </table:table-cell>
          <table:table-cell office:value-type="float" office:value="767.9033">
            <text:p>767.9</text:p>
          </table:table-cell>
        </table:table-row>
        <table:table-row table:style-name="ro1">
          <table:table-cell office:value-type="float" office:value="0.0295">
            <text:p>0.03</text:p>
          </table:table-cell>
          <table:table-cell office:value-type="float" office:value="774.5477">
            <text:p>774.55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780.4711">
            <text:p>780.47</text:p>
          </table:table-cell>
        </table:table-row>
        <table:table-row table:style-name="ro1">
          <table:table-cell office:value-type="float" office:value="0.0115">
            <text:p>0.01</text:p>
          </table:table-cell>
          <table:table-cell office:value-type="float" office:value="784.9031">
            <text:p>784.9</text:p>
          </table:table-cell>
        </table:table-row>
        <table:table-row table:style-name="ro1">
          <table:table-cell office:value-type="float" office:value="0.0038">
            <text:p>0</text:p>
          </table:table-cell>
          <table:table-cell office:value-type="float" office:value="787.2843">
            <text:p>787.28</text:p>
          </table:table-cell>
        </table:table-row>
        <table:table-row table:style-name="ro1">
          <table:table-cell office:value-type="float" office:value="0.005">
            <text:p>0.01</text:p>
          </table:table-cell>
          <table:table-cell office:value-type="float" office:value="787.9189">
            <text:p>787.92</text:p>
          </table:table-cell>
        </table:table-row>
        <table:table-row table:style-name="ro1">
          <table:table-cell office:value-type="float" office:value="0.0054">
            <text:p>0.01</text:p>
          </table:table-cell>
          <table:table-cell office:value-type="float" office:value="787.0087">
            <text:p>787.01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784.9158">
            <text:p>784.92</text:p>
          </table:table-cell>
        </table:table-row>
        <table:table-row table:style-name="ro1">
          <table:table-cell office:value-type="float" office:value="0.0084">
            <text:p>0.01</text:p>
          </table:table-cell>
          <table:table-cell office:value-type="float" office:value="781.8266">
            <text:p>781.83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777.8571">
            <text:p>777.86</text:p>
          </table:table-cell>
        </table:table-row>
        <table:table-row table:style-name="ro1">
          <table:table-cell office:value-type="float" office:value="0.0166">
            <text:p>0.02</text:p>
          </table:table-cell>
          <table:table-cell office:value-type="float" office:value="773.8298">
            <text:p>773.83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769.6833">
            <text:p>769.68</text:p>
          </table:table-cell>
        </table:table-row>
        <table:table-row table:style-name="ro1">
          <table:table-cell office:value-type="float" office:value="0.0149">
            <text:p>0.01</text:p>
          </table:table-cell>
          <table:table-cell office:value-type="float" office:value="765.3625">
            <text:p>765.36</text:p>
          </table:table-cell>
        </table:table-row>
        <table:table-row table:style-name="ro1">
          <table:table-cell office:value-type="float" office:value="0.0143">
            <text:p>0.01</text:p>
          </table:table-cell>
          <table:table-cell office:value-type="float" office:value="760.8401">
            <text:p>760.84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756.0481">
            <text:p>756.05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751.432">
            <text:p>751.43</text:p>
          </table:table-cell>
        </table:table-row>
        <table:table-row table:style-name="ro1">
          <table:table-cell office:value-type="float" office:value="0.0247">
            <text:p>0.02</text:p>
          </table:table-cell>
          <table:table-cell office:value-type="float" office:value="747.6139">
            <text:p>747.61</text:p>
          </table:table-cell>
        </table:table-row>
        <table:table-row table:style-name="ro1">
          <table:table-cell office:value-type="float" office:value="0.0247">
            <text:p>0.02</text:p>
          </table:table-cell>
          <table:table-cell office:value-type="float" office:value="744.5255">
            <text:p>744.53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741.8721">
            <text:p>741.87</text:p>
          </table:table-cell>
        </table:table-row>
        <table:table-row table:style-name="ro1">
          <table:table-cell office:value-type="float" office:value="0.0198">
            <text:p>0.02</text:p>
          </table:table-cell>
          <table:table-cell office:value-type="float" office:value="739.4088">
            <text:p>739.41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737.1562">
            <text:p>737.16</text:p>
          </table:table-cell>
        </table:table-row>
        <table:table-row table:style-name="ro1">
          <table:table-cell office:value-type="float" office:value="0.018">
            <text:p>0.02</text:p>
          </table:table-cell>
          <table:table-cell office:value-type="float" office:value="734.9012">
            <text:p>734.9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732.7048">
            <text:p>732.7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730.4787">
            <text:p>730.48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728.5726">
            <text:p>728.57</text:p>
          </table:table-cell>
        </table:table-row>
        <table:table-row table:style-name="ro1">
          <table:table-cell office:value-type="float" office:value="0.0256">
            <text:p>0.03</text:p>
          </table:table-cell>
          <table:table-cell office:value-type="float" office:value="727.3454">
            <text:p>727.35</text:p>
          </table:table-cell>
        </table:table-row>
        <table:table-row table:style-name="ro1">
          <table:table-cell office:value-type="float" office:value="0.0275">
            <text:p>0.03</text:p>
          </table:table-cell>
          <table:table-cell office:value-type="float" office:value="726.8992">
            <text:p>726.9</text:p>
          </table:table-cell>
        </table:table-row>
        <table:table-row table:style-name="ro1">
          <table:table-cell office:value-type="float" office:value="0.0272">
            <text:p>0.03</text:p>
          </table:table-cell>
          <table:table-cell office:value-type="float" office:value="727.137">
            <text:p>727.14</text:p>
          </table:table-cell>
        </table:table-row>
        <table:table-row table:style-name="ro1">
          <table:table-cell office:value-type="float" office:value="0.0239">
            <text:p>0.02</text:p>
          </table:table-cell>
          <table:table-cell office:value-type="float" office:value="727.6941">
            <text:p>727.69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728.6482">
            <text:p>728.65</text:p>
          </table:table-cell>
        </table:table-row>
        <table:table-row table:style-name="ro1">
          <table:table-cell office:value-type="float" office:value="0.0259">
            <text:p>0.03</text:p>
          </table:table-cell>
          <table:table-cell office:value-type="float" office:value="730.0242">
            <text:p>730.02</text:p>
          </table:table-cell>
        </table:table-row>
        <table:table-row table:style-name="ro1">
          <table:table-cell office:value-type="float" office:value="0.0225">
            <text:p>0.02</text:p>
          </table:table-cell>
          <table:table-cell office:value-type="float" office:value="731.4692">
            <text:p>731.47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732.3784">
            <text:p>732.38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733.0991">
            <text:p>733.1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733.9009">
            <text:p>733.9</text:p>
          </table:table-cell>
        </table:table-row>
        <table:table-row table:style-name="ro1">
          <table:table-cell office:value-type="float" office:value="0.021">
            <text:p>0.02</text:p>
          </table:table-cell>
          <table:table-cell office:value-type="float" office:value="734.686">
            <text:p>734.69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735.2997">
            <text:p>735.3</text:p>
          </table:table-cell>
        </table:table-row>
        <table:table-row table:style-name="ro1">
          <table:table-cell office:value-type="float" office:value="0.0141">
            <text:p>0.01</text:p>
          </table:table-cell>
          <table:table-cell office:value-type="float" office:value="735.284">
            <text:p>735.28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734.6121">
            <text:p>734.61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733.4156">
            <text:p>733.42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731.4075">
            <text:p>731.41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728.4407">
            <text:p>728.44</text:p>
          </table:table-cell>
        </table:table-row>
        <table:table-row table:style-name="ro1">
          <table:table-cell office:value-type="float" office:value="0.0038">
            <text:p>0</text:p>
          </table:table-cell>
          <table:table-cell office:value-type="float" office:value="724.2856">
            <text:p>724.29</text:p>
          </table:table-cell>
        </table:table-row>
        <table:table-row table:style-name="ro1">
          <table:table-cell office:value-type="float" office:value="-0.0001">
            <text:p>0</text:p>
          </table:table-cell>
          <table:table-cell office:value-type="float" office:value="718.7163">
            <text:p>718.72</text:p>
          </table:table-cell>
        </table:table-row>
        <table:table-row table:style-name="ro1">
          <table:table-cell office:value-type="float" office:value="-0.0007">
            <text:p>0</text:p>
          </table:table-cell>
          <table:table-cell office:value-type="float" office:value="711.8295">
            <text:p>711.83</text:p>
          </table:table-cell>
        </table:table-row>
        <table:table-row table:style-name="ro1">
          <table:table-cell office:value-type="float" office:value="-0.0017">
            <text:p>0</text:p>
          </table:table-cell>
          <table:table-cell office:value-type="float" office:value="703.6828">
            <text:p>703.68</text:p>
          </table:table-cell>
        </table:table-row>
        <table:table-row table:style-name="ro1">
          <table:table-cell office:value-type="float" office:value="-0.0081">
            <text:p>-0.01</text:p>
          </table:table-cell>
          <table:table-cell office:value-type="float" office:value="693.8358">
            <text:p>693.84</text:p>
          </table:table-cell>
        </table:table-row>
        <table:table-row table:style-name="ro1">
          <table:table-cell office:value-type="float" office:value="-0.013">
            <text:p>-0.01</text:p>
          </table:table-cell>
          <table:table-cell office:value-type="float" office:value="682.0386">
            <text:p>682.04</text:p>
          </table:table-cell>
        </table:table-row>
        <table:table-row table:style-name="ro1">
          <table:table-cell office:value-type="float" office:value="-0.0162">
            <text:p>-0.02</text:p>
          </table:table-cell>
          <table:table-cell office:value-type="float" office:value="668.2244">
            <text:p>668.22</text:p>
          </table:table-cell>
        </table:table-row>
        <table:table-row table:style-name="ro1">
          <table:table-cell office:value-type="float" office:value="-0.015">
            <text:p>-0.02</text:p>
          </table:table-cell>
          <table:table-cell office:value-type="float" office:value="652.7346">
            <text:p>652.73</text:p>
          </table:table-cell>
        </table:table-row>
        <table:table-row table:style-name="ro1">
          <table:table-cell office:value-type="float" office:value="-0.0151">
            <text:p>-0.02</text:p>
          </table:table-cell>
          <table:table-cell office:value-type="float" office:value="635.7603">
            <text:p>635.76</text:p>
          </table:table-cell>
        </table:table-row>
        <table:table-row table:style-name="ro1">
          <table:table-cell office:value-type="float" office:value="-0.0233">
            <text:p>-0.02</text:p>
          </table:table-cell>
          <table:table-cell office:value-type="float" office:value="616.7509">
            <text:p>616.75</text:p>
          </table:table-cell>
        </table:table-row>
        <table:table-row table:style-name="ro1">
          <table:table-cell office:value-type="float" office:value="-0.0284">
            <text:p>-0.03</text:p>
          </table:table-cell>
          <table:table-cell office:value-type="float" office:value="595.4899">
            <text:p>595.49</text:p>
          </table:table-cell>
        </table:table-row>
        <table:table-row table:style-name="ro1">
          <table:table-cell office:value-type="float" office:value="-0.0293">
            <text:p>-0.03</text:p>
          </table:table-cell>
          <table:table-cell office:value-type="float" office:value="572.173">
            <text:p>572.17</text:p>
          </table:table-cell>
        </table:table-row>
        <table:table-row table:style-name="ro1">
          <table:table-cell office:value-type="float" office:value="-0.0361">
            <text:p>-0.04</text:p>
          </table:table-cell>
          <table:table-cell office:value-type="float" office:value="546.4423">
            <text:p>546.44</text:p>
          </table:table-cell>
        </table:table-row>
        <table:table-row table:style-name="ro1">
          <table:table-cell office:value-type="float" office:value="-0.0422">
            <text:p>-0.04</text:p>
          </table:table-cell>
          <table:table-cell office:value-type="float" office:value="518.0469">
            <text:p>518.05</text:p>
          </table:table-cell>
        </table:table-row>
        <table:table-row table:style-name="ro1">
          <table:table-cell office:value-type="float" office:value="-0.0474">
            <text:p>-0.05</text:p>
          </table:table-cell>
          <table:table-cell office:value-type="float" office:value="486.8443">
            <text:p>486.84</text:p>
          </table:table-cell>
        </table:table-row>
        <table:table-row table:style-name="ro1">
          <table:table-cell office:value-type="float" office:value="-0.0549">
            <text:p>-0.05</text:p>
          </table:table-cell>
          <table:table-cell office:value-type="float" office:value="452.5144">
            <text:p>452.51</text:p>
          </table:table-cell>
        </table:table-row>
        <table:table-row table:style-name="ro1">
          <table:table-cell office:value-type="float" office:value="-0.079">
            <text:p>-0.08</text:p>
          </table:table-cell>
          <table:table-cell office:value-type="float" office:value="413.2679">
            <text:p>413.27</text:p>
          </table:table-cell>
        </table:table-row>
        <table:table-row table:style-name="ro1">
          <table:table-cell office:value-type="float" office:value="-0.105">
            <text:p>-0.11</text:p>
          </table:table-cell>
          <table:table-cell office:value-type="float" office:value="367.3371">
            <text:p>367.34</text:p>
          </table:table-cell>
        </table:table-row>
        <table:table-row table:style-name="ro1">
          <table:table-cell office:value-type="float" office:value="-0.1805">
            <text:p>-0.18</text:p>
          </table:table-cell>
          <table:table-cell office:value-type="float" office:value="308.673">
            <text:p>308.67</text:p>
          </table:table-cell>
        </table:table-row>
        <table:table-row table:style-name="ro1">
          <table:table-cell office:value-type="float" office:value="-0.2299">
            <text:p>-0.23</text:p>
          </table:table-cell>
          <table:table-cell office:value-type="float" office:value="234.2045">
            <text:p>234.2</text:p>
          </table:table-cell>
        </table:table-row>
        <table:table-row table:style-name="ro1">
          <table:table-cell office:value-type="float" office:value="-0.2923">
            <text:p>-0.29</text:p>
          </table:table-cell>
          <table:table-cell office:value-type="float" office:value="140.0324">
            <text:p>140.03</text:p>
          </table:table-cell>
        </table:table-row>
        <table:table-row table:style-name="ro1">
          <table:table-cell office:value-type="float" office:value="-0.3507">
            <text:p>-0.35</text:p>
          </table:table-cell>
          <table:table-cell office:value-type="float" office:value="23.0391">
            <text:p>23.04</text:p>
          </table:table-cell>
        </table:table-row>
        <table:table-row table:style-name="ro1">
          <table:table-cell office:value-type="float" office:value="-0.3813">
            <text:p>-0.38</text:p>
          </table:table-cell>
          <table:table-cell office:value-type="float" office:value="-117.0214">
            <text:p>-117.02</text:p>
          </table:table-cell>
        </table:table-row>
        <table:table-row table:style-name="ro1">
          <table:table-cell office:value-type="float" office:value="-0.3754">
            <text:p>-0.38</text:p>
          </table:table-cell>
          <table:table-cell office:value-type="float" office:value="-277.0104">
            <text:p>-277.01</text:p>
          </table:table-cell>
        </table:table-row>
        <table:table-row table:style-name="ro1">
          <table:table-cell office:value-type="float" office:value="-0.3635">
            <text:p>-0.36</text:p>
          </table:table-cell>
          <table:table-cell office:value-type="float" office:value="-453.5169">
            <text:p>-453.52</text:p>
          </table:table-cell>
        </table:table-row>
        <table:table-row table:style-name="ro1">
          <table:table-cell office:value-type="float" office:value="-0.3329">
            <text:p>-0.33</text:p>
          </table:table-cell>
          <table:table-cell office:value-type="float" office:value="-641.7255">
            <text:p>-641.73</text:p>
          </table:table-cell>
        </table:table-row>
        <table:table-row table:style-name="ro1">
          <table:table-cell office:value-type="float" office:value="-0.3478">
            <text:p>-0.35</text:p>
          </table:table-cell>
          <table:table-cell office:value-type="float" office:value="-841.3681">
            <text:p>-841.37</text:p>
          </table:table-cell>
        </table:table-row>
        <table:table-row table:style-name="ro1">
          <table:table-cell office:value-type="float" office:value="-0.3693">
            <text:p>-0.37</text:p>
          </table:table-cell>
          <table:table-cell office:value-type="float" office:value="-1052.7684">
            <text:p>-1052.77</text:p>
          </table:table-cell>
        </table:table-row>
        <table:table-row table:style-name="ro1">
          <table:table-cell office:value-type="float" office:value="-0.372">
            <text:p>-0.37</text:p>
          </table:table-cell>
          <table:table-cell office:value-type="float" office:value="-1274.4941">
            <text:p>-1274.49</text:p>
          </table:table-cell>
        </table:table-row>
        <table:table-row table:style-name="ro1">
          <table:table-cell office:value-type="float" office:value="-0.3716">
            <text:p>-0.37</text:p>
          </table:table-cell>
          <table:table-cell office:value-type="float" office:value="-1504.9509">
            <text:p>-1504.95</text:p>
          </table:table-cell>
        </table:table-row>
        <table:table-row table:style-name="ro1">
          <table:table-cell office:value-type="float" office:value="-0.3827">
            <text:p>-0.38</text:p>
          </table:table-cell>
          <table:table-cell office:value-type="float" office:value="-1743.7134">
            <text:p>-1743.71</text:p>
          </table:table-cell>
        </table:table-row>
        <table:table-row table:style-name="ro1">
          <table:table-cell office:value-type="float" office:value="-0.4233">
            <text:p>-0.42</text:p>
          </table:table-cell>
          <table:table-cell office:value-type="float" office:value="-1993.0413">
            <text:p>-1993.04</text:p>
          </table:table-cell>
        </table:table-row>
        <table:table-row table:style-name="ro1">
          <table:table-cell office:value-type="float" office:value="-0.4698">
            <text:p>-0.47</text:p>
          </table:table-cell>
          <table:table-cell office:value-type="float" office:value="-2255.4763">
            <text:p>-2255.48</text:p>
          </table:table-cell>
        </table:table-row>
        <table:table-row table:style-name="ro1">
          <table:table-cell office:value-type="float" office:value="-0.4739">
            <text:p>-0.47</text:p>
          </table:table-cell>
          <table:table-cell office:value-type="float" office:value="-2529.4585">
            <text:p>-2529.46</text:p>
          </table:table-cell>
        </table:table-row>
        <table:table-row table:style-name="ro1">
          <table:table-cell office:value-type="float" office:value="-0.4472">
            <text:p>-0.45</text:p>
          </table:table-cell>
          <table:table-cell office:value-type="float" office:value="-2810.7661">
            <text:p>-2810.77</text:p>
          </table:table-cell>
        </table:table-row>
        <table:table-row table:style-name="ro1">
          <table:table-cell office:value-type="float" office:value="-0.4144">
            <text:p>-0.41</text:p>
          </table:table-cell>
          <table:table-cell office:value-type="float" office:value="-3095.0195">
            <text:p>-3095.02</text:p>
          </table:table-cell>
        </table:table-row>
        <table:table-row table:style-name="ro1">
          <table:table-cell office:value-type="float" office:value="-0.422">
            <text:p>-0.42</text:p>
          </table:table-cell>
          <table:table-cell office:value-type="float" office:value="-3381.9038">
            <text:p>-3381.9</text:p>
          </table:table-cell>
        </table:table-row>
        <table:table-row table:style-name="ro1">
          <table:table-cell office:value-type="float" office:value="-0.4731">
            <text:p>-0.47</text:p>
          </table:table-cell>
          <table:table-cell office:value-type="float" office:value="-3675.0583">
            <text:p>-3675.06</text:p>
          </table:table-cell>
        </table:table-row>
        <table:table-row table:style-name="ro1">
          <table:table-cell office:value-type="float" office:value="-0.4843">
            <text:p>-0.48</text:p>
          </table:table-cell>
          <table:table-cell office:value-type="float" office:value="-3974.1519">
            <text:p>-3974.15</text:p>
          </table:table-cell>
        </table:table-row>
        <table:table-row table:style-name="ro1">
          <table:table-cell office:value-type="float" office:value="-0.4863">
            <text:p>-0.49</text:p>
          </table:table-cell>
          <table:table-cell office:value-type="float" office:value="-4278.0342">
            <text:p>-4278.03</text:p>
          </table:table-cell>
        </table:table-row>
        <table:table-row table:style-name="ro1">
          <table:table-cell office:value-type="float" office:value="-0.4367">
            <text:p>-0.44</text:p>
          </table:table-cell>
          <table:table-cell office:value-type="float" office:value="-4581.0078">
            <text:p>-4581.01</text:p>
          </table:table-cell>
        </table:table-row>
        <table:table-row table:style-name="ro1">
          <table:table-cell office:value-type="float" office:value="-0.3793">
            <text:p>-0.38</text:p>
          </table:table-cell>
          <table:table-cell office:value-type="float" office:value="-4877.2183">
            <text:p>-4877.22</text:p>
          </table:table-cell>
        </table:table-row>
        <table:table-row table:style-name="ro1">
          <table:table-cell office:value-type="float" office:value="-0.242">
            <text:p>-0.24</text:p>
          </table:table-cell>
          <table:table-cell office:value-type="float" office:value="-5154.1978">
            <text:p>-5154.2</text:p>
          </table:table-cell>
        </table:table-row>
        <table:table-row table:style-name="ro1">
          <table:table-cell office:value-type="float" office:value="-0.0335">
            <text:p>-0.03</text:p>
          </table:table-cell>
          <table:table-cell office:value-type="float" office:value="-5394.312">
            <text:p>-5394.31</text:p>
          </table:table-cell>
        </table:table-row>
        <table:table-row table:style-name="ro1">
          <table:table-cell office:value-type="float" office:value="0.1281">
            <text:p>0.13</text:p>
          </table:table-cell>
          <table:table-cell office:value-type="float" office:value="-5585.9658">
            <text:p>-5585.97</text:p>
          </table:table-cell>
        </table:table-row>
        <table:table-row table:style-name="ro1">
          <table:table-cell office:value-type="float" office:value="0.1537">
            <text:p>0.15</text:p>
          </table:table-cell>
          <table:table-cell office:value-type="float" office:value="-5731.0928">
            <text:p>-5731.09</text:p>
          </table:table-cell>
        </table:table-row>
        <table:table-row table:style-name="ro1">
          <table:table-cell office:value-type="float" office:value="0.0926">
            <text:p>0.09</text:p>
          </table:table-cell>
          <table:table-cell office:value-type="float" office:value="-5839.3828">
            <text:p>-5839.38</text:p>
          </table:table-cell>
        </table:table-row>
        <table:table-row table:style-name="ro1">
          <table:table-cell office:value-type="float" office:value="0.0536">
            <text:p>0.05</text:p>
          </table:table-cell>
          <table:table-cell office:value-type="float" office:value="-5917.6802">
            <text:p>-5917.68</text:p>
          </table:table-cell>
        </table:table-row>
        <table:table-row table:style-name="ro1">
          <table:table-cell office:value-type="float" office:value="-0.0051">
            <text:p>-0.01</text:p>
          </table:table-cell>
          <table:table-cell office:value-type="float" office:value="-5974.0093">
            <text:p>-5974.01</text:p>
          </table:table-cell>
        </table:table-row>
        <table:table-row table:style-name="ro1">
          <table:table-cell office:value-type="float" office:value="0.0359">
            <text:p>0.04</text:p>
          </table:table-cell>
          <table:table-cell office:value-type="float" office:value="-6006.6719">
            <text:p>-6006.67</text:p>
          </table:table-cell>
        </table:table-row>
        <table:table-row table:style-name="ro1">
          <table:table-cell office:value-type="float" office:value="0.0652">
            <text:p>0.07</text:p>
          </table:table-cell>
          <table:table-cell office:value-type="float" office:value="-6015.2515">
            <text:p>-6015.25</text:p>
          </table:table-cell>
        </table:table-row>
        <table:table-row table:style-name="ro1">
          <table:table-cell office:value-type="float" office:value="0.2138">
            <text:p>0.21</text:p>
          </table:table-cell>
          <table:table-cell office:value-type="float" office:value="-5988.6636">
            <text:p>-5988.66</text:p>
          </table:table-cell>
        </table:table-row>
        <table:table-row table:style-name="ro1">
          <table:table-cell office:value-type="float" office:value="0.3314">
            <text:p>0.33</text:p>
          </table:table-cell>
          <table:table-cell office:value-type="float" office:value="-5919.7896">
            <text:p>-5919.79</text:p>
          </table:table-cell>
        </table:table-row>
        <table:table-row table:style-name="ro1">
          <table:table-cell office:value-type="float" office:value="0.3335">
            <text:p>0.33</text:p>
          </table:table-cell>
          <table:table-cell office:value-type="float" office:value="-5812.7368">
            <text:p>-5812.74</text:p>
          </table:table-cell>
        </table:table-row>
        <table:table-row table:style-name="ro1">
          <table:table-cell office:value-type="float" office:value="0.2117">
            <text:p>0.21</text:p>
          </table:table-cell>
          <table:table-cell office:value-type="float" office:value="-5682.4844">
            <text:p>-5682.48</text:p>
          </table:table-cell>
        </table:table-row>
        <table:table-row table:style-name="ro1">
          <table:table-cell office:value-type="float" office:value="0.0661">
            <text:p>0.07</text:p>
          </table:table-cell>
          <table:table-cell office:value-type="float" office:value="-5544.7559">
            <text:p>-5544.76</text:p>
          </table:table-cell>
        </table:table-row>
        <table:table-row table:style-name="ro1">
          <table:table-cell office:value-type="float" office:value="0.0685">
            <text:p>0.07</text:p>
          </table:table-cell>
          <table:table-cell office:value-type="float" office:value="-5400.4141">
            <text:p>-5400.41</text:p>
          </table:table-cell>
        </table:table-row>
        <table:table-row table:style-name="ro1">
          <table:table-cell office:value-type="float" office:value="0.0441">
            <text:p>0.04</text:p>
          </table:table-cell>
          <table:table-cell office:value-type="float" office:value="-5252.668">
            <text:p>-5252.67</text:p>
          </table:table-cell>
        </table:table-row>
        <table:table-row table:style-name="ro1">
          <table:table-cell office:value-type="float" office:value="0.0969">
            <text:p>0.1</text:p>
          </table:table-cell>
          <table:table-cell office:value-type="float" office:value="-5097.4502">
            <text:p>-5097.45</text:p>
          </table:table-cell>
        </table:table-row>
        <table:table-row table:style-name="ro1">
          <table:table-cell office:value-type="float" office:value="0.2183">
            <text:p>0.22</text:p>
          </table:table-cell>
          <table:table-cell office:value-type="float" office:value="-4924.9229">
            <text:p>-4924.92</text:p>
          </table:table-cell>
        </table:table-row>
        <table:table-row table:style-name="ro1">
          <table:table-cell office:value-type="float" office:value="0.3144">
            <text:p>0.31</text:p>
          </table:table-cell>
          <table:table-cell office:value-type="float" office:value="-4728.5278">
            <text:p>-4728.53</text:p>
          </table:table-cell>
        </table:table-row>
        <table:table-row table:style-name="ro1">
          <table:table-cell office:value-type="float" office:value="0.3571">
            <text:p>0.36</text:p>
          </table:table-cell>
          <table:table-cell office:value-type="float" office:value="-4507.23">
            <text:p>-4507.23</text:p>
          </table:table-cell>
        </table:table-row>
        <table:table-row table:style-name="ro1">
          <table:table-cell office:value-type="float" office:value="0.3365">
            <text:p>0.34</text:p>
          </table:table-cell>
          <table:table-cell office:value-type="float" office:value="-4265.8716">
            <text:p>-4265.87</text:p>
          </table:table-cell>
        </table:table-row>
        <table:table-row table:style-name="ro1">
          <table:table-cell office:value-type="float" office:value="0.3355">
            <text:p>0.34</text:p>
          </table:table-cell>
          <table:table-cell office:value-type="float" office:value="-4007.0994">
            <text:p>-4007.1</text:p>
          </table:table-cell>
        </table:table-row>
        <table:table-row table:style-name="ro1">
          <table:table-cell office:value-type="float" office:value="0.2255">
            <text:p>0.23</text:p>
          </table:table-cell>
          <table:table-cell office:value-type="float" office:value="-3743.1902">
            <text:p>-3743.19</text:p>
          </table:table-cell>
        </table:table-row>
        <table:table-row table:style-name="ro1">
          <table:table-cell office:value-type="float" office:value="0.1328">
            <text:p>0.13</text:p>
          </table:table-cell>
          <table:table-cell office:value-type="float" office:value="-3483.6724">
            <text:p>-3483.67</text:p>
          </table:table-cell>
        </table:table-row>
        <table:table-row table:style-name="ro1">
          <table:table-cell office:value-type="float" office:value="0.1457">
            <text:p>0.15</text:p>
          </table:table-cell>
          <table:table-cell office:value-type="float" office:value="-3227.5994">
            <text:p>-3227.6</text:p>
          </table:table-cell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-2977.1475">
            <text:p>-2977.15</text:p>
          </table:table-cell>
        </table:table-row>
        <table:table-row table:style-name="ro1">
          <table:table-cell office:value-type="float" office:value="0.1824">
            <text:p>0.18</text:p>
          </table:table-cell>
          <table:table-cell office:value-type="float" office:value="-2727.2087">
            <text:p>-2727.21</text:p>
          </table:table-cell>
        </table:table-row>
        <table:table-row table:style-name="ro1">
          <table:table-cell office:value-type="float" office:value="0.2144">
            <text:p>0.21</text:p>
          </table:table-cell>
          <table:table-cell office:value-type="float" office:value="-2475.4731">
            <text:p>-2475.47</text:p>
          </table:table-cell>
        </table:table-row>
        <table:table-row table:style-name="ro1">
          <table:table-cell office:value-type="float" office:value="0.2757">
            <text:p>0.28</text:p>
          </table:table-cell>
          <table:table-cell office:value-type="float" office:value="-2217.2073">
            <text:p>-2217.21</text:p>
          </table:table-cell>
        </table:table-row>
        <table:table-row table:style-name="ro1">
          <table:table-cell office:value-type="float" office:value="0.3305">
            <text:p>0.33</text:p>
          </table:table-cell>
          <table:table-cell office:value-type="float" office:value="-1948.7494">
            <text:p>-1948.75</text:p>
          </table:table-cell>
        </table:table-row>
        <table:table-row table:style-name="ro1">
          <table:table-cell office:value-type="float" office:value="0.3133">
            <text:p>0.31</text:p>
          </table:table-cell>
          <table:table-cell office:value-type="float" office:value="-1673.3169">
            <text:p>-1673.32</text:p>
          </table:table-cell>
        </table:table-row>
        <table:table-row table:style-name="ro1">
          <table:table-cell office:value-type="float" office:value="0.2319">
            <text:p>0.23</text:p>
          </table:table-cell>
          <table:table-cell office:value-type="float" office:value="-1399.6226">
            <text:p>-1399.62</text:p>
          </table:table-cell>
        </table:table-row>
        <table:table-row table:style-name="ro1">
          <table:table-cell office:value-type="float" office:value="0.2623">
            <text:p>0.26</text:p>
          </table:table-cell>
          <table:table-cell office:value-type="float" office:value="-1125.4395">
            <text:p>-1125.44</text:p>
          </table:table-cell>
        </table:table-row>
        <table:table-row table:style-name="ro1">
          <table:table-cell office:value-type="float" office:value="0.3169">
            <text:p>0.32</text:p>
          </table:table-cell>
          <table:table-cell office:value-type="float" office:value="-846.5789">
            <text:p>-846.58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-554.8904">
            <text:p>-554.89</text:p>
          </table:table-cell>
        </table:table-row>
        <table:table-row table:style-name="ro1">
          <table:table-cell office:value-type="float" office:value="0.4232">
            <text:p>0.42</text:p>
          </table:table-cell>
          <table:table-cell office:value-type="float" office:value="-252.0565">
            <text:p>-252.06</text:p>
          </table:table-cell>
        </table:table-row>
        <table:table-row table:style-name="ro1">
          <table:table-cell office:value-type="float" office:value="0.4282">
            <text:p>0.43</text:p>
          </table:table-cell>
          <table:table-cell office:value-type="float" office:value="60.5304">
            <text:p>60.53</text:p>
          </table:table-cell>
        </table:table-row>
        <table:table-row table:style-name="ro1">
          <table:table-cell office:value-type="float" office:value="0.4439">
            <text:p>0.44</text:p>
          </table:table-cell>
          <table:table-cell office:value-type="float" office:value="382.5473">
            <text:p>382.55</text:p>
          </table:table-cell>
        </table:table-row>
        <table:table-row table:style-name="ro1">
          <table:table-cell office:value-type="float" office:value="0.4428">
            <text:p>0.44</text:p>
          </table:table-cell>
          <table:table-cell office:value-type="float" office:value="712.1707">
            <text:p>712.17</text:p>
          </table:table-cell>
        </table:table-row>
        <table:table-row table:style-name="ro1">
          <table:table-cell office:value-type="float" office:value="0.4669">
            <text:p>0.47</text:p>
          </table:table-cell>
          <table:table-cell office:value-type="float" office:value="1050.0149">
            <text:p>1050.01</text:p>
          </table:table-cell>
        </table:table-row>
        <table:table-row table:style-name="ro1">
          <table:table-cell office:value-type="float" office:value="0.4196">
            <text:p>0.42</text:p>
          </table:table-cell>
          <table:table-cell office:value-type="float" office:value="1390.1617">
            <text:p>1390.16</text:p>
          </table:table-cell>
        </table:table-row>
        <table:table-row table:style-name="ro1">
          <table:table-cell office:value-type="float" office:value="0.3618">
            <text:p>0.36</text:p>
          </table:table-cell>
          <table:table-cell office:value-type="float" office:value="1726.3173">
            <text:p>1726.32</text:p>
          </table:table-cell>
        </table:table-row>
        <table:table-row table:style-name="ro1">
          <table:table-cell office:value-type="float" office:value="0.3197">
            <text:p>0.32</text:p>
          </table:table-cell>
          <table:table-cell office:value-type="float" office:value="2054.2317">
            <text:p>2054.23</text:p>
          </table:table-cell>
        </table:table-row>
        <table:table-row table:style-name="ro1">
          <table:table-cell office:value-type="float" office:value="0.2771">
            <text:p>0.28</text:p>
          </table:table-cell>
          <table:table-cell office:value-type="float" office:value="2370.0461">
            <text:p>2370.05</text:p>
          </table:table-cell>
        </table:table-row>
        <table:table-row table:style-name="ro1">
          <table:table-cell office:value-type="float" office:value="0.2384">
            <text:p>0.24</text:p>
          </table:table-cell>
          <table:table-cell office:value-type="float" office:value="2670.6604">
            <text:p>2670.66</text:p>
          </table:table-cell>
        </table:table-row>
        <table:table-row table:style-name="ro1">
          <table:table-cell office:value-type="float" office:value="0.2085">
            <text:p>0.21</text:p>
          </table:table-cell>
          <table:table-cell office:value-type="float" office:value="2954.1072">
            <text:p>2954.11</text:p>
          </table:table-cell>
        </table:table-row>
        <table:table-row table:style-name="ro1">
          <table:table-cell office:value-type="float" office:value="0.1928">
            <text:p>0.19</text:p>
          </table:table-cell>
          <table:table-cell office:value-type="float" office:value="3219.9316">
            <text:p>3219.93</text:p>
          </table:table-cell>
        </table:table-row>
        <table:table-row table:style-name="ro1">
          <table:table-cell office:value-type="float" office:value="0.1552">
            <text:p>0.16</text:p>
          </table:table-cell>
          <table:table-cell office:value-type="float" office:value="3465.7961">
            <text:p>3465.8</text:p>
          </table:table-cell>
        </table:table-row>
        <table:table-row table:style-name="ro1">
          <table:table-cell office:value-type="float" office:value="0.1159">
            <text:p>0.12</text:p>
          </table:table-cell>
          <table:table-cell office:value-type="float" office:value="3689.4866">
            <text:p>3689.49</text:p>
          </table:table-cell>
        </table:table-row>
        <table:table-row table:style-name="ro1">
          <table:table-cell office:value-type="float" office:value="0.1034">
            <text:p>0.1</text:p>
          </table:table-cell>
          <table:table-cell office:value-type="float" office:value="3891.4717">
            <text:p>3891.47</text:p>
          </table:table-cell>
        </table:table-row>
        <table:table-row table:style-name="ro1">
          <table:table-cell office:value-type="float" office:value="0.1151">
            <text:p>0.12</text:p>
          </table:table-cell>
          <table:table-cell office:value-type="float" office:value="4074.4202">
            <text:p>4074.42</text:p>
          </table:table-cell>
        </table:table-row>
        <table:table-row table:style-name="ro1">
          <table:table-cell office:value-type="float" office:value="0.102">
            <text:p>0.1</text:p>
          </table:table-cell>
          <table:table-cell office:value-type="float" office:value="4238.5522">
            <text:p>4238.55</text:p>
          </table:table-cell>
        </table:table-row>
        <table:table-row table:style-name="ro1">
          <table:table-cell office:value-type="float" office:value="0.0705">
            <text:p>0.07</text:p>
          </table:table-cell>
          <table:table-cell office:value-type="float" office:value="4382.4512">
            <text:p>4382.45</text:p>
          </table:table-cell>
        </table:table-row>
        <table:table-row table:style-name="ro1">
          <table:table-cell office:value-type="float" office:value="0.0513">
            <text:p>0.05</text:p>
          </table:table-cell>
          <table:table-cell office:value-type="float" office:value="4505.9907">
            <text:p>4505.99</text:p>
          </table:table-cell>
        </table:table-row>
        <table:table-row table:style-name="ro1">
          <table:table-cell office:value-type="float" office:value="0.0364">
            <text:p>0.04</text:p>
          </table:table-cell>
          <table:table-cell office:value-type="float" office:value="4609.5034">
            <text:p>4609.5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4692.0742">
            <text:p>4692.07</text:p>
          </table:table-cell>
        </table:table-row>
        <table:table-row table:style-name="ro1">
          <table:table-cell office:value-type="float" office:value="-0.0103">
            <text:p>-0.01</text:p>
          </table:table-cell>
          <table:table-cell office:value-type="float" office:value="4753.9302">
            <text:p>4753.93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4799.5137">
            <text:p>4799.51</text:p>
          </table:table-cell>
        </table:table-row>
        <table:table-row table:style-name="ro1">
          <table:table-cell office:value-type="float" office:value="0.0515">
            <text:p>0.05</text:p>
          </table:table-cell>
          <table:table-cell office:value-type="float" office:value="4833.3027">
            <text:p>4833.3</text:p>
          </table:table-cell>
        </table:table-row>
        <table:table-row table:style-name="ro1">
          <table:table-cell office:value-type="float" office:value="0.0641">
            <text:p>0.06</text:p>
          </table:table-cell>
          <table:table-cell office:value-type="float" office:value="4857.4971">
            <text:p>4857.5</text:p>
          </table:table-cell>
        </table:table-row>
        <table:table-row table:style-name="ro1">
          <table:table-cell office:value-type="float" office:value="0.082">
            <text:p>0.08</text:p>
          </table:table-cell>
          <table:table-cell office:value-type="float" office:value="4874.5898">
            <text:p>4874.59</text:p>
          </table:table-cell>
        </table:table-row>
        <table:table-row table:style-name="ro1">
          <table:table-cell office:value-type="float" office:value="0.0719">
            <text:p>0.07</text:p>
          </table:table-cell>
          <table:table-cell office:value-type="float" office:value="4884.3174">
            <text:p>4884.32</text:p>
          </table:table-cell>
        </table:table-row>
        <table:table-row table:style-name="ro1">
          <table:table-cell office:value-type="float" office:value="0.0472">
            <text:p>0.05</text:p>
          </table:table-cell>
          <table:table-cell office:value-type="float" office:value="4885.1489">
            <text:p>4885.15</text:p>
          </table:table-cell>
        </table:table-row>
        <table:table-row table:style-name="ro1">
          <table:table-cell office:value-type="float" office:value="-0.0018">
            <text:p>0</text:p>
          </table:table-cell>
          <table:table-cell office:value-type="float" office:value="4873.5234">
            <text:p>4873.52</text:p>
          </table:table-cell>
        </table:table-row>
        <table:table-row table:style-name="ro1">
          <table:table-cell office:value-type="float" office:value="-0.0205">
            <text:p>-0.02</text:p>
          </table:table-cell>
          <table:table-cell office:value-type="float" office:value="4849.0005">
            <text:p>4849</text:p>
          </table:table-cell>
        </table:table-row>
        <table:table-row table:style-name="ro1">
          <table:table-cell office:value-type="float" office:value="-0.0167">
            <text:p>-0.02</text:p>
          </table:table-cell>
          <table:table-cell office:value-type="float" office:value="4813.2397">
            <text:p>4813.24</text:p>
          </table:table-cell>
        </table:table-row>
        <table:table-row table:style-name="ro1">
          <table:table-cell office:value-type="float" office:value="0.0025">
            <text:p>0</text:p>
          </table:table-cell>
          <table:table-cell office:value-type="float" office:value="4769.1553">
            <text:p>4769.16</text:p>
          </table:table-cell>
        </table:table-row>
        <table:table-row table:style-name="ro1">
          <table:table-cell office:value-type="float" office:value="0.0121">
            <text:p>0.01</text:p>
          </table:table-cell>
          <table:table-cell office:value-type="float" office:value="4718.5386">
            <text:p>4718.54</text:p>
          </table:table-cell>
        </table:table-row>
        <table:table-row table:style-name="ro1">
          <table:table-cell office:value-type="float" office:value="0.0154">
            <text:p>0.02</text:p>
          </table:table-cell>
          <table:table-cell office:value-type="float" office:value="4662.4502">
            <text:p>4662.45</text:p>
          </table:table-cell>
        </table:table-row>
        <table:table-row table:style-name="ro1">
          <table:table-cell office:value-type="float" office:value="0.003">
            <text:p>0</text:p>
          </table:table-cell>
          <table:table-cell office:value-type="float" office:value="4600.4409">
            <text:p>4600.44</text:p>
          </table:table-cell>
        </table:table-row>
        <table:table-row table:style-name="ro1">
          <table:table-cell office:value-type="float" office:value="0.0028">
            <text:p>0</text:p>
          </table:table-cell>
          <table:table-cell office:value-type="float" office:value="4533.2319">
            <text:p>4533.23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4462.7539">
            <text:p>4462.75</text:p>
          </table:table-cell>
        </table:table-row>
        <table:table-row table:style-name="ro1">
          <table:table-cell office:value-type="float" office:value="-0.0018">
            <text:p>0</text:p>
          </table:table-cell>
          <table:table-cell office:value-type="float" office:value="4387.8276">
            <text:p>4387.83</text:p>
          </table:table-cell>
        </table:table-row>
        <table:table-row table:style-name="ro1">
          <table:table-cell office:value-type="float" office:value="-0.019">
            <text:p>-0.02</text:p>
          </table:table-cell>
          <table:table-cell office:value-type="float" office:value="4307.5215">
            <text:p>4307.52</text:p>
          </table:table-cell>
        </table:table-row>
        <table:table-row table:style-name="ro1">
          <table:table-cell office:value-type="float" office:value="-0.0211">
            <text:p>-0.02</text:p>
          </table:table-cell>
          <table:table-cell office:value-type="float" office:value="4222.374">
            <text:p>4222.37</text:p>
          </table:table-cell>
        </table:table-row>
        <table:table-row table:style-name="ro1">
          <table:table-cell office:value-type="float" office:value="-0.0144">
            <text:p>-0.01</text:p>
          </table:table-cell>
          <table:table-cell office:value-type="float" office:value="4133.6758">
            <text:p>4133.68</text:p>
          </table:table-cell>
        </table:table-row>
        <table:table-row table:style-name="ro1">
          <table:table-cell office:value-type="float" office:value="-0.0166">
            <text:p>-0.02</text:p>
          </table:table-cell>
          <table:table-cell office:value-type="float" office:value="4041.7964">
            <text:p>4041.8</text:p>
          </table:table-cell>
        </table:table-row>
        <table:table-row table:style-name="ro1">
          <table:table-cell office:value-type="float" office:value="-0.0062">
            <text:p>-0.01</text:p>
          </table:table-cell>
          <table:table-cell office:value-type="float" office:value="3948.2114">
            <text:p>3948.21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3855.8977">
            <text:p>3855.9</text:p>
          </table:table-cell>
        </table:table-row>
        <table:table-row table:style-name="ro1">
          <table:table-cell office:value-type="float" office:value="0.0402">
            <text:p>0.04</text:p>
          </table:table-cell>
          <table:table-cell office:value-type="float" office:value="3766.5698">
            <text:p>3766.57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3679.0586">
            <text:p>3679.06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3591.2917">
            <text:p>3591.29</text:p>
          </table:table-cell>
        </table:table-row>
        <table:table-row table:style-name="ro1">
          <table:table-cell office:value-type="float" office:value="0.0062">
            <text:p>0.01</text:p>
          </table:table-cell>
          <table:table-cell office:value-type="float" office:value="3503.668">
            <text:p>3503.67</text:p>
          </table:table-cell>
        </table:table-row>
        <table:table-row table:style-name="ro1">
          <table:table-cell office:value-type="float" office:value="0.0254">
            <text:p>0.03</text:p>
          </table:table-cell>
          <table:table-cell office:value-type="float" office:value="3418.1208">
            <text:p>3418.12</text:p>
          </table:table-cell>
        </table:table-row>
        <table:table-row table:style-name="ro1">
          <table:table-cell office:value-type="float" office:value="0.0308">
            <text:p>0.03</text:p>
          </table:table-cell>
          <table:table-cell office:value-type="float" office:value="3335.1462">
            <text:p>3335.15</text:p>
          </table:table-cell>
        </table:table-row>
        <table:table-row table:style-name="ro1">
          <table:table-cell office:value-type="float" office:value="0.027">
            <text:p>0.03</text:p>
          </table:table-cell>
          <table:table-cell office:value-type="float" office:value="3254.3594">
            <text:p>3254.36</text:p>
          </table:table-cell>
        </table:table-row>
        <table:table-row table:style-name="ro1">
          <table:table-cell office:value-type="float" office:value="-0.0041">
            <text:p>0</text:p>
          </table:table-cell>
          <table:table-cell office:value-type="float" office:value="3172.9412">
            <text:p>3172.94</text:p>
          </table:table-cell>
        </table:table-row>
        <table:table-row table:style-name="ro1">
          <table:table-cell office:value-type="float" office:value="-0.0182">
            <text:p>-0.02</text:p>
          </table:table-cell>
          <table:table-cell office:value-type="float" office:value="3089.8906">
            <text:p>3089.89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3009.1973">
            <text:p>3009.2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932.4624">
            <text:p>2932.46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2857.9392">
            <text:p>2857.94</text:p>
          </table:table-cell>
        </table:table-row>
        <table:table-row table:style-name="ro1">
          <table:table-cell office:value-type="float" office:value="0.0053">
            <text:p>0.01</text:p>
          </table:table-cell>
          <table:table-cell office:value-type="float" office:value="2784.0129">
            <text:p>2784.01</text:p>
          </table:table-cell>
        </table:table-row>
        <table:table-row table:style-name="ro1">
          <table:table-cell office:value-type="float" office:value="0.018">
            <text:p>0.02</text:p>
          </table:table-cell>
          <table:table-cell office:value-type="float" office:value="2711.9553">
            <text:p>2711.96</text:p>
          </table:table-cell>
        </table:table-row>
        <table:table-row table:style-name="ro1">
          <table:table-cell office:value-type="float" office:value="0.0272">
            <text:p>0.03</text:p>
          </table:table-cell>
          <table:table-cell office:value-type="float" office:value="2642.6013">
            <text:p>2642.6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2574.7043">
            <text:p>2574.7</text:p>
          </table:table-cell>
        </table:table-row>
        <table:table-row table:style-name="ro1">
          <table:table-cell office:value-type="float" office:value="0.003">
            <text:p>0</text:p>
          </table:table-cell>
          <table:table-cell office:value-type="float" office:value="2507.2571">
            <text:p>2507.26</text:p>
          </table:table-cell>
        </table:table-row>
        <table:table-row table:style-name="ro1">
          <table:table-cell office:value-type="float" office:value="-0.004">
            <text:p>0</text:p>
          </table:table-cell>
          <table:table-cell office:value-type="float" office:value="2439.7568">
            <text:p>2439.76</text:p>
          </table:table-cell>
        </table:table-row>
        <table:table-row table:style-name="ro1">
          <table:table-cell office:value-type="float" office:value="-0.0164">
            <text:p>-0.02</text:p>
          </table:table-cell>
          <table:table-cell office:value-type="float" office:value="2371.2542">
            <text:p>2371.25</text:p>
          </table:table-cell>
        </table:table-row>
        <table:table-row table:style-name="ro1">
          <table:table-cell office:value-type="float" office:value="-0.0222">
            <text:p>-0.02</text:p>
          </table:table-cell>
          <table:table-cell office:value-type="float" office:value="2301.501">
            <text:p>2301.5</text:p>
          </table:table-cell>
        </table:table-row>
        <table:table-row table:style-name="ro1">
          <table:table-cell office:value-type="float" office:value="-0.0186">
            <text:p>-0.02</text:p>
          </table:table-cell>
          <table:table-cell office:value-type="float" office:value="2231.1128">
            <text:p>2231.11</text:p>
          </table:table-cell>
        </table:table-row>
        <table:table-row table:style-name="ro1">
          <table:table-cell office:value-type="float" office:value="0.0044">
            <text:p>0</text:p>
          </table:table-cell>
          <table:table-cell office:value-type="float" office:value="2162.4082">
            <text:p>2162.41</text:p>
          </table:table-cell>
        </table:table-row>
        <table:table-row table:style-name="ro1">
          <table:table-cell office:value-type="float" office:value="0.0293">
            <text:p>0.03</text:p>
          </table:table-cell>
          <table:table-cell office:value-type="float" office:value="2097.6414">
            <text:p>2097.64</text:p>
          </table:table-cell>
        </table:table-row>
        <table:table-row table:style-name="ro1">
          <table:table-cell office:value-type="float" office:value="0.0355">
            <text:p>0.04</text:p>
          </table:table-cell>
          <table:table-cell office:value-type="float" office:value="2037.1514">
            <text:p>2037.15</text:p>
          </table:table-cell>
        </table:table-row>
        <table:table-row table:style-name="ro1">
          <table:table-cell office:value-type="float" office:value="0.0293">
            <text:p>0.03</text:p>
          </table:table-cell>
          <table:table-cell office:value-type="float" office:value="1980.1112">
            <text:p>1980.11</text:p>
          </table:table-cell>
        </table:table-row>
        <table:table-row table:style-name="ro1">
          <table:table-cell office:value-type="float" office:value="0.0242">
            <text:p>0.02</text:p>
          </table:table-cell>
          <table:table-cell office:value-type="float" office:value="1925.8646">
            <text:p>1925.86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1873.5592">
            <text:p>1873.56</text:p>
          </table:table-cell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1822.751">
            <text:p>1822.75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1773.1788">
            <text:p>1773.18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1725.9362">
            <text:p>1725.9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82.5986">
            <text:p>1682.6</text:p>
          </table:table-cell>
        </table:table-row>
        <table:table-row table:style-name="ro1">
          <table:table-cell office:value-type="float" office:value="0.0372">
            <text:p>0.04</text:p>
          </table:table-cell>
          <table:table-cell office:value-type="float" office:value="1642.6405">
            <text:p>1642.64</text:p>
          </table:table-cell>
        </table:table-row>
        <table:table-row table:style-name="ro1">
          <table:table-cell office:value-type="float" office:value="0.0383">
            <text:p>0.04</text:p>
          </table:table-cell>
          <table:table-cell office:value-type="float" office:value="1605.9314">
            <text:p>1605.93</text:p>
          </table:table-cell>
        </table:table-row>
        <table:table-row table:style-name="ro1">
          <table:table-cell office:value-type="float" office:value="0.0348">
            <text:p>0.03</text:p>
          </table:table-cell>
          <table:table-cell office:value-type="float" office:value="1571.9269">
            <text:p>1571.93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1538.7748">
            <text:p>1538.77</text:p>
          </table:table-cell>
        </table:table-row>
        <table:table-row table:style-name="ro1">
          <table:table-cell office:value-type="float" office:value="0.0022">
            <text:p>0</text:p>
          </table:table-cell>
          <table:table-cell office:value-type="float" office:value="1505.2086">
            <text:p>1505.21</text:p>
          </table:table-cell>
        </table:table-row>
        <table:table-row table:style-name="ro1">
          <table:table-cell office:value-type="float" office:value="-0.0077">
            <text:p>-0.01</text:p>
          </table:table-cell>
          <table:table-cell office:value-type="float" office:value="1470.4608">
            <text:p>1470.46</text:p>
          </table:table-cell>
        </table:table-row>
        <table:table-row table:style-name="ro1">
          <table:table-cell office:value-type="float" office:value="-0.0111">
            <text:p>-0.01</text:p>
          </table:table-cell>
          <table:table-cell office:value-type="float" office:value="1434.4252">
            <text:p>1434.43</text:p>
          </table:table-cell>
        </table:table-row>
        <table:table-row table:style-name="ro1">
          <table:table-cell office:value-type="float" office:value="-0.0035">
            <text:p>0</text:p>
          </table:table-cell>
          <table:table-cell office:value-type="float" office:value="1397.9999">
            <text:p>1398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1362.9437">
            <text:p>1362.94</text:p>
          </table:table-cell>
        </table:table-row>
        <table:table-row table:style-name="ro1">
          <table:table-cell office:value-type="float" office:value="0.0243">
            <text:p>0.02</text:p>
          </table:table-cell>
          <table:table-cell office:value-type="float" office:value="1330.0916">
            <text:p>1330.09</text:p>
          </table:table-cell>
        </table:table-row>
        <table:table-row table:style-name="ro1">
          <table:table-cell office:value-type="float" office:value="0.0215">
            <text:p>0.02</text:p>
          </table:table-cell>
          <table:table-cell office:value-type="float" office:value="1299.0575">
            <text:p>1299.06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1269.2354">
            <text:p>1269.24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1239.7227">
            <text:p>1239.72</text:p>
          </table:table-cell>
        </table:table-row>
        <table:table-row table:style-name="ro1">
          <table:table-cell office:value-type="float" office:value="0.0061">
            <text:p>0.01</text:p>
          </table:table-cell>
          <table:table-cell office:value-type="float" office:value="1210.541">
            <text:p>1210.54</text:p>
          </table:table-cell>
        </table:table-row>
        <table:table-row table:style-name="ro1">
          <table:table-cell office:value-type="float" office:value="0.0032">
            <text:p>0</text:p>
          </table:table-cell>
          <table:table-cell office:value-type="float" office:value="1181.4668">
            <text:p>1181.47</text:p>
          </table:table-cell>
        </table:table-row>
        <table:table-row table:style-name="ro1">
          <table:table-cell office:value-type="float" office:value="0.0015">
            <text:p>0</text:p>
          </table:table-cell>
          <table:table-cell office:value-type="float" office:value="1152.4082">
            <text:p>1152.41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1124.2179">
            <text:p>1124.22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1098.027">
            <text:p>1098.03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075.2584">
            <text:p>1075.26</text:p>
          </table:table-cell>
        </table:table-row>
        <table:table-row table:style-name="ro1">
          <table:table-cell office:value-type="float" office:value="0.0417">
            <text:p>0.04</text:p>
          </table:table-cell>
          <table:table-cell office:value-type="float" office:value="1055.7896">
            <text:p>1055.79</text:p>
          </table:table-cell>
        </table:table-row>
        <table:table-row table:style-name="ro1">
          <table:table-cell office:value-type="float" office:value="0.0413">
            <text:p>0.04</text:p>
          </table:table-cell>
          <table:table-cell office:value-type="float" office:value="1039.3033">
            <text:p>1039.3</text:p>
          </table:table-cell>
        </table:table-row>
        <table:table-row table:style-name="ro1">
          <table:table-cell office:value-type="float" office:value="0.0286">
            <text:p>0.03</text:p>
          </table:table-cell>
          <table:table-cell office:value-type="float" office:value="1024.4052">
            <text:p>1024.41</text:p>
          </table:table-cell>
        </table:table-row>
        <table:table-row table:style-name="ro1">
          <table:table-cell office:value-type="float" office:value="0.0346">
            <text:p>0.03</text:p>
          </table:table-cell>
          <table:table-cell office:value-type="float" office:value="1011.5168">
            <text:p>1011.52</text:p>
          </table:table-cell>
        </table:table-row>
        <table:table-row table:style-name="ro1">
          <table:table-cell office:value-type="float" office:value="0.038">
            <text:p>0.04</text:p>
          </table:table-cell>
          <table:table-cell office:value-type="float" office:value="1000.7828">
            <text:p>1000.78</text:p>
          </table:table-cell>
        </table:table-row>
        <table:table-row table:style-name="ro1">
          <table:table-cell office:value-type="float" office:value="0.0375">
            <text:p>0.04</text:p>
          </table:table-cell>
          <table:table-cell office:value-type="float" office:value="991.976">
            <text:p>991.98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983.6202">
            <text:p>983.62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974.7896">
            <text:p>974.79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965.8937">
            <text:p>965.89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956.2236">
            <text:p>956.22</text:p>
          </table:table-cell>
        </table:table-row>
        <table:table-row table:style-name="ro1">
          <table:table-cell office:value-type="float" office:value="-0.0053">
            <text:p>-0.01</text:p>
          </table:table-cell>
          <table:table-cell office:value-type="float" office:value="944.6235">
            <text:p>944.62</text:p>
          </table:table-cell>
        </table:table-row>
        <table:table-row table:style-name="ro1">
          <table:table-cell office:value-type="float" office:value="-0.0046">
            <text:p>0</text:p>
          </table:table-cell>
          <table:table-cell office:value-type="float" office:value="931.377">
            <text:p>931.38</text:p>
          </table:table-cell>
        </table:table-row>
        <table:table-row table:style-name="ro1">
          <table:table-cell office:value-type="float" office:value="-0.0073">
            <text:p>-0.01</text:p>
          </table:table-cell>
          <table:table-cell office:value-type="float" office:value="916.4351">
            <text:p>916.44</text:p>
          </table:table-cell>
        </table:table-row>
        <table:table-row table:style-name="ro1">
          <table:table-cell office:value-type="float" office:value="-0.0134">
            <text:p>-0.01</text:p>
          </table:table-cell>
          <table:table-cell office:value-type="float" office:value="899.4503">
            <text:p>899.45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882.5468">
            <text:p>882.55</text:p>
          </table:table-cell>
        </table:table-row>
        <table:table-row table:style-name="ro1">
          <table:table-cell office:value-type="float" office:value="0.0121">
            <text:p>0.01</text:p>
          </table:table-cell>
          <table:table-cell office:value-type="float" office:value="866.1774">
            <text:p>866.18</text:p>
          </table:table-cell>
        </table:table-row>
        <table:table-row table:style-name="ro1">
          <table:table-cell office:value-type="float" office:value="0.0194">
            <text:p>0.02</text:p>
          </table:table-cell>
          <table:table-cell office:value-type="float" office:value="850.9916">
            <text:p>850.99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836.3834">
            <text:p>836.38</text:p>
          </table:table-cell>
        </table:table-row>
        <table:table-row table:style-name="ro1">
          <table:table-cell office:value-type="float" office:value="-0.0012">
            <text:p>0</text:p>
          </table:table-cell>
          <table:table-cell office:value-type="float" office:value="821.0009">
            <text:p>821</text:p>
          </table:table-cell>
        </table:table-row>
        <table:table-row table:style-name="ro1">
          <table:table-cell office:value-type="float" office:value="-0.0022">
            <text:p>0</text:p>
          </table:table-cell>
          <table:table-cell office:value-type="float" office:value="804.8698">
            <text:p>804.87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788.4117">
            <text:p>788.41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772.2612">
            <text:p>772.26</text:p>
          </table:table-cell>
        </table:table-row>
        <table:table-row table:style-name="ro1">
          <table:table-cell office:value-type="float" office:value="0.0053">
            <text:p>0.01</text:p>
          </table:table-cell>
          <table:table-cell office:value-type="float" office:value="756.2306">
            <text:p>756.23</text:p>
          </table:table-cell>
        </table:table-row>
        <table:table-row table:style-name="ro1">
          <table:table-cell office:value-type="float" office:value="-0.0028">
            <text:p>0</text:p>
          </table:table-cell>
          <table:table-cell office:value-type="float" office:value="739.6215">
            <text:p>739.62</text:p>
          </table:table-cell>
        </table:table-row>
        <table:table-row table:style-name="ro1">
          <table:table-cell office:value-type="float" office:value="0.0047">
            <text:p>0</text:p>
          </table:table-cell>
          <table:table-cell office:value-type="float" office:value="723.2035">
            <text:p>723.2</text:p>
          </table:table-cell>
        </table:table-row>
        <table:table-row table:style-name="ro1">
          <table:table-cell office:value-type="float" office:value="0.0091">
            <text:p>0.01</text:p>
          </table:table-cell>
          <table:table-cell office:value-type="float" office:value="707.3953">
            <text:p>707.4</text:p>
          </table:table-cell>
        </table:table-row>
        <table:table-row table:style-name="ro1">
          <table:table-cell office:value-type="float" office:value="0.026">
            <text:p>0.03</text:p>
          </table:table-cell>
          <table:table-cell office:value-type="float" office:value="693.7075">
            <text:p>693.71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681.6593">
            <text:p>681.66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671.3521">
            <text:p>671.35</text:p>
          </table:table-cell>
        </table:table-row>
        <table:table-row table:style-name="ro1">
          <table:table-cell office:value-type="float" office:value="0.0269">
            <text:p>0.03</text:p>
          </table:table-cell>
          <table:table-cell office:value-type="float" office:value="662.7961">
            <text:p>662.8</text:p>
          </table:table-cell>
        </table:table-row>
        <table:table-row table:style-name="ro1">
          <table:table-cell office:value-type="float" office:value="0.032">
            <text:p>0.03</text:p>
          </table:table-cell>
          <table:table-cell office:value-type="float" office:value="656.3045">
            <text:p>656.3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51.3288">
            <text:p>651.33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47.2602">
            <text:p>647.26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643.3268">
            <text:p>643.33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638.7985">
            <text:p>638.8</text:p>
          </table:table-cell>
        </table:table-row>
        <table:table-row table:style-name="ro1">
          <table:table-cell office:value-type="float" office:value="-0.0132">
            <text:p>-0.01</text:p>
          </table:table-cell>
          <table:table-cell office:value-type="float" office:value="631.9279">
            <text:p>631.93</text:p>
          </table:table-cell>
        </table:table-row>
        <table:table-row table:style-name="ro1">
          <table:table-cell office:value-type="float" office:value="-0.0141">
            <text:p>-0.01</text:p>
          </table:table-cell>
          <table:table-cell office:value-type="float" office:value="622.8726">
            <text:p>622.87</text:p>
          </table:table-cell>
        </table:table-row>
        <table:table-row table:style-name="ro1">
          <table:table-cell office:value-type="float" office:value="0.0072">
            <text:p>0.01</text:p>
          </table:table-cell>
          <table:table-cell office:value-type="float" office:value="613.7949">
            <text:p>613.79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605.7106">
            <text:p>605.71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598.0478">
            <text:p>598.05</text:p>
          </table:table-cell>
        </table:table-row>
        <table:table-row table:style-name="ro1">
          <table:table-cell office:value-type="float" office:value="0.0017">
            <text:p>0</text:p>
          </table:table-cell>
          <table:table-cell office:value-type="float" office:value="589.7935">
            <text:p>589.79</text:p>
          </table:table-cell>
        </table:table-row>
        <table:table-row table:style-name="ro1">
          <table:table-cell office:value-type="float" office:value="0.0067">
            <text:p>0.01</text:p>
          </table:table-cell>
          <table:table-cell office:value-type="float" office:value="581.4774">
            <text:p>581.48</text:p>
          </table:table-cell>
        </table:table-row>
        <table:table-row table:style-name="ro1">
          <table:table-cell office:value-type="float" office:value="0.0017">
            <text:p>0</text:p>
          </table:table-cell>
          <table:table-cell office:value-type="float" office:value="572.6749">
            <text:p>572.67</text:p>
          </table:table-cell>
        </table:table-row>
        <table:table-row table:style-name="ro1">
          <table:table-cell office:value-type="float" office:value="0.0092">
            <text:p>0.01</text:p>
          </table:table-cell>
          <table:table-cell office:value-type="float" office:value="564.1271">
            <text:p>564.13</text:p>
          </table:table-cell>
        </table:table-row>
        <table:table-row table:style-name="ro1">
          <table:table-cell office:value-type="float" office:value="0.0283">
            <text:p>0.03</text:p>
          </table:table-cell>
          <table:table-cell office:value-type="float" office:value="557.5591">
            <text:p>557.56</text:p>
          </table:table-cell>
        </table:table-row>
        <table:table-row table:style-name="ro1">
          <table:table-cell office:value-type="float" office:value="0.0331">
            <text:p>0.03</text:p>
          </table:table-cell>
          <table:table-cell office:value-type="float" office:value="553.2239">
            <text:p>553.22</text:p>
          </table:table-cell>
        </table:table-row>
        <table:table-row table:style-name="ro1">
          <table:table-cell office:value-type="float" office:value="0.0349">
            <text:p>0.03</text:p>
          </table:table-cell>
          <table:table-cell office:value-type="float" office:value="551.0796">
            <text:p>551.08</text:p>
          </table:table-cell>
        </table:table-row>
        <table:table-row table:style-name="ro1">
          <table:table-cell office:value-type="float" office:value="0.0392">
            <text:p>0.04</text:p>
          </table:table-cell>
          <table:table-cell office:value-type="float" office:value="551.3033">
            <text:p>551.3</text:p>
          </table:table-cell>
        </table:table-row>
        <table:table-row table:style-name="ro1">
          <table:table-cell office:value-type="float" office:value="0.0377">
            <text:p>0.04</text:p>
          </table:table-cell>
          <table:table-cell office:value-type="float" office:value="553.5317">
            <text:p>553.53</text:p>
          </table:table-cell>
        </table:table-row>
        <table:table-row table:style-name="ro1">
          <table:table-cell office:value-type="float" office:value="0.0337">
            <text:p>0.03</text:p>
          </table:table-cell>
          <table:table-cell office:value-type="float" office:value="557.2001">
            <text:p>557.2</text:p>
          </table:table-cell>
        </table:table-row>
        <table:table-row table:style-name="ro1">
          <table:table-cell office:value-type="float" office:value="0.0332">
            <text:p>0.03</text:p>
          </table:table-cell>
          <table:table-cell office:value-type="float" office:value="562.1151">
            <text:p>562.12</text:p>
          </table:table-cell>
        </table:table-row>
        <table:table-row table:style-name="ro1">
          <table:table-cell office:value-type="float" office:value="0.0376">
            <text:p>0.04</text:p>
          </table:table-cell>
          <table:table-cell office:value-type="float" office:value="568.5392">
            <text:p>568.54</text:p>
          </table:table-cell>
        </table:table-row>
        <table:table-row table:style-name="ro1">
          <table:table-cell office:value-type="float" office:value="0.0332">
            <text:p>0.03</text:p>
          </table:table-cell>
          <table:table-cell office:value-type="float" office:value="575.9128">
            <text:p>575.91</text:p>
          </table:table-cell>
        </table:table-row>
        <table:table-row table:style-name="ro1">
          <table:table-cell office:value-type="float" office:value="0.0381">
            <text:p>0.04</text:p>
          </table:table-cell>
          <table:table-cell office:value-type="float" office:value="584.5652">
            <text:p>584.57</text:p>
          </table:table-cell>
        </table:table-row>
        <table:table-row table:style-name="ro1">
          <table:table-cell office:value-type="float" office:value="0.0298">
            <text:p>0.03</text:p>
          </table:table-cell>
          <table:table-cell office:value-type="float" office:value="593.6016">
            <text:p>593.6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602.048">
            <text:p>602.05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609.3241">
            <text:p>609.32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615.8013">
            <text:p>615.8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621.6622">
            <text:p>621.66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626.2367">
            <text:p>626.2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629.7048">
            <text:p>629.7</text:p>
          </table:table-cell>
        </table:table-row>
        <table:table-row table:style-name="ro1">
          <table:table-cell office:value-type="float" office:value="0.0121">
            <text:p>0.01</text:p>
          </table:table-cell>
          <table:table-cell office:value-type="float" office:value="632.3528">
            <text:p>632.35</text:p>
          </table:table-cell>
        </table:table-row>
        <table:table-row table:style-name="ro1">
          <table:table-cell office:value-type="float" office:value="0.018">
            <text:p>0.02</text:p>
          </table:table-cell>
          <table:table-cell office:value-type="float" office:value="634.7827">
            <text:p>634.78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635.7985">
            <text:p>635.8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635.3152">
            <text:p>635.32</text:p>
          </table:table-cell>
        </table:table-row>
        <table:table-row table:style-name="ro1">
          <table:table-cell office:value-type="float" office:value="-0.0024">
            <text:p>0</text:p>
          </table:table-cell>
          <table:table-cell office:value-type="float" office:value="633.0729">
            <text:p>633.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5/28/2015</text:date>, <text:time>22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2M56S</meta:editing-duration>
    <meta:editing-cycles>9</meta:editing-cycles>
    <meta:generator>OpenOffice.org/3.4.1$Win32 OpenOffice.org_project/341m1$Build-9593</meta:generator>
    <dc:date>2015-05-28T22:32:40.78</dc:date>
    <meta:document-statistic meta:table-count="5" meta:cell-count="417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148cm" svg:y="4.184cm" style:legend-expansion="high" chart:style-name="ch2"/>
        <chart:plot-area chart:style-name="ch3" table:cell-range-address="data.A1:data.B755" svg:x="0.77cm" svg:y="0.851cm" svg:width="11.738cm" svg:height="7.543cm">
          <chartooo:coordinate-region svg:x="1.312cm" svg:y="1.063cm" svg:width="10.916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755" chart:class="chart:scatter">
            <chart:domain table:cell-range-address="data.A1:data.A755"/>
            <chart:data-point chart:repeated="7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755</svg:desc>
                </draw:g>
              </table:table-cell>
              <table:table-cell office:value-type="float" office:value="-0.98">
                <text:p>-0.98</text:p>
                <draw:g>
                  <svg:desc>data.B1:data.B7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2.51">
                <text:p>-2.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0.79">
                <text:p>-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809cm" svg:y="3.66cm" style:legend-expansion="high" chart:style-name="ch2"/>
        <chart:plot-area chart:style-name="ch3" table:cell-range-address="Sheet1.A9:Sheet1.D208 Sheet1.B8:Sheet1.D8" chart:data-source-has-labels="row" svg:x="0.77cm" svg:y="0.851cm" svg:width="12.399cm" svg:height="7.543cm">
          <chartooo:coordinate-region svg:x="1.603cm" svg:y="1.063cm" svg:width="10.758cm" svg:height="7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9:Sheet1.B208" chart:label-cell-address="Sheet1.B8:Sheet1.B8" chart:class="chart:scatter">
            <chart:domain table:cell-range-address="Sheet1.A9:Sheet1.A208"/>
            <chart:data-point chart:repeated="200"/>
          </chart:series>
          <chart:series chart:attached-axis="secondary-y" chart:style-name="ch8" chart:values-cell-range-address="Sheet1.C9:Sheet1.C208" chart:label-cell-address="Sheet1.C8:Sheet1.C8" chart:class="chart:scatter">
            <chart:data-point chart:repeated="200"/>
          </chart:series>
          <chart:series chart:attached-axis="secondary-y" chart:style-name="ch9" chart:values-cell-range-address="Sheet1.D9:Sheet1.D208" chart:label-cell-address="Sheet1.D8:Sheet1.D8" chart:class="chart:scatter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</text:p>
                <draw:g>
                  <svg:desc>Sheet1.B8:Sheet1.B8</svg:desc>
                </draw:g>
              </table:table-cell>
              <table:table-cell office:value-type="string">
                <text:p>velo</text:p>
                <draw:g>
                  <svg:desc>Sheet1.C8:Sheet1.C8</svg:desc>
                </draw:g>
              </table:table-cell>
              <table:table-cell office:value-type="string">
                <text:p>x pos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:Sheet1.A208</svg:desc>
                </draw:g>
              </table:table-cell>
              <table:table-cell office:value-type="float" office:value="0.008">
                <text:p>0.008</text:p>
                <draw:g>
                  <svg:desc>Sheet1.B9:Sheet1.B208</svg:desc>
                </draw:g>
              </table:table-cell>
              <table:table-cell office:value-type="float" office:value="0">
                <text:p>0</text:p>
                <draw:g>
                  <svg:desc>Sheet1.C9:Sheet1.C208</svg:desc>
                </draw:g>
              </table:table-cell>
              <table:table-cell office:value-type="float" office:value="0">
                <text:p>0</text:p>
                <draw:g>
                  <svg:desc>Sheet1.D9:Sheet1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9.09">
                <text:p>9.09</text:p>
              </table:table-cell>
              <table:table-cell office:value-type="float" office:value="0.9081">
                <text:p>0.9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149">
                <text:p>0.0149</text:p>
              </table:table-cell>
              <table:table-cell office:value-type="float" office:value="17.3151">
                <text:p>17.3151</text:p>
              </table:table-cell>
              <table:table-cell office:value-type="float" office:value="2.465649">
                <text:p>2.465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125">
                <text:p>0.0125</text:p>
              </table:table-cell>
              <table:table-cell office:value-type="float" office:value="24.69609">
                <text:p>24.69609</text:p>
              </table:table-cell>
              <table:table-cell office:value-type="float" office:value="4.5317322">
                <text:p>4.5317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78">
                <text:p>0.0078</text:p>
              </table:table-cell>
              <table:table-cell office:value-type="float" office:value="31.296681">
                <text:p>31.296681</text:p>
              </table:table-cell>
              <table:table-cell office:value-type="float" office:value="6.98526027">
                <text:p>6.98526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84">
                <text:p>0.0084</text:p>
              </table:table-cell>
              <table:table-cell office:value-type="float" office:value="37.2426129">
                <text:p>37.2426129</text:p>
              </table:table-cell>
              <table:table-cell office:value-type="float" office:value="9.728569404">
                <text:p>9.728569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117">
                <text:p>0.0117</text:p>
              </table:table-cell>
              <table:table-cell office:value-type="float" office:value="42.62365161">
                <text:p>42.62365161</text:p>
              </table:table-cell>
              <table:table-cell office:value-type="float" office:value="12.6818411085">
                <text:p>12.6818411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0193">
                <text:p>0.0193</text:p>
              </table:table-cell>
              <table:table-cell office:value-type="float" office:value="47.534986449">
                <text:p>47.534986449</text:p>
              </table:table-cell>
              <table:table-cell office:value-type="float" office:value="15.78180577806">
                <text:p>15.78180577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269">
                <text:p>0.0269</text:p>
              </table:table-cell>
              <table:table-cell office:value-type="float" office:value="52.0235878041">
                <text:p>52.0235878041</text:p>
              </table:table-cell>
              <table:table-cell office:value-type="float" office:value="18.975748102623">
                <text:p>18.975748102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032">
                <text:p>0.032</text:p>
              </table:table-cell>
              <table:table-cell office:value-type="float" office:value="56.10922902369">
                <text:p>56.10922902369</text:p>
              </table:table-cell>
              <table:table-cell office:value-type="float" office:value="22.2180039044928">
                <text:p>22.2180039044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0289">
                <text:p>0.0289</text:p>
              </table:table-cell>
              <table:table-cell office:value-type="float" office:value="59.758406121321">
                <text:p>59.758406121321</text:p>
              </table:table-cell>
              <table:table-cell office:value-type="float" office:value="25.4644600649624">
                <text:p>25.4644600649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0353">
                <text:p>0.0353</text:p>
              </table:table-cell>
              <table:table-cell office:value-type="float" office:value="63.1002655091889">
                <text:p>63.1002655091889</text:p>
              </table:table-cell>
              <table:table-cell office:value-type="float" office:value="28.6870379542932">
                <text:p>28.6870379542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0358">
                <text:p>0.0358</text:p>
              </table:table-cell>
              <table:table-cell office:value-type="float" office:value="66.11243895827">
                <text:p>66.11243895827</text:p>
              </table:table-cell>
              <table:table-cell office:value-type="float" office:value="31.8584536651082">
                <text:p>31.8584536651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0316">
                <text:p>0.0316</text:p>
              </table:table-cell>
              <table:table-cell office:value-type="float" office:value="68.785595062443">
                <text:p>68.785595062443</text:p>
              </table:table-cell>
              <table:table-cell office:value-type="float" office:value="34.9533118542172">
                <text:p>34.9533118542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0324">
                <text:p>0.0324</text:p>
              </table:table-cell>
              <table:table-cell office:value-type="float" office:value="71.1986355561987">
                <text:p>71.1986355561987</text:p>
              </table:table-cell>
              <table:table-cell office:value-type="float" office:value="37.9558578688534">
                <text:p>37.9558578688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344">
                <text:p>0.0344</text:p>
              </table:table-cell>
              <table:table-cell office:value-type="float" office:value="73.3883720005789">
                <text:p>73.3883720005789</text:p>
              </table:table-cell>
              <table:table-cell office:value-type="float" office:value="40.8552255620201">
                <text:p>40.8552255620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0341">
                <text:p>0.0341</text:p>
              </table:table-cell>
              <table:table-cell office:value-type="float" office:value="75.356434800521">
                <text:p>75.356434800521</text:p>
              </table:table-cell>
              <table:table-cell office:value-type="float" office:value="43.641782137865">
                <text:p>43.641782137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0271">
                <text:p>0.0271</text:p>
              </table:table-cell>
              <table:table-cell office:value-type="float" office:value="77.0646913204689">
                <text:p>77.0646913204689</text:p>
              </table:table-cell>
              <table:table-cell office:value-type="float" office:value="46.3034261429207">
                <text:p>46.3034261429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221">
                <text:p>0.0221</text:p>
              </table:table-cell>
              <table:table-cell office:value-type="float" office:value="78.557122188422">
                <text:p>78.557122188422</text:p>
              </table:table-cell>
              <table:table-cell office:value-type="float" office:value="48.8332245255866">
                <text:p>48.8332245255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0169">
                <text:p>0.0169</text:p>
              </table:table-cell>
              <table:table-cell office:value-type="float" office:value="79.8535099695798">
                <text:p>79.8535099695798</text:p>
              </table:table-cell>
              <table:table-cell office:value-type="float" office:value="51.2267179702901">
                <text:p>51.2267179702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0189">
                <text:p>0.0189</text:p>
              </table:table-cell>
              <table:table-cell office:value-type="float" office:value="81.0382589726218">
                <text:p>81.0382589726218</text:p>
              </table:table-cell>
              <table:table-cell office:value-type="float" office:value="53.4874894807971">
                <text:p>53.4874894807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0216">
                <text:p>0.0216</text:p>
              </table:table-cell>
              <table:table-cell office:value-type="float" office:value="82.1288330753597">
                <text:p>82.1288330753597</text:p>
              </table:table-cell>
              <table:table-cell office:value-type="float" office:value="55.6203355094998">
                <text:p>55.6203355094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0176">
                <text:p>0.0176</text:p>
              </table:table-cell>
              <table:table-cell office:value-type="float" office:value="83.0743497678237">
                <text:p>83.0743497678237</text:p>
              </table:table-cell>
              <table:table-cell office:value-type="float" office:value="57.6249934376539">
                <text:p>57.6249934376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.0103">
                <text:p>0.0103</text:p>
              </table:table-cell>
              <table:table-cell office:value-type="float" office:value="83.8596147910413">
                <text:p>83.8596147910413</text:p>
              </table:table-cell>
              <table:table-cell office:value-type="float" office:value="59.4998594250823">
                <text:p>59.49985942508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0.0056">
                <text:p>0.0056</text:p>
              </table:table-cell>
              <table:table-cell office:value-type="float" office:value="84.5240533119372">
                <text:p>84.5240533119372</text:p>
              </table:table-cell>
              <table:table-cell office:value-type="float" office:value="61.2470382806484">
                <text:p>61.2470382806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0.0025">
                <text:p>0.0025</text:p>
              </table:table-cell>
              <table:table-cell office:value-type="float" office:value="85.0941479807435">
                <text:p>85.0941479807435</text:p>
              </table:table-cell>
              <table:table-cell office:value-type="float" office:value="62.8708077708505">
                <text:p>62.8708077708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.0055">
                <text:p>0.0055</text:p>
              </table:table-cell>
              <table:table-cell office:value-type="float" office:value="85.6342331826692">
                <text:p>85.6342331826692</text:p>
              </table:table-cell>
              <table:table-cell office:value-type="float" office:value="64.3808079802056">
                <text:p>64.3808079802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.0122">
                <text:p>0.0122</text:p>
              </table:table-cell>
              <table:table-cell office:value-type="float" office:value="86.1806098644022">
                <text:p>86.1806098644022</text:p>
              </table:table-cell>
              <table:table-cell office:value-type="float" office:value="65.7889820699813">
                <text:p>65.7889820699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.0161">
                <text:p>0.0161</text:p>
              </table:table-cell>
              <table:table-cell office:value-type="float" office:value="86.707448877962">
                <text:p>86.707448877962</text:p>
              </table:table-cell>
              <table:table-cell office:value-type="float" office:value="67.1037542619997">
                <text:p>67.103754261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.017">
                <text:p>0.017</text:p>
              </table:table-cell>
              <table:table-cell office:value-type="float" office:value="87.1897039901658">
                <text:p>87.1897039901658</text:p>
              </table:table-cell>
              <table:table-cell office:value-type="float" office:value="68.3304521949147">
                <text:p>68.3304521949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134">
                <text:p>0.0134</text:p>
              </table:table-cell>
              <table:table-cell office:value-type="float" office:value="87.5913335911493">
                <text:p>87.5913335911493</text:p>
              </table:table-cell>
              <table:table-cell office:value-type="float" office:value="69.4706269986266">
                <text:p>69.4706269986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.0115">
                <text:p>0.0115</text:p>
              </table:table-cell>
              <table:table-cell office:value-type="float" office:value="87.9357002320343">
                <text:p>87.9357002320343</text:p>
              </table:table-cell>
              <table:table-cell office:value-type="float" office:value="70.5277773196471">
                <text:p>70.5277773196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.0137">
                <text:p>0.0137</text:p>
              </table:table-cell>
              <table:table-cell office:value-type="float" office:value="88.2654302088309">
                <text:p>88.2654302088309</text:p>
              </table:table-cell>
              <table:table-cell office:value-type="float" office:value="71.5088883064771">
                <text:p>71.5088883064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.0297">
                <text:p>0.0297</text:p>
              </table:table-cell>
              <table:table-cell office:value-type="float" office:value="88.7061871879478">
                <text:p>88.7061871879478</text:p>
              </table:table-cell>
              <table:table-cell office:value-type="float" office:value="72.4315563227447">
                <text:p>72.4315563227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.0319">
                <text:p>0.0319</text:p>
              </table:table-cell>
              <table:table-cell office:value-type="float" office:value="89.122668469153">
                <text:p>89.122668469153</text:p>
              </table:table-cell>
              <table:table-cell office:value-type="float" office:value="73.299440852694">
                <text:p>73.299440852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.0238">
                <text:p>0.0238</text:p>
              </table:table-cell>
              <table:table-cell office:value-type="float" office:value="89.4246016222377">
                <text:p>89.4246016222377</text:p>
              </table:table-cell>
              <table:table-cell office:value-type="float" office:value="74.107710913426">
                <text:p>74.107710913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0158">
                <text:p>0.0158</text:p>
              </table:table-cell>
              <table:table-cell office:value-type="float" office:value="89.624341460014">
                <text:p>89.624341460014</text:p>
              </table:table-cell>
              <table:table-cell office:value-type="float" office:value="74.8531305534847">
                <text:p>74.8531305534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0.0149">
                <text:p>0.0149</text:p>
              </table:table-cell>
              <table:table-cell office:value-type="float" office:value="89.7960073140126">
                <text:p>89.7960073140126</text:p>
              </table:table-cell>
              <table:table-cell office:value-type="float" office:value="75.5394581563973">
                <text:p>75.5394581563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0205">
                <text:p>0.0205</text:p>
              </table:table-cell>
              <table:table-cell office:value-type="float" office:value="90.0009065826113">
                <text:p>90.0009065826113</text:p>
              </table:table-cell>
              <table:table-cell office:value-type="float" office:value="76.1755939331926">
                <text:p>76.1755939331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0.0282">
                <text:p>0.0282</text:p>
              </table:table-cell>
              <table:table-cell office:value-type="float" office:value="90.2546159243502">
                <text:p>90.2546159243502</text:p>
              </table:table-cell>
              <table:table-cell office:value-type="float" office:value="76.7709499730649">
                <text:p>76.7709499730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032">
                <text:p>0.032</text:p>
              </table:table-cell>
              <table:table-cell office:value-type="float" office:value="90.5171543319152">
                <text:p>90.5171543319152</text:p>
              </table:table-cell>
              <table:table-cell office:value-type="float" office:value="77.3303988656308">
                <text:p>77.3303988656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0.0297">
                <text:p>0.0297</text:p>
              </table:table-cell>
              <table:table-cell office:value-type="float" office:value="90.7327388987236">
                <text:p>90.7327388987236</text:p>
              </table:table-cell>
              <table:table-cell office:value-type="float" office:value="77.8533054799528">
                <text:p>77.8533054799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0.0254">
                <text:p>0.0254</text:p>
              </table:table-cell>
              <table:table-cell office:value-type="float" office:value="90.8880650088513">
                <text:p>90.8880650088513</text:p>
              </table:table-cell>
              <table:table-cell office:value-type="float" office:value="78.3379007827542">
                <text:p>78.3379007827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0.0188">
                <text:p>0.0188</text:p>
              </table:table-cell>
              <table:table-cell office:value-type="float" office:value="90.9684585079662">
                <text:p>90.9684585079662</text:p>
              </table:table-cell>
              <table:table-cell office:value-type="float" office:value="78.7812719701957">
                <text:p>78.78127197019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0.0173">
                <text:p>0.0173</text:p>
              </table:table-cell>
              <table:table-cell office:value-type="float" office:value="91.0273126571696">
                <text:p>91.0273126571696</text:p>
              </table:table-cell>
              <table:table-cell office:value-type="float" office:value="79.1856029123214">
                <text:p>79.18560291232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0.031">
                <text:p>0.031</text:p>
              </table:table-cell>
              <table:table-cell office:value-type="float" office:value="91.2035813914526">
                <text:p>91.2035813914526</text:p>
              </table:table-cell>
              <table:table-cell office:value-type="float" office:value="79.56536494632">
                <text:p>79.56536494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0.0027">
                <text:p>0.0027</text:p>
              </table:table-cell>
              <table:table-cell office:value-type="float" office:value="91.1075232523073">
                <text:p>91.1075232523073</text:p>
              </table:table-cell>
              <table:table-cell office:value-type="float" office:value="79.8985055443956">
                <text:p>79.8985055443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0.0214">
                <text:p>0.0214</text:p>
              </table:table-cell>
              <table:table-cell office:value-type="float" office:value="91.1893709270766">
                <text:p>91.1893709270766</text:p>
              </table:table-cell>
              <table:table-cell office:value-type="float" office:value="80.205698373393">
                <text:p>80.205698373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0.0235">
                <text:p>0.0235</text:p>
              </table:table-cell>
              <table:table-cell office:value-type="float" office:value="91.281933834369">
                <text:p>91.281933834369</text:p>
              </table:table-cell>
              <table:table-cell office:value-type="float" office:value="80.4905025811469">
                <text:p>80.4905025811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0.0331">
                <text:p>0.0331</text:p>
              </table:table-cell>
              <table:table-cell office:value-type="float" office:value="91.4516404509321">
                <text:p>91.4516404509321</text:p>
              </table:table-cell>
              <table:table-cell office:value-type="float" office:value="80.7620999636161">
                <text:p>80.7620999636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0458">
                <text:p>0.0458</text:p>
              </table:table-cell>
              <table:table-cell office:value-type="float" office:value="91.7186764058389">
                <text:p>91.7186764058389</text:p>
              </table:table-cell>
              <table:table-cell office:value-type="float" office:value="81.03057084378">
                <text:p>81.03057084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0.0414">
                <text:p>0.0414</text:p>
              </table:table-cell>
              <table:table-cell office:value-type="float" office:value="91.919408765255">
                <text:p>91.919408765255</text:p>
              </table:table-cell>
              <table:table-cell office:value-type="float" office:value="81.290260548275">
                <text:p>81.290260548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0.0338">
                <text:p>0.0338</text:p>
              </table:table-cell>
              <table:table-cell office:value-type="float" office:value="92.0316678887295">
                <text:p>92.0316678887295</text:p>
              </table:table-cell>
              <table:table-cell office:value-type="float" office:value="81.5340846034331">
                <text:p>81.5340846034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0.026">
                <text:p>0.026</text:p>
              </table:table-cell>
              <table:table-cell office:value-type="float" office:value="92.0625010998566">
                <text:p>92.0625010998566</text:p>
              </table:table-cell>
              <table:table-cell office:value-type="float" office:value="81.7563012420769">
                <text:p>81.7563012420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0.0274">
                <text:p>0.0274</text:p>
              </table:table-cell>
              <table:table-cell office:value-type="float" office:value="92.1028509898709">
                <text:p>92.1028509898709</text:p>
              </table:table-cell>
              <table:table-cell office:value-type="float" office:value="81.9599277069576">
                <text:p>81.9599277069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0.0306">
                <text:p>0.0306</text:p>
              </table:table-cell>
              <table:table-cell office:value-type="float" office:value="92.1679658908838">
                <text:p>92.1679658908838</text:p>
              </table:table-cell>
              <table:table-cell office:value-type="float" office:value="82.1490518664414">
                <text:p>82.1490518664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0.0306">
                <text:p>0.0306</text:p>
              </table:table-cell>
              <table:table-cell office:value-type="float" office:value="92.2265693017954">
                <text:p>92.2265693017954</text:p>
              </table:table-cell>
              <table:table-cell office:value-type="float" office:value="82.3245379169588">
                <text:p>82.32453791695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0.0295">
                <text:p>0.0295</text:p>
              </table:table-cell>
              <table:table-cell office:value-type="float" office:value="92.2694123716159">
                <text:p>92.2694123716159</text:p>
              </table:table-cell>
              <table:table-cell office:value-type="float" office:value="82.4863312387084">
                <text:p>82.48633123870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0.0206">
                <text:p>0.0206</text:p>
              </table:table-cell>
              <table:table-cell office:value-type="float" office:value="92.2278711344543">
                <text:p>92.2278711344543</text:p>
              </table:table-cell>
              <table:table-cell office:value-type="float" office:value="82.6282065169384">
                <text:p>82.6282065169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0.0115">
                <text:p>0.0115</text:p>
              </table:table-cell>
              <table:table-cell office:value-type="float" office:value="92.1085840210089">
                <text:p>92.1085840210089</text:p>
              </table:table-cell>
              <table:table-cell office:value-type="float" office:value="82.7451584271354">
                <text:p>82.7451584271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0.0038">
                <text:p>0.0038</text:p>
              </table:table-cell>
              <table:table-cell office:value-type="float" office:value="91.931925618908">
                <text:p>91.931925618908</text:p>
              </table:table-cell>
              <table:table-cell office:value-type="float" office:value="82.8345158901236">
                <text:p>82.8345158901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0.005">
                <text:p>0.005</text:p>
              </table:table-cell>
              <table:table-cell office:value-type="float" office:value="91.7837330570172">
                <text:p>91.7837330570172</text:p>
              </table:table-cell>
              <table:table-cell office:value-type="float" office:value="82.9016002762428">
                <text:p>82.9016002762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0.0054">
                <text:p>0.0054</text:p>
              </table:table-cell>
              <table:table-cell office:value-type="float" office:value="91.6539597513155">
                <text:p>91.6539597513155</text:p>
              </table:table-cell>
              <table:table-cell office:value-type="float" office:value="82.9502966262369">
                <text:p>82.9502966262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0.0077">
                <text:p>0.0077</text:p>
              </table:table-cell>
              <table:table-cell office:value-type="float" office:value="91.5578637761839">
                <text:p>91.5578637761839</text:p>
              </table:table-cell>
              <table:table-cell office:value-type="float" office:value="82.9854747034698">
                <text:p>82.98547470346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0.0084">
                <text:p>0.0084</text:p>
              </table:table-cell>
              <table:table-cell office:value-type="float" office:value="91.4776773985655">
                <text:p>91.4776773985655</text:p>
              </table:table-cell>
              <table:table-cell office:value-type="float" office:value="83.0099181989937">
                <text:p>83.0099181989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0.0086">
                <text:p>0.0086</text:p>
              </table:table-cell>
              <table:table-cell office:value-type="float" office:value="91.407309658709">
                <text:p>91.407309658709</text:p>
              </table:table-cell>
              <table:table-cell office:value-type="float" office:value="83.0255842483781">
                <text:p>83.0255842483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0.0166">
                <text:p>0.0166</text:p>
              </table:table-cell>
              <table:table-cell office:value-type="float" office:value="91.4159786928381">
                <text:p>91.4159786928381</text:p>
              </table:table-cell>
              <table:table-cell office:value-type="float" office:value="83.0404639058957">
                <text:p>83.0404639058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0.0158">
                <text:p>0.0158</text:p>
              </table:table-cell>
              <table:table-cell office:value-type="float" office:value="91.4165808235543">
                <text:p>91.4165808235543</text:p>
              </table:table-cell>
              <table:table-cell office:value-type="float" office:value="83.053909789426">
                <text:p>83.053909789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0.0149">
                <text:p>0.0149</text:p>
              </table:table-cell>
              <table:table-cell office:value-type="float" office:value="91.4090227411988">
                <text:p>91.4090227411988</text:p>
              </table:table-cell>
              <table:table-cell office:value-type="float" office:value="83.0653308571914">
                <text:p>83.0653308571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0.0143">
                <text:p>0.0143</text:p>
              </table:table-cell>
              <table:table-cell office:value-type="float" office:value="91.396820467079">
                <text:p>91.396820467079</text:p>
              </table:table-cell>
              <table:table-cell office:value-type="float" office:value="83.0745116135093">
                <text:p>83.0745116135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0.0132">
                <text:p>0.0132</text:p>
              </table:table-cell>
              <table:table-cell office:value-type="float" office:value="91.3759384203711">
                <text:p>91.3759384203711</text:p>
              </table:table-cell>
              <table:table-cell office:value-type="float" office:value="83.0808949099918">
                <text:p>83.0808949099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0.0177">
                <text:p>0.0177</text:p>
              </table:table-cell>
              <table:table-cell office:value-type="float" office:value="91.397644578334">
                <text:p>91.397644578334</text:p>
              </table:table-cell>
              <table:table-cell office:value-type="float" office:value="83.0885934310427">
                <text:p>83.0885934310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0.0247">
                <text:p>0.0247</text:p>
              </table:table-cell>
              <table:table-cell office:value-type="float" office:value="91.4801801205006">
                <text:p>91.4801801205006</text:p>
              </table:table-cell>
              <table:table-cell office:value-type="float" office:value="83.1029502987835">
                <text:p>83.10295029878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0.0247">
                <text:p>0.0247</text:p>
              </table:table-cell>
              <table:table-cell office:value-type="float" office:value="91.5544621084505">
                <text:p>91.5544621084505</text:p>
              </table:table-cell>
              <table:table-cell office:value-type="float" office:value="83.1225568586657">
                <text:p>83.1225568586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0.0221">
                <text:p>0.0221</text:p>
              </table:table-cell>
              <table:table-cell office:value-type="float" office:value="91.5979158976055">
                <text:p>91.5979158976055</text:p>
              </table:table-cell>
              <table:table-cell office:value-type="float" office:value="83.1441136035836">
                <text:p>83.1441136035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0.0198">
                <text:p>0.0198</text:p>
              </table:table-cell>
              <table:table-cell office:value-type="float" office:value="91.6163243078449">
                <text:p>91.6163243078449</text:p>
              </table:table-cell>
              <table:table-cell office:value-type="float" office:value="83.1651714309313">
                <text:p>83.1651714309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.0202">
                <text:p>0.0202</text:p>
              </table:table-cell>
              <table:table-cell office:value-type="float" office:value="91.6364918770604">
                <text:p>91.6364918770604</text:p>
              </table:table-cell>
              <table:table-cell office:value-type="float" office:value="83.1859385567736">
                <text:p>83.1859385567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0.018">
                <text:p>0.018</text:p>
              </table:table-cell>
              <table:table-cell office:value-type="float" office:value="91.6348426893544">
                <text:p>91.6348426893544</text:p>
              </table:table-cell>
              <table:table-cell office:value-type="float" office:value="83.2044805431381">
                <text:p>83.2044805431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.0186">
                <text:p>0.0186</text:p>
              </table:table-cell>
              <table:table-cell office:value-type="float" office:value="91.6387584204189">
                <text:p>91.6387584204189</text:p>
              </table:table-cell>
              <table:table-cell office:value-type="float" office:value="83.221520746662">
                <text:p>83.22152074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0.0176">
                <text:p>0.0176</text:p>
              </table:table-cell>
              <table:table-cell office:value-type="float" office:value="91.6332825783771">
                <text:p>91.6332825783771</text:p>
              </table:table-cell>
              <table:table-cell office:value-type="float" office:value="83.2363641040498">
                <text:p>83.23636410404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0.0214">
                <text:p>0.0214</text:p>
              </table:table-cell>
              <table:table-cell office:value-type="float" office:value="91.6625543205393">
                <text:p>91.6625543205393</text:p>
              </table:table-cell>
              <table:table-cell office:value-type="float" office:value="83.2523575824933">
                <text:p>83.2523575824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0.0256">
                <text:p>0.0256</text:p>
              </table:table-cell>
              <table:table-cell office:value-type="float" office:value="91.7266988884854">
                <text:p>91.7266988884854</text:p>
              </table:table-cell>
              <table:table-cell office:value-type="float" office:value="83.2725247242077">
                <text:p>83.27252472420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0.0275">
                <text:p>0.0275</text:p>
              </table:table-cell>
              <table:table-cell office:value-type="float" office:value="91.8015289996369">
                <text:p>91.8015289996369</text:p>
              </table:table-cell>
              <table:table-cell office:value-type="float" office:value="83.2974098617542">
                <text:p>83.2974098617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0.0272">
                <text:p>0.0272</text:p>
              </table:table-cell>
              <table:table-cell office:value-type="float" office:value="91.8661760996732">
                <text:p>91.8661760996732</text:p>
              </table:table-cell>
              <table:table-cell office:value-type="float" office:value="83.3256247245494">
                <text:p>83.3256247245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0.0239">
                <text:p>0.0239</text:p>
              </table:table-cell>
              <table:table-cell office:value-type="float" office:value="91.8946584897059">
                <text:p>91.8946584897059</text:p>
              </table:table-cell>
              <table:table-cell office:value-type="float" office:value="83.353581516168">
                <text:p>83.353581516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0.0252">
                <text:p>0.0252</text:p>
              </table:table-cell>
              <table:table-cell office:value-type="float" office:value="91.9319926407353">
                <text:p>91.9319926407353</text:p>
              </table:table-cell>
              <table:table-cell office:value-type="float" office:value="83.3821027022174">
                <text:p>83.38210270221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0.0259">
                <text:p>0.0259</text:p>
              </table:table-cell>
              <table:table-cell office:value-type="float" office:value="91.9718933766618">
                <text:p>91.9718933766618</text:p>
              </table:table-cell>
              <table:table-cell office:value-type="float" office:value="83.4113628358952">
                <text:p>83.41136283589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0.0225">
                <text:p>0.0225</text:p>
              </table:table-cell>
              <table:table-cell office:value-type="float" office:value="91.9772040389956">
                <text:p>91.9772040389956</text:p>
              </table:table-cell>
              <table:table-cell office:value-type="float" office:value="83.4381749158153">
                <text:p>83.4381749158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0.0159">
                <text:p>0.0159</text:p>
              </table:table-cell>
              <table:table-cell office:value-type="float" office:value="91.9225836350961">
                <text:p>91.9225836350961</text:p>
              </table:table-cell>
              <table:table-cell office:value-type="float" office:value="83.4573899513924">
                <text:p>83.4573899513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0.0192">
                <text:p>0.0192</text:p>
              </table:table-cell>
              <table:table-cell office:value-type="float" office:value="91.9031252715864">
                <text:p>91.9031252715864</text:p>
              </table:table-cell>
              <table:table-cell office:value-type="float" office:value="83.472932230696">
                <text:p>83.472932230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0.022">
                <text:p>0.022</text:p>
              </table:table-cell>
              <table:table-cell office:value-type="float" office:value="91.9108127444278">
                <text:p>91.9108127444278</text:p>
              </table:table-cell>
              <table:table-cell office:value-type="float" office:value="83.4876121546249">
                <text:p>83.48761215462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0.021">
                <text:p>0.021</text:p>
              </table:table-cell>
              <table:table-cell office:value-type="float" office:value="91.908731469985">
                <text:p>91.908731469985</text:p>
              </table:table-cell>
              <table:table-cell office:value-type="float" office:value="83.500636771461">
                <text:p>83.500636771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0.0193">
                <text:p>0.0193</text:p>
              </table:table-cell>
              <table:table-cell office:value-type="float" office:value="91.8915583229865">
                <text:p>91.8915583229865</text:p>
              </table:table-cell>
              <table:table-cell office:value-type="float" office:value="83.5108133433837">
                <text:p>83.51081334338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0.0141">
                <text:p>0.0141</text:p>
              </table:table-cell>
              <table:table-cell office:value-type="float" office:value="91.8293024906879">
                <text:p>91.8293024906879</text:p>
              </table:table-cell>
              <table:table-cell office:value-type="float" office:value="83.5143692332072">
                <text:p>83.5143692332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0.0131">
                <text:p>0.0131</text:p>
              </table:table-cell>
              <table:table-cell office:value-type="float" office:value="91.7642722416191">
                <text:p>91.7642722416191</text:p>
              </table:table-cell>
              <table:table-cell office:value-type="float" office:value="83.5117168116322">
                <text:p>83.51171681163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0.0138">
                <text:p>0.0138</text:p>
              </table:table-cell>
              <table:table-cell office:value-type="float" office:value="91.7120450174572">
                <text:p>91.7120450174572</text:p>
              </table:table-cell>
              <table:table-cell office:value-type="float" office:value="83.5046291820402">
                <text:p>83.5046291820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  <table:table-cell office:value-type="float" office:value="91.6308405157115">
                <text:p>91.6308405157115</text:p>
              </table:table-cell>
              <table:table-cell office:value-type="float" office:value="83.4909419102502">
                <text:p>83.49094191025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0.0075">
                <text:p>0.0075</text:p>
              </table:table-cell>
              <table:table-cell office:value-type="float" office:value="91.5352564641403">
                <text:p>91.5352564641403</text:p>
              </table:table-cell>
              <table:table-cell office:value-type="float" office:value="83.4700208009978">
                <text:p>83.47002080099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0.0038">
                <text:p>0.0038</text:p>
              </table:table-cell>
              <table:table-cell office:value-type="float" office:value="91.4159308177263">
                <text:p>91.4159308177263</text:p>
              </table:table-cell>
              <table:table-cell office:value-type="float" office:value="83.4404524944934">
                <text:p>83.4404524944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-0.0001">
                <text:p>-0.0001</text:p>
              </table:table-cell>
              <table:table-cell office:value-type="float" office:value="91.2734377359537">
                <text:p>91.2734377359537</text:p>
              </table:table-cell>
              <table:table-cell office:value-type="float" office:value="83.4010166412799">
                <text:p>83.4010166412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-0.0007">
                <text:p>-0.0007</text:p>
              </table:table-cell>
              <table:table-cell office:value-type="float" office:value="91.1397939623583">
                <text:p>91.1397939623583</text:p>
              </table:table-cell>
              <table:table-cell office:value-type="float" office:value="83.3534964337641">
                <text:p>83.35349643376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-0.0017">
                <text:p>-0.0017</text:p>
              </table:table-cell>
              <table:table-cell office:value-type="float" office:value="91.0105145661225">
                <text:p>91.0105145661225</text:p>
              </table:table-cell>
              <table:table-cell office:value-type="float" office:value="83.2990931013388">
                <text:p>83.2990931013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-0.0081">
                <text:p>-0.0081</text:p>
              </table:table-cell>
              <table:table-cell office:value-type="float" office:value="90.8365631095102">
                <text:p>90.8365631095102</text:p>
              </table:table-cell>
              <table:table-cell office:value-type="float" office:value="83.2344744710608">
                <text:p>83.2344744710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-0.013">
                <text:p>-0.013</text:p>
              </table:table-cell>
              <table:table-cell office:value-type="float" office:value="90.6359067985592">
                <text:p>90.6359067985592</text:p>
              </table:table-cell>
              <table:table-cell office:value-type="float" office:value="83.158258635825">
                <text:p>83.158258635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-0.0162">
                <text:p>-0.0162</text:p>
              </table:table-cell>
              <table:table-cell office:value-type="float" office:value="90.4265161187033">
                <text:p>90.4265161187033</text:p>
              </table:table-cell>
              <table:table-cell office:value-type="float" office:value="83.0708192229258">
                <text:p>83.0708192229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-0.015">
                <text:p>-0.015</text:p>
              </table:table-cell>
              <table:table-cell office:value-type="float" office:value="90.2488645068329">
                <text:p>90.2488645068329</text:p>
              </table:table-cell>
              <table:table-cell office:value-type="float" office:value="82.9761351062482">
                <text:p>82.97613510624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-0.0151">
                <text:p>-0.0151</text:p>
              </table:table-cell>
              <table:table-cell office:value-type="float" office:value="90.0880780561497">
                <text:p>90.0880780561497</text:p>
              </table:table-cell>
              <table:table-cell office:value-type="float" office:value="82.8764486206769">
                <text:p>82.8764486206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-0.0233">
                <text:p>-0.0233</text:p>
              </table:table-cell>
              <table:table-cell office:value-type="float" office:value="89.8695702505347">
                <text:p>89.8695702505347</text:p>
              </table:table-cell>
              <table:table-cell office:value-type="float" office:value="82.7670650811573">
                <text:p>82.7670650811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-0.0284">
                <text:p>-0.0284</text:p>
              </table:table-cell>
              <table:table-cell office:value-type="float" office:value="89.6270132254812">
                <text:p>89.6270132254812</text:p>
              </table:table-cell>
              <table:table-cell office:value-type="float" office:value="82.6467897633349">
                <text:p>82.64678976333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-0.0293">
                <text:p>-0.0293</text:p>
              </table:table-cell>
              <table:table-cell office:value-type="float" office:value="89.4006119029331">
                <text:p>89.4006119029331</text:p>
              </table:table-cell>
              <table:table-cell office:value-type="float" office:value="82.5181658582654">
                <text:p>82.51816585826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-0.0361">
                <text:p>-0.0361</text:p>
              </table:table-cell>
              <table:table-cell office:value-type="float" office:value="89.1356507126398">
                <text:p>89.1356507126398</text:p>
              </table:table-cell>
              <table:table-cell office:value-type="float" office:value="82.3785578365764">
                <text:p>82.37855783657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-0.0422">
                <text:p>-0.0422</text:p>
              </table:table-cell>
              <table:table-cell office:value-type="float" office:value="88.8422856413758">
                <text:p>88.8422856413758</text:p>
              </table:table-cell>
              <table:table-cell office:value-type="float" office:value="82.2265077606426">
                <text:p>82.2265077606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-0.0474">
                <text:p>-0.0474</text:p>
              </table:table-cell>
              <table:table-cell office:value-type="float" office:value="88.5314570772382">
                <text:p>88.5314570772382</text:p>
              </table:table-cell>
              <table:table-cell office:value-type="float" office:value="82.0616881215298">
                <text:p>82.06168812152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-0.0549">
                <text:p>-0.0549</text:p>
              </table:table-cell>
              <table:table-cell office:value-type="float" office:value="88.1842113695144">
                <text:p>88.1842113695144</text:p>
              </table:table-cell>
              <table:table-cell office:value-type="float" office:value="81.8820983326331">
                <text:p>81.88209833263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-0.079">
                <text:p>-0.079</text:p>
              </table:table-cell>
              <table:table-cell office:value-type="float" office:value="87.654790232563">
                <text:p>87.654790232563</text:p>
              </table:table-cell>
              <table:table-cell office:value-type="float" office:value="81.6728196203005">
                <text:p>81.6728196203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-0.105">
                <text:p>-0.105</text:p>
              </table:table-cell>
              <table:table-cell office:value-type="float" office:value="86.9443112093067">
                <text:p>86.9443112093067</text:p>
              </table:table-cell>
              <table:table-cell office:value-type="float" office:value="81.420525667108">
                <text:p>81.4205256671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-0.1805">
                <text:p>-0.1805</text:p>
              </table:table-cell>
              <table:table-cell office:value-type="float" office:value="85.625380088376">
                <text:p>85.625380088376</text:p>
              </table:table-cell>
              <table:table-cell office:value-type="float" office:value="81.0747573083511">
                <text:p>81.0747573083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-0.2299">
                <text:p>-0.2299</text:p>
              </table:table-cell>
              <table:table-cell office:value-type="float" office:value="83.9937420795384">
                <text:p>83.9937420795384</text:p>
              </table:table-cell>
              <table:table-cell office:value-type="float" office:value="80.6167183646744">
                <text:p>80.6167183646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-0.2923">
                <text:p>-0.2923</text:p>
              </table:table-cell>
              <table:table-cell office:value-type="float" office:value="81.9636678715846">
                <text:p>81.9636678715846</text:p>
              </table:table-cell>
              <table:table-cell office:value-type="float" office:value="80.0217766366496">
                <text:p>80.02177663664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-0.3507">
                <text:p>-0.3507</text:p>
              </table:table-cell>
              <table:table-cell office:value-type="float" office:value="79.6110010844261">
                <text:p>79.6110010844261</text:p>
              </table:table-cell>
              <table:table-cell office:value-type="float" office:value="79.274589070583">
                <text:p>79.274589070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-0.3813">
                <text:p>-0.3813</text:p>
              </table:table-cell>
              <table:table-cell office:value-type="float" office:value="77.2182009759835">
                <text:p>77.2182009759835</text:p>
              </table:table-cell>
              <table:table-cell office:value-type="float" office:value="78.3867682513632">
                <text:p>78.3867682513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-0.3754">
                <text:p>-0.3754</text:p>
              </table:table-cell>
              <table:table-cell office:value-type="float" office:value="75.1177808783852">
                <text:p>75.1177808783852</text:p>
              </table:table-cell>
              <table:table-cell office:value-type="float" office:value="77.3986917052816">
                <text:p>77.3986917052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-0.3635">
                <text:p>-0.3635</text:p>
              </table:table-cell>
              <table:table-cell office:value-type="float" office:value="73.3345027905466">
                <text:p>73.3345027905466</text:p>
              </table:table-cell>
              <table:table-cell office:value-type="float" office:value="76.3489277859026">
                <text:p>76.3489277859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-0.3329">
                <text:p>-0.3329</text:p>
              </table:table-cell>
              <table:table-cell office:value-type="float" office:value="72.004952511492">
                <text:p>72.004952511492</text:p>
              </table:table-cell>
              <table:table-cell office:value-type="float" office:value="75.2844807333466">
                <text:p>75.2844807333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-0.3478">
                <text:p>-0.3478</text:p>
              </table:table-cell>
              <table:table-cell office:value-type="float" office:value="70.6742572603428">
                <text:p>70.6742572603428</text:p>
              </table:table-cell>
              <table:table-cell office:value-type="float" office:value="74.2067158134428">
                <text:p>74.2067158134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-0.3693">
                <text:p>-0.3693</text:p>
              </table:table-cell>
              <table:table-cell office:value-type="float" office:value="69.2831315343085">
                <text:p>69.2831315343085</text:p>
              </table:table-cell>
              <table:table-cell office:value-type="float" office:value="73.1115260701863">
                <text:p>73.1115260701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-0.372">
                <text:p>-0.372</text:p>
              </table:table-cell>
              <table:table-cell office:value-type="float" office:value="68.0068183808777">
                <text:p>68.0068183808777</text:p>
              </table:table-cell>
              <table:table-cell office:value-type="float" office:value="72.0109871174467">
                <text:p>72.01098711744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-0.3716">
                <text:p>-0.3716</text:p>
              </table:table-cell>
              <table:table-cell office:value-type="float" office:value="66.8617365427899">
                <text:p>66.8617365427899</text:p>
              </table:table-cell>
              <table:table-cell office:value-type="float" office:value="70.9174446945531">
                <text:p>70.91744469455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-0.3827">
                <text:p>-0.3827</text:p>
              </table:table-cell>
              <table:table-cell office:value-type="float" office:value="65.7312628885109">
                <text:p>65.7312628885109</text:p>
              </table:table-cell>
              <table:table-cell office:value-type="float" office:value="69.8315138850638">
                <text:p>69.83151388506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-0.4233">
                <text:p>-0.4233</text:p>
              </table:table-cell>
              <table:table-cell office:value-type="float" office:value="64.3484365996598">
                <text:p>64.3484365996598</text:p>
              </table:table-cell>
              <table:table-cell office:value-type="float" office:value="68.7297217905268">
                <text:p>68.7297217905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-0.4698">
                <text:p>-0.4698</text:p>
              </table:table-cell>
              <table:table-cell office:value-type="float" office:value="62.6853929396938">
                <text:p>62.6853929396938</text:p>
              </table:table-cell>
              <table:table-cell office:value-type="float" office:value="67.5884349760466">
                <text:p>67.58843497604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-0.4739">
                <text:p>-0.4739</text:p>
              </table:table-cell>
              <table:table-cell office:value-type="float" office:value="61.1517536457245">
                <text:p>61.1517536457245</text:p>
              </table:table-cell>
              <table:table-cell office:value-type="float" office:value="66.4232493065571">
                <text:p>66.42324930655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-0.4472">
                <text:p>-0.4472</text:p>
              </table:table-cell>
              <table:table-cell office:value-type="float" office:value="60.011778281152">
                <text:p>60.011778281152</text:p>
              </table:table-cell>
              <table:table-cell office:value-type="float" office:value="65.2719844212051">
                <text:p>65.27198442120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-0.4144">
                <text:p>-0.4144</text:p>
              </table:table-cell>
              <table:table-cell office:value-type="float" office:value="59.2810004530368">
                <text:p>59.2810004530368</text:p>
              </table:table-cell>
              <table:table-cell office:value-type="float" office:value="64.1700760198579">
                <text:p>64.17007601985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-0.422">
                <text:p>-0.422</text:p>
              </table:table-cell>
              <table:table-cell office:value-type="float" office:value="58.5549004077331">
                <text:p>58.5549004077331</text:p>
              </table:table-cell>
              <table:table-cell office:value-type="float" office:value="63.1130094545681">
                <text:p>63.11300945456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-0.4731">
                <text:p>-0.4731</text:p>
              </table:table-cell>
              <table:table-cell office:value-type="float" office:value="57.4415103669598">
                <text:p>57.4415103669598</text:p>
              </table:table-cell>
              <table:table-cell office:value-type="float" office:value="62.0614444421377">
                <text:p>62.06144444213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-0.4843">
                <text:p>-0.4843</text:p>
              </table:table-cell>
              <table:table-cell office:value-type="float" office:value="56.3386593302638">
                <text:p>56.3386593302638</text:p>
              </table:table-cell>
              <table:table-cell office:value-type="float" office:value="61.0157793376476">
                <text:p>61.0157793376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-0.4863">
                <text:p>-0.4863</text:p>
              </table:table-cell>
              <table:table-cell office:value-type="float" office:value="55.3280933972375">
                <text:p>55.3280933972375</text:p>
              </table:table-cell>
              <table:table-cell office:value-type="float" office:value="59.9837298096342">
                <text:p>59.9837298096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-0.4367">
                <text:p>-0.4367</text:p>
              </table:table-cell>
              <table:table-cell office:value-type="float" office:value="54.8649840575137">
                <text:p>54.8649840575137</text:p>
              </table:table-cell>
              <table:table-cell office:value-type="float" office:value="59.0132053938471">
                <text:p>59.0132053938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-0.3793">
                <text:p>-0.3793</text:p>
              </table:table-cell>
              <table:table-cell office:value-type="float" office:value="54.9647856517623">
                <text:p>54.9647856517623</text:p>
              </table:table-cell>
              <table:table-cell office:value-type="float" office:value="58.148715563121">
                <text:p>58.148715563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-0.242">
                <text:p>-0.242</text:p>
              </table:table-cell>
              <table:table-cell office:value-type="float" office:value="56.2903070865861">
                <text:p>56.2903070865861</text:p>
              </table:table-cell>
              <table:table-cell office:value-type="float" office:value="57.4899716446016">
                <text:p>57.48997164460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-0.0335">
                <text:p>-0.0335</text:p>
              </table:table-cell>
              <table:table-cell office:value-type="float" office:value="59.3597763779275">
                <text:p>59.3597763779275</text:p>
              </table:table-cell>
              <table:table-cell office:value-type="float" office:value="57.1733543541549">
                <text:p>57.1733543541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0.1281">
                <text:p>0.1281</text:p>
              </table:table-cell>
              <table:table-cell office:value-type="float" office:value="63.5766987401348">
                <text:p>63.5766987401348</text:p>
              </table:table-cell>
              <table:table-cell office:value-type="float" office:value="57.2679218053516">
                <text:p>57.26792180535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0.1537">
                <text:p>0.1537</text:p>
              </table:table-cell>
              <table:table-cell office:value-type="float" office:value="67.6023288661213">
                <text:p>67.6023288661213</text:p>
              </table:table-cell>
              <table:table-cell office:value-type="float" office:value="57.7153392227673">
                <text:p>57.71533922276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0.0926">
                <text:p>0.0926</text:p>
              </table:table-cell>
              <table:table-cell office:value-type="float" office:value="70.6754959795092">
                <text:p>70.6754959795092</text:p>
              </table:table-cell>
              <table:table-cell office:value-type="float" office:value="58.3945999386464">
                <text:p>58.39459993864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0.0536">
                <text:p>0.0536</text:p>
              </table:table-cell>
              <table:table-cell office:value-type="float" office:value="73.0903463815582">
                <text:p>73.0903463815582</text:p>
              </table:table-cell>
              <table:table-cell office:value-type="float" office:value="59.223271119122">
                <text:p>59.2232711191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-0.0051">
                <text:p>-0.0051</text:p>
              </table:table-cell>
              <table:table-cell office:value-type="float" office:value="74.7354117434024">
                <text:p>74.7354117434024</text:p>
              </table:table-cell>
              <table:table-cell office:value-type="float" office:value="60.117131064116">
                <text:p>60.117131064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.0359">
                <text:p>0.0359</text:p>
              </table:table-cell>
              <table:table-cell office:value-type="float" office:value="76.5849705690622">
                <text:p>76.5849705690622</text:p>
              </table:table-cell>
              <table:table-cell office:value-type="float" office:value="61.08806530892">
                <text:p>61.08806530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0.0652">
                <text:p>0.0652</text:p>
              </table:table-cell>
              <table:table-cell office:value-type="float" office:value="78.513273512156">
                <text:p>78.513273512156</text:p>
              </table:table-cell>
              <table:table-cell office:value-type="float" office:value="62.1354533941221">
                <text:p>62.1354533941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0.2138">
                <text:p>0.2138</text:p>
              </table:table-cell>
              <table:table-cell office:value-type="float" office:value="81.5861461609404">
                <text:p>81.5861461609404</text:p>
              </table:table-cell>
              <table:table-cell office:value-type="float" office:value="63.3546612091945">
                <text:p>63.3546612091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0.3314">
                <text:p>0.3314</text:p>
              </table:table-cell>
              <table:table-cell office:value-type="float" office:value="85.4101315448463">
                <text:p>85.4101315448463</text:p>
              </table:table-cell>
              <table:table-cell office:value-type="float" office:value="64.7961069273112">
                <text:p>64.7961069273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0.3335">
                <text:p>0.3335</text:p>
              </table:table-cell>
              <table:table-cell office:value-type="float" office:value="88.8706183903617">
                <text:p>88.8706183903617</text:p>
              </table:table-cell>
              <table:table-cell office:value-type="float" office:value="66.4048518897127">
                <text:p>66.4048518897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0.2117">
                <text:p>0.2117</text:p>
              </table:table-cell>
              <table:table-cell office:value-type="float" office:value="90.8888565513255">
                <text:p>90.8888565513255</text:p>
              </table:table-cell>
              <table:table-cell office:value-type="float" office:value="68.0343637903607">
                <text:p>68.03436379036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0.0661">
                <text:p>0.0661</text:p>
              </table:table-cell>
              <table:table-cell office:value-type="float" office:value="91.394870896193">
                <text:p>91.394870896193</text:p>
              </table:table-cell>
              <table:table-cell office:value-type="float" office:value="69.546465791982">
                <text:p>69.5464657919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0.0685">
                <text:p>0.0685</text:p>
              </table:table-cell>
              <table:table-cell office:value-type="float" office:value="91.8718838065737">
                <text:p>91.8718838065737</text:p>
              </table:table-cell>
              <table:table-cell office:value-type="float" office:value="70.9502887553754">
                <text:p>70.95028875537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0.0441">
                <text:p>0.0441</text:p>
              </table:table-cell>
              <table:table-cell office:value-type="float" office:value="92.0815954259163">
                <text:p>92.0815954259163</text:p>
              </table:table-cell>
              <table:table-cell office:value-type="float" office:value="72.2326034681704">
                <text:p>72.23260346817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.0969">
                <text:p>0.0969</text:p>
              </table:table-cell>
              <table:table-cell office:value-type="float" office:value="92.7455358833247">
                <text:p>92.7455358833247</text:p>
              </table:table-cell>
              <table:table-cell office:value-type="float" office:value="73.4464413508526">
                <text:p>73.44644135085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0.2183">
                <text:p>0.2183</text:p>
              </table:table-cell>
              <table:table-cell office:value-type="float" office:value="94.4356822949922">
                <text:p>94.4356822949922</text:p>
              </table:table-cell>
              <table:table-cell office:value-type="float" office:value="74.6910086223166">
                <text:p>74.69100862231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0.3144">
                <text:p>0.3144</text:p>
              </table:table-cell>
              <table:table-cell office:value-type="float" office:value="96.821714065493">
                <text:p>96.821714065493</text:p>
              </table:table-cell>
              <table:table-cell office:value-type="float" office:value="76.0258620259793">
                <text:p>76.02586202597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0.3571">
                <text:p>0.3571</text:p>
              </table:table-cell>
              <table:table-cell office:value-type="float" office:value="99.3534426589437">
                <text:p>99.3534426589437</text:p>
              </table:table-cell>
              <table:table-cell office:value-type="float" office:value="77.4550856626863">
                <text:p>77.4550856626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0.3365">
                <text:p>0.3365</text:p>
              </table:table-cell>
              <table:table-cell office:value-type="float" office:value="101.446598393049">
                <text:p>101.446598393049</text:p>
              </table:table-cell>
              <table:table-cell office:value-type="float" office:value="78.9297709517921">
                <text:p>78.92977095179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0.3355">
                <text:p>0.3355</text:p>
              </table:table-cell>
              <table:table-cell office:value-type="float" office:value="103.321438553744">
                <text:p>103.321438553744</text:p>
              </table:table-cell>
              <table:table-cell office:value-type="float" office:value="80.4257233264499">
                <text:p>80.4257233264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0.2255">
                <text:p>0.2255</text:p>
              </table:table-cell>
              <table:table-cell office:value-type="float" office:value="104.01879469837">
                <text:p>104.01879469837</text:p>
              </table:table-cell>
              <table:table-cell office:value-type="float" office:value="81.8348425166582">
                <text:p>81.83484251665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0.1328">
                <text:p>0.1328</text:p>
              </table:table-cell>
              <table:table-cell office:value-type="float" office:value="103.812115228533">
                <text:p>103.812115228533</text:p>
              </table:table-cell>
              <table:table-cell office:value-type="float" office:value="83.0844486355603">
                <text:p>83.0844486355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0.1457">
                <text:p>0.1457</text:p>
              </table:table-cell>
              <table:table-cell office:value-type="float" office:value="103.74220370568">
                <text:p>103.74220370568</text:p>
              </table:table-cell>
              <table:table-cell office:value-type="float" office:value="84.2028021055155">
                <text:p>84.20280210551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0.125">
                <text:p>0.125</text:p>
              </table:table-cell>
              <table:table-cell office:value-type="float" office:value="103.492983335112">
                <text:p>103.492983335112</text:p>
              </table:table-cell>
              <table:table-cell office:value-type="float" office:value="85.186890395124">
                <text:p>85.186890395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0.1824">
                <text:p>0.1824</text:p>
              </table:table-cell>
              <table:table-cell office:value-type="float" office:value="103.785285001601">
                <text:p>103.785285001601</text:p>
              </table:table-cell>
              <table:table-cell office:value-type="float" office:value="86.0988770057556">
                <text:p>86.0988770057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0.2144">
                <text:p>0.2144</text:p>
              </table:table-cell>
              <table:table-cell office:value-type="float" office:value="104.33635650144">
                <text:p>104.33635650144</text:p>
              </table:table-cell>
              <table:table-cell office:value-type="float" office:value="86.9692613903097">
                <text:p>86.96926139030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0.2757">
                <text:p>0.2757</text:p>
              </table:table-cell>
              <table:table-cell office:value-type="float" office:value="105.384020851296">
                <text:p>105.384020851296</text:p>
              </table:table-cell>
              <table:table-cell office:value-type="float" office:value="87.8468971278954">
                <text:p>87.84689712789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0.3305">
                <text:p>0.3305</text:p>
              </table:table-cell>
              <table:table-cell office:value-type="float" office:value="106.820118766167">
                <text:p>106.820118766167</text:p>
              </table:table-cell>
              <table:table-cell office:value-type="float" office:value="88.7660181040609">
                <text:p>88.76601810406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0.3133">
                <text:p>0.3133</text:p>
              </table:table-cell>
              <table:table-cell office:value-type="float" office:value="107.95780688955">
                <text:p>107.95780688955</text:p>
              </table:table-cell>
              <table:table-cell office:value-type="float" office:value="89.6956189137143">
                <text:p>89.6956189137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0.2319">
                <text:p>0.2319</text:p>
              </table:table-cell>
              <table:table-cell office:value-type="float" office:value="108.249126200595">
                <text:p>108.249126200595</text:p>
              </table:table-cell>
              <table:table-cell office:value-type="float" office:value="90.5584783803965">
                <text:p>90.55847838039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0.2623">
                <text:p>0.2623</text:p>
              </table:table-cell>
              <table:table-cell office:value-type="float" office:value="108.784913580536">
                <text:p>108.784913580536</text:p>
              </table:table-cell>
              <table:table-cell office:value-type="float" office:value="91.383272764605">
                <text:p>91.3832727646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0.3169">
                <text:p>0.3169</text:p>
              </table:table-cell>
              <table:table-cell office:value-type="float" office:value="109.758522222482">
                <text:p>109.758522222482</text:p>
              </table:table-cell>
              <table:table-cell office:value-type="float" office:value="92.2132124881679">
                <text:p>92.21321248816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0.42">
                <text:p>0.42</text:p>
              </table:table-cell>
              <table:table-cell office:value-type="float" office:value="111.562670000234">
                <text:p>111.562670000234</text:p>
              </table:table-cell>
              <table:table-cell office:value-type="float" office:value="93.1225315393722">
                <text:p>93.12253153937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0.4232">
                <text:p>0.4232</text:p>
              </table:table-cell>
              <table:table-cell office:value-type="float" office:value="113.21520300021">
                <text:p>113.21520300021</text:p>
              </table:table-cell>
              <table:table-cell office:value-type="float" office:value="94.0896466554539">
                <text:p>94.08964665545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0.4282">
                <text:p>0.4282</text:p>
              </table:table-cell>
              <table:table-cell office:value-type="float" office:value="114.747482700189">
                <text:p>114.747482700189</text:p>
              </table:table-cell>
              <table:table-cell office:value-type="float" office:value="95.0979554329256">
                <text:p>95.09795543292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0.4439">
                <text:p>0.4439</text:p>
              </table:table-cell>
              <table:table-cell office:value-type="float" office:value="116.26783443017">
                <text:p>116.26783443017</text:p>
              </table:table-cell>
              <table:table-cell office:value-type="float" office:value="96.1422649883484">
                <text:p>96.14226498834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0.4428">
                <text:p>0.4428</text:p>
              </table:table-cell>
              <table:table-cell office:value-type="float" office:value="117.626250987153">
                <text:p>117.626250987153</text:p>
              </table:table-cell>
              <table:table-cell office:value-type="float" office:value="97.2044010783573">
                <text:p>97.20440107835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0.4669">
                <text:p>0.4669</text:p>
              </table:table-cell>
              <table:table-cell office:value-type="float" office:value="119.065725888438">
                <text:p>119.065725888438</text:p>
              </table:table-cell>
              <table:table-cell office:value-type="float" office:value="98.289876300481">
                <text:p>98.2898763004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0.4196">
                <text:p>0.4196</text:p>
              </table:table-cell>
              <table:table-cell office:value-type="float" office:value="119.935553299594">
                <text:p>119.935553299594</text:p>
              </table:table-cell>
              <table:table-cell office:value-type="float" office:value="99.3450884673964">
                <text:p>99.34508846739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0.3618">
                <text:p>0.3618</text:p>
              </table:table-cell>
              <table:table-cell office:value-type="float" office:value="120.198197969635">
                <text:p>120.198197969635</text:p>
              </table:table-cell>
              <table:table-cell office:value-type="float" office:value="100.318417437924">
                <text:p>100.318417437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0.3197">
                <text:p>0.3197</text:p>
              </table:table-cell>
              <table:table-cell office:value-type="float" office:value="120.055678172671">
                <text:p>120.055678172671</text:p>
              </table:table-cell>
              <table:table-cell office:value-type="float" office:value="101.181586729672">
                <text:p>101.1815867296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0.2771">
                <text:p>0.2771</text:p>
              </table:table-cell>
              <table:table-cell office:value-type="float" office:value="119.544010355404">
                <text:p>119.544010355404</text:p>
              </table:table-cell>
              <table:table-cell office:value-type="float" office:value="101.912388988691">
                <text:p>101.9123889886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0.2384">
                <text:p>0.2384</text:p>
              </table:table-cell>
              <table:table-cell office:value-type="float" office:value="118.735209319864">
                <text:p>118.735209319864</text:p>
              </table:table-cell>
              <table:table-cell office:value-type="float" office:value="102.49731892861">
                <text:p>102.497318928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0.2085">
                <text:p>0.2085</text:p>
              </table:table-cell>
              <table:table-cell office:value-type="float" office:value="117.738188387877">
                <text:p>117.738188387877</text:p>
              </table:table-cell>
              <table:table-cell office:value-type="float" office:value="102.934023990658">
                <text:p>102.9340239906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0.1928">
                <text:p>0.1928</text:p>
              </table:table-cell>
              <table:table-cell office:value-type="float" office:value="116.69956954909">
                <text:p>116.69956954909</text:p>
              </table:table-cell>
              <table:table-cell office:value-type="float" office:value="103.23358285101">
                <text:p>103.233582851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0.1552">
                <text:p>0.1552</text:p>
              </table:table-cell>
              <table:table-cell office:value-type="float" office:value="115.426412594181">
                <text:p>115.426412594181</text:p>
              </table:table-cell>
              <table:table-cell office:value-type="float" office:value="103.388601699385">
                <text:p>103.3886016993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0.1159">
                <text:p>0.1159</text:p>
              </table:table-cell>
              <table:table-cell office:value-type="float" office:value="113.926871334763">
                <text:p>113.926871334763</text:p>
              </table:table-cell>
              <table:table-cell office:value-type="float" office:value="103.393159949575">
                <text:p>103.3931599495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0.1034">
                <text:p>0.1034</text:p>
              </table:table-cell>
              <table:table-cell office:value-type="float" office:value="112.464784201286">
                <text:p>112.464784201286</text:p>
              </table:table-cell>
              <table:table-cell office:value-type="float" office:value="103.265674532734">
                <text:p>103.2656745327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0.1151">
                <text:p>0.1151</text:p>
              </table:table-cell>
              <table:table-cell office:value-type="float" office:value="111.254205781158">
                <text:p>111.254205781158</text:p>
              </table:table-cell>
              <table:table-cell office:value-type="float" office:value="103.041985599765">
                <text:p>103.041985599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0.102">
                <text:p>0.102</text:p>
              </table:table-cell>
              <table:table-cell office:value-type="float" office:value="110.046785203042">
                <text:p>110.046785203042</text:p>
              </table:table-cell>
              <table:table-cell office:value-type="float" office:value="102.731997708062">
                <text:p>102.7319977080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0.0705">
                <text:p>0.0705</text:p>
              </table:table-cell>
              <table:table-cell office:value-type="float" office:value="108.676606682738">
                <text:p>108.676606682738</text:p>
              </table:table-cell>
              <table:table-cell office:value-type="float" office:value="102.329692538702">
                <text:p>102.3296925387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0.0513">
                <text:p>0.0513</text:p>
              </table:table-cell>
              <table:table-cell office:value-type="float" office:value="107.270646014464">
                <text:p>107.270646014464</text:p>
              </table:table-cell>
              <table:table-cell office:value-type="float" office:value="101.841081426134">
                <text:p>101.8410814261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0.0364">
                <text:p>0.0364</text:p>
              </table:table-cell>
              <table:table-cell office:value-type="float" office:value="105.871181413018">
                <text:p>105.871181413018</text:p>
              </table:table-cell>
              <table:table-cell office:value-type="float" office:value="101.275379610692">
                <text:p>101.275379610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0.0075">
                <text:p>0.0075</text:p>
              </table:table-cell>
              <table:table-cell office:value-type="float" office:value="104.351563271716">
                <text:p>104.351563271716</text:p>
              </table:table-cell>
              <table:table-cell office:value-type="float" office:value="100.629482344077">
                <text:p>100.6294823440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-0.0103">
                <text:p>-0.0103</text:p>
              </table:table-cell>
              <table:table-cell office:value-type="float" office:value="102.823706944544">
                <text:p>102.823706944544</text:p>
              </table:table-cell>
              <table:table-cell office:value-type="float" office:value="99.9106677346784">
                <text:p>99.91066773467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0.0182">
                <text:p>0.0182</text:p>
              </table:table-cell>
              <table:table-cell office:value-type="float" office:value="101.70513625009">
                <text:p>101.70513625009</text:p>
              </table:table-cell>
              <table:table-cell office:value-type="float" office:value="99.1630632237186">
                <text:p>99.1630632237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0.0515">
                <text:p>0.0515</text:p>
              </table:table-cell>
              <table:table-cell office:value-type="float" office:value="100.998122625081">
                <text:p>100.998122625081</text:p>
              </table:table-cell>
              <table:table-cell office:value-type="float" office:value="98.426587937604">
                <text:p>98.4265879376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0.0641">
                <text:p>0.0641</text:p>
              </table:table-cell>
              <table:table-cell office:value-type="float" office:value="100.475210362573">
                <text:p>100.475210362573</text:p>
              </table:table-cell>
              <table:table-cell office:value-type="float" office:value="97.7166980764752">
                <text:p>97.7166980764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148cm" svg:y="3.922cm" style:legend-expansion="high" chart:style-name="ch2"/>
        <chart:plot-area chart:style-name="ch3" table:cell-range-address="data2.A1:data2.C184" svg:x="0.77cm" svg:y="0.851cm" svg:width="11.738cm" svg:height="7.542cm">
          <chartooo:coordinate-region svg:x="1.603cm" svg:y="1.063cm" svg:width="10.625cm" svg:height="7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B1:data2.B184" chart:class="chart:scatter">
            <chart:domain table:cell-range-address="data2.A1:data2.A184"/>
            <chart:data-point chart:repeated="184"/>
          </chart:series>
          <chart:series chart:style-name="ch7" chart:values-cell-range-address="data2.C1:data2.C184" chart:class="chart:scatter">
            <chart:data-point chart:repeated="1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2.A1:data2.A184</svg:desc>
                </draw:g>
              </table:table-cell>
              <table:table-cell office:value-type="float" office:value="-0.0093">
                <text:p>-0.0093</text:p>
                <draw:g>
                  <svg:desc>data2.B1:data2.B184</svg:desc>
                </draw:g>
              </table:table-cell>
              <table:table-cell office:value-type="float" office:value="-0.0093">
                <text:p>-0.0093</text:p>
                <draw:g>
                  <svg:desc>data2.C1:data2.C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075">
                <text:p>-0.0075</text:p>
              </table:table-cell>
              <table:table-cell office:value-type="float" office:value="-0.0075">
                <text:p>-0.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86">
                <text:p>-0.0086</text:p>
              </table:table-cell>
              <table:table-cell office:value-type="float" office:value="-0.0086">
                <text:p>-0.0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088">
                <text:p>-0.0088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097">
                <text:p>-0.0097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102">
                <text:p>-0.0102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86">
                <text:p>-0.0086</text:p>
              </table:table-cell>
              <table:table-cell office:value-type="float" office:value="-0.0086">
                <text:p>-0.0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06">
                <text:p>-0.00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082">
                <text:p>-0.0082</text:p>
              </table:table-cell>
              <table:table-cell office:value-type="float" office:value="-0.0082">
                <text:p>-0.0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114">
                <text:p>-0.0114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39">
                <text:p>-0.0139</text:p>
              </table:table-cell>
              <table:table-cell office:value-type="float" office:value="-0.0139">
                <text:p>-0.0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67">
                <text:p>-0.0167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">
                <text:p>-0.018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152">
                <text:p>-0.0152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133">
                <text:p>-0.0133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82">
                <text:p>-0.0082</text:p>
              </table:table-cell>
              <table:table-cell office:value-type="float" office:value="-0.0082">
                <text:p>-0.0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7">
                <text:p>-0.00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92">
                <text:p>-0.0092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62">
                <text:p>-0.0062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27">
                <text:p>-0.0027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06">
                <text:p>-0.000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009">
                <text:p>-0.0009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006">
                <text:p>-0.000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027">
                <text:p>-0.0027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026">
                <text:p>-0.0026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025">
                <text:p>-0.0025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27">
                <text:p>0.002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51">
                <text:p>0.005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63">
                <text:p>0.0063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88">
                <text:p>0.008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22">
                <text:p>0.0122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46">
                <text:p>0.0146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45">
                <text:p>0.014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95">
                <text:p>0.019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49">
                <text:p>0.0249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411">
                <text:p>0.0411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618">
                <text:p>0.0618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765">
                <text:p>0.0765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943">
                <text:p>0.0943</text:p>
              </table:table-cell>
              <table:table-cell office:value-type="float" office:value="0.0943">
                <text:p>0.0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71">
                <text:p>0.1171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365">
                <text:p>0.1365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52">
                <text:p>0.1852</text:p>
              </table:table-cell>
              <table:table-cell office:value-type="float" office:value="0.1852">
                <text:p>0.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54">
                <text:p>0.2254</text:p>
              </table:table-cell>
              <table:table-cell office:value-type="float" office:value="0.2254">
                <text:p>0.2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53">
                <text:p>0.2753</text:p>
              </table:table-cell>
              <table:table-cell office:value-type="float" office:value="0.2753">
                <text:p>0.27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14">
                <text:p>0.3114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444">
                <text:p>0.3444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211">
                <text:p>0.4211</text:p>
              </table:table-cell>
              <table:table-cell office:value-type="float" office:value="0.4211">
                <text:p>0.4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942">
                <text:p>0.4942</text:p>
              </table:table-cell>
              <table:table-cell office:value-type="float" office:value="0.4942">
                <text:p>0.4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347">
                <text:p>0.5347</text:p>
              </table:table-cell>
              <table:table-cell office:value-type="float" office:value="0.5347">
                <text:p>0.5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6073">
                <text:p>0.6073</text:p>
              </table:table-cell>
              <table:table-cell office:value-type="float" office:value="0.6073">
                <text:p>0.6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742">
                <text:p>0.742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7883">
                <text:p>0.7883</text:p>
              </table:table-cell>
              <table:table-cell office:value-type="float" office:value="0.7883">
                <text:p>0.7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36">
                <text:p>0.836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781">
                <text:p>0.8781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106">
                <text:p>0.9106</text:p>
              </table:table-cell>
              <table:table-cell office:value-type="float" office:value="0.9106">
                <text:p>0.9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368">
                <text:p>0.9368</text:p>
              </table:table-cell>
              <table:table-cell office:value-type="float" office:value="0.9368">
                <text:p>0.9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519">
                <text:p>0.9519</text:p>
              </table:table-cell>
              <table:table-cell office:value-type="float" office:value="0.9519">
                <text:p>0.9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416">
                <text:p>0.9416</text:p>
              </table:table-cell>
              <table:table-cell office:value-type="float" office:value="0.9416">
                <text:p>0.9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061">
                <text:p>0.9061</text:p>
              </table:table-cell>
              <table:table-cell office:value-type="float" office:value="0.9061">
                <text:p>0.9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8539">
                <text:p>0.8539</text:p>
              </table:table-cell>
              <table:table-cell office:value-type="float" office:value="0.8539">
                <text:p>0.8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7611">
                <text:p>0.7611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399">
                <text:p>0.6399</text:p>
              </table:table-cell>
              <table:table-cell office:value-type="float" office:value="0.6399">
                <text:p>0.6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832">
                <text:p>0.4832</text:p>
              </table:table-cell>
              <table:table-cell office:value-type="float" office:value="0.4832">
                <text:p>0.4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163">
                <text:p>0.3163</text:p>
              </table:table-cell>
              <table:table-cell office:value-type="float" office:value="0.3163">
                <text:p>0.3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727">
                <text:p>0.1727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0004">
                <text:p>-0.0004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666">
                <text:p>-0.1666</text:p>
              </table:table-cell>
              <table:table-cell office:value-type="float" office:value="-0.1666">
                <text:p>-0.1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2817">
                <text:p>-0.2817</text:p>
              </table:table-cell>
              <table:table-cell office:value-type="float" office:value="-0.2817">
                <text:p>-0.2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5434">
                <text:p>-0.5434</text:p>
              </table:table-cell>
              <table:table-cell office:value-type="float" office:value="-0.5434">
                <text:p>-0.5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9278">
                <text:p>-0.9278</text:p>
              </table:table-cell>
              <table:table-cell office:value-type="float" office:value="-0.9278">
                <text:p>-0.9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241">
                <text:p>-1.241</text:p>
              </table:table-cell>
              <table:table-cell office:value-type="float" office:value="-1.241">
                <text:p>-1.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4615">
                <text:p>-1.4615</text:p>
              </table:table-cell>
              <table:table-cell office:value-type="float" office:value="-1.4615">
                <text:p>-1.4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5021">
                <text:p>-1.5021</text:p>
              </table:table-cell>
              <table:table-cell office:value-type="float" office:value="-1.5021">
                <text:p>-1.5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3977">
                <text:p>-1.3977</text:p>
              </table:table-cell>
              <table:table-cell office:value-type="float" office:value="-1.3977">
                <text:p>-1.39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2821">
                <text:p>-1.2821</text:p>
              </table:table-cell>
              <table:table-cell office:value-type="float" office:value="-1.2821">
                <text:p>-1.28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2132">
                <text:p>-1.2132</text:p>
              </table:table-cell>
              <table:table-cell office:value-type="float" office:value="-1.2132">
                <text:p>-1.2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1787">
                <text:p>-1.1787</text:p>
              </table:table-cell>
              <table:table-cell office:value-type="float" office:value="-1.1787">
                <text:p>-1.17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1262">
                <text:p>-1.1262</text:p>
              </table:table-cell>
              <table:table-cell office:value-type="float" office:value="-1.1262">
                <text:p>-1.1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9192">
                <text:p>-0.9192</text:p>
              </table:table-cell>
              <table:table-cell office:value-type="float" office:value="-0.9192">
                <text:p>-0.9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7923">
                <text:p>-0.7923</text:p>
              </table:table-cell>
              <table:table-cell office:value-type="float" office:value="-0.7923">
                <text:p>-0.7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6544">
                <text:p>-0.6544</text:p>
              </table:table-cell>
              <table:table-cell office:value-type="float" office:value="-0.6544">
                <text:p>-0.6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5552">
                <text:p>-0.5552</text:p>
              </table:table-cell>
              <table:table-cell office:value-type="float" office:value="-0.5552">
                <text:p>-0.5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4614">
                <text:p>-0.4614</text:p>
              </table:table-cell>
              <table:table-cell office:value-type="float" office:value="-0.4614">
                <text:p>-0.4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4024">
                <text:p>-0.4024</text:p>
              </table:table-cell>
              <table:table-cell office:value-type="float" office:value="-0.4024">
                <text:p>-0.4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3502">
                <text:p>-0.3502</text:p>
              </table:table-cell>
              <table:table-cell office:value-type="float" office:value="-0.3502">
                <text:p>-0.3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3038">
                <text:p>-0.3038</text:p>
              </table:table-cell>
              <table:table-cell office:value-type="float" office:value="-0.3038">
                <text:p>-0.3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2783">
                <text:p>-0.2783</text:p>
              </table:table-cell>
              <table:table-cell office:value-type="float" office:value="-0.2783">
                <text:p>-0.2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2786">
                <text:p>-0.2786</text:p>
              </table:table-cell>
              <table:table-cell office:value-type="float" office:value="-0.2786">
                <text:p>-0.27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2723">
                <text:p>-0.2723</text:p>
              </table:table-cell>
              <table:table-cell office:value-type="float" office:value="-0.2723">
                <text:p>-0.27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247">
                <text:p>-0.247</text:p>
              </table:table-cell>
              <table:table-cell office:value-type="float" office:value="-0.247">
                <text:p>-0.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2036">
                <text:p>-0.2036</text:p>
              </table:table-cell>
              <table:table-cell office:value-type="float" office:value="-0.2036">
                <text:p>-0.2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816">
                <text:p>-0.1816</text:p>
              </table:table-cell>
              <table:table-cell office:value-type="float" office:value="-0.1816">
                <text:p>-0.1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968">
                <text:p>-0.1968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219">
                <text:p>-0.219</text:p>
              </table:table-cell>
              <table:table-cell office:value-type="float" office:value="-0.219">
                <text:p>-0.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2693">
                <text:p>-0.2693</text:p>
              </table:table-cell>
              <table:table-cell office:value-type="float" office:value="-0.2693">
                <text:p>-0.26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291">
                <text:p>-0.291</text:p>
              </table:table-cell>
              <table:table-cell office:value-type="float" office:value="-0.291">
                <text:p>-0.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2995">
                <text:p>-0.2995</text:p>
              </table:table-cell>
              <table:table-cell office:value-type="float" office:value="-0.2995">
                <text:p>-0.29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2574">
                <text:p>-0.2574</text:p>
              </table:table-cell>
              <table:table-cell office:value-type="float" office:value="-0.2574">
                <text:p>-0.25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1494">
                <text:p>-0.1494</text:p>
              </table:table-cell>
              <table:table-cell office:value-type="float" office:value="-0.1494">
                <text:p>-0.1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04">
                <text:p>-0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41">
                <text:p>0.0341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1087">
                <text:p>0.1087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79">
                <text:p>0.2179</text:p>
              </table:table-cell>
              <table:table-cell office:value-type="float" office:value="0.2179">
                <text:p>0.2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02">
                <text:p>0.3302</text:p>
              </table:table-cell>
              <table:table-cell office:value-type="float" office:value="0.3302">
                <text:p>0.3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4182">
                <text:p>0.4182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4863">
                <text:p>0.4863</text:p>
              </table:table-cell>
              <table:table-cell office:value-type="float" office:value="0.4863">
                <text:p>0.4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885">
                <text:p>0.5885</text:p>
              </table:table-cell>
              <table:table-cell office:value-type="float" office:value="0.5885">
                <text:p>0.58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6345">
                <text:p>0.6345</text:p>
              </table:table-cell>
              <table:table-cell office:value-type="float" office:value="0.6345">
                <text:p>0.6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6909">
                <text:p>0.6909</text:p>
              </table:table-cell>
              <table:table-cell office:value-type="float" office:value="0.6909">
                <text:p>0.6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7405">
                <text:p>0.7405</text:p>
              </table:table-cell>
              <table:table-cell office:value-type="float" office:value="0.7405">
                <text:p>0.74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7523">
                <text:p>0.7523</text:p>
              </table:table-cell>
              <table:table-cell office:value-type="float" office:value="0.7523">
                <text:p>0.75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7534">
                <text:p>0.7534</text:p>
              </table:table-cell>
              <table:table-cell office:value-type="float" office:value="0.7534">
                <text:p>0.75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747">
                <text:p>0.747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722">
                <text:p>0.722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6879">
                <text:p>0.6879</text:p>
              </table:table-cell>
              <table:table-cell office:value-type="float" office:value="0.6879">
                <text:p>0.6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6139">
                <text:p>0.6139</text:p>
              </table:table-cell>
              <table:table-cell office:value-type="float" office:value="0.6139">
                <text:p>0.6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5231">
                <text:p>0.5231</text:p>
              </table:table-cell>
              <table:table-cell office:value-type="float" office:value="0.5231">
                <text:p>0.5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4469">
                <text:p>0.4469</text:p>
              </table:table-cell>
              <table:table-cell office:value-type="float" office:value="0.4469">
                <text:p>0.44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206">
                <text:p>0.3206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603">
                <text:p>0.2603</text:p>
              </table:table-cell>
              <table:table-cell office:value-type="float" office:value="0.2603">
                <text:p>0.2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057">
                <text:p>0.2057</text:p>
              </table:table-cell>
              <table:table-cell office:value-type="float" office:value="0.2057">
                <text:p>0.20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1617">
                <text:p>0.1617</text:p>
              </table:table-cell>
              <table:table-cell office:value-type="float" office:value="0.1617">
                <text:p>0.16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1311">
                <text:p>0.1311</text:p>
              </table:table-cell>
              <table:table-cell office:value-type="float" office:value="0.1311">
                <text:p>0.13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972">
                <text:p>0.0972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551">
                <text:p>0.0551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0454">
                <text:p>-0.0454</text:p>
              </table:table-cell>
              <table:table-cell office:value-type="float" office:value="-0.0454">
                <text:p>-0.04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0804">
                <text:p>-0.0804</text:p>
              </table:table-cell>
              <table:table-cell office:value-type="float" office:value="-0.0804">
                <text:p>-0.0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905">
                <text:p>-0.0905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696">
                <text:p>-0.0696</text:p>
              </table:table-cell>
              <table:table-cell office:value-type="float" office:value="-0.0696">
                <text:p>-0.0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487">
                <text:p>-0.0487</text:p>
              </table:table-cell>
              <table:table-cell office:value-type="float" office:value="-0.0487">
                <text:p>-0.04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359">
                <text:p>-0.0359</text:p>
              </table:table-cell>
              <table:table-cell office:value-type="float" office:value="-0.0359">
                <text:p>-0.0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282">
                <text:p>-0.0282</text:p>
              </table:table-cell>
              <table:table-cell office:value-type="float" office:value="-0.0282">
                <text:p>-0.02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126">
                <text:p>-0.0126</text:p>
              </table:table-cell>
              <table:table-cell office:value-type="float" office:value="-0.0126">
                <text:p>-0.0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111">
                <text:p>-0.0111</text:p>
              </table:table-cell>
              <table:table-cell office:value-type="float" office:value="-0.0111">
                <text:p>-0.0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259">
                <text:p>-0.0259</text:p>
              </table:table-cell>
              <table:table-cell office:value-type="float" office:value="-0.0259">
                <text:p>-0.02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381">
                <text:p>-0.0381</text:p>
              </table:table-cell>
              <table:table-cell office:value-type="float" office:value="-0.0381">
                <text:p>-0.03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0347">
                <text:p>-0.0347</text:p>
              </table:table-cell>
              <table:table-cell office:value-type="float" office:value="-0.0347">
                <text:p>-0.03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249">
                <text:p>-0.0249</text:p>
              </table:table-cell>
              <table:table-cell office:value-type="float" office:value="-0.0249">
                <text:p>-0.0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0181">
                <text:p>-0.0181</text:p>
              </table:table-cell>
              <table:table-cell office:value-type="float" office:value="-0.0181">
                <text:p>-0.01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0114">
                <text:p>-0.0114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05">
                <text:p>-0.00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025">
                <text:p>-0.0025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021">
                <text:p>-0.0021</text:p>
              </table:table-cell>
              <table:table-cell office:value-type="float" office:value="-0.0021">
                <text:p>-0.00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065">
                <text:p>-0.0065</text:p>
              </table:table-cell>
              <table:table-cell office:value-type="float" office:value="-0.0065">
                <text:p>-0.0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114">
                <text:p>-0.0114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222">
                <text:p>-0.0222</text:p>
              </table:table-cell>
              <table:table-cell office:value-type="float" office:value="-0.0222">
                <text:p>-0.0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183">
                <text:p>-0.0183</text:p>
              </table:table-cell>
              <table:table-cell office:value-type="float" office:value="-0.0183">
                <text:p>-0.01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0087">
                <text:p>-0.0087</text:p>
              </table:table-cell>
              <table:table-cell office:value-type="float" office:value="-0.0087">
                <text:p>-0.00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0082">
                <text:p>-0.0082</text:p>
              </table:table-cell>
              <table:table-cell office:value-type="float" office:value="-0.0082">
                <text:p>-0.0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0164">
                <text:p>-0.0164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0227">
                <text:p>-0.0227</text:p>
              </table:table-cell>
              <table:table-cell office:value-type="float" office:value="-0.0227">
                <text:p>-0.02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0231">
                <text:p>-0.0231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022">
                <text:p>-0.022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0155">
                <text:p>-0.0155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0128">
                <text:p>-0.0128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0155">
                <text:p>-0.0155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0219">
                <text:p>-0.0219</text:p>
              </table:table-cell>
              <table:table-cell office:value-type="float" office:value="-0.0219">
                <text:p>-0.02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0176">
                <text:p>-0.0176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0105">
                <text:p>-0.0105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0055">
                <text:p>-0.0055</text:p>
              </table:table-cell>
              <table:table-cell office:value-type="float" office:value="-0.0055">
                <text:p>-0.0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0056">
                <text:p>-0.0056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0061">
                <text:p>-0.0061</text:p>
              </table:table-cell>
              <table:table-cell office:value-type="float" office:value="-0.0061">
                <text:p>-0.0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0054">
                <text:p>-0.0054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0064">
                <text:p>-0.0064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0133">
                <text:p>-0.0133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0147">
                <text:p>-0.0147</text:p>
              </table:table-cell>
              <table:table-cell office:value-type="float" office:value="-0.0147">
                <text:p>-0.01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0148">
                <text:p>-0.0148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0228">
                <text:p>-0.0228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0287">
                <text:p>-0.0287</text:p>
              </table:table-cell>
              <table:table-cell office:value-type="float" office:value="-0.0287">
                <text:p>-0.02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0271">
                <text:p>-0.0271</text:p>
              </table:table-cell>
              <table:table-cell office:value-type="float" office:value="-0.0271">
                <text:p>-0.02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0208">
                <text:p>-0.0208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0167">
                <text:p>-0.0167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172">
                <text:p>-0.0172</text:p>
              </table:table-cell>
              <table:table-cell office:value-type="float" office:value="-0.0172">
                <text:p>-0.0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